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ampleNodeTestOutpu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ld x</text:p>
          </table:table-cell>
          <table:table-cell table:style-name="ce1" office:value-type="string" calcext:value-type="string">
            <text:p><text:s/>Old y</text:p>
          </table:table-cell>
          <table:table-cell table:style-name="ce1" office:value-type="string" calcext:value-type="string">
            <text:p>New x</text:p>
          </table:table-cell>
          <table:table-cell table:style-name="ce1" office:value-type="string" calcext:value-type="string">
            <text:p><text:s/>New y</text:p>
          </table:table-cell>
          <table:table-cell table:style-name="ce1" office:value-type="string" calcext:value-type="string">
            <text:p>Error x</text:p>
          </table:table-cell>
          <table:table-cell table:style-name="ce1" office:value-type="string" calcext:value-type="string">
            <text:p>Error 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]-[.A2]" office:value-type="float" office:value="0" calcext:value-type="float">
            <text:p>0</text:p>
          </table:table-cell>
          <table:table-cell table:formula="of:=[.D2]-[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01" calcext:value-type="float">
            <text:p>1.01</text:p>
          </table:table-cell>
          <table:table-cell office:value-type="float" office:value="0.01" calcext:value-type="float">
            <text:p>0.01</text:p>
          </table:table-cell>
          <table:table-cell office:value-type="float" office:value="1.01" calcext:value-type="float">
            <text:p>1.01</text:p>
          </table:table-cell>
          <table:table-cell table:formula="of:=[.C3]-[.A3]" office:value-type="float" office:value="0" calcext:value-type="float">
            <text:p>0</text:p>
          </table:table-cell>
          <table:table-cell table:formula="of:=[.D3]-[.B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02010001" calcext:value-type="float">
            <text:p>1.02010001</text:p>
          </table:table-cell>
          <table:table-cell office:value-type="float" office:value="0.02" calcext:value-type="float">
            <text:p>0.02</text:p>
          </table:table-cell>
          <table:table-cell office:value-type="float" office:value="1.02010001" calcext:value-type="float">
            <text:p>1.02010001</text:p>
          </table:table-cell>
          <table:table-cell table:formula="of:=[.C4]-[.A4]" office:value-type="float" office:value="0" calcext:value-type="float">
            <text:p>0</text:p>
          </table:table-cell>
          <table:table-cell table:formula="of:=[.D4]-[.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0303010901" calcext:value-type="float">
            <text:p>1.0303010901</text:p>
          </table:table-cell>
          <table:table-cell office:value-type="float" office:value="0.03" calcext:value-type="float">
            <text:p>0.03</text:p>
          </table:table-cell>
          <table:table-cell office:value-type="float" office:value="1.0303010901" calcext:value-type="float">
            <text:p>1.0303010901</text:p>
          </table:table-cell>
          <table:table-cell table:formula="of:=[.C5]-[.A5]" office:value-type="float" office:value="0" calcext:value-type="float">
            <text:p>0</text:p>
          </table:table-cell>
          <table:table-cell table:formula="of:=[.D5]-[.B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04060437100096" calcext:value-type="float">
            <text:p>1.04060437100096</text:p>
          </table:table-cell>
          <table:table-cell office:value-type="float" office:value="0.04" calcext:value-type="float">
            <text:p>0.04</text:p>
          </table:table-cell>
          <table:table-cell office:value-type="float" office:value="1.04060437100096" calcext:value-type="float">
            <text:p>1.04060437100096</text:p>
          </table:table-cell>
          <table:table-cell table:formula="of:=[.C6]-[.A6]" office:value-type="float" office:value="0" calcext:value-type="float">
            <text:p>0</text:p>
          </table:table-cell>
          <table:table-cell table:formula="of:=[.D6]-[.B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0510110547107" calcext:value-type="float">
            <text:p>1.0510110547107</text:p>
          </table:table-cell>
          <table:table-cell office:value-type="float" office:value="0.05" calcext:value-type="float">
            <text:p>0.05</text:p>
          </table:table-cell>
          <table:table-cell office:value-type="float" office:value="1.0510110547107" calcext:value-type="float">
            <text:p>1.0510110547107</text:p>
          </table:table-cell>
          <table:table-cell table:formula="of:=[.C7]-[.A7]" office:value-type="float" office:value="0" calcext:value-type="float">
            <text:p>0</text:p>
          </table:table-cell>
          <table:table-cell table:formula="of:=[.D7]-[.B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.0615224152565" calcext:value-type="float">
            <text:p>1.0615224152565</text:p>
          </table:table-cell>
          <table:table-cell office:value-type="float" office:value="0.06" calcext:value-type="float">
            <text:p>0.06</text:p>
          </table:table-cell>
          <table:table-cell office:value-type="float" office:value="1.0615224152565" calcext:value-type="float">
            <text:p>1.0615224152565</text:p>
          </table:table-cell>
          <table:table-cell table:formula="of:=[.C8]-[.A8]" office:value-type="float" office:value="0" calcext:value-type="float">
            <text:p>0</text:p>
          </table:table-cell>
          <table:table-cell table:formula="of:=[.D8]-[.B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.0721397994044" calcext:value-type="float">
            <text:p>1.0721397994044</text:p>
          </table:table-cell>
          <table:table-cell office:value-type="float" office:value="0.07" calcext:value-type="float">
            <text:p>0.07</text:p>
          </table:table-cell>
          <table:table-cell office:value-type="float" office:value="1.0721397994044" calcext:value-type="float">
            <text:p>1.0721397994044</text:p>
          </table:table-cell>
          <table:table-cell table:formula="of:=[.C9]-[.A9]" office:value-type="float" office:value="0" calcext:value-type="float">
            <text:p>0</text:p>
          </table:table-cell>
          <table:table-cell table:formula="of:=[.D9]-[.B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.08286462738472" calcext:value-type="float">
            <text:p>1.08286462738472</text:p>
          </table:table-cell>
          <table:table-cell office:value-type="float" office:value="0.08" calcext:value-type="float">
            <text:p>0.08</text:p>
          </table:table-cell>
          <table:table-cell office:value-type="float" office:value="1.08286462738472" calcext:value-type="float">
            <text:p>1.08286462738472</text:p>
          </table:table-cell>
          <table:table-cell table:formula="of:=[.C10]-[.A10]" office:value-type="float" office:value="0" calcext:value-type="float">
            <text:p>0</text:p>
          </table:table-cell>
          <table:table-cell table:formula="of:=[.D10]-[.B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.09369839362362" calcext:value-type="float">
            <text:p>1.09369839362362</text:p>
          </table:table-cell>
          <table:table-cell office:value-type="float" office:value="0.09" calcext:value-type="float">
            <text:p>0.09</text:p>
          </table:table-cell>
          <table:table-cell office:value-type="float" office:value="1.09369839362362" calcext:value-type="float">
            <text:p>1.09369839362362</text:p>
          </table:table-cell>
          <table:table-cell table:formula="of:=[.C11]-[.A11]" office:value-type="float" office:value="0" calcext:value-type="float">
            <text:p>0</text:p>
          </table:table-cell>
          <table:table-cell table:formula="of:=[.D11]-[.B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10464266748014" calcext:value-type="float">
            <text:p>1.10464266748014</text:p>
          </table:table-cell>
          <table:table-cell office:value-type="float" office:value="0.1" calcext:value-type="float">
            <text:p>0.1</text:p>
          </table:table-cell>
          <table:table-cell office:value-type="float" office:value="1.10464266748014" calcext:value-type="float">
            <text:p>1.10464266748014</text:p>
          </table:table-cell>
          <table:table-cell table:formula="of:=[.C12]-[.A12]" office:value-type="float" office:value="0" calcext:value-type="float">
            <text:p>0</text:p>
          </table:table-cell>
          <table:table-cell table:formula="of:=[.D12]-[.B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.11569909398827" calcext:value-type="float">
            <text:p>1.11569909398827</text:p>
          </table:table-cell>
          <table:table-cell office:value-type="float" office:value="0.11" calcext:value-type="float">
            <text:p>0.11</text:p>
          </table:table-cell>
          <table:table-cell office:value-type="float" office:value="1.11569909398827" calcext:value-type="float">
            <text:p>1.11569909398827</text:p>
          </table:table-cell>
          <table:table-cell table:formula="of:=[.C13]-[.A13]" office:value-type="float" office:value="0" calcext:value-type="float">
            <text:p>0</text:p>
          </table:table-cell>
          <table:table-cell table:formula="of:=[.D13]-[.B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12686939460337" calcext:value-type="float">
            <text:p>1.12686939460337</text:p>
          </table:table-cell>
          <table:table-cell office:value-type="float" office:value="0.12" calcext:value-type="float">
            <text:p>0.12</text:p>
          </table:table-cell>
          <table:table-cell office:value-type="float" office:value="1.12686939460337" calcext:value-type="float">
            <text:p>1.12686939460337</text:p>
          </table:table-cell>
          <table:table-cell table:formula="of:=[.C14]-[.A14]" office:value-type="float" office:value="0" calcext:value-type="float">
            <text:p>0</text:p>
          </table:table-cell>
          <table:table-cell table:formula="of:=[.D14]-[.B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3815536795221" calcext:value-type="float">
            <text:p>1.13815536795221</text:p>
          </table:table-cell>
          <table:table-cell office:value-type="float" office:value="0.13" calcext:value-type="float">
            <text:p>0.13</text:p>
          </table:table-cell>
          <table:table-cell office:value-type="float" office:value="1.13815536795221" calcext:value-type="float">
            <text:p>1.13815536795221</text:p>
          </table:table-cell>
          <table:table-cell table:formula="of:=[.C15]-[.A15]" office:value-type="float" office:value="0" calcext:value-type="float">
            <text:p>0</text:p>
          </table:table-cell>
          <table:table-cell table:formula="of:=[.D15]-[.B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4955889058594" calcext:value-type="float">
            <text:p>1.14955889058594</text:p>
          </table:table-cell>
          <table:table-cell office:value-type="float" office:value="0.14" calcext:value-type="float">
            <text:p>0.14</text:p>
          </table:table-cell>
          <table:table-cell office:value-type="float" office:value="1.14955889058594" calcext:value-type="float">
            <text:p>1.14955889058594</text:p>
          </table:table-cell>
          <table:table-cell table:formula="of:=[.C16]-[.A16]" office:value-type="float" office:value="0" calcext:value-type="float">
            <text:p>0</text:p>
          </table:table-cell>
          <table:table-cell table:formula="of:=[.D16]-[.B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6108191773494" calcext:value-type="float">
            <text:p>1.16108191773494</text:p>
          </table:table-cell>
          <table:table-cell office:value-type="float" office:value="0.15" calcext:value-type="float">
            <text:p>0.15</text:p>
          </table:table-cell>
          <table:table-cell office:value-type="float" office:value="1.16108191773494" calcext:value-type="float">
            <text:p>1.16108191773494</text:p>
          </table:table-cell>
          <table:table-cell table:formula="of:=[.C17]-[.A17]" office:value-type="float" office:value="0" calcext:value-type="float">
            <text:p>0</text:p>
          </table:table-cell>
          <table:table-cell table:formula="of:=[.D17]-[.B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17272648406471" calcext:value-type="float">
            <text:p>1.17272648406471</text:p>
          </table:table-cell>
          <table:table-cell office:value-type="float" office:value="0.16" calcext:value-type="float">
            <text:p>0.16</text:p>
          </table:table-cell>
          <table:table-cell office:value-type="float" office:value="1.17272648406471" calcext:value-type="float">
            <text:p>1.17272648406471</text:p>
          </table:table-cell>
          <table:table-cell table:formula="of:=[.C18]-[.A18]" office:value-type="float" office:value="0" calcext:value-type="float">
            <text:p>0</text:p>
          </table:table-cell>
          <table:table-cell table:formula="of:=[.D18]-[.B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.18449470443158" calcext:value-type="float">
            <text:p>1.18449470443158</text:p>
          </table:table-cell>
          <table:table-cell office:value-type="float" office:value="0.17" calcext:value-type="float">
            <text:p>0.17</text:p>
          </table:table-cell>
          <table:table-cell office:value-type="float" office:value="1.18449470443158" calcext:value-type="float">
            <text:p>1.18449470443158</text:p>
          </table:table-cell>
          <table:table-cell table:formula="of:=[.C19]-[.A19]" office:value-type="float" office:value="0" calcext:value-type="float">
            <text:p>0</text:p>
          </table:table-cell>
          <table:table-cell table:formula="of:=[.D19]-[.B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.1963887746372" calcext:value-type="float">
            <text:p>1.1963887746372</text:p>
          </table:table-cell>
          <table:table-cell office:value-type="float" office:value="0.18" calcext:value-type="float">
            <text:p>0.18</text:p>
          </table:table-cell>
          <table:table-cell office:value-type="float" office:value="1.1963887746372" calcext:value-type="float">
            <text:p>1.1963887746372</text:p>
          </table:table-cell>
          <table:table-cell table:formula="of:=[.C20]-[.A20]" office:value-type="float" office:value="0" calcext:value-type="float">
            <text:p>0</text:p>
          </table:table-cell>
          <table:table-cell table:formula="of:=[.D20]-[.B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.20841097218044" calcext:value-type="float">
            <text:p>1.20841097218044</text:p>
          </table:table-cell>
          <table:table-cell office:value-type="float" office:value="0.19" calcext:value-type="float">
            <text:p>0.19</text:p>
          </table:table-cell>
          <table:table-cell office:value-type="float" office:value="1.20841097218044" calcext:value-type="float">
            <text:p>1.20841097218044</text:p>
          </table:table-cell>
          <table:table-cell table:formula="of:=[.C21]-[.A21]" office:value-type="float" office:value="0" calcext:value-type="float">
            <text:p>0</text:p>
          </table:table-cell>
          <table:table-cell table:formula="of:=[.D21]-[.B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22056365700535" calcext:value-type="float">
            <text:p>1.22056365700535</text:p>
          </table:table-cell>
          <table:table-cell office:value-type="float" office:value="0.2" calcext:value-type="float">
            <text:p>0.2</text:p>
          </table:table-cell>
          <table:table-cell office:value-type="float" office:value="1.22056365700535" calcext:value-type="float">
            <text:p>1.22056365700535</text:p>
          </table:table-cell>
          <table:table-cell table:formula="of:=[.C22]-[.A22]" office:value-type="float" office:value="0" calcext:value-type="float">
            <text:p>0</text:p>
          </table:table-cell>
          <table:table-cell table:formula="of:=[.D22]-[.B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.23284927224378" calcext:value-type="float">
            <text:p>1.23284927224378</text:p>
          </table:table-cell>
          <table:table-cell office:value-type="float" office:value="0.21" calcext:value-type="float">
            <text:p>0.21</text:p>
          </table:table-cell>
          <table:table-cell office:value-type="float" office:value="1.23284927224378" calcext:value-type="float">
            <text:p>1.23284927224378</text:p>
          </table:table-cell>
          <table:table-cell table:formula="of:=[.C23]-[.A23]" office:value-type="float" office:value="0" calcext:value-type="float">
            <text:p>0</text:p>
          </table:table-cell>
          <table:table-cell table:formula="of:=[.D23]-[.B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.24527034495099" calcext:value-type="float">
            <text:p>1.24527034495099</text:p>
          </table:table-cell>
          <table:table-cell office:value-type="float" office:value="0.22" calcext:value-type="float">
            <text:p>0.22</text:p>
          </table:table-cell>
          <table:table-cell office:value-type="float" office:value="1.24527034495099" calcext:value-type="float">
            <text:p>1.24527034495099</text:p>
          </table:table-cell>
          <table:table-cell table:formula="of:=[.C24]-[.A24]" office:value-type="float" office:value="0" calcext:value-type="float">
            <text:p>0</text:p>
          </table:table-cell>
          <table:table-cell table:formula="of:=[.D24]-[.B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.25782948683274" calcext:value-type="float">
            <text:p>1.25782948683274</text:p>
          </table:table-cell>
          <table:table-cell office:value-type="float" office:value="0.23" calcext:value-type="float">
            <text:p>0.23</text:p>
          </table:table-cell>
          <table:table-cell office:value-type="float" office:value="1.25782948683274" calcext:value-type="float">
            <text:p>1.25782948683274</text:p>
          </table:table-cell>
          <table:table-cell table:formula="of:=[.C25]-[.A25]" office:value-type="float" office:value="0" calcext:value-type="float">
            <text:p>0</text:p>
          </table:table-cell>
          <table:table-cell table:formula="of:=[.D25]-[.B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.27052939496192" calcext:value-type="float">
            <text:p>1.27052939496192</text:p>
          </table:table-cell>
          <table:table-cell office:value-type="float" office:value="0.24" calcext:value-type="float">
            <text:p>0.24</text:p>
          </table:table-cell>
          <table:table-cell office:value-type="float" office:value="1.27052939496192" calcext:value-type="float">
            <text:p>1.27052939496192</text:p>
          </table:table-cell>
          <table:table-cell table:formula="of:=[.C26]-[.A26]" office:value-type="float" office:value="0" calcext:value-type="float">
            <text:p>0</text:p>
          </table:table-cell>
          <table:table-cell table:formula="of:=[.D26]-[.B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28337285248303" calcext:value-type="float">
            <text:p>1.28337285248303</text:p>
          </table:table-cell>
          <table:table-cell office:value-type="float" office:value="0.25" calcext:value-type="float">
            <text:p>0.25</text:p>
          </table:table-cell>
          <table:table-cell office:value-type="float" office:value="1.28337285248303" calcext:value-type="float">
            <text:p>1.28337285248303</text:p>
          </table:table-cell>
          <table:table-cell table:formula="of:=[.C27]-[.A27]" office:value-type="float" office:value="0" calcext:value-type="float">
            <text:p>0</text:p>
          </table:table-cell>
          <table:table-cell table:formula="of:=[.D27]-[.B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.29636272930246" calcext:value-type="float">
            <text:p>1.29636272930246</text:p>
          </table:table-cell>
          <table:table-cell office:value-type="float" office:value="0.26" calcext:value-type="float">
            <text:p>0.26</text:p>
          </table:table-cell>
          <table:table-cell office:value-type="float" office:value="1.29636272930246" calcext:value-type="float">
            <text:p>1.29636272930246</text:p>
          </table:table-cell>
          <table:table-cell table:formula="of:=[.C28]-[.A28]" office:value-type="float" office:value="0" calcext:value-type="float">
            <text:p>0</text:p>
          </table:table-cell>
          <table:table-cell table:formula="of:=[.D28]-[.B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.30950198276257" calcext:value-type="float">
            <text:p>1.30950198276257</text:p>
          </table:table-cell>
          <table:table-cell office:value-type="float" office:value="0.27" calcext:value-type="float">
            <text:p>0.27</text:p>
          </table:table-cell>
          <table:table-cell office:value-type="float" office:value="1.30950198276257" calcext:value-type="float">
            <text:p>1.30950198276257</text:p>
          </table:table-cell>
          <table:table-cell table:formula="of:=[.C29]-[.A29]" office:value-type="float" office:value="0" calcext:value-type="float">
            <text:p>0</text:p>
          </table:table-cell>
          <table:table-cell table:formula="of:=[.D29]-[.B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.32279365829729" calcext:value-type="float">
            <text:p>1.32279365829729</text:p>
          </table:table-cell>
          <table:table-cell office:value-type="float" office:value="0.28" calcext:value-type="float">
            <text:p>0.28</text:p>
          </table:table-cell>
          <table:table-cell office:value-type="float" office:value="1.32279365829729" calcext:value-type="float">
            <text:p>1.32279365829729</text:p>
          </table:table-cell>
          <table:table-cell table:formula="of:=[.C30]-[.A30]" office:value-type="float" office:value="0" calcext:value-type="float">
            <text:p>0</text:p>
          </table:table-cell>
          <table:table-cell table:formula="of:=[.D30]-[.B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.33624089006723" calcext:value-type="float">
            <text:p>1.33624089006723</text:p>
          </table:table-cell>
          <table:table-cell office:value-type="float" office:value="0.29" calcext:value-type="float">
            <text:p>0.29</text:p>
          </table:table-cell>
          <table:table-cell office:value-type="float" office:value="1.33624089006723" calcext:value-type="float">
            <text:p>1.33624089006723</text:p>
          </table:table-cell>
          <table:table-cell table:formula="of:=[.C31]-[.A31]" office:value-type="float" office:value="0" calcext:value-type="float">
            <text:p>0</text:p>
          </table:table-cell>
          <table:table-cell table:formula="of:=[.D31]-[.B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34984690157161" calcext:value-type="float">
            <text:p>1.34984690157161</text:p>
          </table:table-cell>
          <table:table-cell office:value-type="float" office:value="0.3" calcext:value-type="float">
            <text:p>0.3</text:p>
          </table:table-cell>
          <table:table-cell office:value-type="float" office:value="1.34984690157161" calcext:value-type="float">
            <text:p>1.34984690157161</text:p>
          </table:table-cell>
          <table:table-cell table:formula="of:=[.C32]-[.A32]" office:value-type="float" office:value="0" calcext:value-type="float">
            <text:p>0</text:p>
          </table:table-cell>
          <table:table-cell table:formula="of:=[.D32]-[.B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.36361500623492" calcext:value-type="float">
            <text:p>1.36361500623492</text:p>
          </table:table-cell>
          <table:table-cell office:value-type="float" office:value="0.31" calcext:value-type="float">
            <text:p>0.31</text:p>
          </table:table-cell>
          <table:table-cell office:value-type="float" office:value="1.36361500623492" calcext:value-type="float">
            <text:p>1.36361500623492</text:p>
          </table:table-cell>
          <table:table-cell table:formula="of:=[.C33]-[.A33]" office:value-type="float" office:value="0" calcext:value-type="float">
            <text:p>0</text:p>
          </table:table-cell>
          <table:table-cell table:formula="of:=[.D33]-[.B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.3775486079654" calcext:value-type="float">
            <text:p>1.3775486079654</text:p>
          </table:table-cell>
          <table:table-cell office:value-type="float" office:value="0.32" calcext:value-type="float">
            <text:p>0.32</text:p>
          </table:table-cell>
          <table:table-cell office:value-type="float" office:value="1.3775486079654" calcext:value-type="float">
            <text:p>1.3775486079654</text:p>
          </table:table-cell>
          <table:table-cell table:formula="of:=[.C34]-[.A34]" office:value-type="float" office:value="0" calcext:value-type="float">
            <text:p>0</text:p>
          </table:table-cell>
          <table:table-cell table:formula="of:=[.D34]-[.B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.39165120168291" calcext:value-type="float">
            <text:p>1.39165120168291</text:p>
          </table:table-cell>
          <table:table-cell office:value-type="float" office:value="0.33" calcext:value-type="float">
            <text:p>0.33</text:p>
          </table:table-cell>
          <table:table-cell office:value-type="float" office:value="1.39165120168291" calcext:value-type="float">
            <text:p>1.39165120168291</text:p>
          </table:table-cell>
          <table:table-cell table:formula="of:=[.C35]-[.A35]" office:value-type="float" office:value="0" calcext:value-type="float">
            <text:p>0</text:p>
          </table:table-cell>
          <table:table-cell table:formula="of:=[.D35]-[.B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.40592637381342" calcext:value-type="float">
            <text:p>1.40592637381342</text:p>
          </table:table-cell>
          <table:table-cell office:value-type="float" office:value="0.34" calcext:value-type="float">
            <text:p>0.34</text:p>
          </table:table-cell>
          <table:table-cell office:value-type="float" office:value="1.40592637381342" calcext:value-type="float">
            <text:p>1.40592637381342</text:p>
          </table:table-cell>
          <table:table-cell table:formula="of:=[.C36]-[.A36]" office:value-type="float" office:value="0" calcext:value-type="float">
            <text:p>0</text:p>
          </table:table-cell>
          <table:table-cell table:formula="of:=[.D36]-[.B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42037780274711" calcext:value-type="float">
            <text:p>1.42037780274711</text:p>
          </table:table-cell>
          <table:table-cell office:value-type="float" office:value="0.35" calcext:value-type="float">
            <text:p>0.35</text:p>
          </table:table-cell>
          <table:table-cell office:value-type="float" office:value="1.42037780274711" calcext:value-type="float">
            <text:p>1.42037780274711</text:p>
          </table:table-cell>
          <table:table-cell table:formula="of:=[.C37]-[.A37]" office:value-type="float" office:value="0" calcext:value-type="float">
            <text:p>0</text:p>
          </table:table-cell>
          <table:table-cell table:formula="of:=[.D37]-[.B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.43500925925725" calcext:value-type="float">
            <text:p>1.43500925925725</text:p>
          </table:table-cell>
          <table:table-cell office:value-type="float" office:value="0.36" calcext:value-type="float">
            <text:p>0.36</text:p>
          </table:table-cell>
          <table:table-cell office:value-type="float" office:value="1.43500925925725" calcext:value-type="float">
            <text:p>1.43500925925725</text:p>
          </table:table-cell>
          <table:table-cell table:formula="of:=[.C38]-[.A38]" office:value-type="float" office:value="0" calcext:value-type="float">
            <text:p>0</text:p>
          </table:table-cell>
          <table:table-cell table:formula="of:=[.D38]-[.B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.44982460687683" calcext:value-type="float">
            <text:p>1.44982460687683</text:p>
          </table:table-cell>
          <table:table-cell office:value-type="float" office:value="0.37" calcext:value-type="float">
            <text:p>0.37</text:p>
          </table:table-cell>
          <table:table-cell office:value-type="float" office:value="1.44982460687683" calcext:value-type="float">
            <text:p>1.44982460687683</text:p>
          </table:table-cell>
          <table:table-cell table:formula="of:=[.C39]-[.A39]" office:value-type="float" office:value="0" calcext:value-type="float">
            <text:p>0</text:p>
          </table:table-cell>
          <table:table-cell table:formula="of:=[.D39]-[.B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.46482780222963" calcext:value-type="float">
            <text:p>1.46482780222963</text:p>
          </table:table-cell>
          <table:table-cell office:value-type="float" office:value="0.38" calcext:value-type="float">
            <text:p>0.38</text:p>
          </table:table-cell>
          <table:table-cell office:value-type="float" office:value="1.46482780222963" calcext:value-type="float">
            <text:p>1.46482780222963</text:p>
          </table:table-cell>
          <table:table-cell table:formula="of:=[.C40]-[.A40]" office:value-type="float" office:value="0" calcext:value-type="float">
            <text:p>0</text:p>
          </table:table-cell>
          <table:table-cell table:formula="of:=[.D40]-[.B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.48002289531267" calcext:value-type="float">
            <text:p>1.48002289531267</text:p>
          </table:table-cell>
          <table:table-cell office:value-type="float" office:value="0.39" calcext:value-type="float">
            <text:p>0.39</text:p>
          </table:table-cell>
          <table:table-cell office:value-type="float" office:value="1.48002289531267" calcext:value-type="float">
            <text:p>1.48002289531267</text:p>
          </table:table-cell>
          <table:table-cell table:formula="of:=[.C41]-[.A41]" office:value-type="float" office:value="0" calcext:value-type="float">
            <text:p>0</text:p>
          </table:table-cell>
          <table:table-cell table:formula="of:=[.D41]-[.B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49541402972652" calcext:value-type="float">
            <text:p>1.49541402972652</text:p>
          </table:table-cell>
          <table:table-cell office:value-type="float" office:value="0.4" calcext:value-type="float">
            <text:p>0.4</text:p>
          </table:table-cell>
          <table:table-cell office:value-type="float" office:value="1.49541402972652" calcext:value-type="float">
            <text:p>1.49541402972652</text:p>
          </table:table-cell>
          <table:table-cell table:formula="of:=[.C42]-[.A42]" office:value-type="float" office:value="0" calcext:value-type="float">
            <text:p>0</text:p>
          </table:table-cell>
          <table:table-cell table:formula="of:=[.D42]-[.B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.51100544285025" calcext:value-type="float">
            <text:p>1.51100544285025</text:p>
          </table:table-cell>
          <table:table-cell office:value-type="float" office:value="0.41" calcext:value-type="float">
            <text:p>0.41</text:p>
          </table:table-cell>
          <table:table-cell office:value-type="float" office:value="1.51100544285025" calcext:value-type="float">
            <text:p>1.51100544285025</text:p>
          </table:table-cell>
          <table:table-cell table:formula="of:=[.C43]-[.A43]" office:value-type="float" office:value="0" calcext:value-type="float">
            <text:p>0</text:p>
          </table:table-cell>
          <table:table-cell table:formula="of:=[.D43]-[.B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.52680146595717" calcext:value-type="float">
            <text:p>1.52680146595717</text:p>
          </table:table-cell>
          <table:table-cell office:value-type="float" office:value="0.42" calcext:value-type="float">
            <text:p>0.42</text:p>
          </table:table-cell>
          <table:table-cell office:value-type="float" office:value="1.52680146595717" calcext:value-type="float">
            <text:p>1.52680146595717</text:p>
          </table:table-cell>
          <table:table-cell table:formula="of:=[.C44]-[.A44]" office:value-type="float" office:value="0" calcext:value-type="float">
            <text:p>0</text:p>
          </table:table-cell>
          <table:table-cell table:formula="of:=[.D44]-[.B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.54280652426817" calcext:value-type="float">
            <text:p>1.54280652426817</text:p>
          </table:table-cell>
          <table:table-cell office:value-type="float" office:value="0.43" calcext:value-type="float">
            <text:p>0.43</text:p>
          </table:table-cell>
          <table:table-cell office:value-type="float" office:value="1.54280652426817" calcext:value-type="float">
            <text:p>1.54280652426817</text:p>
          </table:table-cell>
          <table:table-cell table:formula="of:=[.C45]-[.A45]" office:value-type="float" office:value="0" calcext:value-type="float">
            <text:p>0</text:p>
          </table:table-cell>
          <table:table-cell table:formula="of:=[.D45]-[.B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.55902513693848" calcext:value-type="float">
            <text:p>1.55902513693848</text:p>
          </table:table-cell>
          <table:table-cell office:value-type="float" office:value="0.44" calcext:value-type="float">
            <text:p>0.44</text:p>
          </table:table-cell>
          <table:table-cell office:value-type="float" office:value="1.55902513693848" calcext:value-type="float">
            <text:p>1.55902513693848</text:p>
          </table:table-cell>
          <table:table-cell table:formula="of:=[.C46]-[.A46]" office:value-type="float" office:value="0" calcext:value-type="float">
            <text:p>0</text:p>
          </table:table-cell>
          <table:table-cell table:formula="of:=[.D46]-[.B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57546191697451" calcext:value-type="float">
            <text:p>1.57546191697451</text:p>
          </table:table-cell>
          <table:table-cell office:value-type="float" office:value="0.45" calcext:value-type="float">
            <text:p>0.45</text:p>
          </table:table-cell>
          <table:table-cell office:value-type="float" office:value="1.57546191697451" calcext:value-type="float">
            <text:p>1.57546191697451</text:p>
          </table:table-cell>
          <table:table-cell table:formula="of:=[.C47]-[.A47]" office:value-type="float" office:value="0" calcext:value-type="float">
            <text:p>0</text:p>
          </table:table-cell>
          <table:table-cell table:formula="of:=[.D47]-[.B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.59212157107656" calcext:value-type="float">
            <text:p>1.59212157107656</text:p>
          </table:table-cell>
          <table:table-cell office:value-type="float" office:value="0.46" calcext:value-type="float">
            <text:p>0.46</text:p>
          </table:table-cell>
          <table:table-cell office:value-type="float" office:value="1.59212157107656" calcext:value-type="float">
            <text:p>1.59212157107656</text:p>
          </table:table-cell>
          <table:table-cell table:formula="of:=[.C48]-[.A48]" office:value-type="float" office:value="0" calcext:value-type="float">
            <text:p>0</text:p>
          </table:table-cell>
          <table:table-cell table:formula="of:=[.D48]-[.B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.60900889940367" calcext:value-type="float">
            <text:p>1.60900889940367</text:p>
          </table:table-cell>
          <table:table-cell office:value-type="float" office:value="0.47" calcext:value-type="float">
            <text:p>0.47</text:p>
          </table:table-cell>
          <table:table-cell office:value-type="float" office:value="1.60900889940367" calcext:value-type="float">
            <text:p>1.60900889940367</text:p>
          </table:table-cell>
          <table:table-cell table:formula="of:=[.C49]-[.A49]" office:value-type="float" office:value="0" calcext:value-type="float">
            <text:p>0</text:p>
          </table:table-cell>
          <table:table-cell table:formula="of:=[.D49]-[.B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.62612879525644" calcext:value-type="float">
            <text:p>1.62612879525644</text:p>
          </table:table-cell>
          <table:table-cell office:value-type="float" office:value="0.48" calcext:value-type="float">
            <text:p>0.48</text:p>
          </table:table-cell>
          <table:table-cell office:value-type="float" office:value="1.62612879525644" calcext:value-type="float">
            <text:p>1.62612879525644</text:p>
          </table:table-cell>
          <table:table-cell table:formula="of:=[.C50]-[.A50]" office:value-type="float" office:value="0" calcext:value-type="float">
            <text:p>0</text:p>
          </table:table-cell>
          <table:table-cell table:formula="of:=[.D50]-[.B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.64348624467385" calcext:value-type="float">
            <text:p>1.64348624467385</text:p>
          </table:table-cell>
          <table:table-cell office:value-type="float" office:value="0.49" calcext:value-type="float">
            <text:p>0.49</text:p>
          </table:table-cell>
          <table:table-cell office:value-type="float" office:value="1.64348624467385" calcext:value-type="float">
            <text:p>1.64348624467385</text:p>
          </table:table-cell>
          <table:table-cell table:formula="of:=[.C51]-[.A51]" office:value-type="float" office:value="0" calcext:value-type="float">
            <text:p>0</text:p>
          </table:table-cell>
          <table:table-cell table:formula="of:=[.D51]-[.B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66108632593987" calcext:value-type="float">
            <text:p>1.66108632593987</text:p>
          </table:table-cell>
          <table:table-cell office:value-type="float" office:value="0.5" calcext:value-type="float">
            <text:p>0.5</text:p>
          </table:table-cell>
          <table:table-cell office:value-type="float" office:value="1.66108632593987" calcext:value-type="float">
            <text:p>1.66108632593987</text:p>
          </table:table-cell>
          <table:table-cell table:formula="of:=[.C52]-[.A52]" office:value-type="float" office:value="0" calcext:value-type="float">
            <text:p>0</text:p>
          </table:table-cell>
          <table:table-cell table:formula="of:=[.D52]-[.B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.67893420899554" calcext:value-type="float">
            <text:p>1.67893420899554</text:p>
          </table:table-cell>
          <table:table-cell office:value-type="float" office:value="0.51" calcext:value-type="float">
            <text:p>0.51</text:p>
          </table:table-cell>
          <table:table-cell office:value-type="float" office:value="1.67893420899554" calcext:value-type="float">
            <text:p>1.67893420899554</text:p>
          </table:table-cell>
          <table:table-cell table:formula="of:=[.C53]-[.A53]" office:value-type="float" office:value="0" calcext:value-type="float">
            <text:p>0</text:p>
          </table:table-cell>
          <table:table-cell table:formula="of:=[.D53]-[.B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.69703515475248" calcext:value-type="float">
            <text:p>1.69703515475248</text:p>
          </table:table-cell>
          <table:table-cell office:value-type="float" office:value="0.52" calcext:value-type="float">
            <text:p>0.52</text:p>
          </table:table-cell>
          <table:table-cell office:value-type="float" office:value="1.69703515475248" calcext:value-type="float">
            <text:p>1.69703515475248</text:p>
          </table:table-cell>
          <table:table-cell table:formula="of:=[.C54]-[.A54]" office:value-type="float" office:value="0" calcext:value-type="float">
            <text:p>0</text:p>
          </table:table-cell>
          <table:table-cell table:formula="of:=[.D54]-[.B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.71539451430323" calcext:value-type="float">
            <text:p>1.71539451430323</text:p>
          </table:table-cell>
          <table:table-cell office:value-type="float" office:value="0.53" calcext:value-type="float">
            <text:p>0.53</text:p>
          </table:table-cell>
          <table:table-cell office:value-type="float" office:value="1.71539451430323" calcext:value-type="float">
            <text:p>1.71539451430323</text:p>
          </table:table-cell>
          <table:table-cell table:formula="of:=[.C55]-[.A55]" office:value-type="float" office:value="0" calcext:value-type="float">
            <text:p>0</text:p>
          </table:table-cell>
          <table:table-cell table:formula="of:=[.D55]-[.B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.73401772802428" calcext:value-type="float">
            <text:p>1.73401772802428</text:p>
          </table:table-cell>
          <table:table-cell office:value-type="float" office:value="0.54" calcext:value-type="float">
            <text:p>0.54</text:p>
          </table:table-cell>
          <table:table-cell office:value-type="float" office:value="1.73401772802428" calcext:value-type="float">
            <text:p>1.73401772802428</text:p>
          </table:table-cell>
          <table:table-cell table:formula="of:=[.C56]-[.A56]" office:value-type="float" office:value="0" calcext:value-type="float">
            <text:p>0</text:p>
          </table:table-cell>
          <table:table-cell table:formula="of:=[.D56]-[.B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75291032456714" calcext:value-type="float">
            <text:p>1.75291032456714</text:p>
          </table:table-cell>
          <table:table-cell office:value-type="float" office:value="0.55" calcext:value-type="float">
            <text:p>0.55</text:p>
          </table:table-cell>
          <table:table-cell office:value-type="float" office:value="1.75291032456714" calcext:value-type="float">
            <text:p>1.75291032456714</text:p>
          </table:table-cell>
          <table:table-cell table:formula="of:=[.C57]-[.A57]" office:value-type="float" office:value="0" calcext:value-type="float">
            <text:p>0</text:p>
          </table:table-cell>
          <table:table-cell table:formula="of:=[.D57]-[.B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.77207791973324" calcext:value-type="float">
            <text:p>1.77207791973324</text:p>
          </table:table-cell>
          <table:table-cell office:value-type="float" office:value="0.56" calcext:value-type="float">
            <text:p>0.56</text:p>
          </table:table-cell>
          <table:table-cell office:value-type="float" office:value="1.77207791973324" calcext:value-type="float">
            <text:p>1.77207791973324</text:p>
          </table:table-cell>
          <table:table-cell table:formula="of:=[.C58]-[.A58]" office:value-type="float" office:value="0" calcext:value-type="float">
            <text:p>0</text:p>
          </table:table-cell>
          <table:table-cell table:formula="of:=[.D58]-[.B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.791526215228" calcext:value-type="float">
            <text:p>1.791526215228</text:p>
          </table:table-cell>
          <table:table-cell office:value-type="float" office:value="0.57" calcext:value-type="float">
            <text:p>0.57</text:p>
          </table:table-cell>
          <table:table-cell office:value-type="float" office:value="1.791526215228" calcext:value-type="float">
            <text:p>1.791526215228</text:p>
          </table:table-cell>
          <table:table-cell table:formula="of:=[.C59]-[.A59]" office:value-type="float" office:value="0" calcext:value-type="float">
            <text:p>0</text:p>
          </table:table-cell>
          <table:table-cell table:formula="of:=[.D59]-[.B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.81126099728965" calcext:value-type="float">
            <text:p>1.81126099728965</text:p>
          </table:table-cell>
          <table:table-cell office:value-type="float" office:value="0.58" calcext:value-type="float">
            <text:p>0.58</text:p>
          </table:table-cell>
          <table:table-cell office:value-type="float" office:value="1.81126099728965" calcext:value-type="float">
            <text:p>1.81126099728965</text:p>
          </table:table-cell>
          <table:table-cell table:formula="of:=[.C60]-[.A60]" office:value-type="float" office:value="0" calcext:value-type="float">
            <text:p>0</text:p>
          </table:table-cell>
          <table:table-cell table:formula="of:=[.D60]-[.B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.8312881351883" calcext:value-type="float">
            <text:p>1.8312881351883</text:p>
          </table:table-cell>
          <table:table-cell office:value-type="float" office:value="0.59" calcext:value-type="float">
            <text:p>0.59</text:p>
          </table:table-cell>
          <table:table-cell office:value-type="float" office:value="1.8312881351883" calcext:value-type="float">
            <text:p>1.8312881351883</text:p>
          </table:table-cell>
          <table:table-cell table:formula="of:=[.C61]-[.A61]" office:value-type="float" office:value="0" calcext:value-type="float">
            <text:p>0</text:p>
          </table:table-cell>
          <table:table-cell table:formula="of:=[.D61]-[.B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85161357959071" calcext:value-type="float">
            <text:p>1.85161357959071</text:p>
          </table:table-cell>
          <table:table-cell office:value-type="float" office:value="0.6" calcext:value-type="float">
            <text:p>0.6</text:p>
          </table:table-cell>
          <table:table-cell office:value-type="float" office:value="1.85161357959071" calcext:value-type="float">
            <text:p>1.85161357959071</text:p>
          </table:table-cell>
          <table:table-cell table:formula="of:=[.C62]-[.A62]" office:value-type="float" office:value="0" calcext:value-type="float">
            <text:p>0</text:p>
          </table:table-cell>
          <table:table-cell table:formula="of:=[.D62]-[.B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.87224336078627" calcext:value-type="float">
            <text:p>1.87224336078627</text:p>
          </table:table-cell>
          <table:table-cell office:value-type="float" office:value="0.61" calcext:value-type="float">
            <text:p>0.61</text:p>
          </table:table-cell>
          <table:table-cell office:value-type="float" office:value="1.87224336078627" calcext:value-type="float">
            <text:p>1.87224336078627</text:p>
          </table:table-cell>
          <table:table-cell table:formula="of:=[.C63]-[.A63]" office:value-type="float" office:value="0" calcext:value-type="float">
            <text:p>0</text:p>
          </table:table-cell>
          <table:table-cell table:formula="of:=[.D63]-[.B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.89318358676973" calcext:value-type="float">
            <text:p>1.89318358676973</text:p>
          </table:table-cell>
          <table:table-cell office:value-type="float" office:value="0.62" calcext:value-type="float">
            <text:p>0.62</text:p>
          </table:table-cell>
          <table:table-cell office:value-type="float" office:value="1.89318358676973" calcext:value-type="float">
            <text:p>1.89318358676973</text:p>
          </table:table-cell>
          <table:table-cell table:formula="of:=[.C64]-[.A64]" office:value-type="float" office:value="0" calcext:value-type="float">
            <text:p>0</text:p>
          </table:table-cell>
          <table:table-cell table:formula="of:=[.D64]-[.B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.91444044117617" calcext:value-type="float">
            <text:p>1.91444044117617</text:p>
          </table:table-cell>
          <table:table-cell office:value-type="float" office:value="0.63" calcext:value-type="float">
            <text:p>0.63</text:p>
          </table:table-cell>
          <table:table-cell office:value-type="float" office:value="1.91444044117617" calcext:value-type="float">
            <text:p>1.91444044117617</text:p>
          </table:table-cell>
          <table:table-cell table:formula="of:=[.C65]-[.A65]" office:value-type="float" office:value="0" calcext:value-type="float">
            <text:p>0</text:p>
          </table:table-cell>
          <table:table-cell table:formula="of:=[.D65]-[.B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.93602018106381" calcext:value-type="float">
            <text:p>1.93602018106381</text:p>
          </table:table-cell>
          <table:table-cell office:value-type="float" office:value="0.64" calcext:value-type="float">
            <text:p>0.64</text:p>
          </table:table-cell>
          <table:table-cell office:value-type="float" office:value="1.93602018106381" calcext:value-type="float">
            <text:p>1.93602018106381</text:p>
          </table:table-cell>
          <table:table-cell table:formula="of:=[.C66]-[.A66]" office:value-type="float" office:value="0" calcext:value-type="float">
            <text:p>0</text:p>
          </table:table-cell>
          <table:table-cell table:formula="of:=[.D66]-[.B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95792913454022" calcext:value-type="float">
            <text:p>1.95792913454022</text:p>
          </table:table-cell>
          <table:table-cell office:value-type="float" office:value="0.65" calcext:value-type="float">
            <text:p>0.65</text:p>
          </table:table-cell>
          <table:table-cell office:value-type="float" office:value="1.95792913454022" calcext:value-type="float">
            <text:p>1.95792913454022</text:p>
          </table:table-cell>
          <table:table-cell table:formula="of:=[.C67]-[.A67]" office:value-type="float" office:value="0" calcext:value-type="float">
            <text:p>0</text:p>
          </table:table-cell>
          <table:table-cell table:formula="of:=[.D67]-[.B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.9801736982277" calcext:value-type="float">
            <text:p>1.9801736982277</text:p>
          </table:table-cell>
          <table:table-cell office:value-type="float" office:value="0.66" calcext:value-type="float">
            <text:p>0.66</text:p>
          </table:table-cell>
          <table:table-cell office:value-type="float" office:value="1.9801736982277" calcext:value-type="float">
            <text:p>1.9801736982277</text:p>
          </table:table-cell>
          <table:table-cell table:formula="of:=[.C68]-[.A68]" office:value-type="float" office:value="0" calcext:value-type="float">
            <text:p>0</text:p>
          </table:table-cell>
          <table:table-cell table:formula="of:=[.D68]-[.B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.00276033456351" calcext:value-type="float">
            <text:p>2.00276033456351</text:p>
          </table:table-cell>
          <table:table-cell office:value-type="float" office:value="0.67" calcext:value-type="float">
            <text:p>0.67</text:p>
          </table:table-cell>
          <table:table-cell office:value-type="float" office:value="2.00276033456351" calcext:value-type="float">
            <text:p>2.00276033456351</text:p>
          </table:table-cell>
          <table:table-cell table:formula="of:=[.C69]-[.A69]" office:value-type="float" office:value="0" calcext:value-type="float">
            <text:p>0</text:p>
          </table:table-cell>
          <table:table-cell table:formula="of:=[.D69]-[.B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.02569556893075" calcext:value-type="float">
            <text:p>2.02569556893075</text:p>
          </table:table-cell>
          <table:table-cell office:value-type="float" office:value="0.68" calcext:value-type="float">
            <text:p>0.68</text:p>
          </table:table-cell>
          <table:table-cell office:value-type="float" office:value="2.02569556893075" calcext:value-type="float">
            <text:p>2.02569556893075</text:p>
          </table:table-cell>
          <table:table-cell table:formula="of:=[.C70]-[.A70]" office:value-type="float" office:value="0" calcext:value-type="float">
            <text:p>0</text:p>
          </table:table-cell>
          <table:table-cell table:formula="of:=[.D70]-[.B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.04898598661587" calcext:value-type="float">
            <text:p>2.04898598661587</text:p>
          </table:table-cell>
          <table:table-cell office:value-type="float" office:value="0.69" calcext:value-type="float">
            <text:p>0.69</text:p>
          </table:table-cell>
          <table:table-cell office:value-type="float" office:value="2.04898598661587" calcext:value-type="float">
            <text:p>2.04898598661587</text:p>
          </table:table-cell>
          <table:table-cell table:formula="of:=[.C71]-[.A71]" office:value-type="float" office:value="0" calcext:value-type="float">
            <text:p>0</text:p>
          </table:table-cell>
          <table:table-cell table:formula="of:=[.D71]-[.B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0726382295888" calcext:value-type="float">
            <text:p>2.0726382295888</text:p>
          </table:table-cell>
          <table:table-cell office:value-type="float" office:value="0.7" calcext:value-type="float">
            <text:p>0.7</text:p>
          </table:table-cell>
          <table:table-cell office:value-type="float" office:value="2.0726382295888" calcext:value-type="float">
            <text:p>2.0726382295888</text:p>
          </table:table-cell>
          <table:table-cell table:formula="of:=[.C72]-[.A72]" office:value-type="float" office:value="0" calcext:value-type="float">
            <text:p>0</text:p>
          </table:table-cell>
          <table:table-cell table:formula="of:=[.D72]-[.B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.09665899310189" calcext:value-type="float">
            <text:p>2.09665899310189</text:p>
          </table:table-cell>
          <table:table-cell office:value-type="float" office:value="0.71" calcext:value-type="float">
            <text:p>0.71</text:p>
          </table:table-cell>
          <table:table-cell office:value-type="float" office:value="2.09665899310189" calcext:value-type="float">
            <text:p>2.09665899310189</text:p>
          </table:table-cell>
          <table:table-cell table:formula="of:=[.C73]-[.A73]" office:value-type="float" office:value="0" calcext:value-type="float">
            <text:p>0</text:p>
          </table:table-cell>
          <table:table-cell table:formula="of:=[.D73]-[.B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.12105502210388" calcext:value-type="float">
            <text:p>2.12105502210388</text:p>
          </table:table-cell>
          <table:table-cell office:value-type="float" office:value="0.72" calcext:value-type="float">
            <text:p>0.72</text:p>
          </table:table-cell>
          <table:table-cell office:value-type="float" office:value="2.12105502210388" calcext:value-type="float">
            <text:p>2.12105502210388</text:p>
          </table:table-cell>
          <table:table-cell table:formula="of:=[.C74]-[.A74]" office:value-type="float" office:value="0" calcext:value-type="float">
            <text:p>0</text:p>
          </table:table-cell>
          <table:table-cell table:formula="of:=[.D74]-[.B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.14583310746547" calcext:value-type="float">
            <text:p>2.14583310746547</text:p>
          </table:table-cell>
          <table:table-cell office:value-type="float" office:value="0.73" calcext:value-type="float">
            <text:p>0.73</text:p>
          </table:table-cell>
          <table:table-cell office:value-type="float" office:value="2.14583310746547" calcext:value-type="float">
            <text:p>2.14583310746547</text:p>
          </table:table-cell>
          <table:table-cell table:formula="of:=[.C75]-[.A75]" office:value-type="float" office:value="0" calcext:value-type="float">
            <text:p>0</text:p>
          </table:table-cell>
          <table:table-cell table:formula="of:=[.D75]-[.B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.1710000820129" calcext:value-type="float">
            <text:p>2.1710000820129</text:p>
          </table:table-cell>
          <table:table-cell office:value-type="float" office:value="0.74" calcext:value-type="float">
            <text:p>0.74</text:p>
          </table:table-cell>
          <table:table-cell office:value-type="float" office:value="2.1710000820129" calcext:value-type="float">
            <text:p>2.1710000820129</text:p>
          </table:table-cell>
          <table:table-cell table:formula="of:=[.C76]-[.A76]" office:value-type="float" office:value="0" calcext:value-type="float">
            <text:p>0</text:p>
          </table:table-cell>
          <table:table-cell table:formula="of:=[.D76]-[.B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.19656281636664" calcext:value-type="float">
            <text:p>2.19656281636664</text:p>
          </table:table-cell>
          <table:table-cell office:value-type="float" office:value="0.75" calcext:value-type="float">
            <text:p>0.75</text:p>
          </table:table-cell>
          <table:table-cell office:value-type="float" office:value="2.19656281636664" calcext:value-type="float">
            <text:p>2.19656281636664</text:p>
          </table:table-cell>
          <table:table-cell table:formula="of:=[.C77]-[.A77]" office:value-type="float" office:value="0" calcext:value-type="float">
            <text:p>0</text:p>
          </table:table-cell>
          <table:table-cell table:formula="of:=[.D77]-[.B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60000000000001" calcext:value-type="float">
            <text:p>0.760000000000001</text:p>
          </table:table-cell>
          <table:table-cell office:value-type="float" office:value="2.22252821458182" calcext:value-type="float">
            <text:p>2.22252821458182</text:p>
          </table:table-cell>
          <table:table-cell office:value-type="float" office:value="0.760000000000001" calcext:value-type="float">
            <text:p>0.760000000000001</text:p>
          </table:table-cell>
          <table:table-cell office:value-type="float" office:value="2.22252821458182" calcext:value-type="float">
            <text:p>2.22252821458182</text:p>
          </table:table-cell>
          <table:table-cell table:formula="of:=[.C78]-[.A78]" office:value-type="float" office:value="0" calcext:value-type="float">
            <text:p>0</text:p>
          </table:table-cell>
          <table:table-cell table:formula="of:=[.D78]-[.B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70000000000001" calcext:value-type="float">
            <text:p>0.770000000000001</text:p>
          </table:table-cell>
          <table:table-cell office:value-type="float" office:value="2.24890320958803" calcext:value-type="float">
            <text:p>2.24890320958803</text:p>
          </table:table-cell>
          <table:table-cell office:value-type="float" office:value="0.770000000000001" calcext:value-type="float">
            <text:p>0.770000000000001</text:p>
          </table:table-cell>
          <table:table-cell office:value-type="float" office:value="2.24890320958803" calcext:value-type="float">
            <text:p>2.24890320958803</text:p>
          </table:table-cell>
          <table:table-cell table:formula="of:=[.C79]-[.A79]" office:value-type="float" office:value="0" calcext:value-type="float">
            <text:p>0</text:p>
          </table:table-cell>
          <table:table-cell table:formula="of:=[.D79]-[.B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80000000000001" calcext:value-type="float">
            <text:p>0.780000000000001</text:p>
          </table:table-cell>
          <table:table-cell office:value-type="float" office:value="2.27569475842557" calcext:value-type="float">
            <text:p>2.27569475842557</text:p>
          </table:table-cell>
          <table:table-cell office:value-type="float" office:value="0.780000000000001" calcext:value-type="float">
            <text:p>0.780000000000001</text:p>
          </table:table-cell>
          <table:table-cell office:value-type="float" office:value="2.27569475842557" calcext:value-type="float">
            <text:p>2.27569475842557</text:p>
          </table:table-cell>
          <table:table-cell table:formula="of:=[.C80]-[.A80]" office:value-type="float" office:value="0" calcext:value-type="float">
            <text:p>0</text:p>
          </table:table-cell>
          <table:table-cell table:formula="of:=[.D80]-[.B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90000000000001" calcext:value-type="float">
            <text:p>0.790000000000001</text:p>
          </table:table-cell>
          <table:table-cell office:value-type="float" office:value="2.30290983727621" calcext:value-type="float">
            <text:p>2.30290983727621</text:p>
          </table:table-cell>
          <table:table-cell office:value-type="float" office:value="0.790000000000001" calcext:value-type="float">
            <text:p>0.790000000000001</text:p>
          </table:table-cell>
          <table:table-cell office:value-type="float" office:value="2.30290983727621" calcext:value-type="float">
            <text:p>2.30290983727621</text:p>
          </table:table-cell>
          <table:table-cell table:formula="of:=[.C81]-[.A81]" office:value-type="float" office:value="0" calcext:value-type="float">
            <text:p>0</text:p>
          </table:table-cell>
          <table:table-cell table:formula="of:=[.D81]-[.B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800000000000001" calcext:value-type="float">
            <text:p>0.800000000000001</text:p>
          </table:table-cell>
          <table:table-cell office:value-type="float" office:value="2.33055543628618" calcext:value-type="float">
            <text:p>2.33055543628618</text:p>
          </table:table-cell>
          <table:table-cell office:value-type="float" office:value="0.800000000000001" calcext:value-type="float">
            <text:p>0.800000000000001</text:p>
          </table:table-cell>
          <table:table-cell office:value-type="float" office:value="2.33055543628618" calcext:value-type="float">
            <text:p>2.33055543628618</text:p>
          </table:table-cell>
          <table:table-cell table:formula="of:=[.C82]-[.A82]" office:value-type="float" office:value="0" calcext:value-type="float">
            <text:p>0</text:p>
          </table:table-cell>
          <table:table-cell table:formula="of:=[.D82]-[.B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810000000000001" calcext:value-type="float">
            <text:p>0.810000000000001</text:p>
          </table:table-cell>
          <table:table-cell office:value-type="float" office:value="2.35863855417994" calcext:value-type="float">
            <text:p>2.35863855417994</text:p>
          </table:table-cell>
          <table:table-cell office:value-type="float" office:value="0.810000000000001" calcext:value-type="float">
            <text:p>0.810000000000001</text:p>
          </table:table-cell>
          <table:table-cell office:value-type="float" office:value="2.35863855417994" calcext:value-type="float">
            <text:p>2.35863855417994</text:p>
          </table:table-cell>
          <table:table-cell table:formula="of:=[.C83]-[.A83]" office:value-type="float" office:value="0" calcext:value-type="float">
            <text:p>0</text:p>
          </table:table-cell>
          <table:table-cell table:formula="of:=[.D83]-[.B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820000000000001" calcext:value-type="float">
            <text:p>0.820000000000001</text:p>
          </table:table-cell>
          <table:table-cell office:value-type="float" office:value="2.38716619266314" calcext:value-type="float">
            <text:p>2.38716619266314</text:p>
          </table:table-cell>
          <table:table-cell office:value-type="float" office:value="0.820000000000001" calcext:value-type="float">
            <text:p>0.820000000000001</text:p>
          </table:table-cell>
          <table:table-cell office:value-type="float" office:value="2.38716619266314" calcext:value-type="float">
            <text:p>2.38716619266314</text:p>
          </table:table-cell>
          <table:table-cell table:formula="of:=[.C84]-[.A84]" office:value-type="float" office:value="0" calcext:value-type="float">
            <text:p>0</text:p>
          </table:table-cell>
          <table:table-cell table:formula="of:=[.D84]-[.B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830000000000001" calcext:value-type="float">
            <text:p>0.830000000000001</text:p>
          </table:table-cell>
          <table:table-cell office:value-type="float" office:value="2.41614535061385" calcext:value-type="float">
            <text:p>2.41614535061385</text:p>
          </table:table-cell>
          <table:table-cell office:value-type="float" office:value="0.830000000000001" calcext:value-type="float">
            <text:p>0.830000000000001</text:p>
          </table:table-cell>
          <table:table-cell office:value-type="float" office:value="2.41614535061385" calcext:value-type="float">
            <text:p>2.41614535061385</text:p>
          </table:table-cell>
          <table:table-cell table:formula="of:=[.C85]-[.A85]" office:value-type="float" office:value="0" calcext:value-type="float">
            <text:p>0</text:p>
          </table:table-cell>
          <table:table-cell table:formula="of:=[.D85]-[.B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840000000000001" calcext:value-type="float">
            <text:p>0.840000000000001</text:p>
          </table:table-cell>
          <table:table-cell office:value-type="float" office:value="2.44558301806136" calcext:value-type="float">
            <text:p>2.44558301806136</text:p>
          </table:table-cell>
          <table:table-cell office:value-type="float" office:value="0.840000000000001" calcext:value-type="float">
            <text:p>0.840000000000001</text:p>
          </table:table-cell>
          <table:table-cell office:value-type="float" office:value="2.44558301806136" calcext:value-type="float">
            <text:p>2.44558301806136</text:p>
          </table:table-cell>
          <table:table-cell table:formula="of:=[.C86]-[.A86]" office:value-type="float" office:value="0" calcext:value-type="float">
            <text:p>0</text:p>
          </table:table-cell>
          <table:table-cell table:formula="of:=[.D86]-[.B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office:value-type="float" office:value="2.47548616995224" calcext:value-type="float">
            <text:p>2.47548616995224</text:p>
          </table:table-cell>
          <table:table-cell office:value-type="float" office:value="0.850000000000001" calcext:value-type="float">
            <text:p>0.850000000000001</text:p>
          </table:table-cell>
          <table:table-cell office:value-type="float" office:value="2.47548616995224" calcext:value-type="float">
            <text:p>2.47548616995224</text:p>
          </table:table-cell>
          <table:table-cell table:formula="of:=[.C87]-[.A87]" office:value-type="float" office:value="0" calcext:value-type="float">
            <text:p>0</text:p>
          </table:table-cell>
          <table:table-cell table:formula="of:=[.D87]-[.B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860000000000001" calcext:value-type="float">
            <text:p>0.860000000000001</text:p>
          </table:table-cell>
          <table:table-cell office:value-type="float" office:value="2.50586175970372" calcext:value-type="float">
            <text:p>2.50586175970372</text:p>
          </table:table-cell>
          <table:table-cell office:value-type="float" office:value="0.860000000000001" calcext:value-type="float">
            <text:p>0.860000000000001</text:p>
          </table:table-cell>
          <table:table-cell office:value-type="float" office:value="2.50586175970372" calcext:value-type="float">
            <text:p>2.50586175970372</text:p>
          </table:table-cell>
          <table:table-cell table:formula="of:=[.C88]-[.A88]" office:value-type="float" office:value="0" calcext:value-type="float">
            <text:p>0</text:p>
          </table:table-cell>
          <table:table-cell table:formula="of:=[.D88]-[.B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870000000000001" calcext:value-type="float">
            <text:p>0.870000000000001</text:p>
          </table:table-cell>
          <table:table-cell office:value-type="float" office:value="2.53671671254508" calcext:value-type="float">
            <text:p>2.53671671254508</text:p>
          </table:table-cell>
          <table:table-cell office:value-type="float" office:value="0.870000000000001" calcext:value-type="float">
            <text:p>0.870000000000001</text:p>
          </table:table-cell>
          <table:table-cell office:value-type="float" office:value="2.53671671254508" calcext:value-type="float">
            <text:p>2.53671671254508</text:p>
          </table:table-cell>
          <table:table-cell table:formula="of:=[.C89]-[.A89]" office:value-type="float" office:value="0" calcext:value-type="float">
            <text:p>0</text:p>
          </table:table-cell>
          <table:table-cell table:formula="of:=[.D89]-[.B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880000000000001" calcext:value-type="float">
            <text:p>0.880000000000001</text:p>
          </table:table-cell>
          <table:table-cell office:value-type="float" office:value="2.56805791864779" calcext:value-type="float">
            <text:p>2.56805791864779</text:p>
          </table:table-cell>
          <table:table-cell office:value-type="float" office:value="0.880000000000001" calcext:value-type="float">
            <text:p>0.880000000000001</text:p>
          </table:table-cell>
          <table:table-cell office:value-type="float" office:value="2.56805791864779" calcext:value-type="float">
            <text:p>2.56805791864779</text:p>
          </table:table-cell>
          <table:table-cell table:formula="of:=[.C90]-[.A90]" office:value-type="float" office:value="0" calcext:value-type="float">
            <text:p>0</text:p>
          </table:table-cell>
          <table:table-cell table:formula="of:=[.D90]-[.B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890000000000001" calcext:value-type="float">
            <text:p>0.890000000000001</text:p>
          </table:table-cell>
          <table:table-cell office:value-type="float" office:value="2.59989222604613" calcext:value-type="float">
            <text:p>2.59989222604613</text:p>
          </table:table-cell>
          <table:table-cell office:value-type="float" office:value="0.890000000000001" calcext:value-type="float">
            <text:p>0.890000000000001</text:p>
          </table:table-cell>
          <table:table-cell office:value-type="float" office:value="2.59989222604613" calcext:value-type="float">
            <text:p>2.59989222604613</text:p>
          </table:table-cell>
          <table:table-cell table:formula="of:=[.C91]-[.A91]" office:value-type="float" office:value="0" calcext:value-type="float">
            <text:p>0</text:p>
          </table:table-cell>
          <table:table-cell table:formula="of:=[.D91]-[.B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00000000000001" calcext:value-type="float">
            <text:p>0.900000000000001</text:p>
          </table:table-cell>
          <table:table-cell office:value-type="float" office:value="2.63222643335007" calcext:value-type="float">
            <text:p>2.63222643335007</text:p>
          </table:table-cell>
          <table:table-cell office:value-type="float" office:value="0.900000000000001" calcext:value-type="float">
            <text:p>0.900000000000001</text:p>
          </table:table-cell>
          <table:table-cell office:value-type="float" office:value="2.63222643335007" calcext:value-type="float">
            <text:p>2.63222643335007</text:p>
          </table:table-cell>
          <table:table-cell table:formula="of:=[.C92]-[.A92]" office:value-type="float" office:value="0" calcext:value-type="float">
            <text:p>0</text:p>
          </table:table-cell>
          <table:table-cell table:formula="of:=[.D92]-[.B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10000000000001" calcext:value-type="float">
            <text:p>0.910000000000001</text:p>
          </table:table-cell>
          <table:table-cell office:value-type="float" office:value="2.6650672822529" calcext:value-type="float">
            <text:p>2.6650672822529</text:p>
          </table:table-cell>
          <table:table-cell office:value-type="float" office:value="0.910000000000001" calcext:value-type="float">
            <text:p>0.910000000000001</text:p>
          </table:table-cell>
          <table:table-cell office:value-type="float" office:value="2.6650672822529" calcext:value-type="float">
            <text:p>2.6650672822529</text:p>
          </table:table-cell>
          <table:table-cell table:formula="of:=[.C93]-[.A93]" office:value-type="float" office:value="0" calcext:value-type="float">
            <text:p>0</text:p>
          </table:table-cell>
          <table:table-cell table:formula="of:=[.D93]-[.B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20000000000001" calcext:value-type="float">
            <text:p>0.920000000000001</text:p>
          </table:table-cell>
          <table:table-cell office:value-type="float" office:value="2.69842144983677" calcext:value-type="float">
            <text:p>2.69842144983677</text:p>
          </table:table-cell>
          <table:table-cell office:value-type="float" office:value="0.920000000000001" calcext:value-type="float">
            <text:p>0.920000000000001</text:p>
          </table:table-cell>
          <table:table-cell office:value-type="float" office:value="2.69842144983677" calcext:value-type="float">
            <text:p>2.69842144983677</text:p>
          </table:table-cell>
          <table:table-cell table:formula="of:=[.C94]-[.A94]" office:value-type="float" office:value="0" calcext:value-type="float">
            <text:p>0</text:p>
          </table:table-cell>
          <table:table-cell table:formula="of:=[.D94]-[.B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30000000000001" calcext:value-type="float">
            <text:p>0.930000000000001</text:p>
          </table:table-cell>
          <table:table-cell office:value-type="float" office:value="2.73229554067957" calcext:value-type="float">
            <text:p>2.73229554067957</text:p>
          </table:table-cell>
          <table:table-cell office:value-type="float" office:value="0.930000000000001" calcext:value-type="float">
            <text:p>0.930000000000001</text:p>
          </table:table-cell>
          <table:table-cell office:value-type="float" office:value="2.73229554067957" calcext:value-type="float">
            <text:p>2.73229554067957</text:p>
          </table:table-cell>
          <table:table-cell table:formula="of:=[.C95]-[.A95]" office:value-type="float" office:value="0" calcext:value-type="float">
            <text:p>0</text:p>
          </table:table-cell>
          <table:table-cell table:formula="of:=[.D95]-[.B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40000000000001" calcext:value-type="float">
            <text:p>0.940000000000001</text:p>
          </table:table-cell>
          <table:table-cell office:value-type="float" office:value="2.76669607876744" calcext:value-type="float">
            <text:p>2.76669607876744</text:p>
          </table:table-cell>
          <table:table-cell office:value-type="float" office:value="0.940000000000001" calcext:value-type="float">
            <text:p>0.940000000000001</text:p>
          </table:table-cell>
          <table:table-cell office:value-type="float" office:value="2.76669607876744" calcext:value-type="float">
            <text:p>2.76669607876744</text:p>
          </table:table-cell>
          <table:table-cell table:formula="of:=[.C96]-[.A96]" office:value-type="float" office:value="0" calcext:value-type="float">
            <text:p>0</text:p>
          </table:table-cell>
          <table:table-cell table:formula="of:=[.D96]-[.B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50000000000001" calcext:value-type="float">
            <text:p>0.950000000000001</text:p>
          </table:table-cell>
          <table:table-cell office:value-type="float" office:value="2.80162949921771" calcext:value-type="float">
            <text:p>2.80162949921771</text:p>
          </table:table-cell>
          <table:table-cell office:value-type="float" office:value="0.950000000000001" calcext:value-type="float">
            <text:p>0.950000000000001</text:p>
          </table:table-cell>
          <table:table-cell office:value-type="float" office:value="2.80162949921771" calcext:value-type="float">
            <text:p>2.80162949921771</text:p>
          </table:table-cell>
          <table:table-cell table:formula="of:=[.C97]-[.A97]" office:value-type="float" office:value="0" calcext:value-type="float">
            <text:p>0</text:p>
          </table:table-cell>
          <table:table-cell table:formula="of:=[.D97]-[.B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office:value-type="float" office:value="2.83710213981771" calcext:value-type="float">
            <text:p>2.83710213981771</text:p>
          </table:table-cell>
          <table:table-cell office:value-type="float" office:value="0.960000000000001" calcext:value-type="float">
            <text:p>0.960000000000001</text:p>
          </table:table-cell>
          <table:table-cell office:value-type="float" office:value="2.83710213981771" calcext:value-type="float">
            <text:p>2.83710213981771</text:p>
          </table:table-cell>
          <table:table-cell table:formula="of:=[.C98]-[.A98]" office:value-type="float" office:value="0" calcext:value-type="float">
            <text:p>0</text:p>
          </table:table-cell>
          <table:table-cell table:formula="of:=[.D98]-[.B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70000000000001" calcext:value-type="float">
            <text:p>0.970000000000001</text:p>
          </table:table-cell>
          <table:table-cell office:value-type="float" office:value="2.87312023238552" calcext:value-type="float">
            <text:p>2.87312023238552</text:p>
          </table:table-cell>
          <table:table-cell office:value-type="float" office:value="0.970000000000001" calcext:value-type="float">
            <text:p>0.970000000000001</text:p>
          </table:table-cell>
          <table:table-cell office:value-type="float" office:value="2.87312023238552" calcext:value-type="float">
            <text:p>2.87312023238552</text:p>
          </table:table-cell>
          <table:table-cell table:formula="of:=[.C99]-[.A99]" office:value-type="float" office:value="0" calcext:value-type="float">
            <text:p>0</text:p>
          </table:table-cell>
          <table:table-cell table:formula="of:=[.D99]-[.B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80000000000001" calcext:value-type="float">
            <text:p>0.980000000000001</text:p>
          </table:table-cell>
          <table:table-cell office:value-type="float" office:value="2.90968989395958" calcext:value-type="float">
            <text:p>2.90968989395958</text:p>
          </table:table-cell>
          <table:table-cell office:value-type="float" office:value="0.980000000000001" calcext:value-type="float">
            <text:p>0.980000000000001</text:p>
          </table:table-cell>
          <table:table-cell office:value-type="float" office:value="2.90968989395958" calcext:value-type="float">
            <text:p>2.90968989395958</text:p>
          </table:table-cell>
          <table:table-cell table:formula="of:=[.C100]-[.A100]" office:value-type="float" office:value="0" calcext:value-type="float">
            <text:p>0</text:p>
          </table:table-cell>
          <table:table-cell table:formula="of:=[.D100]-[.B1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90000000000001" calcext:value-type="float">
            <text:p>0.990000000000001</text:p>
          </table:table-cell>
          <table:table-cell office:value-type="float" office:value="2.94681711782457" calcext:value-type="float">
            <text:p>2.94681711782457</text:p>
          </table:table-cell>
          <table:table-cell office:value-type="float" office:value="0.990000000000001" calcext:value-type="float">
            <text:p>0.990000000000001</text:p>
          </table:table-cell>
          <table:table-cell office:value-type="float" office:value="2.94681711782457" calcext:value-type="float">
            <text:p>2.94681711782457</text:p>
          </table:table-cell>
          <table:table-cell table:formula="of:=[.C101]-[.A101]" office:value-type="float" office:value="0" calcext:value-type="float">
            <text:p>0</text:p>
          </table:table-cell>
          <table:table-cell table:formula="of:=[.D101]-[.B1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8450776438189" calcext:value-type="float">
            <text:p>2.98450776438189</text:p>
          </table:table-cell>
          <table:table-cell office:value-type="float" office:value="1" calcext:value-type="float">
            <text:p>1</text:p>
          </table:table-cell>
          <table:table-cell office:value-type="float" office:value="2.98450776438189" calcext:value-type="float">
            <text:p>2.98450776438189</text:p>
          </table:table-cell>
          <table:table-cell table:formula="of:=[.C102]-[.A102]" office:value-type="float" office:value="0" calcext:value-type="float">
            <text:p>0</text:p>
          </table:table-cell>
          <table:table-cell table:formula="of:=[.D102]-[.B1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3.02276755187379" calcext:value-type="float">
            <text:p>3.02276755187379</text:p>
          </table:table-cell>
          <table:table-cell office:value-type="float" office:value="1.01" calcext:value-type="float">
            <text:p>1.01</text:p>
          </table:table-cell>
          <table:table-cell office:value-type="float" office:value="3.02276755187379" calcext:value-type="float">
            <text:p>3.02276755187379</text:p>
          </table:table-cell>
          <table:table-cell table:formula="of:=[.C103]-[.A103]" office:value-type="float" office:value="0" calcext:value-type="float">
            <text:p>0</text:p>
          </table:table-cell>
          <table:table-cell table:formula="of:=[.D103]-[.B1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3.06160204697079" calcext:value-type="float">
            <text:p>3.06160204697079</text:p>
          </table:table-cell>
          <table:table-cell office:value-type="float" office:value="1.02" calcext:value-type="float">
            <text:p>1.02</text:p>
          </table:table-cell>
          <table:table-cell office:value-type="float" office:value="3.06160204697079" calcext:value-type="float">
            <text:p>3.06160204697079</text:p>
          </table:table-cell>
          <table:table-cell table:formula="of:=[.C104]-[.A104]" office:value-type="float" office:value="0" calcext:value-type="float">
            <text:p>0</text:p>
          </table:table-cell>
          <table:table-cell table:formula="of:=[.D104]-[.B1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3.10101665523326" calcext:value-type="float">
            <text:p>3.10101665523326</text:p>
          </table:table-cell>
          <table:table-cell office:value-type="float" office:value="1.03" calcext:value-type="float">
            <text:p>1.03</text:p>
          </table:table-cell>
          <table:table-cell office:value-type="float" office:value="3.10101665523326" calcext:value-type="float">
            <text:p>3.10101665523326</text:p>
          </table:table-cell>
          <table:table-cell table:formula="of:=[.C105]-[.A105]" office:value-type="float" office:value="0" calcext:value-type="float">
            <text:p>0</text:p>
          </table:table-cell>
          <table:table-cell table:formula="of:=[.D105]-[.B1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.1410166114583" calcext:value-type="float">
            <text:p>3.1410166114583</text:p>
          </table:table-cell>
          <table:table-cell office:value-type="float" office:value="1.04" calcext:value-type="float">
            <text:p>1.04</text:p>
          </table:table-cell>
          <table:table-cell office:value-type="float" office:value="3.1410166114583" calcext:value-type="float">
            <text:p>3.1410166114583</text:p>
          </table:table-cell>
          <table:table-cell table:formula="of:=[.C106]-[.A106]" office:value-type="float" office:value="0" calcext:value-type="float">
            <text:p>0</text:p>
          </table:table-cell>
          <table:table-cell table:formula="of:=[.D106]-[.B1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.1816069699245" calcext:value-type="float">
            <text:p>3.1816069699245</text:p>
          </table:table-cell>
          <table:table-cell office:value-type="float" office:value="1.05" calcext:value-type="float">
            <text:p>1.05</text:p>
          </table:table-cell>
          <table:table-cell office:value-type="float" office:value="3.1816069699245" calcext:value-type="float">
            <text:p>3.1816069699245</text:p>
          </table:table-cell>
          <table:table-cell table:formula="of:=[.C107]-[.A107]" office:value-type="float" office:value="0" calcext:value-type="float">
            <text:p>0</text:p>
          </table:table-cell>
          <table:table-cell table:formula="of:=[.D107]-[.B1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3.22279259454745" calcext:value-type="float">
            <text:p>3.22279259454745</text:p>
          </table:table-cell>
          <table:table-cell office:value-type="float" office:value="1.06" calcext:value-type="float">
            <text:p>1.06</text:p>
          </table:table-cell>
          <table:table-cell office:value-type="float" office:value="3.22279259454745" calcext:value-type="float">
            <text:p>3.22279259454745</text:p>
          </table:table-cell>
          <table:table-cell table:formula="of:=[.C108]-[.A108]" office:value-type="float" office:value="0" calcext:value-type="float">
            <text:p>0</text:p>
          </table:table-cell>
          <table:table-cell table:formula="of:=[.D108]-[.B1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3.2645781489602" calcext:value-type="float">
            <text:p>3.2645781489602</text:p>
          </table:table-cell>
          <table:table-cell office:value-type="float" office:value="1.07" calcext:value-type="float">
            <text:p>1.07</text:p>
          </table:table-cell>
          <table:table-cell office:value-type="float" office:value="3.2645781489602" calcext:value-type="float">
            <text:p>3.2645781489602</text:p>
          </table:table-cell>
          <table:table-cell table:formula="of:=[.C109]-[.A109]" office:value-type="float" office:value="0" calcext:value-type="float">
            <text:p>0</text:p>
          </table:table-cell>
          <table:table-cell table:formula="of:=[.D109]-[.B1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.30696808653355" calcext:value-type="float">
            <text:p>3.30696808653355</text:p>
          </table:table-cell>
          <table:table-cell office:value-type="float" office:value="1.08" calcext:value-type="float">
            <text:p>1.08</text:p>
          </table:table-cell>
          <table:table-cell office:value-type="float" office:value="3.30696808653355" calcext:value-type="float">
            <text:p>3.30696808653355</text:p>
          </table:table-cell>
          <table:table-cell table:formula="of:=[.C110]-[.A110]" office:value-type="float" office:value="0" calcext:value-type="float">
            <text:p>0</text:p>
          </table:table-cell>
          <table:table-cell table:formula="of:=[.D110]-[.B1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3.34996664035198" calcext:value-type="float">
            <text:p>3.34996664035198</text:p>
          </table:table-cell>
          <table:table-cell office:value-type="float" office:value="1.09" calcext:value-type="float">
            <text:p>1.09</text:p>
          </table:table-cell>
          <table:table-cell office:value-type="float" office:value="3.34996664035198" calcext:value-type="float">
            <text:p>3.34996664035198</text:p>
          </table:table-cell>
          <table:table-cell table:formula="of:=[.C111]-[.A111]" office:value-type="float" office:value="0" calcext:value-type="float">
            <text:p>0</text:p>
          </table:table-cell>
          <table:table-cell table:formula="of:=[.D111]-[.B1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393577813162" calcext:value-type="float">
            <text:p>3.393577813162</text:p>
          </table:table-cell>
          <table:table-cell office:value-type="float" office:value="1.1" calcext:value-type="float">
            <text:p>1.1</text:p>
          </table:table-cell>
          <table:table-cell office:value-type="float" office:value="3.393577813162" calcext:value-type="float">
            <text:p>3.393577813162</text:p>
          </table:table-cell>
          <table:table-cell table:formula="of:=[.C112]-[.A112]" office:value-type="float" office:value="0" calcext:value-type="float">
            <text:p>0</text:p>
          </table:table-cell>
          <table:table-cell table:formula="of:=[.D112]-[.B1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3.4378053673107" calcext:value-type="float">
            <text:p>3.4378053673107</text:p>
          </table:table-cell>
          <table:table-cell office:value-type="float" office:value="1.11" calcext:value-type="float">
            <text:p>1.11</text:p>
          </table:table-cell>
          <table:table-cell office:value-type="float" office:value="3.4378053673107" calcext:value-type="float">
            <text:p>3.4378053673107</text:p>
          </table:table-cell>
          <table:table-cell table:formula="of:=[.C113]-[.A113]" office:value-type="float" office:value="0" calcext:value-type="float">
            <text:p>0</text:p>
          </table:table-cell>
          <table:table-cell table:formula="of:=[.D113]-[.B1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.48265281469307" calcext:value-type="float">
            <text:p>3.48265281469307</text:p>
          </table:table-cell>
          <table:table-cell office:value-type="float" office:value="1.12" calcext:value-type="float">
            <text:p>1.12</text:p>
          </table:table-cell>
          <table:table-cell office:value-type="float" office:value="3.48265281469307" calcext:value-type="float">
            <text:p>3.48265281469307</text:p>
          </table:table-cell>
          <table:table-cell table:formula="of:=[.C114]-[.A114]" office:value-type="float" office:value="0" calcext:value-type="float">
            <text:p>0</text:p>
          </table:table-cell>
          <table:table-cell table:formula="of:=[.D114]-[.B1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3.52812340672771" calcext:value-type="float">
            <text:p>3.52812340672771</text:p>
          </table:table-cell>
          <table:table-cell office:value-type="float" office:value="1.13" calcext:value-type="float">
            <text:p>1.13</text:p>
          </table:table-cell>
          <table:table-cell office:value-type="float" office:value="3.52812340672771" calcext:value-type="float">
            <text:p>3.52812340672771</text:p>
          </table:table-cell>
          <table:table-cell table:formula="of:=[.C115]-[.A115]" office:value-type="float" office:value="0" calcext:value-type="float">
            <text:p>0</text:p>
          </table:table-cell>
          <table:table-cell table:formula="of:=[.D115]-[.B1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3.57422012438168" calcext:value-type="float">
            <text:p>3.57422012438168</text:p>
          </table:table-cell>
          <table:table-cell office:value-type="float" office:value="1.14" calcext:value-type="float">
            <text:p>1.14</text:p>
          </table:table-cell>
          <table:table-cell office:value-type="float" office:value="3.57422012438168" calcext:value-type="float">
            <text:p>3.57422012438168</text:p>
          </table:table-cell>
          <table:table-cell table:formula="of:=[.C116]-[.A116]" office:value-type="float" office:value="0" calcext:value-type="float">
            <text:p>0</text:p>
          </table:table-cell>
          <table:table-cell table:formula="of:=[.D116]-[.B1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3.62094566826587" calcext:value-type="float">
            <text:p>3.62094566826587</text:p>
          </table:table-cell>
          <table:table-cell office:value-type="float" office:value="1.15" calcext:value-type="float">
            <text:p>1.15</text:p>
          </table:table-cell>
          <table:table-cell office:value-type="float" office:value="3.62094566826587" calcext:value-type="float">
            <text:p>3.62094566826587</text:p>
          </table:table-cell>
          <table:table-cell table:formula="of:=[.C117]-[.A117]" office:value-type="float" office:value="0" calcext:value-type="float">
            <text:p>0</text:p>
          </table:table-cell>
          <table:table-cell table:formula="of:=[.D117]-[.B1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3.66830244882351" calcext:value-type="float">
            <text:p>3.66830244882351</text:p>
          </table:table-cell>
          <table:table-cell office:value-type="float" office:value="1.16" calcext:value-type="float">
            <text:p>1.16</text:p>
          </table:table-cell>
          <table:table-cell office:value-type="float" office:value="3.66830244882351" calcext:value-type="float">
            <text:p>3.66830244882351</text:p>
          </table:table-cell>
          <table:table-cell table:formula="of:=[.C118]-[.A118]" office:value-type="float" office:value="0" calcext:value-type="float">
            <text:p>0</text:p>
          </table:table-cell>
          <table:table-cell table:formula="of:=[.D118]-[.B1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3.71629257663544" calcext:value-type="float">
            <text:p>3.71629257663544</text:p>
          </table:table-cell>
          <table:table-cell office:value-type="float" office:value="1.17" calcext:value-type="float">
            <text:p>1.17</text:p>
          </table:table-cell>
          <table:table-cell office:value-type="float" office:value="3.71629257663544" calcext:value-type="float">
            <text:p>3.71629257663544</text:p>
          </table:table-cell>
          <table:table-cell table:formula="of:=[.C119]-[.A119]" office:value-type="float" office:value="0" calcext:value-type="float">
            <text:p>0</text:p>
          </table:table-cell>
          <table:table-cell table:formula="of:=[.D119]-[.B1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3.76491785286649" calcext:value-type="float">
            <text:p>3.76491785286649</text:p>
          </table:table-cell>
          <table:table-cell office:value-type="float" office:value="1.18" calcext:value-type="float">
            <text:p>1.18</text:p>
          </table:table-cell>
          <table:table-cell office:value-type="float" office:value="3.76491785286649" calcext:value-type="float">
            <text:p>3.76491785286649</text:p>
          </table:table-cell>
          <table:table-cell table:formula="of:=[.C120]-[.A120]" office:value-type="float" office:value="0" calcext:value-type="float">
            <text:p>0</text:p>
          </table:table-cell>
          <table:table-cell table:formula="of:=[.D120]-[.B1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3.81417975987849" calcext:value-type="float">
            <text:p>3.81417975987849</text:p>
          </table:table-cell>
          <table:table-cell office:value-type="float" office:value="1.19" calcext:value-type="float">
            <text:p>1.19</text:p>
          </table:table-cell>
          <table:table-cell office:value-type="float" office:value="3.81417975987849" calcext:value-type="float">
            <text:p>3.81417975987849</text:p>
          </table:table-cell>
          <table:table-cell table:formula="of:=[.C121]-[.A121]" office:value-type="float" office:value="0" calcext:value-type="float">
            <text:p>0</text:p>
          </table:table-cell>
          <table:table-cell table:formula="of:=[.D121]-[.B1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.86407945203645" calcext:value-type="float">
            <text:p>3.86407945203645</text:p>
          </table:table-cell>
          <table:table-cell office:value-type="float" office:value="1.2" calcext:value-type="float">
            <text:p>1.2</text:p>
          </table:table-cell>
          <table:table-cell office:value-type="float" office:value="3.86407945203645" calcext:value-type="float">
            <text:p>3.86407945203645</text:p>
          </table:table-cell>
          <table:table-cell table:formula="of:=[.C122]-[.A122]" office:value-type="float" office:value="0" calcext:value-type="float">
            <text:p>0</text:p>
          </table:table-cell>
          <table:table-cell table:formula="of:=[.D122]-[.B1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3.91461774673512" calcext:value-type="float">
            <text:p>3.91461774673512</text:p>
          </table:table-cell>
          <table:table-cell office:value-type="float" office:value="1.21" calcext:value-type="float">
            <text:p>1.21</text:p>
          </table:table-cell>
          <table:table-cell office:value-type="float" office:value="3.91461774673512" calcext:value-type="float">
            <text:p>3.91461774673512</text:p>
          </table:table-cell>
          <table:table-cell table:formula="of:=[.C123]-[.A123]" office:value-type="float" office:value="0" calcext:value-type="float">
            <text:p>0</text:p>
          </table:table-cell>
          <table:table-cell table:formula="of:=[.D123]-[.B1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3.96579511567439" calcext:value-type="float">
            <text:p>3.96579511567439</text:p>
          </table:table-cell>
          <table:table-cell office:value-type="float" office:value="1.22" calcext:value-type="float">
            <text:p>1.22</text:p>
          </table:table-cell>
          <table:table-cell office:value-type="float" office:value="3.96579511567439" calcext:value-type="float">
            <text:p>3.96579511567439</text:p>
          </table:table-cell>
          <table:table-cell table:formula="of:=[.C124]-[.A124]" office:value-type="float" office:value="0" calcext:value-type="float">
            <text:p>0</text:p>
          </table:table-cell>
          <table:table-cell table:formula="of:=[.D124]-[.B1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4.01761167641277" calcext:value-type="float">
            <text:p>4.01761167641277</text:p>
          </table:table-cell>
          <table:table-cell office:value-type="float" office:value="1.23" calcext:value-type="float">
            <text:p>1.23</text:p>
          </table:table-cell>
          <table:table-cell office:value-type="float" office:value="4.01761167641277" calcext:value-type="float">
            <text:p>4.01761167641277</text:p>
          </table:table-cell>
          <table:table-cell table:formula="of:=[.C125]-[.A125]" office:value-type="float" office:value="0" calcext:value-type="float">
            <text:p>0</text:p>
          </table:table-cell>
          <table:table-cell table:formula="of:=[.D125]-[.B1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4.07006718422896" calcext:value-type="float">
            <text:p>4.07006718422896</text:p>
          </table:table-cell>
          <table:table-cell office:value-type="float" office:value="1.24" calcext:value-type="float">
            <text:p>1.24</text:p>
          </table:table-cell>
          <table:table-cell office:value-type="float" office:value="4.07006718422896" calcext:value-type="float">
            <text:p>4.07006718422896</text:p>
          </table:table-cell>
          <table:table-cell table:formula="of:=[.C126]-[.A126]" office:value-type="float" office:value="0" calcext:value-type="float">
            <text:p>0</text:p>
          </table:table-cell>
          <table:table-cell table:formula="of:=[.D126]-[.B1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.12316102432277" calcext:value-type="float">
            <text:p>4.12316102432277</text:p>
          </table:table-cell>
          <table:table-cell office:value-type="float" office:value="1.25" calcext:value-type="float">
            <text:p>1.25</text:p>
          </table:table-cell>
          <table:table-cell office:value-type="float" office:value="4.12316102432277" calcext:value-type="float">
            <text:p>4.12316102432277</text:p>
          </table:table-cell>
          <table:table-cell table:formula="of:=[.C127]-[.A127]" office:value-type="float" office:value="0" calcext:value-type="float">
            <text:p>0</text:p>
          </table:table-cell>
          <table:table-cell table:formula="of:=[.D127]-[.B1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4.17689220438697" calcext:value-type="float">
            <text:p>4.17689220438697</text:p>
          </table:table-cell>
          <table:table-cell office:value-type="float" office:value="1.26" calcext:value-type="float">
            <text:p>1.26</text:p>
          </table:table-cell>
          <table:table-cell office:value-type="float" office:value="4.17689220438697" calcext:value-type="float">
            <text:p>4.17689220438697</text:p>
          </table:table-cell>
          <table:table-cell table:formula="of:=[.C128]-[.A128]" office:value-type="float" office:value="0" calcext:value-type="float">
            <text:p>0</text:p>
          </table:table-cell>
          <table:table-cell table:formula="of:=[.D128]-[.B1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4.23125934758307" calcext:value-type="float">
            <text:p>4.23125934758307</text:p>
          </table:table-cell>
          <table:table-cell office:value-type="float" office:value="1.27" calcext:value-type="float">
            <text:p>1.27</text:p>
          </table:table-cell>
          <table:table-cell office:value-type="float" office:value="4.23125934758307" calcext:value-type="float">
            <text:p>4.23125934758307</text:p>
          </table:table-cell>
          <table:table-cell table:formula="of:=[.C129]-[.A129]" office:value-type="float" office:value="0" calcext:value-type="float">
            <text:p>0</text:p>
          </table:table-cell>
          <table:table-cell table:formula="of:=[.D129]-[.B1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4.28626068595419" calcext:value-type="float">
            <text:p>4.28626068595419</text:p>
          </table:table-cell>
          <table:table-cell office:value-type="float" office:value="1.28" calcext:value-type="float">
            <text:p>1.28</text:p>
          </table:table-cell>
          <table:table-cell office:value-type="float" office:value="4.28626068595419" calcext:value-type="float">
            <text:p>4.28626068595419</text:p>
          </table:table-cell>
          <table:table-cell table:formula="of:=[.C130]-[.A130]" office:value-type="float" office:value="0" calcext:value-type="float">
            <text:p>0</text:p>
          </table:table-cell>
          <table:table-cell table:formula="of:=[.D130]-[.B1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4.34189405430946" calcext:value-type="float">
            <text:p>4.34189405430946</text:p>
          </table:table-cell>
          <table:table-cell office:value-type="float" office:value="1.29" calcext:value-type="float">
            <text:p>1.29</text:p>
          </table:table-cell>
          <table:table-cell office:value-type="float" office:value="4.34189405430946" calcext:value-type="float">
            <text:p>4.34189405430946</text:p>
          </table:table-cell>
          <table:table-cell table:formula="of:=[.C131]-[.A131]" office:value-type="float" office:value="0" calcext:value-type="float">
            <text:p>0</text:p>
          </table:table-cell>
          <table:table-cell table:formula="of:=[.D131]-[.B1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.39815688461473" calcext:value-type="float">
            <text:p>4.39815688461473</text:p>
          </table:table-cell>
          <table:table-cell office:value-type="float" office:value="1.3" calcext:value-type="float">
            <text:p>1.3</text:p>
          </table:table-cell>
          <table:table-cell office:value-type="float" office:value="4.39815688461473" calcext:value-type="float">
            <text:p>4.39815688461473</text:p>
          </table:table-cell>
          <table:table-cell table:formula="of:=[.C132]-[.A132]" office:value-type="float" office:value="0" calcext:value-type="float">
            <text:p>0</text:p>
          </table:table-cell>
          <table:table-cell table:formula="of:=[.D132]-[.B1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4.4550462009251" calcext:value-type="float">
            <text:p>4.4550462009251</text:p>
          </table:table-cell>
          <table:table-cell office:value-type="float" office:value="1.31" calcext:value-type="float">
            <text:p>1.31</text:p>
          </table:table-cell>
          <table:table-cell office:value-type="float" office:value="4.4550462009251" calcext:value-type="float">
            <text:p>4.4550462009251</text:p>
          </table:table-cell>
          <table:table-cell table:formula="of:=[.C133]-[.A133]" office:value-type="float" office:value="0" calcext:value-type="float">
            <text:p>0</text:p>
          </table:table-cell>
          <table:table-cell table:formula="of:=[.D133]-[.B1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4.51255861489552" calcext:value-type="float">
            <text:p>4.51255861489552</text:p>
          </table:table-cell>
          <table:table-cell office:value-type="float" office:value="1.32" calcext:value-type="float">
            <text:p>1.32</text:p>
          </table:table-cell>
          <table:table-cell office:value-type="float" office:value="4.51255861489552" calcext:value-type="float">
            <text:p>4.51255861489552</text:p>
          </table:table-cell>
          <table:table-cell table:formula="of:=[.C134]-[.A134]" office:value-type="float" office:value="0" calcext:value-type="float">
            <text:p>0</text:p>
          </table:table-cell>
          <table:table-cell table:formula="of:=[.D134]-[.B1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4.570690321906" calcext:value-type="float">
            <text:p>4.570690321906</text:p>
          </table:table-cell>
          <table:table-cell office:value-type="float" office:value="1.33" calcext:value-type="float">
            <text:p>1.33</text:p>
          </table:table-cell>
          <table:table-cell office:value-type="float" office:value="4.570690321906" calcext:value-type="float">
            <text:p>4.570690321906</text:p>
          </table:table-cell>
          <table:table-cell table:formula="of:=[.C135]-[.A135]" office:value-type="float" office:value="0" calcext:value-type="float">
            <text:p>0</text:p>
          </table:table-cell>
          <table:table-cell table:formula="of:=[.D135]-[.B1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4.62943709783854" calcext:value-type="float">
            <text:p>4.62943709783854</text:p>
          </table:table-cell>
          <table:table-cell office:value-type="float" office:value="1.34" calcext:value-type="float">
            <text:p>1.34</text:p>
          </table:table-cell>
          <table:table-cell office:value-type="float" office:value="4.62943709783854" calcext:value-type="float">
            <text:p>4.62943709783854</text:p>
          </table:table-cell>
          <table:table-cell table:formula="of:=[.C136]-[.A136]" office:value-type="float" office:value="0" calcext:value-type="float">
            <text:p>0</text:p>
          </table:table-cell>
          <table:table-cell table:formula="of:=[.D136]-[.B1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4.68879429654345" calcext:value-type="float">
            <text:p>4.68879429654345</text:p>
          </table:table-cell>
          <table:table-cell office:value-type="float" office:value="1.35" calcext:value-type="float">
            <text:p>1.35</text:p>
          </table:table-cell>
          <table:table-cell office:value-type="float" office:value="4.68879429654345" calcext:value-type="float">
            <text:p>4.68879429654345</text:p>
          </table:table-cell>
          <table:table-cell table:formula="of:=[.C137]-[.A137]" office:value-type="float" office:value="0" calcext:value-type="float">
            <text:p>0</text:p>
          </table:table-cell>
          <table:table-cell table:formula="of:=[.D137]-[.B1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4.74875684803271" calcext:value-type="float">
            <text:p>4.74875684803271</text:p>
          </table:table-cell>
          <table:table-cell office:value-type="float" office:value="1.36" calcext:value-type="float">
            <text:p>1.36</text:p>
          </table:table-cell>
          <table:table-cell office:value-type="float" office:value="4.74875684803271" calcext:value-type="float">
            <text:p>4.74875684803271</text:p>
          </table:table-cell>
          <table:table-cell table:formula="of:=[.C138]-[.A138]" office:value-type="float" office:value="0" calcext:value-type="float">
            <text:p>0</text:p>
          </table:table-cell>
          <table:table-cell table:formula="of:=[.D138]-[.B1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4.80931925743854" calcext:value-type="float">
            <text:p>4.80931925743854</text:p>
          </table:table-cell>
          <table:table-cell office:value-type="float" office:value="1.37" calcext:value-type="float">
            <text:p>1.37</text:p>
          </table:table-cell>
          <table:table-cell office:value-type="float" office:value="4.80931925743854" calcext:value-type="float">
            <text:p>4.80931925743854</text:p>
          </table:table-cell>
          <table:table-cell table:formula="of:=[.C139]-[.A139]" office:value-type="float" office:value="0" calcext:value-type="float">
            <text:p>0</text:p>
          </table:table-cell>
          <table:table-cell table:formula="of:=[.D139]-[.B1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4.8704756047754" calcext:value-type="float">
            <text:p>4.8704756047754</text:p>
          </table:table-cell>
          <table:table-cell office:value-type="float" office:value="1.38" calcext:value-type="float">
            <text:p>1.38</text:p>
          </table:table-cell>
          <table:table-cell office:value-type="float" office:value="4.8704756047754" calcext:value-type="float">
            <text:p>4.8704756047754</text:p>
          </table:table-cell>
          <table:table-cell table:formula="of:=[.C140]-[.A140]" office:value-type="float" office:value="0" calcext:value-type="float">
            <text:p>0</text:p>
          </table:table-cell>
          <table:table-cell table:formula="of:=[.D140]-[.B1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4.93221954554373" calcext:value-type="float">
            <text:p>4.93221954554373</text:p>
          </table:table-cell>
          <table:table-cell office:value-type="float" office:value="1.39" calcext:value-type="float">
            <text:p>1.39</text:p>
          </table:table-cell>
          <table:table-cell office:value-type="float" office:value="4.93221954554373" calcext:value-type="float">
            <text:p>4.93221954554373</text:p>
          </table:table-cell>
          <table:table-cell table:formula="of:=[.C141]-[.A141]" office:value-type="float" office:value="0" calcext:value-type="float">
            <text:p>0</text:p>
          </table:table-cell>
          <table:table-cell table:formula="of:=[.D141]-[.B1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.99454431221366" calcext:value-type="float">
            <text:p>4.99454431221366</text:p>
          </table:table-cell>
          <table:table-cell office:value-type="float" office:value="1.4" calcext:value-type="float">
            <text:p>1.4</text:p>
          </table:table-cell>
          <table:table-cell office:value-type="float" office:value="4.99454431221366" calcext:value-type="float">
            <text:p>4.99454431221366</text:p>
          </table:table-cell>
          <table:table-cell table:formula="of:=[.C142]-[.A142]" office:value-type="float" office:value="0" calcext:value-type="float">
            <text:p>0</text:p>
          </table:table-cell>
          <table:table-cell table:formula="of:=[.D142]-[.B1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5.05744271662683" calcext:value-type="float">
            <text:p>5.05744271662683</text:p>
          </table:table-cell>
          <table:table-cell office:value-type="float" office:value="1.41" calcext:value-type="float">
            <text:p>1.41</text:p>
          </table:table-cell>
          <table:table-cell office:value-type="float" office:value="5.05744271662683" calcext:value-type="float">
            <text:p>5.05744271662683</text:p>
          </table:table-cell>
          <table:table-cell table:formula="of:=[.C143]-[.A143]" office:value-type="float" office:value="0" calcext:value-type="float">
            <text:p>0</text:p>
          </table:table-cell>
          <table:table-cell table:formula="of:=[.D143]-[.B1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5.12090715335424" calcext:value-type="float">
            <text:p>5.12090715335424</text:p>
          </table:table-cell>
          <table:table-cell office:value-type="float" office:value="1.42" calcext:value-type="float">
            <text:p>1.42</text:p>
          </table:table-cell>
          <table:table-cell office:value-type="float" office:value="5.12090715335424" calcext:value-type="float">
            <text:p>5.12090715335424</text:p>
          </table:table-cell>
          <table:table-cell table:formula="of:=[.C144]-[.A144]" office:value-type="float" office:value="0" calcext:value-type="float">
            <text:p>0</text:p>
          </table:table-cell>
          <table:table-cell table:formula="of:=[.D144]-[.B1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5.18492960404761" calcext:value-type="float">
            <text:p>5.18492960404761</text:p>
          </table:table-cell>
          <table:table-cell office:value-type="float" office:value="1.43" calcext:value-type="float">
            <text:p>1.43</text:p>
          </table:table-cell>
          <table:table-cell office:value-type="float" office:value="5.18492960404761" calcext:value-type="float">
            <text:p>5.18492960404761</text:p>
          </table:table-cell>
          <table:table-cell table:formula="of:=[.C145]-[.A145]" office:value-type="float" office:value="0" calcext:value-type="float">
            <text:p>0</text:p>
          </table:table-cell>
          <table:table-cell table:formula="of:=[.D145]-[.B1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5.2495016428214" calcext:value-type="float">
            <text:p>5.2495016428214</text:p>
          </table:table-cell>
          <table:table-cell office:value-type="float" office:value="1.44" calcext:value-type="float">
            <text:p>1.44</text:p>
          </table:table-cell>
          <table:table-cell office:value-type="float" office:value="5.2495016428214" calcext:value-type="float">
            <text:p>5.2495016428214</text:p>
          </table:table-cell>
          <table:table-cell table:formula="of:=[.C146]-[.A146]" office:value-type="float" office:value="0" calcext:value-type="float">
            <text:p>0</text:p>
          </table:table-cell>
          <table:table-cell table:formula="of:=[.D146]-[.B1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5.31461444270186" calcext:value-type="float">
            <text:p>5.31461444270186</text:p>
          </table:table-cell>
          <table:table-cell office:value-type="float" office:value="1.45" calcext:value-type="float">
            <text:p>1.45</text:p>
          </table:table-cell>
          <table:table-cell office:value-type="float" office:value="5.31461444270186" calcext:value-type="float">
            <text:p>5.31461444270186</text:p>
          </table:table-cell>
          <table:table-cell table:formula="of:=[.C147]-[.A147]" office:value-type="float" office:value="0" calcext:value-type="float">
            <text:p>0</text:p>
          </table:table-cell>
          <table:table-cell table:formula="of:=[.D147]-[.B1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5.38025878317891" calcext:value-type="float">
            <text:p>5.38025878317891</text:p>
          </table:table-cell>
          <table:table-cell office:value-type="float" office:value="1.46" calcext:value-type="float">
            <text:p>1.46</text:p>
          </table:table-cell>
          <table:table-cell office:value-type="float" office:value="5.38025878317891" calcext:value-type="float">
            <text:p>5.38025878317891</text:p>
          </table:table-cell>
          <table:table-cell table:formula="of:=[.C148]-[.A148]" office:value-type="float" office:value="0" calcext:value-type="float">
            <text:p>0</text:p>
          </table:table-cell>
          <table:table-cell table:formula="of:=[.D148]-[.B1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5.44642505889569" calcext:value-type="float">
            <text:p>5.44642505889569</text:p>
          </table:table-cell>
          <table:table-cell office:value-type="float" office:value="1.47" calcext:value-type="float">
            <text:p>1.47</text:p>
          </table:table-cell>
          <table:table-cell office:value-type="float" office:value="5.44642505889569" calcext:value-type="float">
            <text:p>5.44642505889569</text:p>
          </table:table-cell>
          <table:table-cell table:formula="of:=[.C149]-[.A149]" office:value-type="float" office:value="0" calcext:value-type="float">
            <text:p>0</text:p>
          </table:table-cell>
          <table:table-cell table:formula="of:=[.D149]-[.B1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5.51310328950974" calcext:value-type="float">
            <text:p>5.51310328950974</text:p>
          </table:table-cell>
          <table:table-cell office:value-type="float" office:value="1.48" calcext:value-type="float">
            <text:p>1.48</text:p>
          </table:table-cell>
          <table:table-cell office:value-type="float" office:value="5.51310328950974" calcext:value-type="float">
            <text:p>5.51310328950974</text:p>
          </table:table-cell>
          <table:table-cell table:formula="of:=[.C150]-[.A150]" office:value-type="float" office:value="0" calcext:value-type="float">
            <text:p>0</text:p>
          </table:table-cell>
          <table:table-cell table:formula="of:=[.D150]-[.B1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5.58028313075842" calcext:value-type="float">
            <text:p>5.58028313075842</text:p>
          </table:table-cell>
          <table:table-cell office:value-type="float" office:value="1.49" calcext:value-type="float">
            <text:p>1.49</text:p>
          </table:table-cell>
          <table:table-cell office:value-type="float" office:value="5.58028313075842" calcext:value-type="float">
            <text:p>5.58028313075842</text:p>
          </table:table-cell>
          <table:table-cell table:formula="of:=[.C151]-[.A151]" office:value-type="float" office:value="0" calcext:value-type="float">
            <text:p>0</text:p>
          </table:table-cell>
          <table:table-cell table:formula="of:=[.D151]-[.B1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6479538867601" calcext:value-type="float">
            <text:p>5.6479538867601</text:p>
          </table:table-cell>
          <table:table-cell office:value-type="float" office:value="1.5" calcext:value-type="float">
            <text:p>1.5</text:p>
          </table:table-cell>
          <table:table-cell office:value-type="float" office:value="5.6479538867601" calcext:value-type="float">
            <text:p>5.6479538867601</text:p>
          </table:table-cell>
          <table:table-cell table:formula="of:=[.C152]-[.A152]" office:value-type="float" office:value="0" calcext:value-type="float">
            <text:p>0</text:p>
          </table:table-cell>
          <table:table-cell table:formula="of:=[.D152]-[.B1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5.71610452358102" calcext:value-type="float">
            <text:p>5.71610452358102</text:p>
          </table:table-cell>
          <table:table-cell office:value-type="float" office:value="1.51" calcext:value-type="float">
            <text:p>1.51</text:p>
          </table:table-cell>
          <table:table-cell office:value-type="float" office:value="5.71610452358102" calcext:value-type="float">
            <text:p>5.71610452358102</text:p>
          </table:table-cell>
          <table:table-cell table:formula="of:=[.C153]-[.A153]" office:value-type="float" office:value="0" calcext:value-type="float">
            <text:p>0</text:p>
          </table:table-cell>
          <table:table-cell table:formula="of:=[.D153]-[.B1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5.78472368409628" calcext:value-type="float">
            <text:p>5.78472368409628</text:p>
          </table:table-cell>
          <table:table-cell office:value-type="float" office:value="1.52" calcext:value-type="float">
            <text:p>1.52</text:p>
          </table:table-cell>
          <table:table-cell office:value-type="float" office:value="5.78472368409628" calcext:value-type="float">
            <text:p>5.78472368409628</text:p>
          </table:table-cell>
          <table:table-cell table:formula="of:=[.C154]-[.A154]" office:value-type="float" office:value="0" calcext:value-type="float">
            <text:p>0</text:p>
          </table:table-cell>
          <table:table-cell table:formula="of:=[.D154]-[.B1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5.85379970417144" calcext:value-type="float">
            <text:p>5.85379970417144</text:p>
          </table:table-cell>
          <table:table-cell office:value-type="float" office:value="1.53" calcext:value-type="float">
            <text:p>1.53</text:p>
          </table:table-cell>
          <table:table-cell office:value-type="float" office:value="5.85379970417144" calcext:value-type="float">
            <text:p>5.85379970417144</text:p>
          </table:table-cell>
          <table:table-cell table:formula="of:=[.C155]-[.A155]" office:value-type="float" office:value="0" calcext:value-type="float">
            <text:p>0</text:p>
          </table:table-cell>
          <table:table-cell table:formula="of:=[.D155]-[.B1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5.92332063018943" calcext:value-type="float">
            <text:p>5.92332063018943</text:p>
          </table:table-cell>
          <table:table-cell office:value-type="float" office:value="1.54" calcext:value-type="float">
            <text:p>1.54</text:p>
          </table:table-cell>
          <table:table-cell office:value-type="float" office:value="5.92332063018943" calcext:value-type="float">
            <text:p>5.92332063018943</text:p>
          </table:table-cell>
          <table:table-cell table:formula="of:=[.C156]-[.A156]" office:value-type="float" office:value="0" calcext:value-type="float">
            <text:p>0</text:p>
          </table:table-cell>
          <table:table-cell table:formula="of:=[.D156]-[.B1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5.99327423794528" calcext:value-type="float">
            <text:p>5.99327423794528</text:p>
          </table:table-cell>
          <table:table-cell office:value-type="float" office:value="1.55" calcext:value-type="float">
            <text:p>1.55</text:p>
          </table:table-cell>
          <table:table-cell office:value-type="float" office:value="5.99327423794528" calcext:value-type="float">
            <text:p>5.99327423794528</text:p>
          </table:table-cell>
          <table:table-cell table:formula="of:=[.C157]-[.A157]" office:value-type="float" office:value="0" calcext:value-type="float">
            <text:p>0</text:p>
          </table:table-cell>
          <table:table-cell table:formula="of:=[.D157]-[.B1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6.06364805292883" calcext:value-type="float">
            <text:p>6.06364805292883</text:p>
          </table:table-cell>
          <table:table-cell office:value-type="float" office:value="1.56" calcext:value-type="float">
            <text:p>1.56</text:p>
          </table:table-cell>
          <table:table-cell office:value-type="float" office:value="6.06364805292883" calcext:value-type="float">
            <text:p>6.06364805292883</text:p>
          </table:table-cell>
          <table:table-cell table:formula="of:=[.C158]-[.A158]" office:value-type="float" office:value="0" calcext:value-type="float">
            <text:p>0</text:p>
          </table:table-cell>
          <table:table-cell table:formula="of:=[.D158]-[.B1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6.13442937201328" calcext:value-type="float">
            <text:p>6.13442937201328</text:p>
          </table:table-cell>
          <table:table-cell office:value-type="float" office:value="1.57" calcext:value-type="float">
            <text:p>1.57</text:p>
          </table:table-cell>
          <table:table-cell office:value-type="float" office:value="6.13442937201328" calcext:value-type="float">
            <text:p>6.13442937201328</text:p>
          </table:table-cell>
          <table:table-cell table:formula="of:=[.C159]-[.A159]" office:value-type="float" office:value="0" calcext:value-type="float">
            <text:p>0</text:p>
          </table:table-cell>
          <table:table-cell table:formula="of:=[.D159]-[.B1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6.20560528656451" calcext:value-type="float">
            <text:p>6.20560528656451</text:p>
          </table:table-cell>
          <table:table-cell office:value-type="float" office:value="1.58" calcext:value-type="float">
            <text:p>1.58</text:p>
          </table:table-cell>
          <table:table-cell office:value-type="float" office:value="6.20560528656451" calcext:value-type="float">
            <text:p>6.20560528656451</text:p>
          </table:table-cell>
          <table:table-cell table:formula="of:=[.C160]-[.A160]" office:value-type="float" office:value="0" calcext:value-type="float">
            <text:p>0</text:p>
          </table:table-cell>
          <table:table-cell table:formula="of:=[.D160]-[.B1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6.27716270698351" calcext:value-type="float">
            <text:p>6.27716270698351</text:p>
          </table:table-cell>
          <table:table-cell office:value-type="float" office:value="1.59" calcext:value-type="float">
            <text:p>1.59</text:p>
          </table:table-cell>
          <table:table-cell office:value-type="float" office:value="6.27716270698351" calcext:value-type="float">
            <text:p>6.27716270698351</text:p>
          </table:table-cell>
          <table:table-cell table:formula="of:=[.C161]-[.A161]" office:value-type="float" office:value="0" calcext:value-type="float">
            <text:p>0</text:p>
          </table:table-cell>
          <table:table-cell table:formula="of:=[.D161]-[.B1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6.3490883886911" calcext:value-type="float">
            <text:p>6.3490883886911</text:p>
          </table:table-cell>
          <table:table-cell office:value-type="float" office:value="1.6" calcext:value-type="float">
            <text:p>1.6</text:p>
          </table:table-cell>
          <table:table-cell office:value-type="float" office:value="6.3490883886911" calcext:value-type="float">
            <text:p>6.3490883886911</text:p>
          </table:table-cell>
          <table:table-cell table:formula="of:=[.C162]-[.A162]" office:value-type="float" office:value="0" calcext:value-type="float">
            <text:p>0</text:p>
          </table:table-cell>
          <table:table-cell table:formula="of:=[.D162]-[.B1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6.42136895956085" calcext:value-type="float">
            <text:p>6.42136895956085</text:p>
          </table:table-cell>
          <table:table-cell office:value-type="float" office:value="1.61" calcext:value-type="float">
            <text:p>1.61</text:p>
          </table:table-cell>
          <table:table-cell office:value-type="float" office:value="6.42136895956085" calcext:value-type="float">
            <text:p>6.42136895956085</text:p>
          </table:table-cell>
          <table:table-cell table:formula="of:=[.C163]-[.A163]" office:value-type="float" office:value="0" calcext:value-type="float">
            <text:p>0</text:p>
          </table:table-cell>
          <table:table-cell table:formula="of:=[.D163]-[.B1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6.49399094880287" calcext:value-type="float">
            <text:p>6.49399094880287</text:p>
          </table:table-cell>
          <table:table-cell office:value-type="float" office:value="1.62" calcext:value-type="float">
            <text:p>1.62</text:p>
          </table:table-cell>
          <table:table-cell office:value-type="float" office:value="6.49399094880287" calcext:value-type="float">
            <text:p>6.49399094880287</text:p>
          </table:table-cell>
          <table:table-cell table:formula="of:=[.C164]-[.A164]" office:value-type="float" office:value="0" calcext:value-type="float">
            <text:p>0</text:p>
          </table:table-cell>
          <table:table-cell table:formula="of:=[.D164]-[.B1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6.56694081729741" calcext:value-type="float">
            <text:p>6.56694081729741</text:p>
          </table:table-cell>
          <table:table-cell office:value-type="float" office:value="1.63" calcext:value-type="float">
            <text:p>1.63</text:p>
          </table:table-cell>
          <table:table-cell office:value-type="float" office:value="6.56694081729741" calcext:value-type="float">
            <text:p>6.56694081729741</text:p>
          </table:table-cell>
          <table:table-cell table:formula="of:=[.C165]-[.A165]" office:value-type="float" office:value="0" calcext:value-type="float">
            <text:p>0</text:p>
          </table:table-cell>
          <table:table-cell table:formula="of:=[.D165]-[.B1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6.64020498937333" calcext:value-type="float">
            <text:p>6.64020498937333</text:p>
          </table:table-cell>
          <table:table-cell office:value-type="float" office:value="1.64" calcext:value-type="float">
            <text:p>1.64</text:p>
          </table:table-cell>
          <table:table-cell office:value-type="float" office:value="6.64020498937333" calcext:value-type="float">
            <text:p>6.64020498937333</text:p>
          </table:table-cell>
          <table:table-cell table:formula="of:=[.C166]-[.A166]" office:value-type="float" office:value="0" calcext:value-type="float">
            <text:p>0</text:p>
          </table:table-cell>
          <table:table-cell table:formula="of:=[.D166]-[.B1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6.71376988602284" calcext:value-type="float">
            <text:p>6.71376988602284</text:p>
          </table:table-cell>
          <table:table-cell office:value-type="float" office:value="1.65" calcext:value-type="float">
            <text:p>1.65</text:p>
          </table:table-cell>
          <table:table-cell office:value-type="float" office:value="6.71376988602284" calcext:value-type="float">
            <text:p>6.71376988602284</text:p>
          </table:table-cell>
          <table:table-cell table:formula="of:=[.C167]-[.A167]" office:value-type="float" office:value="0" calcext:value-type="float">
            <text:p>0</text:p>
          </table:table-cell>
          <table:table-cell table:formula="of:=[.D167]-[.B1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6.78762195953936" calcext:value-type="float">
            <text:p>6.78762195953936</text:p>
          </table:table-cell>
          <table:table-cell office:value-type="float" office:value="1.66" calcext:value-type="float">
            <text:p>1.66</text:p>
          </table:table-cell>
          <table:table-cell office:value-type="float" office:value="6.78762195953936" calcext:value-type="float">
            <text:p>6.78762195953936</text:p>
          </table:table-cell>
          <table:table-cell table:formula="of:=[.C168]-[.A168]" office:value-type="float" office:value="0" calcext:value-type="float">
            <text:p>0</text:p>
          </table:table-cell>
          <table:table-cell table:formula="of:=[.D168]-[.B1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6.86174772956128" calcext:value-type="float">
            <text:p>6.86174772956128</text:p>
          </table:table-cell>
          <table:table-cell office:value-type="float" office:value="1.67" calcext:value-type="float">
            <text:p>1.67</text:p>
          </table:table-cell>
          <table:table-cell office:value-type="float" office:value="6.86174772956128" calcext:value-type="float">
            <text:p>6.86174772956128</text:p>
          </table:table-cell>
          <table:table-cell table:formula="of:=[.C169]-[.A169]" office:value-type="float" office:value="0" calcext:value-type="float">
            <text:p>0</text:p>
          </table:table-cell>
          <table:table-cell table:formula="of:=[.D169]-[.B1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6.93613382049973" calcext:value-type="float">
            <text:p>6.93613382049973</text:p>
          </table:table-cell>
          <table:table-cell office:value-type="float" office:value="1.68" calcext:value-type="float">
            <text:p>1.68</text:p>
          </table:table-cell>
          <table:table-cell office:value-type="float" office:value="6.93613382049973" calcext:value-type="float">
            <text:p>6.93613382049973</text:p>
          </table:table-cell>
          <table:table-cell table:formula="of:=[.C170]-[.A170]" office:value-type="float" office:value="0" calcext:value-type="float">
            <text:p>0</text:p>
          </table:table-cell>
          <table:table-cell table:formula="of:=[.D170]-[.B1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7.0107670003238" calcext:value-type="float">
            <text:p>7.0107670003238</text:p>
          </table:table-cell>
          <table:table-cell office:value-type="float" office:value="1.69" calcext:value-type="float">
            <text:p>1.69</text:p>
          </table:table-cell>
          <table:table-cell office:value-type="float" office:value="7.0107670003238" calcext:value-type="float">
            <text:p>7.0107670003238</text:p>
          </table:table-cell>
          <table:table-cell table:formula="of:=[.C171]-[.A171]" office:value-type="float" office:value="0" calcext:value-type="float">
            <text:p>0</text:p>
          </table:table-cell>
          <table:table-cell table:formula="of:=[.D171]-[.B1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7.0856342206718" calcext:value-type="float">
            <text:p>7.0856342206718</text:p>
          </table:table-cell>
          <table:table-cell office:value-type="float" office:value="1.7" calcext:value-type="float">
            <text:p>1.7</text:p>
          </table:table-cell>
          <table:table-cell office:value-type="float" office:value="7.0856342206718" calcext:value-type="float">
            <text:p>7.0856342206718</text:p>
          </table:table-cell>
          <table:table-cell table:formula="of:=[.C172]-[.A172]" office:value-type="float" office:value="0" calcext:value-type="float">
            <text:p>0</text:p>
          </table:table-cell>
          <table:table-cell table:formula="of:=[.D172]-[.B1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7.16072265825197" calcext:value-type="float">
            <text:p>7.16072265825197</text:p>
          </table:table-cell>
          <table:table-cell office:value-type="float" office:value="1.71" calcext:value-type="float">
            <text:p>1.71</text:p>
          </table:table-cell>
          <table:table-cell office:value-type="float" office:value="7.16072265825197" calcext:value-type="float">
            <text:p>7.16072265825197</text:p>
          </table:table-cell>
          <table:table-cell table:formula="of:=[.C173]-[.A173]" office:value-type="float" office:value="0" calcext:value-type="float">
            <text:p>0</text:p>
          </table:table-cell>
          <table:table-cell table:formula="of:=[.D173]-[.B1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7.23601975749101" calcext:value-type="float">
            <text:p>7.23601975749101</text:p>
          </table:table-cell>
          <table:table-cell office:value-type="float" office:value="1.72" calcext:value-type="float">
            <text:p>1.72</text:p>
          </table:table-cell>
          <table:table-cell office:value-type="float" office:value="7.23601975749101" calcext:value-type="float">
            <text:p>7.23601975749101</text:p>
          </table:table-cell>
          <table:table-cell table:formula="of:=[.C174]-[.A174]" office:value-type="float" office:value="0" calcext:value-type="float">
            <text:p>0</text:p>
          </table:table-cell>
          <table:table-cell table:formula="of:=[.D174]-[.B1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7.3115132743834" calcext:value-type="float">
            <text:p>7.3115132743834</text:p>
          </table:table-cell>
          <table:table-cell office:value-type="float" office:value="1.73" calcext:value-type="float">
            <text:p>1.73</text:p>
          </table:table-cell>
          <table:table-cell office:value-type="float" office:value="7.3115132743834" calcext:value-type="float">
            <text:p>7.3115132743834</text:p>
          </table:table-cell>
          <table:table-cell table:formula="of:=[.C175]-[.A175]" office:value-type="float" office:value="0" calcext:value-type="float">
            <text:p>0</text:p>
          </table:table-cell>
          <table:table-cell table:formula="of:=[.D175]-[.B1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7.38719132148875" calcext:value-type="float">
            <text:p>7.38719132148875</text:p>
          </table:table-cell>
          <table:table-cell office:value-type="float" office:value="1.74" calcext:value-type="float">
            <text:p>1.74</text:p>
          </table:table-cell>
          <table:table-cell office:value-type="float" office:value="7.38719132148875" calcext:value-type="float">
            <text:p>7.38719132148875</text:p>
          </table:table-cell>
          <table:table-cell table:formula="of:=[.C176]-[.A176]" office:value-type="float" office:value="0" calcext:value-type="float">
            <text:p>0</text:p>
          </table:table-cell>
          <table:table-cell table:formula="of:=[.D176]-[.B1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7.46304241401916" calcext:value-type="float">
            <text:p>7.46304241401916</text:p>
          </table:table-cell>
          <table:table-cell office:value-type="float" office:value="1.75" calcext:value-type="float">
            <text:p>1.75</text:p>
          </table:table-cell>
          <table:table-cell office:value-type="float" office:value="7.46304241401916" calcext:value-type="float">
            <text:p>7.46304241401916</text:p>
          </table:table-cell>
          <table:table-cell table:formula="of:=[.C177]-[.A177]" office:value-type="float" office:value="0" calcext:value-type="float">
            <text:p>0</text:p>
          </table:table-cell>
          <table:table-cell table:formula="of:=[.D177]-[.B1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7.53905551695243" calcext:value-type="float">
            <text:p>7.53905551695243</text:p>
          </table:table-cell>
          <table:table-cell office:value-type="float" office:value="1.76" calcext:value-type="float">
            <text:p>1.76</text:p>
          </table:table-cell>
          <table:table-cell office:value-type="float" office:value="7.53905551695243" calcext:value-type="float">
            <text:p>7.53905551695243</text:p>
          </table:table-cell>
          <table:table-cell table:formula="of:=[.C178]-[.A178]" office:value-type="float" office:value="0" calcext:value-type="float">
            <text:p>0</text:p>
          </table:table-cell>
          <table:table-cell table:formula="of:=[.D178]-[.B1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7.61522009310137" calcext:value-type="float">
            <text:p>7.61522009310137</text:p>
          </table:table-cell>
          <table:table-cell office:value-type="float" office:value="1.77" calcext:value-type="float">
            <text:p>1.77</text:p>
          </table:table-cell>
          <table:table-cell office:value-type="float" office:value="7.61522009310137" calcext:value-type="float">
            <text:p>7.61522009310137</text:p>
          </table:table-cell>
          <table:table-cell table:formula="of:=[.C179]-[.A179]" office:value-type="float" office:value="0" calcext:value-type="float">
            <text:p>0</text:p>
          </table:table-cell>
          <table:table-cell table:formula="of:=[.D179]-[.B1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7.69152615206327" calcext:value-type="float">
            <text:p>7.69152615206327</text:p>
          </table:table-cell>
          <table:table-cell office:value-type="float" office:value="1.78" calcext:value-type="float">
            <text:p>1.78</text:p>
          </table:table-cell>
          <table:table-cell office:value-type="float" office:value="7.69152615206327" calcext:value-type="float">
            <text:p>7.69152615206327</text:p>
          </table:table-cell>
          <table:table-cell table:formula="of:=[.C180]-[.A180]" office:value-type="float" office:value="0" calcext:value-type="float">
            <text:p>0</text:p>
          </table:table-cell>
          <table:table-cell table:formula="of:=[.D180]-[.B1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7.76796429996759" calcext:value-type="float">
            <text:p>7.76796429996759</text:p>
          </table:table-cell>
          <table:table-cell office:value-type="float" office:value="1.79" calcext:value-type="float">
            <text:p>1.79</text:p>
          </table:table-cell>
          <table:table-cell office:value-type="float" office:value="7.76796429996759" calcext:value-type="float">
            <text:p>7.76796429996759</text:p>
          </table:table-cell>
          <table:table-cell table:formula="of:=[.C181]-[.A181]" office:value-type="float" office:value="0" calcext:value-type="float">
            <text:p>0</text:p>
          </table:table-cell>
          <table:table-cell table:formula="of:=[.D181]-[.B1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7.84452578993392" calcext:value-type="float">
            <text:p>7.84452578993392</text:p>
          </table:table-cell>
          <table:table-cell office:value-type="float" office:value="1.8" calcext:value-type="float">
            <text:p>1.8</text:p>
          </table:table-cell>
          <table:table-cell office:value-type="float" office:value="7.84452578993392" calcext:value-type="float">
            <text:p>7.84452578993392</text:p>
          </table:table-cell>
          <table:table-cell table:formula="of:=[.C182]-[.A182]" office:value-type="float" office:value="0" calcext:value-type="float">
            <text:p>0</text:p>
          </table:table-cell>
          <table:table-cell table:formula="of:=[.D182]-[.B1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7.92120257314585" calcext:value-type="float">
            <text:p>7.92120257314585</text:p>
          </table:table-cell>
          <table:table-cell office:value-type="float" office:value="1.81" calcext:value-type="float">
            <text:p>1.81</text:p>
          </table:table-cell>
          <table:table-cell office:value-type="float" office:value="7.92120257314585" calcext:value-type="float">
            <text:p>7.92120257314585</text:p>
          </table:table-cell>
          <table:table-cell table:formula="of:=[.C183]-[.A183]" office:value-type="float" office:value="0" calcext:value-type="float">
            <text:p>0</text:p>
          </table:table-cell>
          <table:table-cell table:formula="of:=[.D183]-[.B1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7.99798735044022" calcext:value-type="float">
            <text:p>7.99798735044022</text:p>
          </table:table-cell>
          <table:table-cell office:value-type="float" office:value="1.82" calcext:value-type="float">
            <text:p>1.82</text:p>
          </table:table-cell>
          <table:table-cell office:value-type="float" office:value="7.99798735044022" calcext:value-type="float">
            <text:p>7.99798735044022</text:p>
          </table:table-cell>
          <table:table-cell table:formula="of:=[.C184]-[.A184]" office:value-type="float" office:value="0" calcext:value-type="float">
            <text:p>0</text:p>
          </table:table-cell>
          <table:table-cell table:formula="of:=[.D184]-[.B1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8.07487362430519" calcext:value-type="float">
            <text:p>8.07487362430519</text:p>
          </table:table-cell>
          <table:table-cell office:value-type="float" office:value="1.83" calcext:value-type="float">
            <text:p>1.83</text:p>
          </table:table-cell>
          <table:table-cell office:value-type="float" office:value="8.07487362430519" calcext:value-type="float">
            <text:p>8.07487362430519</text:p>
          </table:table-cell>
          <table:table-cell table:formula="of:=[.C185]-[.A185]" office:value-type="float" office:value="0" calcext:value-type="float">
            <text:p>0</text:p>
          </table:table-cell>
          <table:table-cell table:formula="of:=[.D185]-[.B1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8.15185575117395" calcext:value-type="float">
            <text:p>8.15185575117395</text:p>
          </table:table-cell>
          <table:table-cell office:value-type="float" office:value="1.84" calcext:value-type="float">
            <text:p>1.84</text:p>
          </table:table-cell>
          <table:table-cell office:value-type="float" office:value="8.15185575117395" calcext:value-type="float">
            <text:p>8.15185575117395</text:p>
          </table:table-cell>
          <table:table-cell table:formula="of:=[.C186]-[.A186]" office:value-type="float" office:value="0" calcext:value-type="float">
            <text:p>0</text:p>
          </table:table-cell>
          <table:table-cell table:formula="of:=[.D186]-[.B1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8.22892899389501" calcext:value-type="float">
            <text:p>8.22892899389501</text:p>
          </table:table-cell>
          <table:table-cell office:value-type="float" office:value="1.85" calcext:value-type="float">
            <text:p>1.85</text:p>
          </table:table-cell>
          <table:table-cell office:value-type="float" office:value="8.22892899389501" calcext:value-type="float">
            <text:p>8.22892899389501</text:p>
          </table:table-cell>
          <table:table-cell table:formula="of:=[.C187]-[.A187]" office:value-type="float" office:value="0" calcext:value-type="float">
            <text:p>0</text:p>
          </table:table-cell>
          <table:table-cell table:formula="of:=[.D187]-[.B1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8.30608957425353" calcext:value-type="float">
            <text:p>8.30608957425353</text:p>
          </table:table-cell>
          <table:table-cell office:value-type="float" office:value="1.86" calcext:value-type="float">
            <text:p>1.86</text:p>
          </table:table-cell>
          <table:table-cell office:value-type="float" office:value="8.30608957425353" calcext:value-type="float">
            <text:p>8.30608957425353</text:p>
          </table:table-cell>
          <table:table-cell table:formula="of:=[.C188]-[.A188]" office:value-type="float" office:value="0" calcext:value-type="float">
            <text:p>0</text:p>
          </table:table-cell>
          <table:table-cell table:formula="of:=[.D188]-[.B1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8.38333472541235" calcext:value-type="float">
            <text:p>8.38333472541235</text:p>
          </table:table-cell>
          <table:table-cell office:value-type="float" office:value="1.87" calcext:value-type="float">
            <text:p>1.87</text:p>
          </table:table-cell>
          <table:table-cell office:value-type="float" office:value="8.38333472541235" calcext:value-type="float">
            <text:p>8.38333472541235</text:p>
          </table:table-cell>
          <table:table-cell table:formula="of:=[.C189]-[.A189]" office:value-type="float" office:value="0" calcext:value-type="float">
            <text:p>0</text:p>
          </table:table-cell>
          <table:table-cell table:formula="of:=[.D189]-[.B1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8.46066274413496" calcext:value-type="float">
            <text:p>8.46066274413496</text:p>
          </table:table-cell>
          <table:table-cell office:value-type="float" office:value="1.88" calcext:value-type="float">
            <text:p>1.88</text:p>
          </table:table-cell>
          <table:table-cell office:value-type="float" office:value="8.46066274413496" calcext:value-type="float">
            <text:p>8.46066274413496</text:p>
          </table:table-cell>
          <table:table-cell table:formula="of:=[.C190]-[.A190]" office:value-type="float" office:value="0" calcext:value-type="float">
            <text:p>0</text:p>
          </table:table-cell>
          <table:table-cell table:formula="of:=[.D190]-[.B1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8.53807304264726" calcext:value-type="float">
            <text:p>8.53807304264726</text:p>
          </table:table-cell>
          <table:table-cell office:value-type="float" office:value="1.89" calcext:value-type="float">
            <text:p>1.89</text:p>
          </table:table-cell>
          <table:table-cell office:value-type="float" office:value="8.53807304264726" calcext:value-type="float">
            <text:p>8.53807304264726</text:p>
          </table:table-cell>
          <table:table-cell table:formula="of:=[.C191]-[.A191]" office:value-type="float" office:value="0" calcext:value-type="float">
            <text:p>0</text:p>
          </table:table-cell>
          <table:table-cell table:formula="of:=[.D191]-[.B1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8.61556619998856" calcext:value-type="float">
            <text:p>8.61556619998856</text:p>
          </table:table-cell>
          <table:table-cell office:value-type="float" office:value="1.9" calcext:value-type="float">
            <text:p>1.9</text:p>
          </table:table-cell>
          <table:table-cell office:value-type="float" office:value="8.61556619998856" calcext:value-type="float">
            <text:p>8.61556619998856</text:p>
          </table:table-cell>
          <table:table-cell table:formula="of:=[.C192]-[.A192]" office:value-type="float" office:value="0" calcext:value-type="float">
            <text:p>0</text:p>
          </table:table-cell>
          <table:table-cell table:formula="of:=[.D192]-[.B1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8.69314401269738" calcext:value-type="float">
            <text:p>8.69314401269738</text:p>
          </table:table-cell>
          <table:table-cell office:value-type="float" office:value="1.91" calcext:value-type="float">
            <text:p>1.91</text:p>
          </table:table-cell>
          <table:table-cell office:value-type="float" office:value="8.69314401269738" calcext:value-type="float">
            <text:p>8.69314401269738</text:p>
          </table:table-cell>
          <table:table-cell table:formula="of:=[.C193]-[.A193]" office:value-type="float" office:value="0" calcext:value-type="float">
            <text:p>0</text:p>
          </table:table-cell>
          <table:table-cell table:formula="of:=[.D193]-[.B1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8.77080954467154" calcext:value-type="float">
            <text:p>8.77080954467154</text:p>
          </table:table-cell>
          <table:table-cell office:value-type="float" office:value="1.92" calcext:value-type="float">
            <text:p>1.92</text:p>
          </table:table-cell>
          <table:table-cell office:value-type="float" office:value="8.77080954467154" calcext:value-type="float">
            <text:p>8.77080954467154</text:p>
          </table:table-cell>
          <table:table-cell table:formula="of:=[.C194]-[.A194]" office:value-type="float" office:value="0" calcext:value-type="float">
            <text:p>0</text:p>
          </table:table-cell>
          <table:table-cell table:formula="of:=[.D194]-[.B1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8.84856717603744" calcext:value-type="float">
            <text:p>8.84856717603744</text:p>
          </table:table-cell>
          <table:table-cell office:value-type="float" office:value="1.93" calcext:value-type="float">
            <text:p>1.93</text:p>
          </table:table-cell>
          <table:table-cell office:value-type="float" office:value="8.84856717603744" calcext:value-type="float">
            <text:p>8.84856717603744</text:p>
          </table:table-cell>
          <table:table-cell table:formula="of:=[.C195]-[.A195]" office:value-type="float" office:value="0" calcext:value-type="float">
            <text:p>0</text:p>
          </table:table-cell>
          <table:table-cell table:formula="of:=[.D195]-[.B1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8.92642265085811" calcext:value-type="float">
            <text:p>8.92642265085811</text:p>
          </table:table-cell>
          <table:table-cell office:value-type="float" office:value="1.94" calcext:value-type="float">
            <text:p>1.94</text:p>
          </table:table-cell>
          <table:table-cell office:value-type="float" office:value="8.92642265085811" calcext:value-type="float">
            <text:p>8.92642265085811</text:p>
          </table:table-cell>
          <table:table-cell table:formula="of:=[.C196]-[.A196]" office:value-type="float" office:value="0" calcext:value-type="float">
            <text:p>0</text:p>
          </table:table-cell>
          <table:table-cell table:formula="of:=[.D196]-[.B1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9.00438312350526" calcext:value-type="float">
            <text:p>9.00438312350526</text:p>
          </table:table-cell>
          <table:table-cell office:value-type="float" office:value="1.95" calcext:value-type="float">
            <text:p>1.95</text:p>
          </table:table-cell>
          <table:table-cell office:value-type="float" office:value="9.00438312350526" calcext:value-type="float">
            <text:p>9.00438312350526</text:p>
          </table:table-cell>
          <table:table-cell table:formula="of:=[.C197]-[.A197]" office:value-type="float" office:value="0" calcext:value-type="float">
            <text:p>0</text:p>
          </table:table-cell>
          <table:table-cell table:formula="of:=[.D197]-[.B1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9.08245720351621" calcext:value-type="float">
            <text:p>9.08245720351621</text:p>
          </table:table-cell>
          <table:table-cell office:value-type="float" office:value="1.96" calcext:value-type="float">
            <text:p>1.96</text:p>
          </table:table-cell>
          <table:table-cell office:value-type="float" office:value="9.08245720351621" calcext:value-type="float">
            <text:p>9.08245720351621</text:p>
          </table:table-cell>
          <table:table-cell table:formula="of:=[.C198]-[.A198]" office:value-type="float" office:value="0" calcext:value-type="float">
            <text:p>0</text:p>
          </table:table-cell>
          <table:table-cell table:formula="of:=[.D198]-[.B1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9.1606549987525" calcext:value-type="float">
            <text:p>9.1606549987525</text:p>
          </table:table-cell>
          <table:table-cell office:value-type="float" office:value="1.97" calcext:value-type="float">
            <text:p>1.97</text:p>
          </table:table-cell>
          <table:table-cell office:value-type="float" office:value="9.1606549987525" calcext:value-type="float">
            <text:p>9.1606549987525</text:p>
          </table:table-cell>
          <table:table-cell table:formula="of:=[.C199]-[.A199]" office:value-type="float" office:value="0" calcext:value-type="float">
            <text:p>0</text:p>
          </table:table-cell>
          <table:table-cell table:formula="of:=[.D199]-[.B1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9.23898815667374" calcext:value-type="float">
            <text:p>9.23898815667374</text:p>
          </table:table-cell>
          <table:table-cell office:value-type="float" office:value="1.98" calcext:value-type="float">
            <text:p>1.98</text:p>
          </table:table-cell>
          <table:table-cell office:value-type="float" office:value="9.23898815667374" calcext:value-type="float">
            <text:p>9.23898815667374</text:p>
          </table:table-cell>
          <table:table-cell table:formula="of:=[.C200]-[.A200]" office:value-type="float" office:value="0" calcext:value-type="float">
            <text:p>0</text:p>
          </table:table-cell>
          <table:table-cell table:formula="of:=[.D200]-[.B2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9.31746990353684" calcext:value-type="float">
            <text:p>9.31746990353684</text:p>
          </table:table-cell>
          <table:table-cell office:value-type="float" office:value="1.99" calcext:value-type="float">
            <text:p>1.99</text:p>
          </table:table-cell>
          <table:table-cell office:value-type="float" office:value="9.31746990353684" calcext:value-type="float">
            <text:p>9.31746990353684</text:p>
          </table:table-cell>
          <table:table-cell table:formula="of:=[.C201]-[.A201]" office:value-type="float" office:value="0" calcext:value-type="float">
            <text:p>0</text:p>
          </table:table-cell>
          <table:table-cell table:formula="of:=[.D201]-[.B2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961150813284" calcext:value-type="float">
            <text:p>9.3961150813284</text:p>
          </table:table-cell>
          <table:table-cell office:value-type="float" office:value="2" calcext:value-type="float">
            <text:p>2</text:p>
          </table:table-cell>
          <table:table-cell office:value-type="float" office:value="9.3961150813284" calcext:value-type="float">
            <text:p>9.3961150813284</text:p>
          </table:table-cell>
          <table:table-cell table:formula="of:=[.C202]-[.A202]" office:value-type="float" office:value="0" calcext:value-type="float">
            <text:p>0</text:p>
          </table:table-cell>
          <table:table-cell table:formula="of:=[.D202]-[.B2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9.47494018223552" calcext:value-type="float">
            <text:p>9.47494018223552</text:p>
          </table:table-cell>
          <table:table-cell office:value-type="float" office:value="2.01" calcext:value-type="float">
            <text:p>2.01</text:p>
          </table:table-cell>
          <table:table-cell office:value-type="float" office:value="9.47494018223552" calcext:value-type="float">
            <text:p>9.47494018223552</text:p>
          </table:table-cell>
          <table:table-cell table:formula="of:=[.C203]-[.A203]" office:value-type="float" office:value="0" calcext:value-type="float">
            <text:p>0</text:p>
          </table:table-cell>
          <table:table-cell table:formula="of:=[.D203]-[.B2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9.55396338045918" calcext:value-type="float">
            <text:p>9.55396338045918</text:p>
          </table:table-cell>
          <table:table-cell office:value-type="float" office:value="2.02" calcext:value-type="float">
            <text:p>2.02</text:p>
          </table:table-cell>
          <table:table-cell office:value-type="float" office:value="9.55396338045918" calcext:value-type="float">
            <text:p>9.55396338045918</text:p>
          </table:table-cell>
          <table:table-cell table:formula="of:=[.C204]-[.A204]" office:value-type="float" office:value="0" calcext:value-type="float">
            <text:p>0</text:p>
          </table:table-cell>
          <table:table-cell table:formula="of:=[.D204]-[.B2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9.63320456117265" calcext:value-type="float">
            <text:p>9.63320456117265</text:p>
          </table:table-cell>
          <table:table-cell office:value-type="float" office:value="2.03" calcext:value-type="float">
            <text:p>2.03</text:p>
          </table:table-cell>
          <table:table-cell office:value-type="float" office:value="9.63320456117265" calcext:value-type="float">
            <text:p>9.63320456117265</text:p>
          </table:table-cell>
          <table:table-cell table:formula="of:=[.C205]-[.A205]" office:value-type="float" office:value="0" calcext:value-type="float">
            <text:p>0</text:p>
          </table:table-cell>
          <table:table-cell table:formula="of:=[.D205]-[.B2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9.71268534642743" calcext:value-type="float">
            <text:p>9.71268534642743</text:p>
          </table:table-cell>
          <table:table-cell office:value-type="float" office:value="2.04" calcext:value-type="float">
            <text:p>2.04</text:p>
          </table:table-cell>
          <table:table-cell office:value-type="float" office:value="9.71268534642743" calcext:value-type="float">
            <text:p>9.71268534642743</text:p>
          </table:table-cell>
          <table:table-cell table:formula="of:=[.C206]-[.A206]" office:value-type="float" office:value="0" calcext:value-type="float">
            <text:p>0</text:p>
          </table:table-cell>
          <table:table-cell table:formula="of:=[.D206]-[.B2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9.79242911780924" calcext:value-type="float">
            <text:p>9.79242911780924</text:p>
          </table:table-cell>
          <table:table-cell office:value-type="float" office:value="2.05" calcext:value-type="float">
            <text:p>2.05</text:p>
          </table:table-cell>
          <table:table-cell office:value-type="float" office:value="9.79242911780924" calcext:value-type="float">
            <text:p>9.79242911780924</text:p>
          </table:table-cell>
          <table:table-cell table:formula="of:=[.C207]-[.A207]" office:value-type="float" office:value="0" calcext:value-type="float">
            <text:p>0</text:p>
          </table:table-cell>
          <table:table-cell table:formula="of:=[.D207]-[.B2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9.87246103564723" calcext:value-type="float">
            <text:p>9.87246103564723</text:p>
          </table:table-cell>
          <table:table-cell office:value-type="float" office:value="2.06" calcext:value-type="float">
            <text:p>2.06</text:p>
          </table:table-cell>
          <table:table-cell office:value-type="float" office:value="9.87246103564723" calcext:value-type="float">
            <text:p>9.87246103564723</text:p>
          </table:table-cell>
          <table:table-cell table:formula="of:=[.C208]-[.A208]" office:value-type="float" office:value="0" calcext:value-type="float">
            <text:p>0</text:p>
          </table:table-cell>
          <table:table-cell table:formula="of:=[.D208]-[.B2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9.95280805458135" calcext:value-type="float">
            <text:p>9.95280805458135</text:p>
          </table:table-cell>
          <table:table-cell office:value-type="float" office:value="2.07" calcext:value-type="float">
            <text:p>2.07</text:p>
          </table:table-cell>
          <table:table-cell office:value-type="float" office:value="9.95280805458135" calcext:value-type="float">
            <text:p>9.95280805458135</text:p>
          </table:table-cell>
          <table:table-cell table:formula="of:=[.C209]-[.A209]" office:value-type="float" office:value="0" calcext:value-type="float">
            <text:p>0</text:p>
          </table:table-cell>
          <table:table-cell table:formula="of:=[.D209]-[.B2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0.0334989352951" calcext:value-type="float">
            <text:p>10.0334989352951</text:p>
          </table:table-cell>
          <table:table-cell office:value-type="float" office:value="2.08" calcext:value-type="float">
            <text:p>2.08</text:p>
          </table:table-cell>
          <table:table-cell office:value-type="float" office:value="10.0334989352951" calcext:value-type="float">
            <text:p>10.0334989352951</text:p>
          </table:table-cell>
          <table:table-cell table:formula="of:=[.C210]-[.A210]" office:value-type="float" office:value="0" calcext:value-type="float">
            <text:p>0</text:p>
          </table:table-cell>
          <table:table-cell table:formula="of:=[.D210]-[.B2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0.1145642522235" calcext:value-type="float">
            <text:p>10.1145642522235</text:p>
          </table:table-cell>
          <table:table-cell office:value-type="float" office:value="2.09" calcext:value-type="float">
            <text:p>2.09</text:p>
          </table:table-cell>
          <table:table-cell office:value-type="float" office:value="10.1145642522235" calcext:value-type="float">
            <text:p>10.1145642522235</text:p>
          </table:table-cell>
          <table:table-cell table:formula="of:=[.C211]-[.A211]" office:value-type="float" office:value="0" calcext:value-type="float">
            <text:p>0</text:p>
          </table:table-cell>
          <table:table-cell table:formula="of:=[.D211]-[.B2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0.1960363970509" calcext:value-type="float">
            <text:p>10.1960363970509</text:p>
          </table:table-cell>
          <table:table-cell office:value-type="float" office:value="2.1" calcext:value-type="float">
            <text:p>2.1</text:p>
          </table:table-cell>
          <table:table-cell office:value-type="float" office:value="10.1960363970509" calcext:value-type="float">
            <text:p>10.1960363970509</text:p>
          </table:table-cell>
          <table:table-cell table:formula="of:=[.C212]-[.A212]" office:value-type="float" office:value="0" calcext:value-type="float">
            <text:p>0</text:p>
          </table:table-cell>
          <table:table-cell table:formula="of:=[.D212]-[.B2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0.2779495778166" calcext:value-type="float">
            <text:p>10.2779495778166</text:p>
          </table:table-cell>
          <table:table-cell office:value-type="float" office:value="2.11" calcext:value-type="float">
            <text:p>2.11</text:p>
          </table:table-cell>
          <table:table-cell office:value-type="float" office:value="10.2779495778166" calcext:value-type="float">
            <text:p>10.2779495778166</text:p>
          </table:table-cell>
          <table:table-cell table:formula="of:=[.C213]-[.A213]" office:value-type="float" office:value="0" calcext:value-type="float">
            <text:p>0</text:p>
          </table:table-cell>
          <table:table-cell table:formula="of:=[.D213]-[.B2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0.3603398134526" calcext:value-type="float">
            <text:p>10.3603398134526</text:p>
          </table:table-cell>
          <table:table-cell office:value-type="float" office:value="2.12" calcext:value-type="float">
            <text:p>2.12</text:p>
          </table:table-cell>
          <table:table-cell office:value-type="float" office:value="10.3603398134526" calcext:value-type="float">
            <text:p>10.3603398134526</text:p>
          </table:table-cell>
          <table:table-cell table:formula="of:=[.C214]-[.A214]" office:value-type="float" office:value="0" calcext:value-type="float">
            <text:p>0</text:p>
          </table:table-cell>
          <table:table-cell table:formula="of:=[.D214]-[.B2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0.4432449235849" calcext:value-type="float">
            <text:p>10.4432449235849</text:p>
          </table:table-cell>
          <table:table-cell office:value-type="float" office:value="2.13" calcext:value-type="float">
            <text:p>2.13</text:p>
          </table:table-cell>
          <table:table-cell office:value-type="float" office:value="10.4432449235849" calcext:value-type="float">
            <text:p>10.4432449235849</text:p>
          </table:table-cell>
          <table:table-cell table:formula="of:=[.C215]-[.A215]" office:value-type="float" office:value="0" calcext:value-type="float">
            <text:p>0</text:p>
          </table:table-cell>
          <table:table-cell table:formula="of:=[.D215]-[.B2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0.5267045134349" calcext:value-type="float">
            <text:p>10.5267045134349</text:p>
          </table:table-cell>
          <table:table-cell office:value-type="float" office:value="2.14" calcext:value-type="float">
            <text:p>2.14</text:p>
          </table:table-cell>
          <table:table-cell office:value-type="float" office:value="10.5267045134349" calcext:value-type="float">
            <text:p>10.5267045134349</text:p>
          </table:table-cell>
          <table:table-cell table:formula="of:=[.C216]-[.A216]" office:value-type="float" office:value="0" calcext:value-type="float">
            <text:p>0</text:p>
          </table:table-cell>
          <table:table-cell table:formula="of:=[.D216]-[.B2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0.610759953668" calcext:value-type="float">
            <text:p>10.610759953668</text:p>
          </table:table-cell>
          <table:table-cell office:value-type="float" office:value="2.15" calcext:value-type="float">
            <text:p>2.15</text:p>
          </table:table-cell>
          <table:table-cell office:value-type="float" office:value="10.610759953668" calcext:value-type="float">
            <text:p>10.610759953668</text:p>
          </table:table-cell>
          <table:table-cell table:formula="of:=[.C217]-[.A217]" office:value-type="float" office:value="0" calcext:value-type="float">
            <text:p>0</text:p>
          </table:table-cell>
          <table:table-cell table:formula="of:=[.D217]-[.B2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0.6954543550438" calcext:value-type="float">
            <text:p>10.6954543550438</text:p>
          </table:table-cell>
          <table:table-cell office:value-type="float" office:value="2.16" calcext:value-type="float">
            <text:p>2.16</text:p>
          </table:table-cell>
          <table:table-cell office:value-type="float" office:value="10.6954543550438" calcext:value-type="float">
            <text:p>10.6954543550438</text:p>
          </table:table-cell>
          <table:table-cell table:formula="of:=[.C218]-[.A218]" office:value-type="float" office:value="0" calcext:value-type="float">
            <text:p>0</text:p>
          </table:table-cell>
          <table:table-cell table:formula="of:=[.D218]-[.B2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0.780832537735" calcext:value-type="float">
            <text:p>10.780832537735</text:p>
          </table:table-cell>
          <table:table-cell office:value-type="float" office:value="2.17" calcext:value-type="float">
            <text:p>2.17</text:p>
          </table:table-cell>
          <table:table-cell office:value-type="float" office:value="10.780832537735" calcext:value-type="float">
            <text:p>10.780832537735</text:p>
          </table:table-cell>
          <table:table-cell table:formula="of:=[.C219]-[.A219]" office:value-type="float" office:value="0" calcext:value-type="float">
            <text:p>0</text:p>
          </table:table-cell>
          <table:table-cell table:formula="of:=[.D219]-[.B2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0.8669409951891" calcext:value-type="float">
            <text:p>10.8669409951891</text:p>
          </table:table-cell>
          <table:table-cell office:value-type="float" office:value="2.18" calcext:value-type="float">
            <text:p>2.18</text:p>
          </table:table-cell>
          <table:table-cell office:value-type="float" office:value="10.8669409951891" calcext:value-type="float">
            <text:p>10.8669409951891</text:p>
          </table:table-cell>
          <table:table-cell table:formula="of:=[.C220]-[.A220]" office:value-type="float" office:value="0" calcext:value-type="float">
            <text:p>0</text:p>
          </table:table-cell>
          <table:table-cell table:formula="of:=[.D220]-[.B2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0.9538278524236" calcext:value-type="float">
            <text:p>10.9538278524236</text:p>
          </table:table-cell>
          <table:table-cell office:value-type="float" office:value="2.19" calcext:value-type="float">
            <text:p>2.19</text:p>
          </table:table-cell>
          <table:table-cell office:value-type="float" office:value="10.9538278524236" calcext:value-type="float">
            <text:p>10.9538278524236</text:p>
          </table:table-cell>
          <table:table-cell table:formula="of:=[.C221]-[.A221]" office:value-type="float" office:value="0" calcext:value-type="float">
            <text:p>0</text:p>
          </table:table-cell>
          <table:table-cell table:formula="of:=[.D221]-[.B2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1.0415428186556" calcext:value-type="float">
            <text:p>11.0415428186556</text:p>
          </table:table-cell>
          <table:table-cell office:value-type="float" office:value="2.2" calcext:value-type="float">
            <text:p>2.2</text:p>
          </table:table-cell>
          <table:table-cell office:value-type="float" office:value="11.0415428186556" calcext:value-type="float">
            <text:p>11.0415428186556</text:p>
          </table:table-cell>
          <table:table-cell table:formula="of:=[.C222]-[.A222]" office:value-type="float" office:value="0" calcext:value-type="float">
            <text:p>0</text:p>
          </table:table-cell>
          <table:table-cell table:formula="of:=[.D222]-[.B2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1.1301371341813" calcext:value-type="float">
            <text:p>11.1301371341813</text:p>
          </table:table-cell>
          <table:table-cell office:value-type="float" office:value="2.21" calcext:value-type="float">
            <text:p>2.21</text:p>
          </table:table-cell>
          <table:table-cell office:value-type="float" office:value="11.1301371341813" calcext:value-type="float">
            <text:p>11.1301371341813</text:p>
          </table:table-cell>
          <table:table-cell table:formula="of:=[.C223]-[.A223]" office:value-type="float" office:value="0" calcext:value-type="float">
            <text:p>0</text:p>
          </table:table-cell>
          <table:table-cell table:formula="of:=[.D223]-[.B2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1.2196635114372" calcext:value-type="float">
            <text:p>11.2196635114372</text:p>
          </table:table-cell>
          <table:table-cell office:value-type="float" office:value="2.22" calcext:value-type="float">
            <text:p>2.22</text:p>
          </table:table-cell>
          <table:table-cell office:value-type="float" office:value="11.2196635114372" calcext:value-type="float">
            <text:p>11.2196635114372</text:p>
          </table:table-cell>
          <table:table-cell table:formula="of:=[.C224]-[.A224]" office:value-type="float" office:value="0" calcext:value-type="float">
            <text:p>0</text:p>
          </table:table-cell>
          <table:table-cell table:formula="of:=[.D224]-[.B2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1.3101760701894" calcext:value-type="float">
            <text:p>11.3101760701894</text:p>
          </table:table-cell>
          <table:table-cell office:value-type="float" office:value="2.23" calcext:value-type="float">
            <text:p>2.23</text:p>
          </table:table-cell>
          <table:table-cell office:value-type="float" office:value="11.3101760701894" calcext:value-type="float">
            <text:p>11.3101760701894</text:p>
          </table:table-cell>
          <table:table-cell table:formula="of:=[.C225]-[.A225]" office:value-type="float" office:value="0" calcext:value-type="float">
            <text:p>0</text:p>
          </table:table-cell>
          <table:table-cell table:formula="of:=[.D225]-[.B2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1.4017302668151" calcext:value-type="float">
            <text:p>11.4017302668151</text:p>
          </table:table-cell>
          <table:table-cell office:value-type="float" office:value="2.24" calcext:value-type="float">
            <text:p>2.24</text:p>
          </table:table-cell>
          <table:table-cell office:value-type="float" office:value="11.4017302668151" calcext:value-type="float">
            <text:p>11.4017302668151</text:p>
          </table:table-cell>
          <table:table-cell table:formula="of:=[.C226]-[.A226]" office:value-type="float" office:value="0" calcext:value-type="float">
            <text:p>0</text:p>
          </table:table-cell>
          <table:table-cell table:formula="of:=[.D226]-[.B2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1.4943828176591" calcext:value-type="float">
            <text:p>11.4943828176591</text:p>
          </table:table-cell>
          <table:table-cell office:value-type="float" office:value="2.25" calcext:value-type="float">
            <text:p>2.25</text:p>
          </table:table-cell>
          <table:table-cell office:value-type="float" office:value="11.4943828176591" calcext:value-type="float">
            <text:p>11.4943828176591</text:p>
          </table:table-cell>
          <table:table-cell table:formula="of:=[.C227]-[.A227]" office:value-type="float" office:value="0" calcext:value-type="float">
            <text:p>0</text:p>
          </table:table-cell>
          <table:table-cell table:formula="of:=[.D227]-[.B2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1.5881916164654" calcext:value-type="float">
            <text:p>11.5881916164654</text:p>
          </table:table-cell>
          <table:table-cell office:value-type="float" office:value="2.26" calcext:value-type="float">
            <text:p>2.26</text:p>
          </table:table-cell>
          <table:table-cell office:value-type="float" office:value="11.5881916164654" calcext:value-type="float">
            <text:p>11.5881916164654</text:p>
          </table:table-cell>
          <table:table-cell table:formula="of:=[.C228]-[.A228]" office:value-type="float" office:value="0" calcext:value-type="float">
            <text:p>0</text:p>
          </table:table-cell>
          <table:table-cell table:formula="of:=[.D228]-[.B2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1.6832156459068" calcext:value-type="float">
            <text:p>11.6832156459068</text:p>
          </table:table-cell>
          <table:table-cell office:value-type="float" office:value="2.27" calcext:value-type="float">
            <text:p>2.27</text:p>
          </table:table-cell>
          <table:table-cell office:value-type="float" office:value="11.6832156459068" calcext:value-type="float">
            <text:p>11.6832156459068</text:p>
          </table:table-cell>
          <table:table-cell table:formula="of:=[.C229]-[.A229]" office:value-type="float" office:value="0" calcext:value-type="float">
            <text:p>0</text:p>
          </table:table-cell>
          <table:table-cell table:formula="of:=[.D229]-[.B2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1.7795148832519" calcext:value-type="float">
            <text:p>11.7795148832519</text:p>
          </table:table-cell>
          <table:table-cell office:value-type="float" office:value="2.28" calcext:value-type="float">
            <text:p>2.28</text:p>
          </table:table-cell>
          <table:table-cell office:value-type="float" office:value="11.7795148832519" calcext:value-type="float">
            <text:p>11.7795148832519</text:p>
          </table:table-cell>
          <table:table-cell table:formula="of:=[.C230]-[.A230]" office:value-type="float" office:value="0" calcext:value-type="float">
            <text:p>0</text:p>
          </table:table-cell>
          <table:table-cell table:formula="of:=[.D230]-[.B2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11.8771502002359" calcext:value-type="float">
            <text:p>11.8771502002359</text:p>
          </table:table-cell>
          <table:table-cell office:value-type="float" office:value="2.29" calcext:value-type="float">
            <text:p>2.29</text:p>
          </table:table-cell>
          <table:table-cell office:value-type="float" office:value="11.8771502002359" calcext:value-type="float">
            <text:p>11.8771502002359</text:p>
          </table:table-cell>
          <table:table-cell table:formula="of:=[.C231]-[.A231]" office:value-type="float" office:value="0" calcext:value-type="float">
            <text:p>0</text:p>
          </table:table-cell>
          <table:table-cell table:formula="of:=[.D231]-[.B2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1.9761832572197" calcext:value-type="float">
            <text:p>11.9761832572197</text:p>
          </table:table-cell>
          <table:table-cell office:value-type="float" office:value="2.3" calcext:value-type="float">
            <text:p>2.3</text:p>
          </table:table-cell>
          <table:table-cell office:value-type="float" office:value="11.9761832572197" calcext:value-type="float">
            <text:p>11.9761832572197</text:p>
          </table:table-cell>
          <table:table-cell table:formula="of:=[.C232]-[.A232]" office:value-type="float" office:value="0" calcext:value-type="float">
            <text:p>0</text:p>
          </table:table-cell>
          <table:table-cell table:formula="of:=[.D232]-[.B2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30999999999999" calcext:value-type="float">
            <text:p>2.30999999999999</text:p>
          </table:table-cell>
          <table:table-cell office:value-type="float" office:value="12.0766763917481" calcext:value-type="float">
            <text:p>12.0766763917481</text:p>
          </table:table-cell>
          <table:table-cell office:value-type="float" office:value="2.30999999999999" calcext:value-type="float">
            <text:p>2.30999999999999</text:p>
          </table:table-cell>
          <table:table-cell office:value-type="float" office:value="12.0766763917481" calcext:value-type="float">
            <text:p>12.0766763917481</text:p>
          </table:table-cell>
          <table:table-cell table:formula="of:=[.C233]-[.A233]" office:value-type="float" office:value="0" calcext:value-type="float">
            <text:p>0</text:p>
          </table:table-cell>
          <table:table-cell table:formula="of:=[.D233]-[.B2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31999999999999" calcext:value-type="float">
            <text:p>2.31999999999999</text:p>
          </table:table-cell>
          <table:table-cell office:value-type="float" office:value="12.1786925016394" calcext:value-type="float">
            <text:p>12.1786925016394</text:p>
          </table:table-cell>
          <table:table-cell office:value-type="float" office:value="2.31999999999999" calcext:value-type="float">
            <text:p>2.31999999999999</text:p>
          </table:table-cell>
          <table:table-cell office:value-type="float" office:value="12.1786925016394" calcext:value-type="float">
            <text:p>12.1786925016394</text:p>
          </table:table-cell>
          <table:table-cell table:formula="of:=[.C234]-[.A234]" office:value-type="float" office:value="0" calcext:value-type="float">
            <text:p>0</text:p>
          </table:table-cell>
          <table:table-cell table:formula="of:=[.D234]-[.B2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32999999999999" calcext:value-type="float">
            <text:p>2.32999999999999</text:p>
          </table:table-cell>
          <table:table-cell office:value-type="float" office:value="12.2822949227667" calcext:value-type="float">
            <text:p>12.2822949227667</text:p>
          </table:table-cell>
          <table:table-cell office:value-type="float" office:value="2.32999999999999" calcext:value-type="float">
            <text:p>2.32999999999999</text:p>
          </table:table-cell>
          <table:table-cell office:value-type="float" office:value="12.2822949227667" calcext:value-type="float">
            <text:p>12.2822949227667</text:p>
          </table:table-cell>
          <table:table-cell table:formula="of:=[.C235]-[.A235]" office:value-type="float" office:value="0" calcext:value-type="float">
            <text:p>0</text:p>
          </table:table-cell>
          <table:table-cell table:formula="of:=[.D235]-[.B2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33999999999999" calcext:value-type="float">
            <text:p>2.33999999999999</text:p>
          </table:table-cell>
          <table:table-cell office:value-type="float" office:value="12.3875473017132" calcext:value-type="float">
            <text:p>12.3875473017132</text:p>
          </table:table-cell>
          <table:table-cell office:value-type="float" office:value="2.33999999999999" calcext:value-type="float">
            <text:p>2.33999999999999</text:p>
          </table:table-cell>
          <table:table-cell office:value-type="float" office:value="12.3875473017132" calcext:value-type="float">
            <text:p>12.3875473017132</text:p>
          </table:table-cell>
          <table:table-cell table:formula="of:=[.C236]-[.A236]" office:value-type="float" office:value="0" calcext:value-type="float">
            <text:p>0</text:p>
          </table:table-cell>
          <table:table-cell table:formula="of:=[.D236]-[.B2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34999999999999" calcext:value-type="float">
            <text:p>2.34999999999999</text:p>
          </table:table-cell>
          <table:table-cell office:value-type="float" office:value="12.4945134635127" calcext:value-type="float">
            <text:p>12.4945134635127</text:p>
          </table:table-cell>
          <table:table-cell office:value-type="float" office:value="2.34999999999999" calcext:value-type="float">
            <text:p>2.34999999999999</text:p>
          </table:table-cell>
          <table:table-cell office:value-type="float" office:value="12.4945134635127" calcext:value-type="float">
            <text:p>12.4945134635127</text:p>
          </table:table-cell>
          <table:table-cell table:formula="of:=[.C237]-[.A237]" office:value-type="float" office:value="0" calcext:value-type="float">
            <text:p>0</text:p>
          </table:table-cell>
          <table:table-cell table:formula="of:=[.D237]-[.B2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35999999999999" calcext:value-type="float">
            <text:p>2.35999999999999</text:p>
          </table:table-cell>
          <table:table-cell office:value-type="float" office:value="12.6032572747103" calcext:value-type="float">
            <text:p>12.6032572747103</text:p>
          </table:table-cell>
          <table:table-cell office:value-type="float" office:value="2.35999999999999" calcext:value-type="float">
            <text:p>2.35999999999999</text:p>
          </table:table-cell>
          <table:table-cell office:value-type="float" office:value="12.6032572747103" calcext:value-type="float">
            <text:p>12.6032572747103</text:p>
          </table:table-cell>
          <table:table-cell table:formula="of:=[.C238]-[.A238]" office:value-type="float" office:value="0" calcext:value-type="float">
            <text:p>0</text:p>
          </table:table-cell>
          <table:table-cell table:formula="of:=[.D238]-[.B2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36999999999999" calcext:value-type="float">
            <text:p>2.36999999999999</text:p>
          </table:table-cell>
          <table:table-cell office:value-type="float" office:value="12.7138425020076" calcext:value-type="float">
            <text:p>12.7138425020076</text:p>
          </table:table-cell>
          <table:table-cell office:value-type="float" office:value="2.36999999999999" calcext:value-type="float">
            <text:p>2.36999999999999</text:p>
          </table:table-cell>
          <table:table-cell office:value-type="float" office:value="12.7138425020076" calcext:value-type="float">
            <text:p>12.7138425020076</text:p>
          </table:table-cell>
          <table:table-cell table:formula="of:=[.C239]-[.A239]" office:value-type="float" office:value="0" calcext:value-type="float">
            <text:p>0</text:p>
          </table:table-cell>
          <table:table-cell table:formula="of:=[.D239]-[.B2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37999999999999" calcext:value-type="float">
            <text:p>2.37999999999999</text:p>
          </table:table-cell>
          <table:table-cell office:value-type="float" office:value="12.8263326667823" calcext:value-type="float">
            <text:p>12.8263326667823</text:p>
          </table:table-cell>
          <table:table-cell office:value-type="float" office:value="2.37999999999999" calcext:value-type="float">
            <text:p>2.37999999999999</text:p>
          </table:table-cell>
          <table:table-cell office:value-type="float" office:value="12.8263326667823" calcext:value-type="float">
            <text:p>12.8263326667823</text:p>
          </table:table-cell>
          <table:table-cell table:formula="of:=[.C240]-[.A240]" office:value-type="float" office:value="0" calcext:value-type="float">
            <text:p>0</text:p>
          </table:table-cell>
          <table:table-cell table:formula="of:=[.D240]-[.B2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38999999999999" calcext:value-type="float">
            <text:p>2.38999999999999</text:p>
          </table:table-cell>
          <table:table-cell office:value-type="float" office:value="12.9407908957987" calcext:value-type="float">
            <text:p>12.9407908957987</text:p>
          </table:table-cell>
          <table:table-cell office:value-type="float" office:value="2.38999999999999" calcext:value-type="float">
            <text:p>2.38999999999999</text:p>
          </table:table-cell>
          <table:table-cell office:value-type="float" office:value="12.9407908957987" calcext:value-type="float">
            <text:p>12.9407908957987</text:p>
          </table:table-cell>
          <table:table-cell table:formula="of:=[.C241]-[.A241]" office:value-type="float" office:value="0" calcext:value-type="float">
            <text:p>0</text:p>
          </table:table-cell>
          <table:table-cell table:formula="of:=[.D241]-[.B2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39999999999999" calcext:value-type="float">
            <text:p>2.39999999999999</text:p>
          </table:table-cell>
          <table:table-cell office:value-type="float" office:value="13.0572797684559" calcext:value-type="float">
            <text:p>13.0572797684559</text:p>
          </table:table-cell>
          <table:table-cell office:value-type="float" office:value="2.39999999999999" calcext:value-type="float">
            <text:p>2.39999999999999</text:p>
          </table:table-cell>
          <table:table-cell office:value-type="float" office:value="13.0572797684559" calcext:value-type="float">
            <text:p>13.0572797684559</text:p>
          </table:table-cell>
          <table:table-cell table:formula="of:=[.C242]-[.A242]" office:value-type="float" office:value="0" calcext:value-type="float">
            <text:p>0</text:p>
          </table:table-cell>
          <table:table-cell table:formula="of:=[.D242]-[.B2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40999999999999" calcext:value-type="float">
            <text:p>2.40999999999999</text:p>
          </table:table-cell>
          <table:table-cell office:value-type="float" office:value="13.1758611609457" calcext:value-type="float">
            <text:p>13.1758611609457</text:p>
          </table:table-cell>
          <table:table-cell office:value-type="float" office:value="2.40999999999999" calcext:value-type="float">
            <text:p>2.40999999999999</text:p>
          </table:table-cell>
          <table:table-cell office:value-type="float" office:value="13.1758611609457" calcext:value-type="float">
            <text:p>13.1758611609457</text:p>
          </table:table-cell>
          <table:table-cell table:formula="of:=[.C243]-[.A243]" office:value-type="float" office:value="0" calcext:value-type="float">
            <text:p>0</text:p>
          </table:table-cell>
          <table:table-cell table:formula="of:=[.D243]-[.B2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41999999999999" calcext:value-type="float">
            <text:p>2.41999999999999</text:p>
          </table:table-cell>
          <table:table-cell office:value-type="float" office:value="13.2965960877186" calcext:value-type="float">
            <text:p>13.2965960877186</text:p>
          </table:table-cell>
          <table:table-cell office:value-type="float" office:value="2.41999999999999" calcext:value-type="float">
            <text:p>2.41999999999999</text:p>
          </table:table-cell>
          <table:table-cell office:value-type="float" office:value="13.2965960877186" calcext:value-type="float">
            <text:p>13.2965960877186</text:p>
          </table:table-cell>
          <table:table-cell table:formula="of:=[.C244]-[.A244]" office:value-type="float" office:value="0" calcext:value-type="float">
            <text:p>0</text:p>
          </table:table-cell>
          <table:table-cell table:formula="of:=[.D244]-[.B2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42999999999999" calcext:value-type="float">
            <text:p>2.42999999999999</text:p>
          </table:table-cell>
          <table:table-cell office:value-type="float" office:value="13.4195445406878" calcext:value-type="float">
            <text:p>13.4195445406878</text:p>
          </table:table-cell>
          <table:table-cell office:value-type="float" office:value="2.42999999999999" calcext:value-type="float">
            <text:p>2.42999999999999</text:p>
          </table:table-cell>
          <table:table-cell office:value-type="float" office:value="13.4195445406878" calcext:value-type="float">
            <text:p>13.4195445406878</text:p>
          </table:table-cell>
          <table:table-cell table:formula="of:=[.C245]-[.A245]" office:value-type="float" office:value="0" calcext:value-type="float">
            <text:p>0</text:p>
          </table:table-cell>
          <table:table-cell table:formula="of:=[.D245]-[.B2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43999999999999" calcext:value-type="float">
            <text:p>2.43999999999999</text:p>
          </table:table-cell>
          <table:table-cell office:value-type="float" office:value="13.5447653266217" calcext:value-type="float">
            <text:p>13.5447653266217</text:p>
          </table:table-cell>
          <table:table-cell office:value-type="float" office:value="2.43999999999999" calcext:value-type="float">
            <text:p>2.43999999999999</text:p>
          </table:table-cell>
          <table:table-cell office:value-type="float" office:value="13.5447653266217" calcext:value-type="float">
            <text:p>13.5447653266217</text:p>
          </table:table-cell>
          <table:table-cell table:formula="of:=[.C246]-[.A246]" office:value-type="float" office:value="0" calcext:value-type="float">
            <text:p>0</text:p>
          </table:table-cell>
          <table:table-cell table:formula="of:=[.D246]-[.B2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44999999999999" calcext:value-type="float">
            <text:p>2.44999999999999</text:p>
          </table:table-cell>
          <table:table-cell office:value-type="float" office:value="13.6723159032087" calcext:value-type="float">
            <text:p>13.6723159032087</text:p>
          </table:table-cell>
          <table:table-cell office:value-type="float" office:value="2.44999999999999" calcext:value-type="float">
            <text:p>2.44999999999999</text:p>
          </table:table-cell>
          <table:table-cell office:value-type="float" office:value="13.6723159032087" calcext:value-type="float">
            <text:p>13.6723159032087</text:p>
          </table:table-cell>
          <table:table-cell table:formula="of:=[.C247]-[.A247]" office:value-type="float" office:value="0" calcext:value-type="float">
            <text:p>0</text:p>
          </table:table-cell>
          <table:table-cell table:formula="of:=[.D247]-[.B2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45999999999999" calcext:value-type="float">
            <text:p>2.45999999999999</text:p>
          </table:table-cell>
          <table:table-cell office:value-type="float" office:value="13.8022522142965" calcext:value-type="float">
            <text:p>13.8022522142965</text:p>
          </table:table-cell>
          <table:table-cell office:value-type="float" office:value="2.45999999999999" calcext:value-type="float">
            <text:p>2.45999999999999</text:p>
          </table:table-cell>
          <table:table-cell office:value-type="float" office:value="13.8022522142965" calcext:value-type="float">
            <text:p>13.8022522142965</text:p>
          </table:table-cell>
          <table:table-cell table:formula="of:=[.C248]-[.A248]" office:value-type="float" office:value="0" calcext:value-type="float">
            <text:p>0</text:p>
          </table:table-cell>
          <table:table-cell table:formula="of:=[.D248]-[.B2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46999999999999" calcext:value-type="float">
            <text:p>2.46999999999999</text:p>
          </table:table-cell>
          <table:table-cell office:value-type="float" office:value="13.9346285248396" calcext:value-type="float">
            <text:p>13.9346285248396</text:p>
          </table:table-cell>
          <table:table-cell office:value-type="float" office:value="2.46999999999999" calcext:value-type="float">
            <text:p>2.46999999999999</text:p>
          </table:table-cell>
          <table:table-cell office:value-type="float" office:value="13.9346285248396" calcext:value-type="float">
            <text:p>13.9346285248396</text:p>
          </table:table-cell>
          <table:table-cell table:formula="of:=[.C249]-[.A249]" office:value-type="float" office:value="0" calcext:value-type="float">
            <text:p>0</text:p>
          </table:table-cell>
          <table:table-cell table:formula="of:=[.D249]-[.B2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47999999999999" calcext:value-type="float">
            <text:p>2.47999999999999</text:p>
          </table:table-cell>
          <table:table-cell office:value-type="float" office:value="14.0694972561092" calcext:value-type="float">
            <text:p>14.0694972561092</text:p>
          </table:table-cell>
          <table:table-cell office:value-type="float" office:value="2.47999999999999" calcext:value-type="float">
            <text:p>2.47999999999999</text:p>
          </table:table-cell>
          <table:table-cell office:value-type="float" office:value="14.0694972561092" calcext:value-type="float">
            <text:p>14.0694972561092</text:p>
          </table:table-cell>
          <table:table-cell table:formula="of:=[.C250]-[.A250]" office:value-type="float" office:value="0" calcext:value-type="float">
            <text:p>0</text:p>
          </table:table-cell>
          <table:table-cell table:formula="of:=[.D250]-[.B2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48999999999999" calcext:value-type="float">
            <text:p>2.48999999999999</text:p>
          </table:table-cell>
          <table:table-cell office:value-type="float" office:value="14.2069088217418" calcext:value-type="float">
            <text:p>14.2069088217418</text:p>
          </table:table-cell>
          <table:table-cell office:value-type="float" office:value="2.48999999999999" calcext:value-type="float">
            <text:p>2.48999999999999</text:p>
          </table:table-cell>
          <table:table-cell office:value-type="float" office:value="14.2069088217418" calcext:value-type="float">
            <text:p>14.2069088217418</text:p>
          </table:table-cell>
          <table:table-cell table:formula="of:=[.C251]-[.A251]" office:value-type="float" office:value="0" calcext:value-type="float">
            <text:p>0</text:p>
          </table:table-cell>
          <table:table-cell table:formula="of:=[.D251]-[.B2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49999999999999" calcext:value-type="float">
            <text:p>2.49999999999999</text:p>
          </table:table-cell>
          <table:table-cell office:value-type="float" office:value="14.3469114652293" calcext:value-type="float">
            <text:p>14.3469114652293</text:p>
          </table:table-cell>
          <table:table-cell office:value-type="float" office:value="2.49999999999999" calcext:value-type="float">
            <text:p>2.49999999999999</text:p>
          </table:table-cell>
          <table:table-cell office:value-type="float" office:value="14.3469114652293" calcext:value-type="float">
            <text:p>14.3469114652293</text:p>
          </table:table-cell>
          <table:table-cell table:formula="of:=[.C252]-[.A252]" office:value-type="float" office:value="0" calcext:value-type="float">
            <text:p>0</text:p>
          </table:table-cell>
          <table:table-cell table:formula="of:=[.D252]-[.B2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50999999999999" calcext:value-type="float">
            <text:p>2.50999999999999</text:p>
          </table:table-cell>
          <table:table-cell office:value-type="float" office:value="14.4895510994679" calcext:value-type="float">
            <text:p>14.4895510994679</text:p>
          </table:table-cell>
          <table:table-cell office:value-type="float" office:value="2.50999999999999" calcext:value-type="float">
            <text:p>2.50999999999999</text:p>
          </table:table-cell>
          <table:table-cell office:value-type="float" office:value="14.4895510994679" calcext:value-type="float">
            <text:p>14.4895510994679</text:p>
          </table:table-cell>
          <table:table-cell table:formula="of:=[.C253]-[.A253]" office:value-type="float" office:value="0" calcext:value-type="float">
            <text:p>0</text:p>
          </table:table-cell>
          <table:table-cell table:formula="of:=[.D253]-[.B2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51999999999999" calcext:value-type="float">
            <text:p>2.51999999999999</text:p>
          </table:table-cell>
          <table:table-cell office:value-type="float" office:value="14.6348711490078" calcext:value-type="float">
            <text:p>14.6348711490078</text:p>
          </table:table-cell>
          <table:table-cell office:value-type="float" office:value="2.51999999999999" calcext:value-type="float">
            <text:p>2.51999999999999</text:p>
          </table:table-cell>
          <table:table-cell office:value-type="float" office:value="14.6348711490078" calcext:value-type="float">
            <text:p>14.6348711490078</text:p>
          </table:table-cell>
          <table:table-cell table:formula="of:=[.C254]-[.A254]" office:value-type="float" office:value="0" calcext:value-type="float">
            <text:p>0</text:p>
          </table:table-cell>
          <table:table-cell table:formula="of:=[.D254]-[.B2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52999999999999" calcext:value-type="float">
            <text:p>2.52999999999999</text:p>
          </table:table-cell>
          <table:table-cell office:value-type="float" office:value="14.7829123956581" calcext:value-type="float">
            <text:p>14.7829123956581</text:p>
          </table:table-cell>
          <table:table-cell office:value-type="float" office:value="2.52999999999999" calcext:value-type="float">
            <text:p>2.52999999999999</text:p>
          </table:table-cell>
          <table:table-cell office:value-type="float" office:value="14.7829123956581" calcext:value-type="float">
            <text:p>14.7829123956581</text:p>
          </table:table-cell>
          <table:table-cell table:formula="of:=[.C255]-[.A255]" office:value-type="float" office:value="0" calcext:value-type="float">
            <text:p>0</text:p>
          </table:table-cell>
          <table:table-cell table:formula="of:=[.D255]-[.B2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53999999999999" calcext:value-type="float">
            <text:p>2.53999999999999</text:p>
          </table:table-cell>
          <table:table-cell office:value-type="float" office:value="14.9337128281207" calcext:value-type="float">
            <text:p>14.9337128281207</text:p>
          </table:table-cell>
          <table:table-cell office:value-type="float" office:value="2.53999999999999" calcext:value-type="float">
            <text:p>2.53999999999999</text:p>
          </table:table-cell>
          <table:table-cell office:value-type="float" office:value="14.9337128281207" calcext:value-type="float">
            <text:p>14.9337128281207</text:p>
          </table:table-cell>
          <table:table-cell table:formula="of:=[.C256]-[.A256]" office:value-type="float" office:value="0" calcext:value-type="float">
            <text:p>0</text:p>
          </table:table-cell>
          <table:table-cell table:formula="of:=[.D256]-[.B2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54999999999999" calcext:value-type="float">
            <text:p>2.54999999999999</text:p>
          </table:table-cell>
          <table:table-cell office:value-type="float" office:value="15.0873074963379" calcext:value-type="float">
            <text:p>15.0873074963379</text:p>
          </table:table-cell>
          <table:table-cell office:value-type="float" office:value="2.54999999999999" calcext:value-type="float">
            <text:p>2.54999999999999</text:p>
          </table:table-cell>
          <table:table-cell office:value-type="float" office:value="15.0873074963379" calcext:value-type="float">
            <text:p>15.0873074963379</text:p>
          </table:table-cell>
          <table:table-cell table:formula="of:=[.C257]-[.A257]" office:value-type="float" office:value="0" calcext:value-type="float">
            <text:p>0</text:p>
          </table:table-cell>
          <table:table-cell table:formula="of:=[.D257]-[.B2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55999999999999" calcext:value-type="float">
            <text:p>2.55999999999999</text:p>
          </table:table-cell>
          <table:table-cell office:value-type="float" office:value="15.2437283712515" calcext:value-type="float">
            <text:p>15.2437283712515</text:p>
          </table:table-cell>
          <table:table-cell office:value-type="float" office:value="2.55999999999999" calcext:value-type="float">
            <text:p>2.55999999999999</text:p>
          </table:table-cell>
          <table:table-cell office:value-type="float" office:value="15.2437283712515" calcext:value-type="float">
            <text:p>15.2437283712515</text:p>
          </table:table-cell>
          <table:table-cell table:formula="of:=[.C258]-[.A258]" office:value-type="float" office:value="0" calcext:value-type="float">
            <text:p>0</text:p>
          </table:table-cell>
          <table:table-cell table:formula="of:=[.D258]-[.B2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56999999999999" calcext:value-type="float">
            <text:p>2.56999999999999</text:p>
          </table:table-cell>
          <table:table-cell office:value-type="float" office:value="15.4030042106789" calcext:value-type="float">
            <text:p>15.4030042106789</text:p>
          </table:table-cell>
          <table:table-cell office:value-type="float" office:value="2.56999999999999" calcext:value-type="float">
            <text:p>2.56999999999999</text:p>
          </table:table-cell>
          <table:table-cell office:value-type="float" office:value="15.4030042106789" calcext:value-type="float">
            <text:p>15.4030042106789</text:p>
          </table:table-cell>
          <table:table-cell table:formula="of:=[.C259]-[.A259]" office:value-type="float" office:value="0" calcext:value-type="float">
            <text:p>0</text:p>
          </table:table-cell>
          <table:table-cell table:formula="of:=[.D259]-[.B2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57999999999999" calcext:value-type="float">
            <text:p>2.57999999999999</text:p>
          </table:table-cell>
          <table:table-cell office:value-type="float" office:value="15.5651604320202" calcext:value-type="float">
            <text:p>15.5651604320202</text:p>
          </table:table-cell>
          <table:table-cell office:value-type="float" office:value="2.57999999999999" calcext:value-type="float">
            <text:p>2.57999999999999</text:p>
          </table:table-cell>
          <table:table-cell office:value-type="float" office:value="15.5651604320202" calcext:value-type="float">
            <text:p>15.5651604320202</text:p>
          </table:table-cell>
          <table:table-cell table:formula="of:=[.C260]-[.A260]" office:value-type="float" office:value="0" calcext:value-type="float">
            <text:p>0</text:p>
          </table:table-cell>
          <table:table-cell table:formula="of:=[.D260]-[.B2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58999999999999" calcext:value-type="float">
            <text:p>2.58999999999999</text:p>
          </table:table-cell>
          <table:table-cell office:value-type="float" office:value="15.7302189925118" calcext:value-type="float">
            <text:p>15.7302189925118</text:p>
          </table:table-cell>
          <table:table-cell office:value-type="float" office:value="2.58999999999999" calcext:value-type="float">
            <text:p>2.58999999999999</text:p>
          </table:table-cell>
          <table:table-cell office:value-type="float" office:value="15.7302189925118" calcext:value-type="float">
            <text:p>15.7302189925118</text:p>
          </table:table-cell>
          <table:table-cell table:formula="of:=[.C261]-[.A261]" office:value-type="float" office:value="0" calcext:value-type="float">
            <text:p>0</text:p>
          </table:table-cell>
          <table:table-cell table:formula="of:=[.D261]-[.B2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59999999999999" calcext:value-type="float">
            <text:p>2.59999999999999</text:p>
          </table:table-cell>
          <table:table-cell office:value-type="float" office:value="15.8981982777453" calcext:value-type="float">
            <text:p>15.8981982777453</text:p>
          </table:table-cell>
          <table:table-cell office:value-type="float" office:value="2.59999999999999" calcext:value-type="float">
            <text:p>2.59999999999999</text:p>
          </table:table-cell>
          <table:table-cell office:value-type="float" office:value="15.8981982777453" calcext:value-type="float">
            <text:p>15.8981982777453</text:p>
          </table:table-cell>
          <table:table-cell table:formula="of:=[.C262]-[.A262]" office:value-type="float" office:value="0" calcext:value-type="float">
            <text:p>0</text:p>
          </table:table-cell>
          <table:table-cell table:formula="of:=[.D262]-[.B2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60999999999999" calcext:value-type="float">
            <text:p>2.60999999999999</text:p>
          </table:table-cell>
          <table:table-cell office:value-type="float" office:value="16.0691129991685" calcext:value-type="float">
            <text:p>16.0691129991685</text:p>
          </table:table-cell>
          <table:table-cell office:value-type="float" office:value="2.60999999999999" calcext:value-type="float">
            <text:p>2.60999999999999</text:p>
          </table:table-cell>
          <table:table-cell office:value-type="float" office:value="16.0691129991685" calcext:value-type="float">
            <text:p>16.0691129991685</text:p>
          </table:table-cell>
          <table:table-cell table:formula="of:=[.C263]-[.A263]" office:value-type="float" office:value="0" calcext:value-type="float">
            <text:p>0</text:p>
          </table:table-cell>
          <table:table-cell table:formula="of:=[.D263]-[.B2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61999999999999" calcext:value-type="float">
            <text:p>2.61999999999999</text:p>
          </table:table-cell>
          <table:table-cell office:value-type="float" office:value="16.2429741012802" calcext:value-type="float">
            <text:p>16.2429741012802</text:p>
          </table:table-cell>
          <table:table-cell office:value-type="float" office:value="2.61999999999999" calcext:value-type="float">
            <text:p>2.61999999999999</text:p>
          </table:table-cell>
          <table:table-cell office:value-type="float" office:value="16.2429741012802" calcext:value-type="float">
            <text:p>16.2429741012802</text:p>
          </table:table-cell>
          <table:table-cell table:formula="of:=[.C264]-[.A264]" office:value-type="float" office:value="0" calcext:value-type="float">
            <text:p>0</text:p>
          </table:table-cell>
          <table:table-cell table:formula="of:=[.D264]-[.B2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62999999999999" calcext:value-type="float">
            <text:p>2.62999999999999</text:p>
          </table:table-cell>
          <table:table-cell office:value-type="float" office:value="16.4197886792214" calcext:value-type="float">
            <text:p>16.4197886792214</text:p>
          </table:table-cell>
          <table:table-cell office:value-type="float" office:value="2.62999999999999" calcext:value-type="float">
            <text:p>2.62999999999999</text:p>
          </table:table-cell>
          <table:table-cell office:value-type="float" office:value="16.4197886792214" calcext:value-type="float">
            <text:p>16.4197886792214</text:p>
          </table:table-cell>
          <table:table-cell table:formula="of:=[.C265]-[.A265]" office:value-type="float" office:value="0" calcext:value-type="float">
            <text:p>0</text:p>
          </table:table-cell>
          <table:table-cell table:formula="of:=[.D265]-[.B2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63999999999999" calcext:value-type="float">
            <text:p>2.63999999999999</text:p>
          </table:table-cell>
          <table:table-cell office:value-type="float" office:value="16.5995599074579" calcext:value-type="float">
            <text:p>16.5995599074579</text:p>
          </table:table-cell>
          <table:table-cell office:value-type="float" office:value="2.63999999999999" calcext:value-type="float">
            <text:p>2.63999999999999</text:p>
          </table:table-cell>
          <table:table-cell office:value-type="float" office:value="16.5995599074579" calcext:value-type="float">
            <text:p>16.5995599074579</text:p>
          </table:table-cell>
          <table:table-cell table:formula="of:=[.C266]-[.A266]" office:value-type="float" office:value="0" calcext:value-type="float">
            <text:p>0</text:p>
          </table:table-cell>
          <table:table-cell table:formula="of:=[.D266]-[.B2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64999999999999" calcext:value-type="float">
            <text:p>2.64999999999999</text:p>
          </table:table-cell>
          <table:table-cell office:value-type="float" office:value="16.7822869802307" calcext:value-type="float">
            <text:p>16.7822869802307</text:p>
          </table:table-cell>
          <table:table-cell office:value-type="float" office:value="2.64999999999999" calcext:value-type="float">
            <text:p>2.64999999999999</text:p>
          </table:table-cell>
          <table:table-cell office:value-type="float" office:value="16.7822869802307" calcext:value-type="float">
            <text:p>16.7822869802307</text:p>
          </table:table-cell>
          <table:table-cell table:formula="of:=[.C267]-[.A267]" office:value-type="float" office:value="0" calcext:value-type="float">
            <text:p>0</text:p>
          </table:table-cell>
          <table:table-cell table:formula="of:=[.D267]-[.B2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65999999999999" calcext:value-type="float">
            <text:p>2.65999999999999</text:p>
          </table:table-cell>
          <table:table-cell office:value-type="float" office:value="16.9679650644344" calcext:value-type="float">
            <text:p>16.9679650644344</text:p>
          </table:table-cell>
          <table:table-cell office:value-type="float" office:value="2.65999999999999" calcext:value-type="float">
            <text:p>2.65999999999999</text:p>
          </table:table-cell>
          <table:table-cell office:value-type="float" office:value="16.9679650644344" calcext:value-type="float">
            <text:p>16.9679650644344</text:p>
          </table:table-cell>
          <table:table-cell table:formula="of:=[.C268]-[.A268]" office:value-type="float" office:value="0" calcext:value-type="float">
            <text:p>0</text:p>
          </table:table-cell>
          <table:table-cell table:formula="of:=[.D268]-[.B2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66999999999999" calcext:value-type="float">
            <text:p>2.66999999999999</text:p>
          </table:table-cell>
          <table:table-cell office:value-type="float" office:value="17.1565852655622" calcext:value-type="float">
            <text:p>17.1565852655622</text:p>
          </table:table-cell>
          <table:table-cell office:value-type="float" office:value="2.66999999999999" calcext:value-type="float">
            <text:p>2.66999999999999</text:p>
          </table:table-cell>
          <table:table-cell office:value-type="float" office:value="17.1565852655622" calcext:value-type="float">
            <text:p>17.1565852655622</text:p>
          </table:table-cell>
          <table:table-cell table:formula="of:=[.C269]-[.A269]" office:value-type="float" office:value="0" calcext:value-type="float">
            <text:p>0</text:p>
          </table:table-cell>
          <table:table-cell table:formula="of:=[.D269]-[.B2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67999999999999" calcext:value-type="float">
            <text:p>2.67999999999999</text:p>
          </table:table-cell>
          <table:table-cell office:value-type="float" office:value="17.3481346073297" calcext:value-type="float">
            <text:p>17.3481346073297</text:p>
          </table:table-cell>
          <table:table-cell office:value-type="float" office:value="2.67999999999999" calcext:value-type="float">
            <text:p>2.67999999999999</text:p>
          </table:table-cell>
          <table:table-cell office:value-type="float" office:value="17.3481346073297" calcext:value-type="float">
            <text:p>17.3481346073297</text:p>
          </table:table-cell>
          <table:table-cell table:formula="of:=[.C270]-[.A270]" office:value-type="float" office:value="0" calcext:value-type="float">
            <text:p>0</text:p>
          </table:table-cell>
          <table:table-cell table:formula="of:=[.D270]-[.B2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68999999999999" calcext:value-type="float">
            <text:p>2.68999999999999</text:p>
          </table:table-cell>
          <table:table-cell office:value-type="float" office:value="17.5425960255612" calcext:value-type="float">
            <text:p>17.5425960255612</text:p>
          </table:table-cell>
          <table:table-cell office:value-type="float" office:value="2.68999999999999" calcext:value-type="float">
            <text:p>2.68999999999999</text:p>
          </table:table-cell>
          <table:table-cell office:value-type="float" office:value="17.5425960255612" calcext:value-type="float">
            <text:p>17.5425960255612</text:p>
          </table:table-cell>
          <table:table-cell table:formula="of:=[.C271]-[.A271]" office:value-type="float" office:value="0" calcext:value-type="float">
            <text:p>0</text:p>
          </table:table-cell>
          <table:table-cell table:formula="of:=[.D271]-[.B2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69999999999999" calcext:value-type="float">
            <text:p>2.69999999999999</text:p>
          </table:table-cell>
          <table:table-cell office:value-type="float" office:value="17.7399483768878" calcext:value-type="float">
            <text:p>17.7399483768878</text:p>
          </table:table-cell>
          <table:table-cell office:value-type="float" office:value="2.69999999999999" calcext:value-type="float">
            <text:p>2.69999999999999</text:p>
          </table:table-cell>
          <table:table-cell office:value-type="float" office:value="17.7399483768878" calcext:value-type="float">
            <text:p>17.7399483768878</text:p>
          </table:table-cell>
          <table:table-cell table:formula="of:=[.C272]-[.A272]" office:value-type="float" office:value="0" calcext:value-type="float">
            <text:p>0</text:p>
          </table:table-cell>
          <table:table-cell table:formula="of:=[.D272]-[.B2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70999999999999" calcext:value-type="float">
            <text:p>2.70999999999999</text:p>
          </table:table-cell>
          <table:table-cell office:value-type="float" office:value="17.9401664627714" calcext:value-type="float">
            <text:p>17.9401664627714</text:p>
          </table:table-cell>
          <table:table-cell office:value-type="float" office:value="2.70999999999999" calcext:value-type="float">
            <text:p>2.70999999999999</text:p>
          </table:table-cell>
          <table:table-cell office:value-type="float" office:value="17.9401664627714" calcext:value-type="float">
            <text:p>17.9401664627714</text:p>
          </table:table-cell>
          <table:table-cell table:formula="of:=[.C273]-[.A273]" office:value-type="float" office:value="0" calcext:value-type="float">
            <text:p>0</text:p>
          </table:table-cell>
          <table:table-cell table:formula="of:=[.D273]-[.B2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71999999999999" calcext:value-type="float">
            <text:p>2.71999999999999</text:p>
          </table:table-cell>
          <table:table-cell office:value-type="float" office:value="18.1432210693262" calcext:value-type="float">
            <text:p>18.1432210693262</text:p>
          </table:table-cell>
          <table:table-cell office:value-type="float" office:value="2.71999999999999" calcext:value-type="float">
            <text:p>2.71999999999999</text:p>
          </table:table-cell>
          <table:table-cell office:value-type="float" office:value="18.1432210693262" calcext:value-type="float">
            <text:p>18.1432210693262</text:p>
          </table:table-cell>
          <table:table-cell table:formula="of:=[.C274]-[.A274]" office:value-type="float" office:value="0" calcext:value-type="float">
            <text:p>0</text:p>
          </table:table-cell>
          <table:table-cell table:formula="of:=[.D274]-[.B2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72999999999999" calcext:value-type="float">
            <text:p>2.72999999999999</text:p>
          </table:table-cell>
          <table:table-cell office:value-type="float" office:value="18.3490790233646" calcext:value-type="float">
            <text:p>18.3490790233646</text:p>
          </table:table-cell>
          <table:table-cell office:value-type="float" office:value="2.72999999999999" calcext:value-type="float">
            <text:p>2.72999999999999</text:p>
          </table:table-cell>
          <table:table-cell office:value-type="float" office:value="18.3490790233646" calcext:value-type="float">
            <text:p>18.3490790233646</text:p>
          </table:table-cell>
          <table:table-cell table:formula="of:=[.C275]-[.A275]" office:value-type="float" office:value="0" calcext:value-type="float">
            <text:p>0</text:p>
          </table:table-cell>
          <table:table-cell table:formula="of:=[.D275]-[.B2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73999999999999" calcext:value-type="float">
            <text:p>2.73999999999999</text:p>
          </table:table-cell>
          <table:table-cell office:value-type="float" office:value="18.5577032650464" calcext:value-type="float">
            <text:p>18.5577032650464</text:p>
          </table:table-cell>
          <table:table-cell office:value-type="float" office:value="2.73999999999999" calcext:value-type="float">
            <text:p>2.73999999999999</text:p>
          </table:table-cell>
          <table:table-cell office:value-type="float" office:value="18.5577032650464" calcext:value-type="float">
            <text:p>18.5577032650464</text:p>
          </table:table-cell>
          <table:table-cell table:formula="of:=[.C276]-[.A276]" office:value-type="float" office:value="0" calcext:value-type="float">
            <text:p>0</text:p>
          </table:table-cell>
          <table:table-cell table:formula="of:=[.D276]-[.B2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74999999999999" calcext:value-type="float">
            <text:p>2.74999999999999</text:p>
          </table:table-cell>
          <table:table-cell office:value-type="float" office:value="18.7690529374571" calcext:value-type="float">
            <text:p>18.7690529374571</text:p>
          </table:table-cell>
          <table:table-cell office:value-type="float" office:value="2.74999999999999" calcext:value-type="float">
            <text:p>2.74999999999999</text:p>
          </table:table-cell>
          <table:table-cell office:value-type="float" office:value="18.7690529374571" calcext:value-type="float">
            <text:p>18.7690529374571</text:p>
          </table:table-cell>
          <table:table-cell table:formula="of:=[.C277]-[.A277]" office:value-type="float" office:value="0" calcext:value-type="float">
            <text:p>0</text:p>
          </table:table-cell>
          <table:table-cell table:formula="of:=[.D277]-[.B2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75999999999999" calcext:value-type="float">
            <text:p>2.75999999999999</text:p>
          </table:table-cell>
          <table:table-cell office:value-type="float" office:value="18.9830834933838" calcext:value-type="float">
            <text:p>18.9830834933838</text:p>
          </table:table-cell>
          <table:table-cell office:value-type="float" office:value="2.75999999999999" calcext:value-type="float">
            <text:p>2.75999999999999</text:p>
          </table:table-cell>
          <table:table-cell office:value-type="float" office:value="18.9830834933838" calcext:value-type="float">
            <text:p>18.9830834933838</text:p>
          </table:table-cell>
          <table:table-cell table:formula="of:=[.C278]-[.A278]" office:value-type="float" office:value="0" calcext:value-type="float">
            <text:p>0</text:p>
          </table:table-cell>
          <table:table-cell table:formula="of:=[.D278]-[.B2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76999999999999" calcext:value-type="float">
            <text:p>2.76999999999999</text:p>
          </table:table-cell>
          <table:table-cell office:value-type="float" office:value="19.199746819498" calcext:value-type="float">
            <text:p>19.199746819498</text:p>
          </table:table-cell>
          <table:table-cell office:value-type="float" office:value="2.76999999999999" calcext:value-type="float">
            <text:p>2.76999999999999</text:p>
          </table:table-cell>
          <table:table-cell office:value-type="float" office:value="19.199746819498" calcext:value-type="float">
            <text:p>19.199746819498</text:p>
          </table:table-cell>
          <table:table-cell table:formula="of:=[.C279]-[.A279]" office:value-type="float" office:value="0" calcext:value-type="float">
            <text:p>0</text:p>
          </table:table-cell>
          <table:table-cell table:formula="of:=[.D279]-[.B2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77999999999998" calcext:value-type="float">
            <text:p>2.77999999999998</text:p>
          </table:table-cell>
          <table:table-cell office:value-type="float" office:value="19.4189913780907" calcext:value-type="float">
            <text:p>19.4189913780907</text:p>
          </table:table-cell>
          <table:table-cell office:value-type="float" office:value="2.77999999999998" calcext:value-type="float">
            <text:p>2.77999999999998</text:p>
          </table:table-cell>
          <table:table-cell office:value-type="float" office:value="19.4189913780907" calcext:value-type="float">
            <text:p>19.4189913780907</text:p>
          </table:table-cell>
          <table:table-cell table:formula="of:=[.C280]-[.A280]" office:value-type="float" office:value="0" calcext:value-type="float">
            <text:p>0</text:p>
          </table:table-cell>
          <table:table-cell table:formula="of:=[.D280]-[.B2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78999999999998" calcext:value-type="float">
            <text:p>2.78999999999998</text:p>
          </table:table-cell>
          <table:table-cell office:value-type="float" office:value="19.6407623664363" calcext:value-type="float">
            <text:p>19.6407623664363</text:p>
          </table:table-cell>
          <table:table-cell office:value-type="float" office:value="2.78999999999998" calcext:value-type="float">
            <text:p>2.78999999999998</text:p>
          </table:table-cell>
          <table:table-cell office:value-type="float" office:value="19.6407623664363" calcext:value-type="float">
            <text:p>19.6407623664363</text:p>
          </table:table-cell>
          <table:table-cell table:formula="of:=[.C281]-[.A281]" office:value-type="float" office:value="0" calcext:value-type="float">
            <text:p>0</text:p>
          </table:table-cell>
          <table:table-cell table:formula="of:=[.D281]-[.B2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79999999999998" calcext:value-type="float">
            <text:p>2.79999999999998</text:p>
          </table:table-cell>
          <table:table-cell office:value-type="float" office:value="19.8650018937929" calcext:value-type="float">
            <text:p>19.8650018937929</text:p>
          </table:table-cell>
          <table:table-cell office:value-type="float" office:value="2.79999999999998" calcext:value-type="float">
            <text:p>2.79999999999998</text:p>
          </table:table-cell>
          <table:table-cell office:value-type="float" office:value="19.8650018937929" calcext:value-type="float">
            <text:p>19.8650018937929</text:p>
          </table:table-cell>
          <table:table-cell table:formula="of:=[.C282]-[.A282]" office:value-type="float" office:value="0" calcext:value-type="float">
            <text:p>0</text:p>
          </table:table-cell>
          <table:table-cell table:formula="of:=[.D282]-[.B2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80999999999998" calcext:value-type="float">
            <text:p>2.80999999999998</text:p>
          </table:table-cell>
          <table:table-cell office:value-type="float" office:value="20.0916491759702" calcext:value-type="float">
            <text:p>20.0916491759702</text:p>
          </table:table-cell>
          <table:table-cell office:value-type="float" office:value="2.80999999999998" calcext:value-type="float">
            <text:p>2.80999999999998</text:p>
          </table:table-cell>
          <table:table-cell office:value-type="float" office:value="20.0916491759702" calcext:value-type="float">
            <text:p>20.0916491759702</text:p>
          </table:table-cell>
          <table:table-cell table:formula="of:=[.C283]-[.A283]" office:value-type="float" office:value="0" calcext:value-type="float">
            <text:p>0</text:p>
          </table:table-cell>
          <table:table-cell table:formula="of:=[.D283]-[.B2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81999999999998" calcext:value-type="float">
            <text:p>2.81999999999998</text:p>
          </table:table-cell>
          <table:table-cell office:value-type="float" office:value="20.3206407473217" calcext:value-type="float">
            <text:p>20.3206407473217</text:p>
          </table:table-cell>
          <table:table-cell office:value-type="float" office:value="2.81999999999998" calcext:value-type="float">
            <text:p>2.81999999999998</text:p>
          </table:table-cell>
          <table:table-cell office:value-type="float" office:value="20.3206407473217" calcext:value-type="float">
            <text:p>20.3206407473217</text:p>
          </table:table-cell>
          <table:table-cell table:formula="of:=[.C284]-[.A284]" office:value-type="float" office:value="0" calcext:value-type="float">
            <text:p>0</text:p>
          </table:table-cell>
          <table:table-cell table:formula="of:=[.D284]-[.B2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82999999999998" calcext:value-type="float">
            <text:p>2.82999999999998</text:p>
          </table:table-cell>
          <table:table-cell office:value-type="float" office:value="20.5519106899359" calcext:value-type="float">
            <text:p>20.5519106899359</text:p>
          </table:table-cell>
          <table:table-cell office:value-type="float" office:value="2.82999999999998" calcext:value-type="float">
            <text:p>2.82999999999998</text:p>
          </table:table-cell>
          <table:table-cell office:value-type="float" office:value="20.5519106899359" calcext:value-type="float">
            <text:p>20.5519106899359</text:p>
          </table:table-cell>
          <table:table-cell table:formula="of:=[.C285]-[.A285]" office:value-type="float" office:value="0" calcext:value-type="float">
            <text:p>0</text:p>
          </table:table-cell>
          <table:table-cell table:formula="of:=[.D285]-[.B2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83999999999998" calcext:value-type="float">
            <text:p>2.83999999999998</text:p>
          </table:table-cell>
          <table:table-cell office:value-type="float" office:value="20.7853908797183" calcext:value-type="float">
            <text:p>20.7853908797183</text:p>
          </table:table-cell>
          <table:table-cell office:value-type="float" office:value="2.83999999999998" calcext:value-type="float">
            <text:p>2.83999999999998</text:p>
          </table:table-cell>
          <table:table-cell office:value-type="float" office:value="20.7853908797183" calcext:value-type="float">
            <text:p>20.7853908797183</text:p>
          </table:table-cell>
          <table:table-cell table:formula="of:=[.C286]-[.A286]" office:value-type="float" office:value="0" calcext:value-type="float">
            <text:p>0</text:p>
          </table:table-cell>
          <table:table-cell table:formula="of:=[.D286]-[.B2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84999999999998" calcext:value-type="float">
            <text:p>2.84999999999998</text:p>
          </table:table-cell>
          <table:table-cell office:value-type="float" office:value="21.0210112489741" calcext:value-type="float">
            <text:p>21.0210112489741</text:p>
          </table:table-cell>
          <table:table-cell office:value-type="float" office:value="2.84999999999998" calcext:value-type="float">
            <text:p>2.84999999999998</text:p>
          </table:table-cell>
          <table:table-cell office:value-type="float" office:value="21.0210112489741" calcext:value-type="float">
            <text:p>21.0210112489741</text:p>
          </table:table-cell>
          <table:table-cell table:formula="of:=[.C287]-[.A287]" office:value-type="float" office:value="0" calcext:value-type="float">
            <text:p>0</text:p>
          </table:table-cell>
          <table:table-cell table:formula="of:=[.D287]-[.B2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85999999999998" calcext:value-type="float">
            <text:p>2.85999999999998</text:p>
          </table:table-cell>
          <table:table-cell office:value-type="float" office:value="21.2587000650105" calcext:value-type="float">
            <text:p>21.2587000650105</text:p>
          </table:table-cell>
          <table:table-cell office:value-type="float" office:value="2.85999999999998" calcext:value-type="float">
            <text:p>2.85999999999998</text:p>
          </table:table-cell>
          <table:table-cell office:value-type="float" office:value="21.2587000650105" calcext:value-type="float">
            <text:p>21.2587000650105</text:p>
          </table:table-cell>
          <table:table-cell table:formula="of:=[.C288]-[.A288]" office:value-type="float" office:value="0" calcext:value-type="float">
            <text:p>0</text:p>
          </table:table-cell>
          <table:table-cell table:formula="of:=[.D288]-[.B2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86999999999998" calcext:value-type="float">
            <text:p>2.86999999999998</text:p>
          </table:table-cell>
          <table:table-cell office:value-type="float" office:value="21.4983842241932" calcext:value-type="float">
            <text:p>21.4983842241932</text:p>
          </table:table-cell>
          <table:table-cell office:value-type="float" office:value="2.86999999999998" calcext:value-type="float">
            <text:p>2.86999999999998</text:p>
          </table:table-cell>
          <table:table-cell office:value-type="float" office:value="21.4983842241932" calcext:value-type="float">
            <text:p>21.4983842241932</text:p>
          </table:table-cell>
          <table:table-cell table:formula="of:=[.C289]-[.A289]" office:value-type="float" office:value="0" calcext:value-type="float">
            <text:p>0</text:p>
          </table:table-cell>
          <table:table-cell table:formula="of:=[.D289]-[.B2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87999999999998" calcext:value-type="float">
            <text:p>2.87999999999998</text:p>
          </table:table-cell>
          <table:table-cell office:value-type="float" office:value="21.7399895607971" calcext:value-type="float">
            <text:p>21.7399895607971</text:p>
          </table:table-cell>
          <table:table-cell office:value-type="float" office:value="2.87999999999998" calcext:value-type="float">
            <text:p>2.87999999999998</text:p>
          </table:table-cell>
          <table:table-cell office:value-type="float" office:value="21.7399895607971" calcext:value-type="float">
            <text:p>21.7399895607971</text:p>
          </table:table-cell>
          <table:table-cell table:formula="of:=[.C290]-[.A290]" office:value-type="float" office:value="0" calcext:value-type="float">
            <text:p>0</text:p>
          </table:table-cell>
          <table:table-cell table:formula="of:=[.D290]-[.B2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88999999999998" calcext:value-type="float">
            <text:p>2.88999999999998</text:p>
          </table:table-cell>
          <table:table-cell office:value-type="float" office:value="21.9834411699059" calcext:value-type="float">
            <text:p>21.9834411699059</text:p>
          </table:table-cell>
          <table:table-cell office:value-type="float" office:value="2.88999999999998" calcext:value-type="float">
            <text:p>2.88999999999998</text:p>
          </table:table-cell>
          <table:table-cell office:value-type="float" office:value="21.9834411699059" calcext:value-type="float">
            <text:p>21.9834411699059</text:p>
          </table:table-cell>
          <table:table-cell table:formula="of:=[.C291]-[.A291]" office:value-type="float" office:value="0" calcext:value-type="float">
            <text:p>0</text:p>
          </table:table-cell>
          <table:table-cell table:formula="of:=[.D291]-[.B2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89999999999998" calcext:value-type="float">
            <text:p>2.89999999999998</text:p>
          </table:table-cell>
          <table:table-cell office:value-type="float" office:value="22.228663743518" calcext:value-type="float">
            <text:p>22.228663743518</text:p>
          </table:table-cell>
          <table:table-cell office:value-type="float" office:value="2.89999999999998" calcext:value-type="float">
            <text:p>2.89999999999998</text:p>
          </table:table-cell>
          <table:table-cell office:value-type="float" office:value="22.228663743518" calcext:value-type="float">
            <text:p>22.228663743518</text:p>
          </table:table-cell>
          <table:table-cell table:formula="of:=[.C292]-[.A292]" office:value-type="float" office:value="0" calcext:value-type="float">
            <text:p>0</text:p>
          </table:table-cell>
          <table:table-cell table:formula="of:=[.D292]-[.B2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90999999999998" calcext:value-type="float">
            <text:p>2.90999999999998</text:p>
          </table:table-cell>
          <table:table-cell office:value-type="float" office:value="22.4755819189298" calcext:value-type="float">
            <text:p>22.4755819189298</text:p>
          </table:table-cell>
          <table:table-cell office:value-type="float" office:value="2.90999999999998" calcext:value-type="float">
            <text:p>2.90999999999998</text:p>
          </table:table-cell>
          <table:table-cell office:value-type="float" office:value="22.4755819189298" calcext:value-type="float">
            <text:p>22.4755819189298</text:p>
          </table:table-cell>
          <table:table-cell table:formula="of:=[.C293]-[.A293]" office:value-type="float" office:value="0" calcext:value-type="float">
            <text:p>0</text:p>
          </table:table-cell>
          <table:table-cell table:formula="of:=[.D293]-[.B2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91999999999998" calcext:value-type="float">
            <text:p>2.91999999999998</text:p>
          </table:table-cell>
          <table:table-cell office:value-type="float" office:value="22.7241206383723" calcext:value-type="float">
            <text:p>22.7241206383723</text:p>
          </table:table-cell>
          <table:table-cell office:value-type="float" office:value="2.91999999999998" calcext:value-type="float">
            <text:p>2.91999999999998</text:p>
          </table:table-cell>
          <table:table-cell office:value-type="float" office:value="22.7241206383723" calcext:value-type="float">
            <text:p>22.7241206383723</text:p>
          </table:table-cell>
          <table:table-cell table:formula="of:=[.C294]-[.A294]" office:value-type="float" office:value="0" calcext:value-type="float">
            <text:p>0</text:p>
          </table:table-cell>
          <table:table-cell table:formula="of:=[.D294]-[.B2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92999999999998" calcext:value-type="float">
            <text:p>2.92999999999998</text:p>
          </table:table-cell>
          <table:table-cell office:value-type="float" office:value="22.9742055187882" calcext:value-type="float">
            <text:p>22.9742055187882</text:p>
          </table:table-cell>
          <table:table-cell office:value-type="float" office:value="2.92999999999998" calcext:value-type="float">
            <text:p>2.92999999999998</text:p>
          </table:table-cell>
          <table:table-cell office:value-type="float" office:value="22.9742055187882" calcext:value-type="float">
            <text:p>22.9742055187882</text:p>
          </table:table-cell>
          <table:table-cell table:formula="of:=[.C295]-[.A295]" office:value-type="float" office:value="0" calcext:value-type="float">
            <text:p>0</text:p>
          </table:table-cell>
          <table:table-cell table:formula="of:=[.D295]-[.B2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93999999999998" calcext:value-type="float">
            <text:p>2.93999999999998</text:p>
          </table:table-cell>
          <table:table-cell office:value-type="float" office:value="23.225763230549" calcext:value-type="float">
            <text:p>23.225763230549</text:p>
          </table:table-cell>
          <table:table-cell office:value-type="float" office:value="2.93999999999998" calcext:value-type="float">
            <text:p>2.93999999999998</text:p>
          </table:table-cell>
          <table:table-cell office:value-type="float" office:value="23.225763230549" calcext:value-type="float">
            <text:p>23.225763230549</text:p>
          </table:table-cell>
          <table:table-cell table:formula="of:=[.C296]-[.A296]" office:value-type="float" office:value="0" calcext:value-type="float">
            <text:p>0</text:p>
          </table:table-cell>
          <table:table-cell table:formula="of:=[.D296]-[.B2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94999999999998" calcext:value-type="float">
            <text:p>2.94999999999998</text:p>
          </table:table-cell>
          <table:table-cell office:value-type="float" office:value="23.4787218838188" calcext:value-type="float">
            <text:p>23.4787218838188</text:p>
          </table:table-cell>
          <table:table-cell office:value-type="float" office:value="2.94999999999998" calcext:value-type="float">
            <text:p>2.94999999999998</text:p>
          </table:table-cell>
          <table:table-cell office:value-type="float" office:value="23.4787218838188" calcext:value-type="float">
            <text:p>23.4787218838188</text:p>
          </table:table-cell>
          <table:table-cell table:formula="of:=[.C297]-[.A297]" office:value-type="float" office:value="0" calcext:value-type="float">
            <text:p>0</text:p>
          </table:table-cell>
          <table:table-cell table:formula="of:=[.D297]-[.B2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95999999999998" calcext:value-type="float">
            <text:p>2.95999999999998</text:p>
          </table:table-cell>
          <table:table-cell office:value-type="float" office:value="23.7330114211944" calcext:value-type="float">
            <text:p>23.7330114211944</text:p>
          </table:table-cell>
          <table:table-cell office:value-type="float" office:value="2.95999999999998" calcext:value-type="float">
            <text:p>2.95999999999998</text:p>
          </table:table-cell>
          <table:table-cell office:value-type="float" office:value="23.7330114211944" calcext:value-type="float">
            <text:p>23.7330114211944</text:p>
          </table:table-cell>
          <table:table-cell table:formula="of:=[.C298]-[.A298]" office:value-type="float" office:value="0" calcext:value-type="float">
            <text:p>0</text:p>
          </table:table-cell>
          <table:table-cell table:formula="of:=[.D298]-[.B2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96999999999998" calcext:value-type="float">
            <text:p>2.96999999999998</text:p>
          </table:table-cell>
          <table:table-cell office:value-type="float" office:value="23.98856401516" calcext:value-type="float">
            <text:p>23.98856401516</text:p>
          </table:table-cell>
          <table:table-cell office:value-type="float" office:value="2.96999999999998" calcext:value-type="float">
            <text:p>2.96999999999998</text:p>
          </table:table-cell>
          <table:table-cell office:value-type="float" office:value="23.98856401516" calcext:value-type="float">
            <text:p>23.98856401516</text:p>
          </table:table-cell>
          <table:table-cell table:formula="of:=[.C299]-[.A299]" office:value-type="float" office:value="0" calcext:value-type="float">
            <text:p>0</text:p>
          </table:table-cell>
          <table:table-cell table:formula="of:=[.D299]-[.B2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97999999999998" calcext:value-type="float">
            <text:p>2.97999999999998</text:p>
          </table:table-cell>
          <table:table-cell office:value-type="float" office:value="24.2453144688241" calcext:value-type="float">
            <text:p>24.2453144688241</text:p>
          </table:table-cell>
          <table:table-cell office:value-type="float" office:value="2.97999999999998" calcext:value-type="float">
            <text:p>2.97999999999998</text:p>
          </table:table-cell>
          <table:table-cell office:value-type="float" office:value="24.2453144688241" calcext:value-type="float">
            <text:p>24.2453144688241</text:p>
          </table:table-cell>
          <table:table-cell table:formula="of:=[.C300]-[.A300]" office:value-type="float" office:value="0" calcext:value-type="float">
            <text:p>0</text:p>
          </table:table-cell>
          <table:table-cell table:formula="of:=[.D300]-[.B3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98999999999998" calcext:value-type="float">
            <text:p>2.98999999999998</text:p>
          </table:table-cell>
          <table:table-cell office:value-type="float" office:value="24.5032006183245" calcext:value-type="float">
            <text:p>24.5032006183245</text:p>
          </table:table-cell>
          <table:table-cell office:value-type="float" office:value="2.98999999999998" calcext:value-type="float">
            <text:p>2.98999999999998</text:p>
          </table:table-cell>
          <table:table-cell office:value-type="float" office:value="24.5032006183245" calcext:value-type="float">
            <text:p>24.5032006183245</text:p>
          </table:table-cell>
          <table:table-cell table:formula="of:=[.C301]-[.A301]" office:value-type="float" office:value="0" calcext:value-type="float">
            <text:p>0</text:p>
          </table:table-cell>
          <table:table-cell table:formula="of:=[.D301]-[.B3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99999999999998" calcext:value-type="float">
            <text:p>2.99999999999998</text:p>
          </table:table-cell>
          <table:table-cell office:value-type="float" office:value="24.7621637352214" calcext:value-type="float">
            <text:p>24.7621637352214</text:p>
          </table:table-cell>
          <table:table-cell office:value-type="float" office:value="2.99999999999998" calcext:value-type="float">
            <text:p>2.99999999999998</text:p>
          </table:table-cell>
          <table:table-cell office:value-type="float" office:value="24.7621637352214" calcext:value-type="float">
            <text:p>24.7621637352214</text:p>
          </table:table-cell>
          <table:table-cell table:formula="of:=[.C302]-[.A302]" office:value-type="float" office:value="0" calcext:value-type="float">
            <text:p>0</text:p>
          </table:table-cell>
          <table:table-cell table:formula="of:=[.D302]-[.B3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00999999999998" calcext:value-type="float">
            <text:p>3.00999999999998</text:p>
          </table:table-cell>
          <table:table-cell office:value-type="float" office:value="25.0221489271308" calcext:value-type="float">
            <text:p>25.0221489271308</text:p>
          </table:table-cell>
          <table:table-cell office:value-type="float" office:value="3.00999999999998" calcext:value-type="float">
            <text:p>3.00999999999998</text:p>
          </table:table-cell>
          <table:table-cell office:value-type="float" office:value="25.0221489271308" calcext:value-type="float">
            <text:p>25.0221489271308</text:p>
          </table:table-cell>
          <table:table-cell table:formula="of:=[.C303]-[.A303]" office:value-type="float" office:value="0" calcext:value-type="float">
            <text:p>0</text:p>
          </table:table-cell>
          <table:table-cell table:formula="of:=[.D303]-[.B3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01999999999998" calcext:value-type="float">
            <text:p>3.01999999999998</text:p>
          </table:table-cell>
          <table:table-cell office:value-type="float" office:value="25.2831055347915" calcext:value-type="float">
            <text:p>25.2831055347915</text:p>
          </table:table-cell>
          <table:table-cell office:value-type="float" office:value="3.01999999999998" calcext:value-type="float">
            <text:p>3.01999999999998</text:p>
          </table:table-cell>
          <table:table-cell office:value-type="float" office:value="25.2831055347915" calcext:value-type="float">
            <text:p>25.2831055347915</text:p>
          </table:table-cell>
          <table:table-cell table:formula="of:=[.C304]-[.A304]" office:value-type="float" office:value="0" calcext:value-type="float">
            <text:p>0</text:p>
          </table:table-cell>
          <table:table-cell table:formula="of:=[.D304]-[.B3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02999999999998" calcext:value-type="float">
            <text:p>3.02999999999998</text:p>
          </table:table-cell>
          <table:table-cell office:value-type="float" office:value="25.5449875237046" calcext:value-type="float">
            <text:p>25.5449875237046</text:p>
          </table:table-cell>
          <table:table-cell office:value-type="float" office:value="3.02999999999998" calcext:value-type="float">
            <text:p>3.02999999999998</text:p>
          </table:table-cell>
          <table:table-cell office:value-type="float" office:value="25.5449875237046" calcext:value-type="float">
            <text:p>25.5449875237046</text:p>
          </table:table-cell>
          <table:table-cell table:formula="of:=[.C305]-[.A305]" office:value-type="float" office:value="0" calcext:value-type="float">
            <text:p>0</text:p>
          </table:table-cell>
          <table:table-cell table:formula="of:=[.D305]-[.B3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03999999999998" calcext:value-type="float">
            <text:p>3.03999999999998</text:p>
          </table:table-cell>
          <table:table-cell office:value-type="float" office:value="25.8077538684396" calcext:value-type="float">
            <text:p>25.8077538684396</text:p>
          </table:table-cell>
          <table:table-cell office:value-type="float" office:value="3.03999999999998" calcext:value-type="float">
            <text:p>3.03999999999998</text:p>
          </table:table-cell>
          <table:table-cell office:value-type="float" office:value="25.8077538684396" calcext:value-type="float">
            <text:p>25.8077538684396</text:p>
          </table:table-cell>
          <table:table-cell table:formula="of:=[.C306]-[.A306]" office:value-type="float" office:value="0" calcext:value-type="float">
            <text:p>0</text:p>
          </table:table-cell>
          <table:table-cell table:formula="of:=[.D306]-[.B3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04999999999998" calcext:value-type="float">
            <text:p>3.04999999999998</text:p>
          </table:table-cell>
          <table:table-cell office:value-type="float" office:value="26.0713689276595" calcext:value-type="float">
            <text:p>26.0713689276595</text:p>
          </table:table-cell>
          <table:table-cell office:value-type="float" office:value="3.04999999999998" calcext:value-type="float">
            <text:p>3.04999999999998</text:p>
          </table:table-cell>
          <table:table-cell office:value-type="float" office:value="26.0713689276595" calcext:value-type="float">
            <text:p>26.0713689276595</text:p>
          </table:table-cell>
          <table:table-cell table:formula="of:=[.C307]-[.A307]" office:value-type="float" office:value="0" calcext:value-type="float">
            <text:p>0</text:p>
          </table:table-cell>
          <table:table-cell table:formula="of:=[.D307]-[.B3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05999999999998" calcext:value-type="float">
            <text:p>3.05999999999998</text:p>
          </table:table-cell>
          <table:table-cell office:value-type="float" office:value="26.3358028078887" calcext:value-type="float">
            <text:p>26.3358028078887</text:p>
          </table:table-cell>
          <table:table-cell office:value-type="float" office:value="3.05999999999998" calcext:value-type="float">
            <text:p>3.05999999999998</text:p>
          </table:table-cell>
          <table:table-cell office:value-type="float" office:value="26.3358028078887" calcext:value-type="float">
            <text:p>26.3358028078887</text:p>
          </table:table-cell>
          <table:table-cell table:formula="of:=[.C308]-[.A308]" office:value-type="float" office:value="0" calcext:value-type="float">
            <text:p>0</text:p>
          </table:table-cell>
          <table:table-cell table:formula="of:=[.D308]-[.B3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06999999999998" calcext:value-type="float">
            <text:p>3.06999999999998</text:p>
          </table:table-cell>
          <table:table-cell office:value-type="float" office:value="26.6010317140215" calcext:value-type="float">
            <text:p>26.6010317140215</text:p>
          </table:table-cell>
          <table:table-cell office:value-type="float" office:value="3.06999999999998" calcext:value-type="float">
            <text:p>3.06999999999998</text:p>
          </table:table-cell>
          <table:table-cell office:value-type="float" office:value="26.6010317140215" calcext:value-type="float">
            <text:p>26.6010317140215</text:p>
          </table:table-cell>
          <table:table-cell table:formula="of:=[.C309]-[.A309]" office:value-type="float" office:value="0" calcext:value-type="float">
            <text:p>0</text:p>
          </table:table-cell>
          <table:table-cell table:formula="of:=[.D309]-[.B3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07999999999998" calcext:value-type="float">
            <text:p>3.07999999999998</text:p>
          </table:table-cell>
          <table:table-cell office:value-type="float" office:value="26.8670382845573" calcext:value-type="float">
            <text:p>26.8670382845573</text:p>
          </table:table-cell>
          <table:table-cell office:value-type="float" office:value="3.07999999999998" calcext:value-type="float">
            <text:p>3.07999999999998</text:p>
          </table:table-cell>
          <table:table-cell office:value-type="float" office:value="26.8670382845573" calcext:value-type="float">
            <text:p>26.8670382845573</text:p>
          </table:table-cell>
          <table:table-cell table:formula="of:=[.C310]-[.A310]" office:value-type="float" office:value="0" calcext:value-type="float">
            <text:p>0</text:p>
          </table:table-cell>
          <table:table-cell table:formula="of:=[.D310]-[.B3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08999999999998" calcext:value-type="float">
            <text:p>3.08999999999998</text:p>
          </table:table-cell>
          <table:table-cell office:value-type="float" office:value="27.1338119095454" calcext:value-type="float">
            <text:p>27.1338119095454</text:p>
          </table:table-cell>
          <table:table-cell office:value-type="float" office:value="3.08999999999998" calcext:value-type="float">
            <text:p>3.08999999999998</text:p>
          </table:table-cell>
          <table:table-cell office:value-type="float" office:value="27.1338119095454" calcext:value-type="float">
            <text:p>27.1338119095454</text:p>
          </table:table-cell>
          <table:table-cell table:formula="of:=[.C311]-[.A311]" office:value-type="float" office:value="0" calcext:value-type="float">
            <text:p>0</text:p>
          </table:table-cell>
          <table:table-cell table:formula="of:=[.D311]-[.B3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09999999999998" calcext:value-type="float">
            <text:p>3.09999999999998</text:p>
          </table:table-cell>
          <table:table-cell office:value-type="float" office:value="27.4013490292232" calcext:value-type="float">
            <text:p>27.4013490292232</text:p>
          </table:table-cell>
          <table:table-cell office:value-type="float" office:value="3.09999999999998" calcext:value-type="float">
            <text:p>3.09999999999998</text:p>
          </table:table-cell>
          <table:table-cell office:value-type="float" office:value="27.4013490292232" calcext:value-type="float">
            <text:p>27.4013490292232</text:p>
          </table:table-cell>
          <table:table-cell table:formula="of:=[.C312]-[.A312]" office:value-type="float" office:value="0" calcext:value-type="float">
            <text:p>0</text:p>
          </table:table-cell>
          <table:table-cell table:formula="of:=[.D312]-[.B3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10999999999998" calcext:value-type="float">
            <text:p>3.10999999999998</text:p>
          </table:table-cell>
          <table:table-cell office:value-type="float" office:value="27.669653411354" calcext:value-type="float">
            <text:p>27.669653411354</text:p>
          </table:table-cell>
          <table:table-cell office:value-type="float" office:value="3.10999999999998" calcext:value-type="float">
            <text:p>3.10999999999998</text:p>
          </table:table-cell>
          <table:table-cell office:value-type="float" office:value="27.669653411354" calcext:value-type="float">
            <text:p>27.669653411354</text:p>
          </table:table-cell>
          <table:table-cell table:formula="of:=[.C313]-[.A313]" office:value-type="float" office:value="0" calcext:value-type="float">
            <text:p>0</text:p>
          </table:table-cell>
          <table:table-cell table:formula="of:=[.D313]-[.B3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11999999999998" calcext:value-type="float">
            <text:p>3.11999999999998</text:p>
          </table:table-cell>
          <table:table-cell office:value-type="float" office:value="27.9387364052919" calcext:value-type="float">
            <text:p>27.9387364052919</text:p>
          </table:table-cell>
          <table:table-cell office:value-type="float" office:value="3.11999999999998" calcext:value-type="float">
            <text:p>3.11999999999998</text:p>
          </table:table-cell>
          <table:table-cell office:value-type="float" office:value="27.9387364052919" calcext:value-type="float">
            <text:p>27.9387364052919</text:p>
          </table:table-cell>
          <table:table-cell table:formula="of:=[.C314]-[.A314]" office:value-type="float" office:value="0" calcext:value-type="float">
            <text:p>0</text:p>
          </table:table-cell>
          <table:table-cell table:formula="of:=[.D314]-[.B3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12999999999998" calcext:value-type="float">
            <text:p>3.12999999999998</text:p>
          </table:table-cell>
          <table:table-cell office:value-type="float" office:value="28.2086171708429" calcext:value-type="float">
            <text:p>28.2086171708429</text:p>
          </table:table-cell>
          <table:table-cell office:value-type="float" office:value="3.12999999999998" calcext:value-type="float">
            <text:p>3.12999999999998</text:p>
          </table:table-cell>
          <table:table-cell office:value-type="float" office:value="28.2086171708429" calcext:value-type="float">
            <text:p>28.2086171708429</text:p>
          </table:table-cell>
          <table:table-cell table:formula="of:=[.C315]-[.A315]" office:value-type="float" office:value="0" calcext:value-type="float">
            <text:p>0</text:p>
          </table:table-cell>
          <table:table-cell table:formula="of:=[.D315]-[.B3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13999999999998" calcext:value-type="float">
            <text:p>3.13999999999998</text:p>
          </table:table-cell>
          <table:table-cell office:value-type="float" office:value="28.4793228800394" calcext:value-type="float">
            <text:p>28.4793228800394</text:p>
          </table:table-cell>
          <table:table-cell office:value-type="float" office:value="3.13999999999998" calcext:value-type="float">
            <text:p>3.13999999999998</text:p>
          </table:table-cell>
          <table:table-cell office:value-type="float" office:value="28.4793228800394" calcext:value-type="float">
            <text:p>28.4793228800394</text:p>
          </table:table-cell>
          <table:table-cell table:formula="of:=[.C316]-[.A316]" office:value-type="float" office:value="0" calcext:value-type="float">
            <text:p>0</text:p>
          </table:table-cell>
          <table:table-cell table:formula="of:=[.D316]-[.B3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14999999999998" calcext:value-type="float">
            <text:p>3.14999999999998</text:p>
          </table:table-cell>
          <table:table-cell office:value-type="float" office:value="28.7508888900073" calcext:value-type="float">
            <text:p>28.7508888900073</text:p>
          </table:table-cell>
          <table:table-cell office:value-type="float" office:value="3.14999999999998" calcext:value-type="float">
            <text:p>3.14999999999998</text:p>
          </table:table-cell>
          <table:table-cell office:value-type="float" office:value="28.7508888900073" calcext:value-type="float">
            <text:p>28.7508888900073</text:p>
          </table:table-cell>
          <table:table-cell table:formula="of:=[.C317]-[.A317]" office:value-type="float" office:value="0" calcext:value-type="float">
            <text:p>0</text:p>
          </table:table-cell>
          <table:table-cell table:formula="of:=[.D317]-[.B3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15999999999998" calcext:value-type="float">
            <text:p>3.15999999999998</text:p>
          </table:table-cell>
          <table:table-cell office:value-type="float" office:value="29.023358885177" calcext:value-type="float">
            <text:p>29.023358885177</text:p>
          </table:table-cell>
          <table:table-cell office:value-type="float" office:value="3.15999999999998" calcext:value-type="float">
            <text:p>3.15999999999998</text:p>
          </table:table-cell>
          <table:table-cell office:value-type="float" office:value="29.023358885177" calcext:value-type="float">
            <text:p>29.023358885177</text:p>
          </table:table-cell>
          <table:table-cell table:formula="of:=[.C318]-[.A318]" office:value-type="float" office:value="0" calcext:value-type="float">
            <text:p>0</text:p>
          </table:table-cell>
          <table:table-cell table:formula="of:=[.D318]-[.B3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16999999999998" calcext:value-type="float">
            <text:p>3.16999999999998</text:p>
          </table:table-cell>
          <table:table-cell office:value-type="float" office:value="29.2967849871771" calcext:value-type="float">
            <text:p>29.2967849871771</text:p>
          </table:table-cell>
          <table:table-cell office:value-type="float" office:value="3.16999999999998" calcext:value-type="float">
            <text:p>3.16999999999998</text:p>
          </table:table-cell>
          <table:table-cell office:value-type="float" office:value="29.2967849871771" calcext:value-type="float">
            <text:p>29.2967849871771</text:p>
          </table:table-cell>
          <table:table-cell table:formula="of:=[.C319]-[.A319]" office:value-type="float" office:value="0" calcext:value-type="float">
            <text:p>0</text:p>
          </table:table-cell>
          <table:table-cell table:formula="of:=[.D319]-[.B3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17999999999998" calcext:value-type="float">
            <text:p>3.17999999999998</text:p>
          </table:table-cell>
          <table:table-cell office:value-type="float" office:value="29.5712278308457" calcext:value-type="float">
            <text:p>29.5712278308457</text:p>
          </table:table-cell>
          <table:table-cell office:value-type="float" office:value="3.17999999999998" calcext:value-type="float">
            <text:p>3.17999999999998</text:p>
          </table:table-cell>
          <table:table-cell office:value-type="float" office:value="29.5712278308457" calcext:value-type="float">
            <text:p>29.5712278308457</text:p>
          </table:table-cell>
          <table:table-cell table:formula="of:=[.C320]-[.A320]" office:value-type="float" office:value="0" calcext:value-type="float">
            <text:p>0</text:p>
          </table:table-cell>
          <table:table-cell table:formula="of:=[.D320]-[.B3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18999999999998" calcext:value-type="float">
            <text:p>3.18999999999998</text:p>
          </table:table-cell>
          <table:table-cell office:value-type="float" office:value="29.8467566049054" calcext:value-type="float">
            <text:p>29.8467566049054</text:p>
          </table:table-cell>
          <table:table-cell office:value-type="float" office:value="3.18999999999998" calcext:value-type="float">
            <text:p>3.18999999999998</text:p>
          </table:table-cell>
          <table:table-cell office:value-type="float" office:value="29.8467566049054" calcext:value-type="float">
            <text:p>29.8467566049054</text:p>
          </table:table-cell>
          <table:table-cell table:formula="of:=[.C321]-[.A321]" office:value-type="float" office:value="0" calcext:value-type="float">
            <text:p>0</text:p>
          </table:table-cell>
          <table:table-cell table:formula="of:=[.D321]-[.B3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19999999999998" calcext:value-type="float">
            <text:p>3.19999999999998</text:p>
          </table:table-cell>
          <table:table-cell office:value-type="float" office:value="30.1234490559685" calcext:value-type="float">
            <text:p>30.1234490559685</text:p>
          </table:table-cell>
          <table:table-cell office:value-type="float" office:value="3.19999999999998" calcext:value-type="float">
            <text:p>3.19999999999998</text:p>
          </table:table-cell>
          <table:table-cell office:value-type="float" office:value="30.1234490559685" calcext:value-type="float">
            <text:p>30.1234490559685</text:p>
          </table:table-cell>
          <table:table-cell table:formula="of:=[.C322]-[.A322]" office:value-type="float" office:value="0" calcext:value-type="float">
            <text:p>0</text:p>
          </table:table-cell>
          <table:table-cell table:formula="of:=[.D322]-[.B3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20999999999998" calcext:value-type="float">
            <text:p>3.20999999999998</text:p>
          </table:table-cell>
          <table:table-cell office:value-type="float" office:value="30.401391454677" calcext:value-type="float">
            <text:p>30.401391454677</text:p>
          </table:table-cell>
          <table:table-cell office:value-type="float" office:value="3.20999999999998" calcext:value-type="float">
            <text:p>3.20999999999998</text:p>
          </table:table-cell>
          <table:table-cell office:value-type="float" office:value="30.401391454677" calcext:value-type="float">
            <text:p>30.401391454677</text:p>
          </table:table-cell>
          <table:table-cell table:formula="of:=[.C323]-[.A323]" office:value-type="float" office:value="0" calcext:value-type="float">
            <text:p>0</text:p>
          </table:table-cell>
          <table:table-cell table:formula="of:=[.D323]-[.B3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21999999999998" calcext:value-type="float">
            <text:p>3.21999999999998</text:p>
          </table:table-cell>
          <table:table-cell office:value-type="float" office:value="30.6806785229236" calcext:value-type="float">
            <text:p>30.6806785229236</text:p>
          </table:table-cell>
          <table:table-cell office:value-type="float" office:value="3.21999999999998" calcext:value-type="float">
            <text:p>3.21999999999998</text:p>
          </table:table-cell>
          <table:table-cell office:value-type="float" office:value="30.6806785229236" calcext:value-type="float">
            <text:p>30.6806785229236</text:p>
          </table:table-cell>
          <table:table-cell table:formula="of:=[.C324]-[.A324]" office:value-type="float" office:value="0" calcext:value-type="float">
            <text:p>0</text:p>
          </table:table-cell>
          <table:table-cell table:formula="of:=[.D324]-[.B3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22999999999998" calcext:value-type="float">
            <text:p>3.22999999999998</text:p>
          </table:table-cell>
          <table:table-cell office:value-type="float" office:value="30.9614133212626" calcext:value-type="float">
            <text:p>30.9614133212626</text:p>
          </table:table-cell>
          <table:table-cell office:value-type="float" office:value="3.22999999999998" calcext:value-type="float">
            <text:p>3.22999999999998</text:p>
          </table:table-cell>
          <table:table-cell office:value-type="float" office:value="30.9614133212626" calcext:value-type="float">
            <text:p>30.9614133212626</text:p>
          </table:table-cell>
          <table:table-cell table:formula="of:=[.C325]-[.A325]" office:value-type="float" office:value="0" calcext:value-type="float">
            <text:p>0</text:p>
          </table:table-cell>
          <table:table-cell table:formula="of:=[.D325]-[.B3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23999999999998" calcext:value-type="float">
            <text:p>3.23999999999998</text:p>
          </table:table-cell>
          <table:table-cell office:value-type="float" office:value="31.2437070957862" calcext:value-type="float">
            <text:p>31.2437070957862</text:p>
          </table:table-cell>
          <table:table-cell office:value-type="float" office:value="3.23999999999998" calcext:value-type="float">
            <text:p>3.23999999999998</text:p>
          </table:table-cell>
          <table:table-cell office:value-type="float" office:value="31.2437070957862" calcext:value-type="float">
            <text:p>31.2437070957862</text:p>
          </table:table-cell>
          <table:table-cell table:formula="of:=[.C326]-[.A326]" office:value-type="float" office:value="0" calcext:value-type="float">
            <text:p>0</text:p>
          </table:table-cell>
          <table:table-cell table:formula="of:=[.D326]-[.B3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24999999999997" calcext:value-type="float">
            <text:p>3.24999999999997</text:p>
          </table:table-cell>
          <table:table-cell office:value-type="float" office:value="31.5276790839231" calcext:value-type="float">
            <text:p>31.5276790839231</text:p>
          </table:table-cell>
          <table:table-cell office:value-type="float" office:value="3.24999999999997" calcext:value-type="float">
            <text:p>3.24999999999997</text:p>
          </table:table-cell>
          <table:table-cell office:value-type="float" office:value="31.5276790839231" calcext:value-type="float">
            <text:p>31.5276790839231</text:p>
          </table:table-cell>
          <table:table-cell table:formula="of:=[.C327]-[.A327]" office:value-type="float" office:value="0" calcext:value-type="float">
            <text:p>0</text:p>
          </table:table-cell>
          <table:table-cell table:formula="of:=[.D327]-[.B3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25999999999997" calcext:value-type="float">
            <text:p>3.25999999999997</text:p>
          </table:table-cell>
          <table:table-cell office:value-type="float" office:value="31.8134562788071" calcext:value-type="float">
            <text:p>31.8134562788071</text:p>
          </table:table-cell>
          <table:table-cell office:value-type="float" office:value="3.25999999999997" calcext:value-type="float">
            <text:p>3.25999999999997</text:p>
          </table:table-cell>
          <table:table-cell office:value-type="float" office:value="31.8134562788071" calcext:value-type="float">
            <text:p>31.8134562788071</text:p>
          </table:table-cell>
          <table:table-cell table:formula="of:=[.C328]-[.A328]" office:value-type="float" office:value="0" calcext:value-type="float">
            <text:p>0</text:p>
          </table:table-cell>
          <table:table-cell table:formula="of:=[.D328]-[.B3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26999999999997" calcext:value-type="float">
            <text:p>3.26999999999997</text:p>
          </table:table-cell>
          <table:table-cell office:value-type="float" office:value="32.1011731520642" calcext:value-type="float">
            <text:p>32.1011731520642</text:p>
          </table:table-cell>
          <table:table-cell office:value-type="float" office:value="3.26999999999997" calcext:value-type="float">
            <text:p>3.26999999999997</text:p>
          </table:table-cell>
          <table:table-cell office:value-type="float" office:value="32.1011731520642" calcext:value-type="float">
            <text:p>32.1011731520642</text:p>
          </table:table-cell>
          <table:table-cell table:formula="of:=[.C329]-[.A329]" office:value-type="float" office:value="0" calcext:value-type="float">
            <text:p>0</text:p>
          </table:table-cell>
          <table:table-cell table:formula="of:=[.D329]-[.B3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27999999999997" calcext:value-type="float">
            <text:p>3.27999999999997</text:p>
          </table:table-cell>
          <table:table-cell office:value-type="float" office:value="32.3909713350757" calcext:value-type="float">
            <text:p>32.3909713350757</text:p>
          </table:table-cell>
          <table:table-cell office:value-type="float" office:value="3.27999999999997" calcext:value-type="float">
            <text:p>3.27999999999997</text:p>
          </table:table-cell>
          <table:table-cell office:value-type="float" office:value="32.3909713350757" calcext:value-type="float">
            <text:p>32.3909713350757</text:p>
          </table:table-cell>
          <table:table-cell table:formula="of:=[.C330]-[.A330]" office:value-type="float" office:value="0" calcext:value-type="float">
            <text:p>0</text:p>
          </table:table-cell>
          <table:table-cell table:formula="of:=[.D330]-[.B3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28999999999997" calcext:value-type="float">
            <text:p>3.28999999999997</text:p>
          </table:table-cell>
          <table:table-cell office:value-type="float" office:value="32.6829992589956" calcext:value-type="float">
            <text:p>32.6829992589956</text:p>
          </table:table-cell>
          <table:table-cell office:value-type="float" office:value="3.28999999999997" calcext:value-type="float">
            <text:p>3.28999999999997</text:p>
          </table:table-cell>
          <table:table-cell office:value-type="float" office:value="32.6829992589956" calcext:value-type="float">
            <text:p>32.6829992589956</text:p>
          </table:table-cell>
          <table:table-cell table:formula="of:=[.C331]-[.A331]" office:value-type="float" office:value="0" calcext:value-type="float">
            <text:p>0</text:p>
          </table:table-cell>
          <table:table-cell table:formula="of:=[.D331]-[.B3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29999999999997" calcext:value-type="float">
            <text:p>3.29999999999997</text:p>
          </table:table-cell>
          <table:table-cell office:value-type="float" office:value="32.9774117540213" calcext:value-type="float">
            <text:p>32.9774117540213</text:p>
          </table:table-cell>
          <table:table-cell office:value-type="float" office:value="3.29999999999997" calcext:value-type="float">
            <text:p>3.29999999999997</text:p>
          </table:table-cell>
          <table:table-cell office:value-type="float" office:value="32.9774117540213" calcext:value-type="float">
            <text:p>32.9774117540213</text:p>
          </table:table-cell>
          <table:table-cell table:formula="of:=[.C332]-[.A332]" office:value-type="float" office:value="0" calcext:value-type="float">
            <text:p>0</text:p>
          </table:table-cell>
          <table:table-cell table:formula="of:=[.D332]-[.B3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30999999999997" calcext:value-type="float">
            <text:p>3.30999999999997</text:p>
          </table:table-cell>
          <table:table-cell office:value-type="float" office:value="33.2743696086545" calcext:value-type="float">
            <text:p>33.2743696086545</text:p>
          </table:table-cell>
          <table:table-cell office:value-type="float" office:value="3.30999999999997" calcext:value-type="float">
            <text:p>3.30999999999997</text:p>
          </table:table-cell>
          <table:table-cell office:value-type="float" office:value="33.2743696086545" calcext:value-type="float">
            <text:p>33.2743696086545</text:p>
          </table:table-cell>
          <table:table-cell table:formula="of:=[.C333]-[.A333]" office:value-type="float" office:value="0" calcext:value-type="float">
            <text:p>0</text:p>
          </table:table-cell>
          <table:table-cell table:formula="of:=[.D333]-[.B3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31999999999997" calcext:value-type="float">
            <text:p>3.31999999999997</text:p>
          </table:table-cell>
          <table:table-cell office:value-type="float" office:value="33.5740390899233" calcext:value-type="float">
            <text:p>33.5740390899233</text:p>
          </table:table-cell>
          <table:table-cell office:value-type="float" office:value="3.31999999999997" calcext:value-type="float">
            <text:p>3.31999999999997</text:p>
          </table:table-cell>
          <table:table-cell office:value-type="float" office:value="33.5740390899233" calcext:value-type="float">
            <text:p>33.5740390899233</text:p>
          </table:table-cell>
          <table:table-cell table:formula="of:=[.C334]-[.A334]" office:value-type="float" office:value="0" calcext:value-type="float">
            <text:p>0</text:p>
          </table:table-cell>
          <table:table-cell table:formula="of:=[.D334]-[.B3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32999999999997" calcext:value-type="float">
            <text:p>3.32999999999997</text:p>
          </table:table-cell>
          <table:table-cell office:value-type="float" office:value="33.876591425779" calcext:value-type="float">
            <text:p>33.876591425779</text:p>
          </table:table-cell>
          <table:table-cell office:value-type="float" office:value="3.32999999999997" calcext:value-type="float">
            <text:p>3.32999999999997</text:p>
          </table:table-cell>
          <table:table-cell office:value-type="float" office:value="33.876591425779" calcext:value-type="float">
            <text:p>33.876591425779</text:p>
          </table:table-cell>
          <table:table-cell table:formula="of:=[.C335]-[.A335]" office:value-type="float" office:value="0" calcext:value-type="float">
            <text:p>0</text:p>
          </table:table-cell>
          <table:table-cell table:formula="of:=[.D335]-[.B3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33999999999997" calcext:value-type="float">
            <text:p>3.33999999999997</text:p>
          </table:table-cell>
          <table:table-cell office:value-type="float" office:value="34.1822022511287" calcext:value-type="float">
            <text:p>34.1822022511287</text:p>
          </table:table-cell>
          <table:table-cell office:value-type="float" office:value="3.33999999999997" calcext:value-type="float">
            <text:p>3.33999999999997</text:p>
          </table:table-cell>
          <table:table-cell office:value-type="float" office:value="34.1822022511287" calcext:value-type="float">
            <text:p>34.1822022511287</text:p>
          </table:table-cell>
          <table:table-cell table:formula="of:=[.C336]-[.A336]" office:value-type="float" office:value="0" calcext:value-type="float">
            <text:p>0</text:p>
          </table:table-cell>
          <table:table-cell table:formula="of:=[.D336]-[.B3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34999999999997" calcext:value-type="float">
            <text:p>3.34999999999997</text:p>
          </table:table-cell>
          <table:table-cell office:value-type="float" office:value="34.4910510192078" calcext:value-type="float">
            <text:p>34.4910510192078</text:p>
          </table:table-cell>
          <table:table-cell office:value-type="float" office:value="3.34999999999997" calcext:value-type="float">
            <text:p>3.34999999999997</text:p>
          </table:table-cell>
          <table:table-cell office:value-type="float" office:value="34.4910510192078" calcext:value-type="float">
            <text:p>34.4910510192078</text:p>
          </table:table-cell>
          <table:table-cell table:formula="of:=[.C337]-[.A337]" office:value-type="float" office:value="0" calcext:value-type="float">
            <text:p>0</text:p>
          </table:table-cell>
          <table:table-cell table:formula="of:=[.D337]-[.B3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35999999999997" calcext:value-type="float">
            <text:p>3.35999999999997</text:p>
          </table:table-cell>
          <table:table-cell office:value-type="float" office:value="34.80332038025" calcext:value-type="float">
            <text:p>34.80332038025</text:p>
          </table:table-cell>
          <table:table-cell office:value-type="float" office:value="3.35999999999997" calcext:value-type="float">
            <text:p>3.35999999999997</text:p>
          </table:table-cell>
          <table:table-cell office:value-type="float" office:value="34.80332038025" calcext:value-type="float">
            <text:p>34.80332038025</text:p>
          </table:table-cell>
          <table:table-cell table:formula="of:=[.C338]-[.A338]" office:value-type="float" office:value="0" calcext:value-type="float">
            <text:p>0</text:p>
          </table:table-cell>
          <table:table-cell table:formula="of:=[.D338]-[.B3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36999999999997" calcext:value-type="float">
            <text:p>3.36999999999997</text:p>
          </table:table-cell>
          <table:table-cell office:value-type="float" office:value="35.1191955296525" calcext:value-type="float">
            <text:p>35.1191955296525</text:p>
          </table:table-cell>
          <table:table-cell office:value-type="float" office:value="3.36999999999997" calcext:value-type="float">
            <text:p>3.36999999999997</text:p>
          </table:table-cell>
          <table:table-cell office:value-type="float" office:value="35.1191955296525" calcext:value-type="float">
            <text:p>35.1191955296525</text:p>
          </table:table-cell>
          <table:table-cell table:formula="of:=[.C339]-[.A339]" office:value-type="float" office:value="0" calcext:value-type="float">
            <text:p>0</text:p>
          </table:table-cell>
          <table:table-cell table:formula="of:=[.D339]-[.B3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37999999999997" calcext:value-type="float">
            <text:p>3.37999999999997</text:p>
          </table:table-cell>
          <table:table-cell office:value-type="float" office:value="35.4388635280852" calcext:value-type="float">
            <text:p>35.4388635280852</text:p>
          </table:table-cell>
          <table:table-cell office:value-type="float" office:value="3.37999999999997" calcext:value-type="float">
            <text:p>3.37999999999997</text:p>
          </table:table-cell>
          <table:table-cell office:value-type="float" office:value="35.4388635280852" calcext:value-type="float">
            <text:p>35.4388635280852</text:p>
          </table:table-cell>
          <table:table-cell table:formula="of:=[.C340]-[.A340]" office:value-type="float" office:value="0" calcext:value-type="float">
            <text:p>0</text:p>
          </table:table-cell>
          <table:table-cell table:formula="of:=[.D340]-[.B3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38999999999997" calcext:value-type="float">
            <text:p>3.38999999999997</text:p>
          </table:table-cell>
          <table:table-cell office:value-type="float" office:value="35.7625125962281" calcext:value-type="float">
            <text:p>35.7625125962281</text:p>
          </table:table-cell>
          <table:table-cell office:value-type="float" office:value="3.38999999999997" calcext:value-type="float">
            <text:p>3.38999999999997</text:p>
          </table:table-cell>
          <table:table-cell office:value-type="float" office:value="35.7625125962281" calcext:value-type="float">
            <text:p>35.7625125962281</text:p>
          </table:table-cell>
          <table:table-cell table:formula="of:=[.C341]-[.A341]" office:value-type="float" office:value="0" calcext:value-type="float">
            <text:p>0</text:p>
          </table:table-cell>
          <table:table-cell table:formula="of:=[.D341]-[.B3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39999999999997" calcext:value-type="float">
            <text:p>3.39999999999997</text:p>
          </table:table-cell>
          <table:table-cell office:value-type="float" office:value="36.0903313870591" calcext:value-type="float">
            <text:p>36.0903313870591</text:p>
          </table:table-cell>
          <table:table-cell office:value-type="float" office:value="3.39999999999997" calcext:value-type="float">
            <text:p>3.39999999999997</text:p>
          </table:table-cell>
          <table:table-cell office:value-type="float" office:value="36.0903313870591" calcext:value-type="float">
            <text:p>36.0903313870591</text:p>
          </table:table-cell>
          <table:table-cell table:formula="of:=[.C342]-[.A342]" office:value-type="float" office:value="0" calcext:value-type="float">
            <text:p>0</text:p>
          </table:table-cell>
          <table:table-cell table:formula="of:=[.D342]-[.B3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40999999999997" calcext:value-type="float">
            <text:p>3.40999999999997</text:p>
          </table:table-cell>
          <table:table-cell office:value-type="float" office:value="36.4225082388413" calcext:value-type="float">
            <text:p>36.4225082388413</text:p>
          </table:table-cell>
          <table:table-cell office:value-type="float" office:value="3.40999999999997" calcext:value-type="float">
            <text:p>3.40999999999997</text:p>
          </table:table-cell>
          <table:table-cell office:value-type="float" office:value="36.4225082388413" calcext:value-type="float">
            <text:p>36.4225082388413</text:p>
          </table:table-cell>
          <table:table-cell table:formula="of:=[.C343]-[.A343]" office:value-type="float" office:value="0" calcext:value-type="float">
            <text:p>0</text:p>
          </table:table-cell>
          <table:table-cell table:formula="of:=[.D343]-[.B3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41999999999997" calcext:value-type="float">
            <text:p>3.41999999999997</text:p>
          </table:table-cell>
          <table:table-cell office:value-type="float" office:value="36.7592304121773" calcext:value-type="float">
            <text:p>36.7592304121773</text:p>
          </table:table-cell>
          <table:table-cell office:value-type="float" office:value="3.41999999999997" calcext:value-type="float">
            <text:p>3.41999999999997</text:p>
          </table:table-cell>
          <table:table-cell office:value-type="float" office:value="36.7592304121773" calcext:value-type="float">
            <text:p>36.7592304121773</text:p>
          </table:table-cell>
          <table:table-cell table:formula="of:=[.C344]-[.A344]" office:value-type="float" office:value="0" calcext:value-type="float">
            <text:p>0</text:p>
          </table:table-cell>
          <table:table-cell table:formula="of:=[.D344]-[.B3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42999999999997" calcext:value-type="float">
            <text:p>3.42999999999997</text:p>
          </table:table-cell>
          <table:table-cell office:value-type="float" office:value="37.1006833147076" calcext:value-type="float">
            <text:p>37.1006833147076</text:p>
          </table:table-cell>
          <table:table-cell office:value-type="float" office:value="3.42999999999997" calcext:value-type="float">
            <text:p>3.42999999999997</text:p>
          </table:table-cell>
          <table:table-cell office:value-type="float" office:value="37.1006833147076" calcext:value-type="float">
            <text:p>37.1006833147076</text:p>
          </table:table-cell>
          <table:table-cell table:formula="of:=[.C345]-[.A345]" office:value-type="float" office:value="0" calcext:value-type="float">
            <text:p>0</text:p>
          </table:table-cell>
          <table:table-cell table:formula="of:=[.D345]-[.B3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43999999999997" calcext:value-type="float">
            <text:p>3.43999999999997</text:p>
          </table:table-cell>
          <table:table-cell office:value-type="float" office:value="37.4470497172261" calcext:value-type="float">
            <text:p>37.4470497172261</text:p>
          </table:table-cell>
          <table:table-cell office:value-type="float" office:value="3.43999999999997" calcext:value-type="float">
            <text:p>3.43999999999997</text:p>
          </table:table-cell>
          <table:table-cell office:value-type="float" office:value="37.4470497172261" calcext:value-type="float">
            <text:p>37.4470497172261</text:p>
          </table:table-cell>
          <table:table-cell table:formula="of:=[.C346]-[.A346]" office:value-type="float" office:value="0" calcext:value-type="float">
            <text:p>0</text:p>
          </table:table-cell>
          <table:table-cell table:formula="of:=[.D346]-[.B3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44999999999997" calcext:value-type="float">
            <text:p>3.44999999999997</text:p>
          </table:table-cell>
          <table:table-cell office:value-type="float" office:value="37.7985089651666" calcext:value-type="float">
            <text:p>37.7985089651666</text:p>
          </table:table-cell>
          <table:table-cell office:value-type="float" office:value="3.44999999999997" calcext:value-type="float">
            <text:p>3.44999999999997</text:p>
          </table:table-cell>
          <table:table-cell office:value-type="float" office:value="37.7985089651666" calcext:value-type="float">
            <text:p>37.7985089651666</text:p>
          </table:table-cell>
          <table:table-cell table:formula="of:=[.C347]-[.A347]" office:value-type="float" office:value="0" calcext:value-type="float">
            <text:p>0</text:p>
          </table:table-cell>
          <table:table-cell table:formula="of:=[.D347]-[.B3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45999999999997" calcext:value-type="float">
            <text:p>3.45999999999997</text:p>
          </table:table-cell>
          <table:table-cell office:value-type="float" office:value="38.1552361895813" calcext:value-type="float">
            <text:p>38.1552361895813</text:p>
          </table:table-cell>
          <table:table-cell office:value-type="float" office:value="3.45999999999997" calcext:value-type="float">
            <text:p>3.45999999999997</text:p>
          </table:table-cell>
          <table:table-cell office:value-type="float" office:value="38.1552361895813" calcext:value-type="float">
            <text:p>38.1552361895813</text:p>
          </table:table-cell>
          <table:table-cell table:formula="of:=[.C348]-[.A348]" office:value-type="float" office:value="0" calcext:value-type="float">
            <text:p>0</text:p>
          </table:table-cell>
          <table:table-cell table:formula="of:=[.D348]-[.B3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46999999999997" calcext:value-type="float">
            <text:p>3.46999999999997</text:p>
          </table:table-cell>
          <table:table-cell office:value-type="float" office:value="38.5174015218836" calcext:value-type="float">
            <text:p>38.5174015218836</text:p>
          </table:table-cell>
          <table:table-cell office:value-type="float" office:value="3.46999999999997" calcext:value-type="float">
            <text:p>3.46999999999997</text:p>
          </table:table-cell>
          <table:table-cell office:value-type="float" office:value="38.5174015218836" calcext:value-type="float">
            <text:p>38.5174015218836</text:p>
          </table:table-cell>
          <table:table-cell table:formula="of:=[.C349]-[.A349]" office:value-type="float" office:value="0" calcext:value-type="float">
            <text:p>0</text:p>
          </table:table-cell>
          <table:table-cell table:formula="of:=[.D349]-[.B3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47999999999997" calcext:value-type="float">
            <text:p>3.47999999999997</text:p>
          </table:table-cell>
          <table:table-cell office:value-type="float" office:value="38.8851693167514" calcext:value-type="float">
            <text:p>38.8851693167514</text:p>
          </table:table-cell>
          <table:table-cell office:value-type="float" office:value="3.47999999999997" calcext:value-type="float">
            <text:p>3.47999999999997</text:p>
          </table:table-cell>
          <table:table-cell office:value-type="float" office:value="38.8851693167514" calcext:value-type="float">
            <text:p>38.8851693167514</text:p>
          </table:table-cell>
          <table:table-cell table:formula="of:=[.C350]-[.A350]" office:value-type="float" office:value="0" calcext:value-type="float">
            <text:p>0</text:p>
          </table:table-cell>
          <table:table-cell table:formula="of:=[.D350]-[.B3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48999999999997" calcext:value-type="float">
            <text:p>3.48999999999997</text:p>
          </table:table-cell>
          <table:table-cell office:value-type="float" office:value="39.2586973877032" calcext:value-type="float">
            <text:p>39.2586973877032</text:p>
          </table:table-cell>
          <table:table-cell office:value-type="float" office:value="3.48999999999997" calcext:value-type="float">
            <text:p>3.48999999999997</text:p>
          </table:table-cell>
          <table:table-cell office:value-type="float" office:value="39.2586973877032" calcext:value-type="float">
            <text:p>39.2586973877032</text:p>
          </table:table-cell>
          <table:table-cell table:formula="of:=[.C351]-[.A351]" office:value-type="float" office:value="0" calcext:value-type="float">
            <text:p>0</text:p>
          </table:table-cell>
          <table:table-cell table:formula="of:=[.D351]-[.B3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49999999999997" calcext:value-type="float">
            <text:p>3.49999999999997</text:p>
          </table:table-cell>
          <table:table-cell office:value-type="float" office:value="39.6381362599407" calcext:value-type="float">
            <text:p>39.6381362599407</text:p>
          </table:table-cell>
          <table:table-cell office:value-type="float" office:value="3.49999999999997" calcext:value-type="float">
            <text:p>3.49999999999997</text:p>
          </table:table-cell>
          <table:table-cell office:value-type="float" office:value="39.6381362599407" calcext:value-type="float">
            <text:p>39.6381362599407</text:p>
          </table:table-cell>
          <table:table-cell table:formula="of:=[.C352]-[.A352]" office:value-type="float" office:value="0" calcext:value-type="float">
            <text:p>0</text:p>
          </table:table-cell>
          <table:table-cell table:formula="of:=[.D352]-[.B3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0999999999997" calcext:value-type="float">
            <text:p>3.50999999999997</text:p>
          </table:table-cell>
          <table:table-cell office:value-type="float" office:value="40.0236284451157" calcext:value-type="float">
            <text:p>40.0236284451157</text:p>
          </table:table-cell>
          <table:table-cell office:value-type="float" office:value="3.50999999999997" calcext:value-type="float">
            <text:p>3.50999999999997</text:p>
          </table:table-cell>
          <table:table-cell office:value-type="float" office:value="40.0236284451157" calcext:value-type="float">
            <text:p>40.0236284451157</text:p>
          </table:table-cell>
          <table:table-cell table:formula="of:=[.C353]-[.A353]" office:value-type="float" office:value="0" calcext:value-type="float">
            <text:p>0</text:p>
          </table:table-cell>
          <table:table-cell table:formula="of:=[.D353]-[.B3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1999999999997" calcext:value-type="float">
            <text:p>3.51999999999997</text:p>
          </table:table-cell>
          <table:table-cell office:value-type="float" office:value="40.4153077427194" calcext:value-type="float">
            <text:p>40.4153077427194</text:p>
          </table:table-cell>
          <table:table-cell office:value-type="float" office:value="3.51999999999997" calcext:value-type="float">
            <text:p>3.51999999999997</text:p>
          </table:table-cell>
          <table:table-cell office:value-type="float" office:value="40.4153077427194" calcext:value-type="float">
            <text:p>40.4153077427194</text:p>
          </table:table-cell>
          <table:table-cell table:formula="of:=[.C354]-[.A354]" office:value-type="float" office:value="0" calcext:value-type="float">
            <text:p>0</text:p>
          </table:table-cell>
          <table:table-cell table:formula="of:=[.D354]-[.B3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2999999999997" calcext:value-type="float">
            <text:p>3.52999999999997</text:p>
          </table:table-cell>
          <table:table-cell office:value-type="float" office:value="40.8132985727973" calcext:value-type="float">
            <text:p>40.8132985727973</text:p>
          </table:table-cell>
          <table:table-cell office:value-type="float" office:value="3.52999999999997" calcext:value-type="float">
            <text:p>3.52999999999997</text:p>
          </table:table-cell>
          <table:table-cell office:value-type="float" office:value="40.8132985727973" calcext:value-type="float">
            <text:p>40.8132985727973</text:p>
          </table:table-cell>
          <table:table-cell table:formula="of:=[.C355]-[.A355]" office:value-type="float" office:value="0" calcext:value-type="float">
            <text:p>0</text:p>
          </table:table-cell>
          <table:table-cell table:formula="of:=[.D355]-[.B3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3999999999997" calcext:value-type="float">
            <text:p>3.53999999999997</text:p>
          </table:table-cell>
          <table:table-cell office:value-type="float" office:value="41.2177153446824" calcext:value-type="float">
            <text:p>41.2177153446824</text:p>
          </table:table-cell>
          <table:table-cell office:value-type="float" office:value="3.53999999999997" calcext:value-type="float">
            <text:p>3.53999999999997</text:p>
          </table:table-cell>
          <table:table-cell office:value-type="float" office:value="41.2177153446824" calcext:value-type="float">
            <text:p>41.2177153446824</text:p>
          </table:table-cell>
          <table:table-cell table:formula="of:=[.C356]-[.A356]" office:value-type="float" office:value="0" calcext:value-type="float">
            <text:p>0</text:p>
          </table:table-cell>
          <table:table-cell table:formula="of:=[.D356]-[.B3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4999999999997" calcext:value-type="float">
            <text:p>3.54999999999997</text:p>
          </table:table-cell>
          <table:table-cell office:value-type="float" office:value="41.6286618663873" calcext:value-type="float">
            <text:p>41.6286618663873</text:p>
          </table:table-cell>
          <table:table-cell office:value-type="float" office:value="3.54999999999997" calcext:value-type="float">
            <text:p>3.54999999999997</text:p>
          </table:table-cell>
          <table:table-cell office:value-type="float" office:value="41.6286618663873" calcext:value-type="float">
            <text:p>41.6286618663873</text:p>
          </table:table-cell>
          <table:table-cell table:formula="of:=[.C357]-[.A357]" office:value-type="float" office:value="0" calcext:value-type="float">
            <text:p>0</text:p>
          </table:table-cell>
          <table:table-cell table:formula="of:=[.D357]-[.B3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999999999997" calcext:value-type="float">
            <text:p>3.55999999999997</text:p>
          </table:table-cell>
          <table:table-cell office:value-type="float" office:value="42.0462307992245" calcext:value-type="float">
            <text:p>42.0462307992245</text:p>
          </table:table-cell>
          <table:table-cell office:value-type="float" office:value="3.55999999999997" calcext:value-type="float">
            <text:p>3.55999999999997</text:p>
          </table:table-cell>
          <table:table-cell office:value-type="float" office:value="42.0462307992245" calcext:value-type="float">
            <text:p>42.0462307992245</text:p>
          </table:table-cell>
          <table:table-cell table:formula="of:=[.C358]-[.A358]" office:value-type="float" office:value="0" calcext:value-type="float">
            <text:p>0</text:p>
          </table:table-cell>
          <table:table-cell table:formula="of:=[.D358]-[.B3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6999999999997" calcext:value-type="float">
            <text:p>3.56999999999997</text:p>
          </table:table-cell>
          <table:table-cell office:value-type="float" office:value="42.4705031621144" calcext:value-type="float">
            <text:p>42.4705031621144</text:p>
          </table:table-cell>
          <table:table-cell office:value-type="float" office:value="3.56999999999997" calcext:value-type="float">
            <text:p>3.56999999999997</text:p>
          </table:table-cell>
          <table:table-cell office:value-type="float" office:value="42.4705031621144" calcext:value-type="float">
            <text:p>42.4705031621144</text:p>
          </table:table-cell>
          <table:table-cell table:formula="of:=[.C359]-[.A359]" office:value-type="float" office:value="0" calcext:value-type="float">
            <text:p>0</text:p>
          </table:table-cell>
          <table:table-cell table:formula="of:=[.D359]-[.B3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7999999999997" calcext:value-type="float">
            <text:p>3.57999999999997</text:p>
          </table:table-cell>
          <table:table-cell office:value-type="float" office:value="42.9015478899027" calcext:value-type="float">
            <text:p>42.9015478899027</text:p>
          </table:table-cell>
          <table:table-cell office:value-type="float" office:value="3.57999999999997" calcext:value-type="float">
            <text:p>3.57999999999997</text:p>
          </table:table-cell>
          <table:table-cell office:value-type="float" office:value="42.9015478899027" calcext:value-type="float">
            <text:p>42.9015478899027</text:p>
          </table:table-cell>
          <table:table-cell table:formula="of:=[.C360]-[.A360]" office:value-type="float" office:value="0" calcext:value-type="float">
            <text:p>0</text:p>
          </table:table-cell>
          <table:table-cell table:formula="of:=[.D360]-[.B3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8999999999997" calcext:value-type="float">
            <text:p>3.58999999999997</text:p>
          </table:table-cell>
          <table:table-cell office:value-type="float" office:value="43.3394214498408" calcext:value-type="float">
            <text:p>43.3394214498408</text:p>
          </table:table-cell>
          <table:table-cell office:value-type="float" office:value="3.58999999999997" calcext:value-type="float">
            <text:p>3.58999999999997</text:p>
          </table:table-cell>
          <table:table-cell office:value-type="float" office:value="43.3394214498408" calcext:value-type="float">
            <text:p>43.3394214498408</text:p>
          </table:table-cell>
          <table:table-cell table:formula="of:=[.C361]-[.A361]" office:value-type="float" office:value="0" calcext:value-type="float">
            <text:p>0</text:p>
          </table:table-cell>
          <table:table-cell table:formula="of:=[.D361]-[.B3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9999999999997" calcext:value-type="float">
            <text:p>3.59999999999997</text:p>
          </table:table-cell>
          <table:table-cell office:value-type="float" office:value="43.7841675201769" calcext:value-type="float">
            <text:p>43.7841675201769</text:p>
          </table:table-cell>
          <table:table-cell office:value-type="float" office:value="3.59999999999997" calcext:value-type="float">
            <text:p>3.59999999999997</text:p>
          </table:table-cell>
          <table:table-cell office:value-type="float" office:value="43.7841675201769" calcext:value-type="float">
            <text:p>43.7841675201769</text:p>
          </table:table-cell>
          <table:table-cell table:formula="of:=[.C362]-[.A362]" office:value-type="float" office:value="0" calcext:value-type="float">
            <text:p>0</text:p>
          </table:table-cell>
          <table:table-cell table:formula="of:=[.D362]-[.B3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60999999999997" calcext:value-type="float">
            <text:p>3.60999999999997</text:p>
          </table:table-cell>
          <table:table-cell office:value-type="float" office:value="44.2358167345735" calcext:value-type="float">
            <text:p>44.2358167345735</text:p>
          </table:table-cell>
          <table:table-cell office:value-type="float" office:value="3.60999999999997" calcext:value-type="float">
            <text:p>3.60999999999997</text:p>
          </table:table-cell>
          <table:table-cell office:value-type="float" office:value="44.2358167345735" calcext:value-type="float">
            <text:p>44.2358167345735</text:p>
          </table:table-cell>
          <table:table-cell table:formula="of:=[.C363]-[.A363]" office:value-type="float" office:value="0" calcext:value-type="float">
            <text:p>0</text:p>
          </table:table-cell>
          <table:table-cell table:formula="of:=[.D363]-[.B3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61999999999997" calcext:value-type="float">
            <text:p>3.61999999999997</text:p>
          </table:table-cell>
          <table:table-cell office:value-type="float" office:value="44.6943864957995" calcext:value-type="float">
            <text:p>44.6943864957995</text:p>
          </table:table-cell>
          <table:table-cell office:value-type="float" office:value="3.61999999999997" calcext:value-type="float">
            <text:p>3.61999999999997</text:p>
          </table:table-cell>
          <table:table-cell office:value-type="float" office:value="44.6943864957995" calcext:value-type="float">
            <text:p>44.6943864957995</text:p>
          </table:table-cell>
          <table:table-cell table:formula="of:=[.C364]-[.A364]" office:value-type="float" office:value="0" calcext:value-type="float">
            <text:p>0</text:p>
          </table:table-cell>
          <table:table-cell table:formula="of:=[.D364]-[.B3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62999999999997" calcext:value-type="float">
            <text:p>3.62999999999997</text:p>
          </table:table-cell>
          <table:table-cell office:value-type="float" office:value="45.1598808618451" calcext:value-type="float">
            <text:p>45.1598808618451</text:p>
          </table:table-cell>
          <table:table-cell office:value-type="float" office:value="3.62999999999997" calcext:value-type="float">
            <text:p>3.62999999999997</text:p>
          </table:table-cell>
          <table:table-cell office:value-type="float" office:value="45.1598808618451" calcext:value-type="float">
            <text:p>45.1598808618451</text:p>
          </table:table-cell>
          <table:table-cell table:formula="of:=[.C365]-[.A365]" office:value-type="float" office:value="0" calcext:value-type="float">
            <text:p>0</text:p>
          </table:table-cell>
          <table:table-cell table:formula="of:=[.D365]-[.B3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63999999999997" calcext:value-type="float">
            <text:p>3.63999999999997</text:p>
          </table:table-cell>
          <table:table-cell office:value-type="float" office:value="45.6322905072796" calcext:value-type="float">
            <text:p>45.6322905072796</text:p>
          </table:table-cell>
          <table:table-cell office:value-type="float" office:value="3.63999999999997" calcext:value-type="float">
            <text:p>3.63999999999997</text:p>
          </table:table-cell>
          <table:table-cell office:value-type="float" office:value="45.6322905072796" calcext:value-type="float">
            <text:p>45.6322905072796</text:p>
          </table:table-cell>
          <table:table-cell table:formula="of:=[.C366]-[.A366]" office:value-type="float" office:value="0" calcext:value-type="float">
            <text:p>0</text:p>
          </table:table-cell>
          <table:table-cell table:formula="of:=[.D366]-[.B3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64999999999997" calcext:value-type="float">
            <text:p>3.64999999999997</text:p>
          </table:table-cell>
          <table:table-cell office:value-type="float" office:value="46.11159276231" calcext:value-type="float">
            <text:p>46.11159276231</text:p>
          </table:table-cell>
          <table:table-cell office:value-type="float" office:value="3.64999999999997" calcext:value-type="float">
            <text:p>3.64999999999997</text:p>
          </table:table-cell>
          <table:table-cell office:value-type="float" office:value="46.11159276231" calcext:value-type="float">
            <text:p>46.11159276231</text:p>
          </table:table-cell>
          <table:table-cell table:formula="of:=[.C367]-[.A367]" office:value-type="float" office:value="0" calcext:value-type="float">
            <text:p>0</text:p>
          </table:table-cell>
          <table:table-cell table:formula="of:=[.D367]-[.B3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65999999999997" calcext:value-type="float">
            <text:p>3.65999999999997</text:p>
          </table:table-cell>
          <table:table-cell office:value-type="float" office:value="46.5977517316094" calcext:value-type="float">
            <text:p>46.5977517316094</text:p>
          </table:table-cell>
          <table:table-cell office:value-type="float" office:value="3.65999999999997" calcext:value-type="float">
            <text:p>3.65999999999997</text:p>
          </table:table-cell>
          <table:table-cell office:value-type="float" office:value="46.5977517316094" calcext:value-type="float">
            <text:p>46.5977517316094</text:p>
          </table:table-cell>
          <table:table-cell table:formula="of:=[.C368]-[.A368]" office:value-type="float" office:value="0" calcext:value-type="float">
            <text:p>0</text:p>
          </table:table-cell>
          <table:table-cell table:formula="of:=[.D368]-[.B3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66999999999997" calcext:value-type="float">
            <text:p>3.66999999999997</text:p>
          </table:table-cell>
          <table:table-cell office:value-type="float" office:value="47.090718494567" calcext:value-type="float">
            <text:p>47.090718494567</text:p>
          </table:table-cell>
          <table:table-cell office:value-type="float" office:value="3.66999999999997" calcext:value-type="float">
            <text:p>3.66999999999997</text:p>
          </table:table-cell>
          <table:table-cell office:value-type="float" office:value="47.090718494567" calcext:value-type="float">
            <text:p>47.090718494567</text:p>
          </table:table-cell>
          <table:table-cell table:formula="of:=[.C369]-[.A369]" office:value-type="float" office:value="0" calcext:value-type="float">
            <text:p>0</text:p>
          </table:table-cell>
          <table:table-cell table:formula="of:=[.D369]-[.B3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67999999999997" calcext:value-type="float">
            <text:p>3.67999999999997</text:p>
          </table:table-cell>
          <table:table-cell office:value-type="float" office:value="47.5904313881641" calcext:value-type="float">
            <text:p>47.5904313881641</text:p>
          </table:table-cell>
          <table:table-cell office:value-type="float" office:value="3.67999999999997" calcext:value-type="float">
            <text:p>3.67999999999997</text:p>
          </table:table-cell>
          <table:table-cell office:value-type="float" office:value="47.5904313881641" calcext:value-type="float">
            <text:p>47.5904313881641</text:p>
          </table:table-cell>
          <table:table-cell table:formula="of:=[.C370]-[.A370]" office:value-type="float" office:value="0" calcext:value-type="float">
            <text:p>0</text:p>
          </table:table-cell>
          <table:table-cell table:formula="of:=[.D370]-[.B3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68999999999997" calcext:value-type="float">
            <text:p>3.68999999999997</text:p>
          </table:table-cell>
          <table:table-cell office:value-type="float" office:value="48.0968163732154" calcext:value-type="float">
            <text:p>48.0968163732154</text:p>
          </table:table-cell>
          <table:table-cell office:value-type="float" office:value="3.68999999999997" calcext:value-type="float">
            <text:p>3.68999999999997</text:p>
          </table:table-cell>
          <table:table-cell office:value-type="float" office:value="48.0968163732154" calcext:value-type="float">
            <text:p>48.0968163732154</text:p>
          </table:table-cell>
          <table:table-cell table:formula="of:=[.C371]-[.A371]" office:value-type="float" office:value="0" calcext:value-type="float">
            <text:p>0</text:p>
          </table:table-cell>
          <table:table-cell table:formula="of:=[.D371]-[.B3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69999999999997" calcext:value-type="float">
            <text:p>3.69999999999997</text:p>
          </table:table-cell>
          <table:table-cell office:value-type="float" office:value="48.6097874842198" calcext:value-type="float">
            <text:p>48.6097874842198</text:p>
          </table:table-cell>
          <table:table-cell office:value-type="float" office:value="3.69999999999997" calcext:value-type="float">
            <text:p>3.69999999999997</text:p>
          </table:table-cell>
          <table:table-cell office:value-type="float" office:value="48.6097874842198" calcext:value-type="float">
            <text:p>48.6097874842198</text:p>
          </table:table-cell>
          <table:table-cell table:formula="of:=[.C372]-[.A372]" office:value-type="float" office:value="0" calcext:value-type="float">
            <text:p>0</text:p>
          </table:table-cell>
          <table:table-cell table:formula="of:=[.D372]-[.B3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0999999999997" calcext:value-type="float">
            <text:p>3.70999999999997</text:p>
          </table:table-cell>
          <table:table-cell office:value-type="float" office:value="49.1292473625544" calcext:value-type="float">
            <text:p>49.1292473625544</text:p>
          </table:table-cell>
          <table:table-cell office:value-type="float" office:value="3.70999999999997" calcext:value-type="float">
            <text:p>3.70999999999997</text:p>
          </table:table-cell>
          <table:table-cell office:value-type="float" office:value="49.1292473625544" calcext:value-type="float">
            <text:p>49.1292473625544</text:p>
          </table:table-cell>
          <table:table-cell table:formula="of:=[.C373]-[.A373]" office:value-type="float" office:value="0" calcext:value-type="float">
            <text:p>0</text:p>
          </table:table-cell>
          <table:table-cell table:formula="of:=[.D373]-[.B3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1999999999996" calcext:value-type="float">
            <text:p>3.71999999999996</text:p>
          </table:table-cell>
          <table:table-cell office:value-type="float" office:value="49.6550878722151" calcext:value-type="float">
            <text:p>49.6550878722151</text:p>
          </table:table-cell>
          <table:table-cell office:value-type="float" office:value="3.71999999999996" calcext:value-type="float">
            <text:p>3.71999999999996</text:p>
          </table:table-cell>
          <table:table-cell office:value-type="float" office:value="49.6550878722151" calcext:value-type="float">
            <text:p>49.6550878722151</text:p>
          </table:table-cell>
          <table:table-cell table:formula="of:=[.C374]-[.A374]" office:value-type="float" office:value="0" calcext:value-type="float">
            <text:p>0</text:p>
          </table:table-cell>
          <table:table-cell table:formula="of:=[.D374]-[.B3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2999999999996" calcext:value-type="float">
            <text:p>3.72999999999996</text:p>
          </table:table-cell>
          <table:table-cell office:value-type="float" office:value="50.1871907967618" calcext:value-type="float">
            <text:p>50.1871907967618</text:p>
          </table:table-cell>
          <table:table-cell office:value-type="float" office:value="3.72999999999996" calcext:value-type="float">
            <text:p>3.72999999999996</text:p>
          </table:table-cell>
          <table:table-cell office:value-type="float" office:value="50.1871907967618" calcext:value-type="float">
            <text:p>50.1871907967618</text:p>
          </table:table-cell>
          <table:table-cell table:formula="of:=[.C375]-[.A375]" office:value-type="float" office:value="0" calcext:value-type="float">
            <text:p>0</text:p>
          </table:table-cell>
          <table:table-cell table:formula="of:=[.D375]-[.B3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3999999999996" calcext:value-type="float">
            <text:p>3.73999999999996</text:p>
          </table:table-cell>
          <table:table-cell office:value-type="float" office:value="50.7254286155716" calcext:value-type="float">
            <text:p>50.7254286155716</text:p>
          </table:table-cell>
          <table:table-cell office:value-type="float" office:value="3.73999999999996" calcext:value-type="float">
            <text:p>3.73999999999996</text:p>
          </table:table-cell>
          <table:table-cell office:value-type="float" office:value="50.7254286155716" calcext:value-type="float">
            <text:p>50.7254286155716</text:p>
          </table:table-cell>
          <table:table-cell table:formula="of:=[.C376]-[.A376]" office:value-type="float" office:value="0" calcext:value-type="float">
            <text:p>0</text:p>
          </table:table-cell>
          <table:table-cell table:formula="of:=[.D376]-[.B3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4999999999996" calcext:value-type="float">
            <text:p>3.74999999999996</text:p>
          </table:table-cell>
          <table:table-cell office:value-type="float" office:value="51.2696653569343" calcext:value-type="float">
            <text:p>51.2696653569343</text:p>
          </table:table-cell>
          <table:table-cell office:value-type="float" office:value="3.74999999999996" calcext:value-type="float">
            <text:p>3.74999999999996</text:p>
          </table:table-cell>
          <table:table-cell office:value-type="float" office:value="51.2696653569343" calcext:value-type="float">
            <text:p>51.2696653569343</text:p>
          </table:table-cell>
          <table:table-cell table:formula="of:=[.C377]-[.A377]" office:value-type="float" office:value="0" calcext:value-type="float">
            <text:p>0</text:p>
          </table:table-cell>
          <table:table-cell table:formula="of:=[.D377]-[.B3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5999999999996" calcext:value-type="float">
            <text:p>3.75999999999996</text:p>
          </table:table-cell>
          <table:table-cell office:value-type="float" office:value="51.8197575249589" calcext:value-type="float">
            <text:p>51.8197575249589</text:p>
          </table:table-cell>
          <table:table-cell office:value-type="float" office:value="3.75999999999996" calcext:value-type="float">
            <text:p>3.75999999999996</text:p>
          </table:table-cell>
          <table:table-cell office:value-type="float" office:value="51.8197575249589" calcext:value-type="float">
            <text:p>51.8197575249589</text:p>
          </table:table-cell>
          <table:table-cell table:formula="of:=[.C378]-[.A378]" office:value-type="float" office:value="0" calcext:value-type="float">
            <text:p>0</text:p>
          </table:table-cell>
          <table:table-cell table:formula="of:=[.D378]-[.B3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6999999999996" calcext:value-type="float">
            <text:p>3.76999999999996</text:p>
          </table:table-cell>
          <table:table-cell office:value-type="float" office:value="52.3755550966827" calcext:value-type="float">
            <text:p>52.3755550966827</text:p>
          </table:table-cell>
          <table:table-cell office:value-type="float" office:value="3.76999999999996" calcext:value-type="float">
            <text:p>3.76999999999996</text:p>
          </table:table-cell>
          <table:table-cell office:value-type="float" office:value="52.3755550966827" calcext:value-type="float">
            <text:p>52.3755550966827</text:p>
          </table:table-cell>
          <table:table-cell table:formula="of:=[.C379]-[.A379]" office:value-type="float" office:value="0" calcext:value-type="float">
            <text:p>0</text:p>
          </table:table-cell>
          <table:table-cell table:formula="of:=[.D379]-[.B3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999999999996" calcext:value-type="float">
            <text:p>3.77999999999996</text:p>
          </table:table-cell>
          <table:table-cell office:value-type="float" office:value="52.9369025852102" calcext:value-type="float">
            <text:p>52.9369025852102</text:p>
          </table:table-cell>
          <table:table-cell office:value-type="float" office:value="3.77999999999996" calcext:value-type="float">
            <text:p>3.77999999999996</text:p>
          </table:table-cell>
          <table:table-cell office:value-type="float" office:value="52.9369025852102" calcext:value-type="float">
            <text:p>52.9369025852102</text:p>
          </table:table-cell>
          <table:table-cell table:formula="of:=[.C380]-[.A380]" office:value-type="float" office:value="0" calcext:value-type="float">
            <text:p>0</text:p>
          </table:table-cell>
          <table:table-cell table:formula="of:=[.D380]-[.B3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8999999999996" calcext:value-type="float">
            <text:p>3.78999999999996</text:p>
          </table:table-cell>
          <table:table-cell office:value-type="float" office:value="53.5036401641413" calcext:value-type="float">
            <text:p>53.5036401641413</text:p>
          </table:table-cell>
          <table:table-cell office:value-type="float" office:value="3.78999999999996" calcext:value-type="float">
            <text:p>3.78999999999996</text:p>
          </table:table-cell>
          <table:table-cell office:value-type="float" office:value="53.5036401641413" calcext:value-type="float">
            <text:p>53.5036401641413</text:p>
          </table:table-cell>
          <table:table-cell table:formula="of:=[.C381]-[.A381]" office:value-type="float" office:value="0" calcext:value-type="float">
            <text:p>0</text:p>
          </table:table-cell>
          <table:table-cell table:formula="of:=[.D381]-[.B3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9999999999996" calcext:value-type="float">
            <text:p>3.79999999999996</text:p>
          </table:table-cell>
          <table:table-cell office:value-type="float" office:value="54.0756048479991" calcext:value-type="float">
            <text:p>54.0756048479991</text:p>
          </table:table-cell>
          <table:table-cell office:value-type="float" office:value="3.79999999999996" calcext:value-type="float">
            <text:p>3.79999999999996</text:p>
          </table:table-cell>
          <table:table-cell office:value-type="float" office:value="54.0756048479991" calcext:value-type="float">
            <text:p>54.0756048479991</text:p>
          </table:table-cell>
          <table:table-cell table:formula="of:=[.C382]-[.A382]" office:value-type="float" office:value="0" calcext:value-type="float">
            <text:p>0</text:p>
          </table:table-cell>
          <table:table-cell table:formula="of:=[.D382]-[.B3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80999999999996" calcext:value-type="float">
            <text:p>3.80999999999996</text:p>
          </table:table-cell>
          <table:table-cell office:value-type="float" office:value="54.6526317228282" calcext:value-type="float">
            <text:p>54.6526317228282</text:p>
          </table:table-cell>
          <table:table-cell office:value-type="float" office:value="3.80999999999996" calcext:value-type="float">
            <text:p>3.80999999999996</text:p>
          </table:table-cell>
          <table:table-cell office:value-type="float" office:value="54.6526317228282" calcext:value-type="float">
            <text:p>54.6526317228282</text:p>
          </table:table-cell>
          <table:table-cell table:formula="of:=[.C383]-[.A383]" office:value-type="float" office:value="0" calcext:value-type="float">
            <text:p>0</text:p>
          </table:table-cell>
          <table:table-cell table:formula="of:=[.D383]-[.B3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81999999999996" calcext:value-type="float">
            <text:p>3.81999999999996</text:p>
          </table:table-cell>
          <table:table-cell office:value-type="float" office:value="55.2345552206172" calcext:value-type="float">
            <text:p>55.2345552206172</text:p>
          </table:table-cell>
          <table:table-cell office:value-type="float" office:value="3.81999999999996" calcext:value-type="float">
            <text:p>3.81999999999996</text:p>
          </table:table-cell>
          <table:table-cell office:value-type="float" office:value="55.2345552206172" calcext:value-type="float">
            <text:p>55.2345552206172</text:p>
          </table:table-cell>
          <table:table-cell table:formula="of:=[.C384]-[.A384]" office:value-type="float" office:value="0" calcext:value-type="float">
            <text:p>0</text:p>
          </table:table-cell>
          <table:table-cell table:formula="of:=[.D384]-[.B3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82999999999996" calcext:value-type="float">
            <text:p>3.82999999999996</text:p>
          </table:table-cell>
          <table:table-cell office:value-type="float" office:value="55.8212104307018" calcext:value-type="float">
            <text:p>55.8212104307018</text:p>
          </table:table-cell>
          <table:table-cell office:value-type="float" office:value="3.82999999999996" calcext:value-type="float">
            <text:p>3.82999999999996</text:p>
          </table:table-cell>
          <table:table-cell office:value-type="float" office:value="55.8212104307018" calcext:value-type="float">
            <text:p>55.8212104307018</text:p>
          </table:table-cell>
          <table:table-cell table:formula="of:=[.C385]-[.A385]" office:value-type="float" office:value="0" calcext:value-type="float">
            <text:p>0</text:p>
          </table:table-cell>
          <table:table-cell table:formula="of:=[.D385]-[.B3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83999999999996" calcext:value-type="float">
            <text:p>3.83999999999996</text:p>
          </table:table-cell>
          <table:table-cell office:value-type="float" office:value="56.4124344408416" calcext:value-type="float">
            <text:p>56.4124344408416</text:p>
          </table:table-cell>
          <table:table-cell office:value-type="float" office:value="3.83999999999996" calcext:value-type="float">
            <text:p>3.83999999999996</text:p>
          </table:table-cell>
          <table:table-cell office:value-type="float" office:value="56.4124344408416" calcext:value-type="float">
            <text:p>56.4124344408416</text:p>
          </table:table-cell>
          <table:table-cell table:formula="of:=[.C386]-[.A386]" office:value-type="float" office:value="0" calcext:value-type="float">
            <text:p>0</text:p>
          </table:table-cell>
          <table:table-cell table:formula="of:=[.D386]-[.B3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84999999999996" calcext:value-type="float">
            <text:p>3.84999999999996</text:p>
          </table:table-cell>
          <table:table-cell office:value-type="float" office:value="57.0080677002261" calcext:value-type="float">
            <text:p>57.0080677002261</text:p>
          </table:table-cell>
          <table:table-cell office:value-type="float" office:value="3.84999999999996" calcext:value-type="float">
            <text:p>3.84999999999996</text:p>
          </table:table-cell>
          <table:table-cell office:value-type="float" office:value="57.0080677002261" calcext:value-type="float">
            <text:p>57.0080677002261</text:p>
          </table:table-cell>
          <table:table-cell table:formula="of:=[.C387]-[.A387]" office:value-type="float" office:value="0" calcext:value-type="float">
            <text:p>0</text:p>
          </table:table-cell>
          <table:table-cell table:formula="of:=[.D387]-[.B3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85999999999996" calcext:value-type="float">
            <text:p>3.85999999999996</text:p>
          </table:table-cell>
          <table:table-cell office:value-type="float" office:value="57.6079553962701" calcext:value-type="float">
            <text:p>57.6079553962701</text:p>
          </table:table-cell>
          <table:table-cell office:value-type="float" office:value="3.85999999999996" calcext:value-type="float">
            <text:p>3.85999999999996</text:p>
          </table:table-cell>
          <table:table-cell office:value-type="float" office:value="57.6079553962701" calcext:value-type="float">
            <text:p>57.6079553962701</text:p>
          </table:table-cell>
          <table:table-cell table:formula="of:=[.C388]-[.A388]" office:value-type="float" office:value="0" calcext:value-type="float">
            <text:p>0</text:p>
          </table:table-cell>
          <table:table-cell table:formula="of:=[.D388]-[.B3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86999999999996" calcext:value-type="float">
            <text:p>3.86999999999996</text:p>
          </table:table-cell>
          <table:table-cell office:value-type="float" office:value="58.2119488367019" calcext:value-type="float">
            <text:p>58.2119488367019</text:p>
          </table:table-cell>
          <table:table-cell office:value-type="float" office:value="3.86999999999996" calcext:value-type="float">
            <text:p>3.86999999999996</text:p>
          </table:table-cell>
          <table:table-cell office:value-type="float" office:value="58.2119488367019" calcext:value-type="float">
            <text:p>58.2119488367019</text:p>
          </table:table-cell>
          <table:table-cell table:formula="of:=[.C389]-[.A389]" office:value-type="float" office:value="0" calcext:value-type="float">
            <text:p>0</text:p>
          </table:table-cell>
          <table:table-cell table:formula="of:=[.D389]-[.B3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87999999999996" calcext:value-type="float">
            <text:p>3.87999999999996</text:p>
          </table:table-cell>
          <table:table-cell office:value-type="float" office:value="58.8199068281357" calcext:value-type="float">
            <text:p>58.8199068281357</text:p>
          </table:table-cell>
          <table:table-cell office:value-type="float" office:value="3.87999999999996" calcext:value-type="float">
            <text:p>3.87999999999996</text:p>
          </table:table-cell>
          <table:table-cell office:value-type="float" office:value="58.8199068281357" calcext:value-type="float">
            <text:p>58.8199068281357</text:p>
          </table:table-cell>
          <table:table-cell table:formula="of:=[.C390]-[.A390]" office:value-type="float" office:value="0" calcext:value-type="float">
            <text:p>0</text:p>
          </table:table-cell>
          <table:table-cell table:formula="of:=[.D390]-[.B3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88999999999996" calcext:value-type="float">
            <text:p>3.88999999999996</text:p>
          </table:table-cell>
          <table:table-cell office:value-type="float" office:value="59.4316970420612" calcext:value-type="float">
            <text:p>59.4316970420612</text:p>
          </table:table-cell>
          <table:table-cell office:value-type="float" office:value="3.88999999999996" calcext:value-type="float">
            <text:p>3.88999999999996</text:p>
          </table:table-cell>
          <table:table-cell office:value-type="float" office:value="59.4316970420612" calcext:value-type="float">
            <text:p>59.4316970420612</text:p>
          </table:table-cell>
          <table:table-cell table:formula="of:=[.C391]-[.A391]" office:value-type="float" office:value="0" calcext:value-type="float">
            <text:p>0</text:p>
          </table:table-cell>
          <table:table-cell table:formula="of:=[.D391]-[.B3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89999999999996" calcext:value-type="float">
            <text:p>3.89999999999996</text:p>
          </table:table-cell>
          <table:table-cell office:value-type="float" office:value="60.0471973589733" calcext:value-type="float">
            <text:p>60.0471973589733</text:p>
          </table:table-cell>
          <table:table-cell office:value-type="float" office:value="3.89999999999996" calcext:value-type="float">
            <text:p>3.89999999999996</text:p>
          </table:table-cell>
          <table:table-cell office:value-type="float" office:value="60.0471973589733" calcext:value-type="float">
            <text:p>60.0471973589733</text:p>
          </table:table-cell>
          <table:table-cell table:formula="of:=[.C392]-[.A392]" office:value-type="float" office:value="0" calcext:value-type="float">
            <text:p>0</text:p>
          </table:table-cell>
          <table:table-cell table:formula="of:=[.D392]-[.B3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90999999999996" calcext:value-type="float">
            <text:p>3.90999999999996</text:p>
          </table:table-cell>
          <table:table-cell office:value-type="float" office:value="60.6662971812147" calcext:value-type="float">
            <text:p>60.6662971812147</text:p>
          </table:table-cell>
          <table:table-cell office:value-type="float" office:value="3.90999999999996" calcext:value-type="float">
            <text:p>3.90999999999996</text:p>
          </table:table-cell>
          <table:table-cell office:value-type="float" office:value="60.6662971812147" calcext:value-type="float">
            <text:p>60.6662971812147</text:p>
          </table:table-cell>
          <table:table-cell table:formula="of:=[.C393]-[.A393]" office:value-type="float" office:value="0" calcext:value-type="float">
            <text:p>0</text:p>
          </table:table-cell>
          <table:table-cell table:formula="of:=[.D393]-[.B3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91999999999996" calcext:value-type="float">
            <text:p>3.91999999999996</text:p>
          </table:table-cell>
          <table:table-cell office:value-type="float" office:value="61.2888987050151" calcext:value-type="float">
            <text:p>61.2888987050151</text:p>
          </table:table-cell>
          <table:table-cell office:value-type="float" office:value="3.91999999999996" calcext:value-type="float">
            <text:p>3.91999999999996</text:p>
          </table:table-cell>
          <table:table-cell office:value-type="float" office:value="61.2888987050151" calcext:value-type="float">
            <text:p>61.2888987050151</text:p>
          </table:table-cell>
          <table:table-cell table:formula="of:=[.C394]-[.A394]" office:value-type="float" office:value="0" calcext:value-type="float">
            <text:p>0</text:p>
          </table:table-cell>
          <table:table-cell table:formula="of:=[.D394]-[.B3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92999999999996" calcext:value-type="float">
            <text:p>3.92999999999996</text:p>
          </table:table-cell>
          <table:table-cell office:value-type="float" office:value="61.9149181421837" calcext:value-type="float">
            <text:p>61.9149181421837</text:p>
          </table:table-cell>
          <table:table-cell office:value-type="float" office:value="3.92999999999996" calcext:value-type="float">
            <text:p>3.92999999999996</text:p>
          </table:table-cell>
          <table:table-cell office:value-type="float" office:value="61.9149181421837" calcext:value-type="float">
            <text:p>61.9149181421837</text:p>
          </table:table-cell>
          <table:table-cell table:formula="of:=[.C395]-[.A395]" office:value-type="float" office:value="0" calcext:value-type="float">
            <text:p>0</text:p>
          </table:table-cell>
          <table:table-cell table:formula="of:=[.D395]-[.B3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93999999999996" calcext:value-type="float">
            <text:p>3.93999999999996</text:p>
          </table:table-cell>
          <table:table-cell office:value-type="float" office:value="62.5442868819503" calcext:value-type="float">
            <text:p>62.5442868819503</text:p>
          </table:table-cell>
          <table:table-cell office:value-type="float" office:value="3.93999999999996" calcext:value-type="float">
            <text:p>3.93999999999996</text:p>
          </table:table-cell>
          <table:table-cell office:value-type="float" office:value="62.5442868819503" calcext:value-type="float">
            <text:p>62.5442868819503</text:p>
          </table:table-cell>
          <table:table-cell table:formula="of:=[.C396]-[.A396]" office:value-type="float" office:value="0" calcext:value-type="float">
            <text:p>0</text:p>
          </table:table-cell>
          <table:table-cell table:formula="of:=[.D396]-[.B3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94999999999996" calcext:value-type="float">
            <text:p>3.94999999999996</text:p>
          </table:table-cell>
          <table:table-cell office:value-type="float" office:value="63.1769525835629" calcext:value-type="float">
            <text:p>63.1769525835629</text:p>
          </table:table-cell>
          <table:table-cell office:value-type="float" office:value="3.94999999999996" calcext:value-type="float">
            <text:p>3.94999999999996</text:p>
          </table:table-cell>
          <table:table-cell office:value-type="float" office:value="63.1769525835629" calcext:value-type="float">
            <text:p>63.1769525835629</text:p>
          </table:table-cell>
          <table:table-cell table:formula="of:=[.C397]-[.A397]" office:value-type="float" office:value="0" calcext:value-type="float">
            <text:p>0</text:p>
          </table:table-cell>
          <table:table-cell table:formula="of:=[.D397]-[.B3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95999999999996" calcext:value-type="float">
            <text:p>3.95999999999996</text:p>
          </table:table-cell>
          <table:table-cell office:value-type="float" office:value="63.8128801904253" calcext:value-type="float">
            <text:p>63.8128801904253</text:p>
          </table:table-cell>
          <table:table-cell office:value-type="float" office:value="3.95999999999996" calcext:value-type="float">
            <text:p>3.95999999999996</text:p>
          </table:table-cell>
          <table:table-cell office:value-type="float" office:value="63.8128801904253" calcext:value-type="float">
            <text:p>63.8128801904253</text:p>
          </table:table-cell>
          <table:table-cell table:formula="of:=[.C398]-[.A398]" office:value-type="float" office:value="0" calcext:value-type="float">
            <text:p>0</text:p>
          </table:table-cell>
          <table:table-cell table:formula="of:=[.D398]-[.B3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96999999999996" calcext:value-type="float">
            <text:p>3.96999999999996</text:p>
          </table:table-cell>
          <table:table-cell office:value-type="float" office:value="64.4520528568125" calcext:value-type="float">
            <text:p>64.4520528568125</text:p>
          </table:table-cell>
          <table:table-cell office:value-type="float" office:value="3.96999999999996" calcext:value-type="float">
            <text:p>3.96999999999996</text:p>
          </table:table-cell>
          <table:table-cell office:value-type="float" office:value="64.4520528568125" calcext:value-type="float">
            <text:p>64.4520528568125</text:p>
          </table:table-cell>
          <table:table-cell table:formula="of:=[.C399]-[.A399]" office:value-type="float" office:value="0" calcext:value-type="float">
            <text:p>0</text:p>
          </table:table-cell>
          <table:table-cell table:formula="of:=[.D399]-[.B3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97999999999996" calcext:value-type="float">
            <text:p>3.97999999999996</text:p>
          </table:table-cell>
          <table:table-cell office:value-type="float" office:value="65.0944727785266" calcext:value-type="float">
            <text:p>65.0944727785266</text:p>
          </table:table-cell>
          <table:table-cell office:value-type="float" office:value="3.97999999999996" calcext:value-type="float">
            <text:p>3.97999999999996</text:p>
          </table:table-cell>
          <table:table-cell office:value-type="float" office:value="65.0944727785266" calcext:value-type="float">
            <text:p>65.0944727785266</text:p>
          </table:table-cell>
          <table:table-cell table:formula="of:=[.C400]-[.A400]" office:value-type="float" office:value="0" calcext:value-type="float">
            <text:p>0</text:p>
          </table:table-cell>
          <table:table-cell table:formula="of:=[.D400]-[.B4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98999999999996" calcext:value-type="float">
            <text:p>3.98999999999996</text:p>
          </table:table-cell>
          <table:table-cell office:value-type="float" office:value="65.7401619192565" calcext:value-type="float">
            <text:p>65.7401619192565</text:p>
          </table:table-cell>
          <table:table-cell office:value-type="float" office:value="3.98999999999996" calcext:value-type="float">
            <text:p>3.98999999999996</text:p>
          </table:table-cell>
          <table:table-cell office:value-type="float" office:value="65.7401619192565" calcext:value-type="float">
            <text:p>65.7401619192565</text:p>
          </table:table-cell>
          <table:table-cell table:formula="of:=[.C401]-[.A401]" office:value-type="float" office:value="0" calcext:value-type="float">
            <text:p>0</text:p>
          </table:table-cell>
          <table:table-cell table:formula="of:=[.D401]-[.B4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99999999999996" calcext:value-type="float">
            <text:p>3.99999999999996</text:p>
          </table:table-cell>
          <table:table-cell office:value-type="float" office:value="66.389162624875" calcext:value-type="float">
            <text:p>66.389162624875</text:p>
          </table:table-cell>
          <table:table-cell office:value-type="float" office:value="3.99999999999996" calcext:value-type="float">
            <text:p>3.99999999999996</text:p>
          </table:table-cell>
          <table:table-cell office:value-type="float" office:value="66.389162624875" calcext:value-type="float">
            <text:p>66.389162624875</text:p>
          </table:table-cell>
          <table:table-cell table:formula="of:=[.C402]-[.A402]" office:value-type="float" office:value="0" calcext:value-type="float">
            <text:p>0</text:p>
          </table:table-cell>
          <table:table-cell table:formula="of:=[.D402]-[.B4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00999999999996" calcext:value-type="float">
            <text:p>4.00999999999996</text:p>
          </table:table-cell>
          <table:table-cell office:value-type="float" office:value="67.0415381184572" calcext:value-type="float">
            <text:p>67.0415381184572</text:p>
          </table:table-cell>
          <table:table-cell office:value-type="float" office:value="4.00999999999996" calcext:value-type="float">
            <text:p>4.00999999999996</text:p>
          </table:table-cell>
          <table:table-cell office:value-type="float" office:value="67.0415381184572" calcext:value-type="float">
            <text:p>67.0415381184572</text:p>
          </table:table-cell>
          <table:table-cell table:formula="of:=[.C403]-[.A403]" office:value-type="float" office:value="0" calcext:value-type="float">
            <text:p>0</text:p>
          </table:table-cell>
          <table:table-cell table:formula="of:=[.D403]-[.B4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01999999999996" calcext:value-type="float">
            <text:p>4.01999999999996</text:p>
          </table:table-cell>
          <table:table-cell office:value-type="float" office:value="67.6973728694211" calcext:value-type="float">
            <text:p>67.6973728694211</text:p>
          </table:table-cell>
          <table:table-cell office:value-type="float" office:value="4.01999999999996" calcext:value-type="float">
            <text:p>4.01999999999996</text:p>
          </table:table-cell>
          <table:table-cell office:value-type="float" office:value="67.6973728694211" calcext:value-type="float">
            <text:p>67.6973728694211</text:p>
          </table:table-cell>
          <table:table-cell table:formula="of:=[.C404]-[.A404]" office:value-type="float" office:value="0" calcext:value-type="float">
            <text:p>0</text:p>
          </table:table-cell>
          <table:table-cell table:formula="of:=[.D404]-[.B4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02999999999996" calcext:value-type="float">
            <text:p>4.02999999999996</text:p>
          </table:table-cell>
          <table:table-cell office:value-type="float" office:value="68.3567728308809" calcext:value-type="float">
            <text:p>68.3567728308809</text:p>
          </table:table-cell>
          <table:table-cell office:value-type="float" office:value="4.02999999999996" calcext:value-type="float">
            <text:p>4.02999999999996</text:p>
          </table:table-cell>
          <table:table-cell office:value-type="float" office:value="68.3567728308809" calcext:value-type="float">
            <text:p>68.3567728308809</text:p>
          </table:table-cell>
          <table:table-cell table:formula="of:=[.C405]-[.A405]" office:value-type="float" office:value="0" calcext:value-type="float">
            <text:p>0</text:p>
          </table:table-cell>
          <table:table-cell table:formula="of:=[.D405]-[.B4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03999999999996" calcext:value-type="float">
            <text:p>4.03999999999996</text:p>
          </table:table-cell>
          <table:table-cell office:value-type="float" office:value="69.0198655400612" calcext:value-type="float">
            <text:p>69.0198655400612</text:p>
          </table:table-cell>
          <table:table-cell office:value-type="float" office:value="4.03999999999996" calcext:value-type="float">
            <text:p>4.03999999999996</text:p>
          </table:table-cell>
          <table:table-cell office:value-type="float" office:value="69.0198655400612" calcext:value-type="float">
            <text:p>69.0198655400612</text:p>
          </table:table-cell>
          <table:table-cell table:formula="of:=[.C406]-[.A406]" office:value-type="float" office:value="0" calcext:value-type="float">
            <text:p>0</text:p>
          </table:table-cell>
          <table:table-cell table:formula="of:=[.D406]-[.B4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04999999999996" calcext:value-type="float">
            <text:p>4.04999999999996</text:p>
          </table:table-cell>
          <table:table-cell office:value-type="float" office:value="69.6868000774424" calcext:value-type="float">
            <text:p>69.6868000774424</text:p>
          </table:table-cell>
          <table:table-cell office:value-type="float" office:value="4.04999999999996" calcext:value-type="float">
            <text:p>4.04999999999996</text:p>
          </table:table-cell>
          <table:table-cell office:value-type="float" office:value="69.6868000774424" calcext:value-type="float">
            <text:p>69.6868000774424</text:p>
          </table:table-cell>
          <table:table-cell table:formula="of:=[.C407]-[.A407]" office:value-type="float" office:value="0" calcext:value-type="float">
            <text:p>0</text:p>
          </table:table-cell>
          <table:table-cell table:formula="of:=[.D407]-[.B4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05999999999996" calcext:value-type="float">
            <text:p>4.05999999999996</text:p>
          </table:table-cell>
          <table:table-cell office:value-type="float" office:value="70.3577468811923" calcext:value-type="float">
            <text:p>70.3577468811923</text:p>
          </table:table-cell>
          <table:table-cell office:value-type="float" office:value="4.05999999999996" calcext:value-type="float">
            <text:p>4.05999999999996</text:p>
          </table:table-cell>
          <table:table-cell office:value-type="float" office:value="70.3577468811923" calcext:value-type="float">
            <text:p>70.3577468811923</text:p>
          </table:table-cell>
          <table:table-cell table:formula="of:=[.C408]-[.A408]" office:value-type="float" office:value="0" calcext:value-type="float">
            <text:p>0</text:p>
          </table:table-cell>
          <table:table-cell table:formula="of:=[.D408]-[.B4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06999999999996" calcext:value-type="float">
            <text:p>4.06999999999996</text:p>
          </table:table-cell>
          <table:table-cell office:value-type="float" office:value="71.0328974143775" calcext:value-type="float">
            <text:p>71.0328974143775</text:p>
          </table:table-cell>
          <table:table-cell office:value-type="float" office:value="4.06999999999996" calcext:value-type="float">
            <text:p>4.06999999999996</text:p>
          </table:table-cell>
          <table:table-cell office:value-type="float" office:value="71.0328974143775" calcext:value-type="float">
            <text:p>71.0328974143775</text:p>
          </table:table-cell>
          <table:table-cell table:formula="of:=[.C409]-[.A409]" office:value-type="float" office:value="0" calcext:value-type="float">
            <text:p>0</text:p>
          </table:table-cell>
          <table:table-cell table:formula="of:=[.D409]-[.B4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07999999999996" calcext:value-type="float">
            <text:p>4.07999999999996</text:p>
          </table:table-cell>
          <table:table-cell office:value-type="float" office:value="71.712463683444" calcext:value-type="float">
            <text:p>71.712463683444</text:p>
          </table:table-cell>
          <table:table-cell office:value-type="float" office:value="4.07999999999996" calcext:value-type="float">
            <text:p>4.07999999999996</text:p>
          </table:table-cell>
          <table:table-cell office:value-type="float" office:value="71.712463683444" calcext:value-type="float">
            <text:p>71.712463683444</text:p>
          </table:table-cell>
          <table:table-cell table:formula="of:=[.C410]-[.A410]" office:value-type="float" office:value="0" calcext:value-type="float">
            <text:p>0</text:p>
          </table:table-cell>
          <table:table-cell table:formula="of:=[.D410]-[.B4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08999999999996" calcext:value-type="float">
            <text:p>4.08999999999996</text:p>
          </table:table-cell>
          <table:table-cell office:value-type="float" office:value="72.3966776074924" calcext:value-type="float">
            <text:p>72.3966776074924</text:p>
          </table:table-cell>
          <table:table-cell office:value-type="float" office:value="4.08999999999996" calcext:value-type="float">
            <text:p>4.08999999999996</text:p>
          </table:table-cell>
          <table:table-cell office:value-type="float" office:value="72.3966776074924" calcext:value-type="float">
            <text:p>72.3966776074924</text:p>
          </table:table-cell>
          <table:table-cell table:formula="of:=[.C411]-[.A411]" office:value-type="float" office:value="0" calcext:value-type="float">
            <text:p>0</text:p>
          </table:table-cell>
          <table:table-cell table:formula="of:=[.D411]-[.B4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09999999999996" calcext:value-type="float">
            <text:p>4.09999999999996</text:p>
          </table:table-cell>
          <table:table-cell office:value-type="float" office:value="73.0857902389545" calcext:value-type="float">
            <text:p>73.0857902389545</text:p>
          </table:table-cell>
          <table:table-cell office:value-type="float" office:value="4.09999999999996" calcext:value-type="float">
            <text:p>4.09999999999996</text:p>
          </table:table-cell>
          <table:table-cell office:value-type="float" office:value="73.0857902389545" calcext:value-type="float">
            <text:p>73.0857902389545</text:p>
          </table:table-cell>
          <table:table-cell table:formula="of:=[.C412]-[.A412]" office:value-type="float" office:value="0" calcext:value-type="float">
            <text:p>0</text:p>
          </table:table-cell>
          <table:table-cell table:formula="of:=[.D412]-[.B4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10999999999996" calcext:value-type="float">
            <text:p>4.10999999999996</text:p>
          </table:table-cell>
          <table:table-cell office:value-type="float" office:value="73.7800708373916" calcext:value-type="float">
            <text:p>73.7800708373916</text:p>
          </table:table-cell>
          <table:table-cell office:value-type="float" office:value="4.10999999999996" calcext:value-type="float">
            <text:p>4.10999999999996</text:p>
          </table:table-cell>
          <table:table-cell office:value-type="float" office:value="73.7800708373916" calcext:value-type="float">
            <text:p>73.7800708373916</text:p>
          </table:table-cell>
          <table:table-cell table:formula="of:=[.C413]-[.A413]" office:value-type="float" office:value="0" calcext:value-type="float">
            <text:p>0</text:p>
          </table:table-cell>
          <table:table-cell table:formula="of:=[.D413]-[.B4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11999999999996" calcext:value-type="float">
            <text:p>4.11999999999996</text:p>
          </table:table-cell>
          <table:table-cell office:value-type="float" office:value="74.47980579927" calcext:value-type="float">
            <text:p>74.47980579927</text:p>
          </table:table-cell>
          <table:table-cell office:value-type="float" office:value="4.11999999999996" calcext:value-type="float">
            <text:p>4.11999999999996</text:p>
          </table:table-cell>
          <table:table-cell office:value-type="float" office:value="74.47980579927" calcext:value-type="float">
            <text:p>74.47980579927</text:p>
          </table:table-cell>
          <table:table-cell table:formula="of:=[.C414]-[.A414]" office:value-type="float" office:value="0" calcext:value-type="float">
            <text:p>0</text:p>
          </table:table-cell>
          <table:table-cell table:formula="of:=[.D414]-[.B4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12999999999996" calcext:value-type="float">
            <text:p>4.12999999999996</text:p>
          </table:table-cell>
          <table:table-cell office:value-type="float" office:value="75.1852974477317" calcext:value-type="float">
            <text:p>75.1852974477317</text:p>
          </table:table-cell>
          <table:table-cell office:value-type="float" office:value="4.12999999999996" calcext:value-type="float">
            <text:p>4.12999999999996</text:p>
          </table:table-cell>
          <table:table-cell office:value-type="float" office:value="75.1852974477317" calcext:value-type="float">
            <text:p>75.1852974477317</text:p>
          </table:table-cell>
          <table:table-cell table:formula="of:=[.C415]-[.A415]" office:value-type="float" office:value="0" calcext:value-type="float">
            <text:p>0</text:p>
          </table:table-cell>
          <table:table-cell table:formula="of:=[.D415]-[.B4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13999999999996" calcext:value-type="float">
            <text:p>4.13999999999996</text:p>
          </table:table-cell>
          <table:table-cell office:value-type="float" office:value="75.8968626875411" calcext:value-type="float">
            <text:p>75.8968626875411</text:p>
          </table:table-cell>
          <table:table-cell office:value-type="float" office:value="4.13999999999996" calcext:value-type="float">
            <text:p>4.13999999999996</text:p>
          </table:table-cell>
          <table:table-cell office:value-type="float" office:value="75.8968626875411" calcext:value-type="float">
            <text:p>75.8968626875411</text:p>
          </table:table-cell>
          <table:table-cell table:formula="of:=[.C416]-[.A416]" office:value-type="float" office:value="0" calcext:value-type="float">
            <text:p>0</text:p>
          </table:table-cell>
          <table:table-cell table:formula="of:=[.D416]-[.B4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14999999999996" calcext:value-type="float">
            <text:p>4.14999999999996</text:p>
          </table:table-cell>
          <table:table-cell office:value-type="float" office:value="76.6148315315583" calcext:value-type="float">
            <text:p>76.6148315315583</text:p>
          </table:table-cell>
          <table:table-cell office:value-type="float" office:value="4.14999999999996" calcext:value-type="float">
            <text:p>4.14999999999996</text:p>
          </table:table-cell>
          <table:table-cell office:value-type="float" office:value="76.6148315315583" calcext:value-type="float">
            <text:p>76.6148315315583</text:p>
          </table:table-cell>
          <table:table-cell table:formula="of:=[.C417]-[.A417]" office:value-type="float" office:value="0" calcext:value-type="float">
            <text:p>0</text:p>
          </table:table-cell>
          <table:table-cell table:formula="of:=[.D417]-[.B4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15999999999996" calcext:value-type="float">
            <text:p>4.15999999999996</text:p>
          </table:table-cell>
          <table:table-cell office:value-type="float" office:value="77.3395455062492" calcext:value-type="float">
            <text:p>77.3395455062492</text:p>
          </table:table-cell>
          <table:table-cell office:value-type="float" office:value="4.15999999999996" calcext:value-type="float">
            <text:p>4.15999999999996</text:p>
          </table:table-cell>
          <table:table-cell office:value-type="float" office:value="77.3395455062492" calcext:value-type="float">
            <text:p>77.3395455062492</text:p>
          </table:table-cell>
          <table:table-cell table:formula="of:=[.C418]-[.A418]" office:value-type="float" office:value="0" calcext:value-type="float">
            <text:p>0</text:p>
          </table:table-cell>
          <table:table-cell table:formula="of:=[.D418]-[.B4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16999999999996" calcext:value-type="float">
            <text:p>4.16999999999996</text:p>
          </table:table-cell>
          <table:table-cell office:value-type="float" office:value="78.0713559448851" calcext:value-type="float">
            <text:p>78.0713559448851</text:p>
          </table:table-cell>
          <table:table-cell office:value-type="float" office:value="4.16999999999996" calcext:value-type="float">
            <text:p>4.16999999999996</text:p>
          </table:table-cell>
          <table:table-cell office:value-type="float" office:value="78.0713559448851" calcext:value-type="float">
            <text:p>78.0713559448851</text:p>
          </table:table-cell>
          <table:table-cell table:formula="of:=[.C419]-[.A419]" office:value-type="float" office:value="0" calcext:value-type="float">
            <text:p>0</text:p>
          </table:table-cell>
          <table:table-cell table:formula="of:=[.D419]-[.B4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17999999999996" calcext:value-type="float">
            <text:p>4.17999999999996</text:p>
          </table:table-cell>
          <table:table-cell office:value-type="float" office:value="78.8106221781986" calcext:value-type="float">
            <text:p>78.8106221781986</text:p>
          </table:table-cell>
          <table:table-cell office:value-type="float" office:value="4.17999999999996" calcext:value-type="float">
            <text:p>4.17999999999996</text:p>
          </table:table-cell>
          <table:table-cell office:value-type="float" office:value="78.8106221781986" calcext:value-type="float">
            <text:p>78.8106221781986</text:p>
          </table:table-cell>
          <table:table-cell table:formula="of:=[.C420]-[.A420]" office:value-type="float" office:value="0" calcext:value-type="float">
            <text:p>0</text:p>
          </table:table-cell>
          <table:table-cell table:formula="of:=[.D420]-[.B4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18999999999996" calcext:value-type="float">
            <text:p>4.18999999999996</text:p>
          </table:table-cell>
          <table:table-cell office:value-type="float" office:value="79.5577096333406" calcext:value-type="float">
            <text:p>79.5577096333406</text:p>
          </table:table-cell>
          <table:table-cell office:value-type="float" office:value="4.18999999999996" calcext:value-type="float">
            <text:p>4.18999999999996</text:p>
          </table:table-cell>
          <table:table-cell office:value-type="float" office:value="79.5577096333406" calcext:value-type="float">
            <text:p>79.5577096333406</text:p>
          </table:table-cell>
          <table:table-cell table:formula="of:=[.C421]-[.A421]" office:value-type="float" office:value="0" calcext:value-type="float">
            <text:p>0</text:p>
          </table:table-cell>
          <table:table-cell table:formula="of:=[.D421]-[.B4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19999999999996" calcext:value-type="float">
            <text:p>4.19999999999996</text:p>
          </table:table-cell>
          <table:table-cell office:value-type="float" office:value="80.3129878530126" calcext:value-type="float">
            <text:p>80.3129878530126</text:p>
          </table:table-cell>
          <table:table-cell office:value-type="float" office:value="4.19999999999996" calcext:value-type="float">
            <text:p>4.19999999999996</text:p>
          </table:table-cell>
          <table:table-cell office:value-type="float" office:value="80.3129878530126" calcext:value-type="float">
            <text:p>80.3129878530126</text:p>
          </table:table-cell>
          <table:table-cell table:formula="of:=[.C422]-[.A422]" office:value-type="float" office:value="0" calcext:value-type="float">
            <text:p>0</text:p>
          </table:table-cell>
          <table:table-cell table:formula="of:=[.D422]-[.B4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0999999999996" calcext:value-type="float">
            <text:p>4.20999999999996</text:p>
          </table:table-cell>
          <table:table-cell office:value-type="float" office:value="81.0768284476211" calcext:value-type="float">
            <text:p>81.0768284476211</text:p>
          </table:table-cell>
          <table:table-cell office:value-type="float" office:value="4.20999999999996" calcext:value-type="float">
            <text:p>4.20999999999996</text:p>
          </table:table-cell>
          <table:table-cell office:value-type="float" office:value="81.0768284476211" calcext:value-type="float">
            <text:p>81.0768284476211</text:p>
          </table:table-cell>
          <table:table-cell table:formula="of:=[.C423]-[.A423]" office:value-type="float" office:value="0" calcext:value-type="float">
            <text:p>0</text:p>
          </table:table-cell>
          <table:table-cell table:formula="of:=[.D423]-[.B4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1999999999995" calcext:value-type="float">
            <text:p>4.21999999999995</text:p>
          </table:table-cell>
          <table:table-cell office:value-type="float" office:value="81.8496029942039" calcext:value-type="float">
            <text:p>81.8496029942039</text:p>
          </table:table-cell>
          <table:table-cell office:value-type="float" office:value="4.21999999999995" calcext:value-type="float">
            <text:p>4.21999999999995</text:p>
          </table:table-cell>
          <table:table-cell office:value-type="float" office:value="81.8496029942039" calcext:value-type="float">
            <text:p>81.8496029942039</text:p>
          </table:table-cell>
          <table:table-cell table:formula="of:=[.C424]-[.A424]" office:value-type="float" office:value="0" calcext:value-type="float">
            <text:p>0</text:p>
          </table:table-cell>
          <table:table-cell table:formula="of:=[.D424]-[.B4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999999999995" calcext:value-type="float">
            <text:p>4.22999999999995</text:p>
          </table:table-cell>
          <table:table-cell office:value-type="float" office:value="82.6316808967075" calcext:value-type="float">
            <text:p>82.6316808967075</text:p>
          </table:table-cell>
          <table:table-cell office:value-type="float" office:value="4.22999999999995" calcext:value-type="float">
            <text:p>4.22999999999995</text:p>
          </table:table-cell>
          <table:table-cell office:value-type="float" office:value="82.6316808967075" calcext:value-type="float">
            <text:p>82.6316808967075</text:p>
          </table:table-cell>
          <table:table-cell table:formula="of:=[.C425]-[.A425]" office:value-type="float" office:value="0" calcext:value-type="float">
            <text:p>0</text:p>
          </table:table-cell>
          <table:table-cell table:formula="of:=[.D425]-[.B4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3999999999995" calcext:value-type="float">
            <text:p>4.23999999999995</text:p>
          </table:table-cell>
          <table:table-cell office:value-type="float" office:value="83.4234272229309" calcext:value-type="float">
            <text:p>83.4234272229309</text:p>
          </table:table-cell>
          <table:table-cell office:value-type="float" office:value="4.23999999999995" calcext:value-type="float">
            <text:p>4.23999999999995</text:p>
          </table:table-cell>
          <table:table-cell office:value-type="float" office:value="83.4234272229309" calcext:value-type="float">
            <text:p>83.4234272229309</text:p>
          </table:table-cell>
          <table:table-cell table:formula="of:=[.C426]-[.A426]" office:value-type="float" office:value="0" calcext:value-type="float">
            <text:p>0</text:p>
          </table:table-cell>
          <table:table-cell table:formula="of:=[.D426]-[.B4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4999999999995" calcext:value-type="float">
            <text:p>4.24999999999995</text:p>
          </table:table-cell>
          <table:table-cell office:value-type="float" office:value="84.2252005340964" calcext:value-type="float">
            <text:p>84.2252005340964</text:p>
          </table:table-cell>
          <table:table-cell office:value-type="float" office:value="4.24999999999995" calcext:value-type="float">
            <text:p>4.24999999999995</text:p>
          </table:table-cell>
          <table:table-cell office:value-type="float" office:value="84.2252005340964" calcext:value-type="float">
            <text:p>84.2252005340964</text:p>
          </table:table-cell>
          <table:table-cell table:formula="of:=[.C427]-[.A427]" office:value-type="float" office:value="0" calcext:value-type="float">
            <text:p>0</text:p>
          </table:table-cell>
          <table:table-cell table:formula="of:=[.D427]-[.B4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5999999999995" calcext:value-type="float">
            <text:p>4.25999999999995</text:p>
          </table:table-cell>
          <table:table-cell office:value-type="float" office:value="85.0373507235426" calcext:value-type="float">
            <text:p>85.0373507235426</text:p>
          </table:table-cell>
          <table:table-cell office:value-type="float" office:value="4.25999999999995" calcext:value-type="float">
            <text:p>4.25999999999995</text:p>
          </table:table-cell>
          <table:table-cell office:value-type="float" office:value="85.0373507235426" calcext:value-type="float">
            <text:p>85.0373507235426</text:p>
          </table:table-cell>
          <table:table-cell table:formula="of:=[.C428]-[.A428]" office:value-type="float" office:value="0" calcext:value-type="float">
            <text:p>0</text:p>
          </table:table-cell>
          <table:table-cell table:formula="of:=[.D428]-[.B4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6999999999995" calcext:value-type="float">
            <text:p>4.26999999999995</text:p>
          </table:table-cell>
          <table:table-cell office:value-type="float" office:value="85.8602168814593" calcext:value-type="float">
            <text:p>85.8602168814593</text:p>
          </table:table-cell>
          <table:table-cell office:value-type="float" office:value="4.26999999999995" calcext:value-type="float">
            <text:p>4.26999999999995</text:p>
          </table:table-cell>
          <table:table-cell office:value-type="float" office:value="85.8602168814593" calcext:value-type="float">
            <text:p>85.8602168814593</text:p>
          </table:table-cell>
          <table:table-cell table:formula="of:=[.C429]-[.A429]" office:value-type="float" office:value="0" calcext:value-type="float">
            <text:p>0</text:p>
          </table:table-cell>
          <table:table-cell table:formula="of:=[.D429]-[.B4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7999999999995" calcext:value-type="float">
            <text:p>4.27999999999995</text:p>
          </table:table-cell>
          <table:table-cell office:value-type="float" office:value="86.6941252028816" calcext:value-type="float">
            <text:p>86.6941252028816</text:p>
          </table:table-cell>
          <table:table-cell office:value-type="float" office:value="4.27999999999995" calcext:value-type="float">
            <text:p>4.27999999999995</text:p>
          </table:table-cell>
          <table:table-cell office:value-type="float" office:value="86.6941252028816" calcext:value-type="float">
            <text:p>86.6941252028816</text:p>
          </table:table-cell>
          <table:table-cell table:formula="of:=[.C430]-[.A430]" office:value-type="float" office:value="0" calcext:value-type="float">
            <text:p>0</text:p>
          </table:table-cell>
          <table:table-cell table:formula="of:=[.D430]-[.B4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8999999999995" calcext:value-type="float">
            <text:p>4.28999999999995</text:p>
          </table:table-cell>
          <table:table-cell office:value-type="float" office:value="87.539386956336" calcext:value-type="float">
            <text:p>87.539386956336</text:p>
          </table:table-cell>
          <table:table-cell office:value-type="float" office:value="4.28999999999995" calcext:value-type="float">
            <text:p>4.28999999999995</text:p>
          </table:table-cell>
          <table:table-cell office:value-type="float" office:value="87.539386956336" calcext:value-type="float">
            <text:p>87.539386956336</text:p>
          </table:table-cell>
          <table:table-cell table:formula="of:=[.C431]-[.A431]" office:value-type="float" office:value="0" calcext:value-type="float">
            <text:p>0</text:p>
          </table:table-cell>
          <table:table-cell table:formula="of:=[.D431]-[.B4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9999999999995" calcext:value-type="float">
            <text:p>4.29999999999995</text:p>
          </table:table-cell>
          <table:table-cell office:value-type="float" office:value="88.3962965305616" calcext:value-type="float">
            <text:p>88.3962965305616</text:p>
          </table:table-cell>
          <table:table-cell office:value-type="float" office:value="4.29999999999995" calcext:value-type="float">
            <text:p>4.29999999999995</text:p>
          </table:table-cell>
          <table:table-cell office:value-type="float" office:value="88.3962965305616" calcext:value-type="float">
            <text:p>88.3962965305616</text:p>
          </table:table-cell>
          <table:table-cell table:formula="of:=[.C432]-[.A432]" office:value-type="float" office:value="0" calcext:value-type="float">
            <text:p>0</text:p>
          </table:table-cell>
          <table:table-cell table:formula="of:=[.D432]-[.B4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30999999999995" calcext:value-type="float">
            <text:p>4.30999999999995</text:p>
          </table:table-cell>
          <table:table-cell office:value-type="float" office:value="89.2651295766291" calcext:value-type="float">
            <text:p>89.2651295766291</text:p>
          </table:table-cell>
          <table:table-cell office:value-type="float" office:value="4.30999999999995" calcext:value-type="float">
            <text:p>4.30999999999995</text:p>
          </table:table-cell>
          <table:table-cell office:value-type="float" office:value="89.2651295766291" calcext:value-type="float">
            <text:p>89.2651295766291</text:p>
          </table:table-cell>
          <table:table-cell table:formula="of:=[.C433]-[.A433]" office:value-type="float" office:value="0" calcext:value-type="float">
            <text:p>0</text:p>
          </table:table-cell>
          <table:table-cell table:formula="of:=[.D433]-[.B4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31999999999995" calcext:value-type="float">
            <text:p>4.31999999999995</text:p>
          </table:table-cell>
          <table:table-cell office:value-type="float" office:value="90.1461412625258" calcext:value-type="float">
            <text:p>90.1461412625258</text:p>
          </table:table-cell>
          <table:table-cell office:value-type="float" office:value="4.31999999999995" calcext:value-type="float">
            <text:p>4.31999999999995</text:p>
          </table:table-cell>
          <table:table-cell office:value-type="float" office:value="90.1461412625258" calcext:value-type="float">
            <text:p>90.1461412625258</text:p>
          </table:table-cell>
          <table:table-cell table:formula="of:=[.C434]-[.A434]" office:value-type="float" office:value="0" calcext:value-type="float">
            <text:p>0</text:p>
          </table:table-cell>
          <table:table-cell table:formula="of:=[.D434]-[.B4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32999999999995" calcext:value-type="float">
            <text:p>4.32999999999995</text:p>
          </table:table-cell>
          <table:table-cell office:value-type="float" office:value="91.0395646568768" calcext:value-type="float">
            <text:p>91.0395646568768</text:p>
          </table:table-cell>
          <table:table-cell office:value-type="float" office:value="4.32999999999995" calcext:value-type="float">
            <text:p>4.32999999999995</text:p>
          </table:table-cell>
          <table:table-cell office:value-type="float" office:value="91.0395646568768" calcext:value-type="float">
            <text:p>91.0395646568768</text:p>
          </table:table-cell>
          <table:table-cell table:formula="of:=[.C435]-[.A435]" office:value-type="float" office:value="0" calcext:value-type="float">
            <text:p>0</text:p>
          </table:table-cell>
          <table:table-cell table:formula="of:=[.D435]-[.B4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33999999999995" calcext:value-type="float">
            <text:p>4.33999999999995</text:p>
          </table:table-cell>
          <table:table-cell office:value-type="float" office:value="91.9456092579228" calcext:value-type="float">
            <text:p>91.9456092579228</text:p>
          </table:table-cell>
          <table:table-cell office:value-type="float" office:value="4.33999999999995" calcext:value-type="float">
            <text:p>4.33999999999995</text:p>
          </table:table-cell>
          <table:table-cell office:value-type="float" office:value="91.9456092579228" calcext:value-type="float">
            <text:p>91.9456092579228</text:p>
          </table:table-cell>
          <table:table-cell table:formula="of:=[.C436]-[.A436]" office:value-type="float" office:value="0" calcext:value-type="float">
            <text:p>0</text:p>
          </table:table-cell>
          <table:table-cell table:formula="of:=[.D436]-[.B4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34999999999995" calcext:value-type="float">
            <text:p>4.34999999999995</text:p>
          </table:table-cell>
          <table:table-cell office:value-type="float" office:value="92.8644596831684" calcext:value-type="float">
            <text:p>92.8644596831684</text:p>
          </table:table-cell>
          <table:table-cell office:value-type="float" office:value="4.34999999999995" calcext:value-type="float">
            <text:p>4.34999999999995</text:p>
          </table:table-cell>
          <table:table-cell office:value-type="float" office:value="92.8644596831684" calcext:value-type="float">
            <text:p>92.8644596831684</text:p>
          </table:table-cell>
          <table:table-cell table:formula="of:=[.C437]-[.A437]" office:value-type="float" office:value="0" calcext:value-type="float">
            <text:p>0</text:p>
          </table:table-cell>
          <table:table-cell table:formula="of:=[.D437]-[.B4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35999999999995" calcext:value-type="float">
            <text:p>4.35999999999995</text:p>
          </table:table-cell>
          <table:table-cell office:value-type="float" office:value="93.796274534265" calcext:value-type="float">
            <text:p>93.796274534265</text:p>
          </table:table-cell>
          <table:table-cell office:value-type="float" office:value="4.35999999999995" calcext:value-type="float">
            <text:p>4.35999999999995</text:p>
          </table:table-cell>
          <table:table-cell office:value-type="float" office:value="93.796274534265" calcext:value-type="float">
            <text:p>93.796274534265</text:p>
          </table:table-cell>
          <table:table-cell table:formula="of:=[.C438]-[.A438]" office:value-type="float" office:value="0" calcext:value-type="float">
            <text:p>0</text:p>
          </table:table-cell>
          <table:table-cell table:formula="of:=[.D438]-[.B4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36999999999995" calcext:value-type="float">
            <text:p>4.36999999999995</text:p>
          </table:table-cell>
          <table:table-cell office:value-type="float" office:value="94.7411854506833" calcext:value-type="float">
            <text:p>94.7411854506833</text:p>
          </table:table-cell>
          <table:table-cell office:value-type="float" office:value="4.36999999999995" calcext:value-type="float">
            <text:p>4.36999999999995</text:p>
          </table:table-cell>
          <table:table-cell office:value-type="float" office:value="94.7411854506833" calcext:value-type="float">
            <text:p>94.7411854506833</text:p>
          </table:table-cell>
          <table:table-cell table:formula="of:=[.C439]-[.A439]" office:value-type="float" office:value="0" calcext:value-type="float">
            <text:p>0</text:p>
          </table:table-cell>
          <table:table-cell table:formula="of:=[.D439]-[.B4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37999999999995" calcext:value-type="float">
            <text:p>4.37999999999995</text:p>
          </table:table-cell>
          <table:table-cell office:value-type="float" office:value="95.6992963645802" calcext:value-type="float">
            <text:p>95.6992963645802</text:p>
          </table:table-cell>
          <table:table-cell office:value-type="float" office:value="4.37999999999995" calcext:value-type="float">
            <text:p>4.37999999999995</text:p>
          </table:table-cell>
          <table:table-cell office:value-type="float" office:value="95.6992963645802" calcext:value-type="float">
            <text:p>95.6992963645802</text:p>
          </table:table-cell>
          <table:table-cell table:formula="of:=[.C440]-[.A440]" office:value-type="float" office:value="0" calcext:value-type="float">
            <text:p>0</text:p>
          </table:table-cell>
          <table:table-cell table:formula="of:=[.D440]-[.B4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38999999999995" calcext:value-type="float">
            <text:p>4.38999999999995</text:p>
          </table:table-cell>
          <table:table-cell office:value-type="float" office:value="96.6706829679703" calcext:value-type="float">
            <text:p>96.6706829679703</text:p>
          </table:table-cell>
          <table:table-cell office:value-type="float" office:value="4.38999999999995" calcext:value-type="float">
            <text:p>4.38999999999995</text:p>
          </table:table-cell>
          <table:table-cell office:value-type="float" office:value="96.6706829679703" calcext:value-type="float">
            <text:p>96.6706829679703</text:p>
          </table:table-cell>
          <table:table-cell table:formula="of:=[.C441]-[.A441]" office:value-type="float" office:value="0" calcext:value-type="float">
            <text:p>0</text:p>
          </table:table-cell>
          <table:table-cell table:formula="of:=[.D441]-[.B4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39999999999995" calcext:value-type="float">
            <text:p>4.39999999999995</text:p>
          </table:table-cell>
          <table:table-cell office:value-type="float" office:value="97.6553924018786" calcext:value-type="float">
            <text:p>97.6553924018786</text:p>
          </table:table-cell>
          <table:table-cell office:value-type="float" office:value="4.39999999999995" calcext:value-type="float">
            <text:p>4.39999999999995</text:p>
          </table:table-cell>
          <table:table-cell office:value-type="float" office:value="97.6553924018786" calcext:value-type="float">
            <text:p>97.6553924018786</text:p>
          </table:table-cell>
          <table:table-cell table:formula="of:=[.C442]-[.A442]" office:value-type="float" office:value="0" calcext:value-type="float">
            <text:p>0</text:p>
          </table:table-cell>
          <table:table-cell table:formula="of:=[.D442]-[.B4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0999999999995" calcext:value-type="float">
            <text:p>4.40999999999995</text:p>
          </table:table-cell>
          <table:table-cell office:value-type="float" office:value="98.6534431755913" calcext:value-type="float">
            <text:p>98.6534431755913</text:p>
          </table:table-cell>
          <table:table-cell office:value-type="float" office:value="4.40999999999995" calcext:value-type="float">
            <text:p>4.40999999999995</text:p>
          </table:table-cell>
          <table:table-cell office:value-type="float" office:value="98.6534431755913" calcext:value-type="float">
            <text:p>98.6534431755913</text:p>
          </table:table-cell>
          <table:table-cell table:formula="of:=[.C443]-[.A443]" office:value-type="float" office:value="0" calcext:value-type="float">
            <text:p>0</text:p>
          </table:table-cell>
          <table:table-cell table:formula="of:=[.D443]-[.B4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1999999999995" calcext:value-type="float">
            <text:p>4.41999999999995</text:p>
          </table:table-cell>
          <table:table-cell office:value-type="float" office:value="99.6648253224376" calcext:value-type="float">
            <text:p>99.6648253224376</text:p>
          </table:table-cell>
          <table:table-cell office:value-type="float" office:value="4.41999999999995" calcext:value-type="float">
            <text:p>4.41999999999995</text:p>
          </table:table-cell>
          <table:table-cell office:value-type="float" office:value="99.6648253224376" calcext:value-type="float">
            <text:p>99.6648253224376</text:p>
          </table:table-cell>
          <table:table-cell table:formula="of:=[.C444]-[.A444]" office:value-type="float" office:value="0" calcext:value-type="float">
            <text:p>0</text:p>
          </table:table-cell>
          <table:table-cell table:formula="of:=[.D444]-[.B4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2999999999995" calcext:value-type="float">
            <text:p>4.42999999999995</text:p>
          </table:table-cell>
          <table:table-cell office:value-type="float" office:value="100.689500796743" calcext:value-type="float">
            <text:p>100.689500796743</text:p>
          </table:table-cell>
          <table:table-cell office:value-type="float" office:value="4.42999999999995" calcext:value-type="float">
            <text:p>4.42999999999995</text:p>
          </table:table-cell>
          <table:table-cell office:value-type="float" office:value="100.689500796743" calcext:value-type="float">
            <text:p>100.689500796743</text:p>
          </table:table-cell>
          <table:table-cell table:formula="of:=[.C445]-[.A445]" office:value-type="float" office:value="0" calcext:value-type="float">
            <text:p>0</text:p>
          </table:table-cell>
          <table:table-cell table:formula="of:=[.D445]-[.B4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3999999999995" calcext:value-type="float">
            <text:p>4.43999999999995</text:p>
          </table:table-cell>
          <table:table-cell office:value-type="float" office:value="101.727404114701" calcext:value-type="float">
            <text:p>101.727404114701</text:p>
          </table:table-cell>
          <table:table-cell office:value-type="float" office:value="4.43999999999995" calcext:value-type="float">
            <text:p>4.43999999999995</text:p>
          </table:table-cell>
          <table:table-cell office:value-type="float" office:value="101.727404114701" calcext:value-type="float">
            <text:p>101.727404114701</text:p>
          </table:table-cell>
          <table:table-cell table:formula="of:=[.C446]-[.A446]" office:value-type="float" office:value="0" calcext:value-type="float">
            <text:p>0</text:p>
          </table:table-cell>
          <table:table-cell table:formula="of:=[.D446]-[.B4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4999999999995" calcext:value-type="float">
            <text:p>4.44999999999995</text:p>
          </table:table-cell>
          <table:table-cell office:value-type="float" office:value="102.77844323994" calcext:value-type="float">
            <text:p>102.77844323994</text:p>
          </table:table-cell>
          <table:table-cell office:value-type="float" office:value="4.44999999999995" calcext:value-type="float">
            <text:p>4.44999999999995</text:p>
          </table:table-cell>
          <table:table-cell office:value-type="float" office:value="102.77844323994" calcext:value-type="float">
            <text:p>102.77844323994</text:p>
          </table:table-cell>
          <table:table-cell table:formula="of:=[.C447]-[.A447]" office:value-type="float" office:value="0" calcext:value-type="float">
            <text:p>0</text:p>
          </table:table-cell>
          <table:table-cell table:formula="of:=[.D447]-[.B4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5999999999995" calcext:value-type="float">
            <text:p>4.45999999999995</text:p>
          </table:table-cell>
          <table:table-cell office:value-type="float" office:value="103.842500712491" calcext:value-type="float">
            <text:p>103.842500712491</text:p>
          </table:table-cell>
          <table:table-cell office:value-type="float" office:value="4.45999999999995" calcext:value-type="float">
            <text:p>4.45999999999995</text:p>
          </table:table-cell>
          <table:table-cell office:value-type="float" office:value="103.842500712491" calcext:value-type="float">
            <text:p>103.842500712491</text:p>
          </table:table-cell>
          <table:table-cell table:formula="of:=[.C448]-[.A448]" office:value-type="float" office:value="0" calcext:value-type="float">
            <text:p>0</text:p>
          </table:table-cell>
          <table:table-cell table:formula="of:=[.D448]-[.B4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6999999999995" calcext:value-type="float">
            <text:p>4.46999999999995</text:p>
          </table:table-cell>
          <table:table-cell office:value-type="float" office:value="104.919435017789" calcext:value-type="float">
            <text:p>104.919435017789</text:p>
          </table:table-cell>
          <table:table-cell office:value-type="float" office:value="4.46999999999995" calcext:value-type="float">
            <text:p>4.46999999999995</text:p>
          </table:table-cell>
          <table:table-cell office:value-type="float" office:value="104.919435017789" calcext:value-type="float">
            <text:p>104.919435017789</text:p>
          </table:table-cell>
          <table:table-cell table:formula="of:=[.C449]-[.A449]" office:value-type="float" office:value="0" calcext:value-type="float">
            <text:p>0</text:p>
          </table:table-cell>
          <table:table-cell table:formula="of:=[.D449]-[.B4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7999999999995" calcext:value-type="float">
            <text:p>4.47999999999995</text:p>
          </table:table-cell>
          <table:table-cell office:value-type="float" office:value="106.00908219016" calcext:value-type="float">
            <text:p>106.00908219016</text:p>
          </table:table-cell>
          <table:table-cell office:value-type="float" office:value="4.47999999999995" calcext:value-type="float">
            <text:p>4.47999999999995</text:p>
          </table:table-cell>
          <table:table-cell office:value-type="float" office:value="106.00908219016" calcext:value-type="float">
            <text:p>106.00908219016</text:p>
          </table:table-cell>
          <table:table-cell table:formula="of:=[.C450]-[.A450]" office:value-type="float" office:value="0" calcext:value-type="float">
            <text:p>0</text:p>
          </table:table-cell>
          <table:table-cell table:formula="of:=[.D450]-[.B4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8999999999995" calcext:value-type="float">
            <text:p>4.48999999999995</text:p>
          </table:table-cell>
          <table:table-cell office:value-type="float" office:value="107.111257643102" calcext:value-type="float">
            <text:p>107.111257643102</text:p>
          </table:table-cell>
          <table:table-cell office:value-type="float" office:value="4.48999999999995" calcext:value-type="float">
            <text:p>4.48999999999995</text:p>
          </table:table-cell>
          <table:table-cell office:value-type="float" office:value="107.111257643102" calcext:value-type="float">
            <text:p>107.111257643102</text:p>
          </table:table-cell>
          <table:table-cell table:formula="of:=[.C451]-[.A451]" office:value-type="float" office:value="0" calcext:value-type="float">
            <text:p>0</text:p>
          </table:table-cell>
          <table:table-cell table:formula="of:=[.D451]-[.B4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9999999999995" calcext:value-type="float">
            <text:p>4.49999999999995</text:p>
          </table:table-cell>
          <table:table-cell office:value-type="float" office:value="108.225758216489" calcext:value-type="float">
            <text:p>108.225758216489</text:p>
          </table:table-cell>
          <table:table-cell office:value-type="float" office:value="4.49999999999995" calcext:value-type="float">
            <text:p>4.49999999999995</text:p>
          </table:table-cell>
          <table:table-cell office:value-type="float" office:value="108.225758216489" calcext:value-type="float">
            <text:p>108.225758216489</text:p>
          </table:table-cell>
          <table:table-cell table:formula="of:=[.C452]-[.A452]" office:value-type="float" office:value="0" calcext:value-type="float">
            <text:p>0</text:p>
          </table:table-cell>
          <table:table-cell table:formula="of:=[.D452]-[.B4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50999999999995" calcext:value-type="float">
            <text:p>4.50999999999995</text:p>
          </table:table-cell>
          <table:table-cell office:value-type="float" office:value="109.352364428674" calcext:value-type="float">
            <text:p>109.352364428674</text:p>
          </table:table-cell>
          <table:table-cell office:value-type="float" office:value="4.50999999999995" calcext:value-type="float">
            <text:p>4.50999999999995</text:p>
          </table:table-cell>
          <table:table-cell office:value-type="float" office:value="109.352364428674" calcext:value-type="float">
            <text:p>109.352364428674</text:p>
          </table:table-cell>
          <table:table-cell table:formula="of:=[.C453]-[.A453]" office:value-type="float" office:value="0" calcext:value-type="float">
            <text:p>0</text:p>
          </table:table-cell>
          <table:table-cell table:formula="of:=[.D453]-[.B4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51999999999995" calcext:value-type="float">
            <text:p>4.51999999999995</text:p>
          </table:table-cell>
          <table:table-cell office:value-type="float" office:value="110.490842919344" calcext:value-type="float">
            <text:p>110.490842919344</text:p>
          </table:table-cell>
          <table:table-cell office:value-type="float" office:value="4.51999999999995" calcext:value-type="float">
            <text:p>4.51999999999995</text:p>
          </table:table-cell>
          <table:table-cell office:value-type="float" office:value="110.490842919344" calcext:value-type="float">
            <text:p>110.490842919344</text:p>
          </table:table-cell>
          <table:table-cell table:formula="of:=[.C454]-[.A454]" office:value-type="float" office:value="0" calcext:value-type="float">
            <text:p>0</text:p>
          </table:table-cell>
          <table:table-cell table:formula="of:=[.D454]-[.B4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52999999999995" calcext:value-type="float">
            <text:p>4.52999999999995</text:p>
          </table:table-cell>
          <table:table-cell office:value-type="float" office:value="111.640949066921" calcext:value-type="float">
            <text:p>111.640949066921</text:p>
          </table:table-cell>
          <table:table-cell office:value-type="float" office:value="4.52999999999995" calcext:value-type="float">
            <text:p>4.52999999999995</text:p>
          </table:table-cell>
          <table:table-cell office:value-type="float" office:value="111.640949066921" calcext:value-type="float">
            <text:p>111.640949066921</text:p>
          </table:table-cell>
          <table:table-cell table:formula="of:=[.C455]-[.A455]" office:value-type="float" office:value="0" calcext:value-type="float">
            <text:p>0</text:p>
          </table:table-cell>
          <table:table-cell table:formula="of:=[.D455]-[.B4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53999999999995" calcext:value-type="float">
            <text:p>4.53999999999995</text:p>
          </table:table-cell>
          <table:table-cell office:value-type="float" office:value="112.802429762334" calcext:value-type="float">
            <text:p>112.802429762334</text:p>
          </table:table-cell>
          <table:table-cell office:value-type="float" office:value="4.53999999999995" calcext:value-type="float">
            <text:p>4.53999999999995</text:p>
          </table:table-cell>
          <table:table-cell office:value-type="float" office:value="112.802429762334" calcext:value-type="float">
            <text:p>112.802429762334</text:p>
          </table:table-cell>
          <table:table-cell table:formula="of:=[.C456]-[.A456]" office:value-type="float" office:value="0" calcext:value-type="float">
            <text:p>0</text:p>
          </table:table-cell>
          <table:table-cell table:formula="of:=[.D456]-[.B4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54999999999995" calcext:value-type="float">
            <text:p>4.54999999999995</text:p>
          </table:table-cell>
          <table:table-cell office:value-type="float" office:value="113.975026319065" calcext:value-type="float">
            <text:p>113.975026319065</text:p>
          </table:table-cell>
          <table:table-cell office:value-type="float" office:value="4.54999999999995" calcext:value-type="float">
            <text:p>4.54999999999995</text:p>
          </table:table-cell>
          <table:table-cell office:value-type="float" office:value="113.975026319065" calcext:value-type="float">
            <text:p>113.975026319065</text:p>
          </table:table-cell>
          <table:table-cell table:formula="of:=[.C457]-[.A457]" office:value-type="float" office:value="0" calcext:value-type="float">
            <text:p>0</text:p>
          </table:table-cell>
          <table:table-cell table:formula="of:=[.D457]-[.B4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55999999999995" calcext:value-type="float">
            <text:p>4.55999999999995</text:p>
          </table:table-cell>
          <table:table-cell office:value-type="float" office:value="115.158477497644" calcext:value-type="float">
            <text:p>115.158477497644</text:p>
          </table:table-cell>
          <table:table-cell office:value-type="float" office:value="4.55999999999995" calcext:value-type="float">
            <text:p>4.55999999999995</text:p>
          </table:table-cell>
          <table:table-cell office:value-type="float" office:value="115.158477497644" calcext:value-type="float">
            <text:p>115.158477497644</text:p>
          </table:table-cell>
          <table:table-cell table:formula="of:=[.C458]-[.A458]" office:value-type="float" office:value="0" calcext:value-type="float">
            <text:p>0</text:p>
          </table:table-cell>
          <table:table-cell table:formula="of:=[.D458]-[.B4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56999999999995" calcext:value-type="float">
            <text:p>4.56999999999995</text:p>
          </table:table-cell>
          <table:table-cell office:value-type="float" office:value="116.352522621124" calcext:value-type="float">
            <text:p>116.352522621124</text:p>
          </table:table-cell>
          <table:table-cell office:value-type="float" office:value="4.56999999999995" calcext:value-type="float">
            <text:p>4.56999999999995</text:p>
          </table:table-cell>
          <table:table-cell office:value-type="float" office:value="116.352522621124" calcext:value-type="float">
            <text:p>116.352522621124</text:p>
          </table:table-cell>
          <table:table-cell table:formula="of:=[.C459]-[.A459]" office:value-type="float" office:value="0" calcext:value-type="float">
            <text:p>0</text:p>
          </table:table-cell>
          <table:table-cell table:formula="of:=[.D459]-[.B4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57999999999995" calcext:value-type="float">
            <text:p>4.57999999999995</text:p>
          </table:table-cell>
          <table:table-cell office:value-type="float" office:value="117.556904756596" calcext:value-type="float">
            <text:p>117.556904756596</text:p>
          </table:table-cell>
          <table:table-cell office:value-type="float" office:value="4.57999999999995" calcext:value-type="float">
            <text:p>4.57999999999995</text:p>
          </table:table-cell>
          <table:table-cell office:value-type="float" office:value="117.556904756596" calcext:value-type="float">
            <text:p>117.556904756596</text:p>
          </table:table-cell>
          <table:table-cell table:formula="of:=[.C460]-[.A460]" office:value-type="float" office:value="0" calcext:value-type="float">
            <text:p>0</text:p>
          </table:table-cell>
          <table:table-cell table:formula="of:=[.D460]-[.B4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58999999999995" calcext:value-type="float">
            <text:p>4.58999999999995</text:p>
          </table:table-cell>
          <table:table-cell office:value-type="float" office:value="118.771373936523" calcext:value-type="float">
            <text:p>118.771373936523</text:p>
          </table:table-cell>
          <table:table-cell office:value-type="float" office:value="4.58999999999995" calcext:value-type="float">
            <text:p>4.58999999999995</text:p>
          </table:table-cell>
          <table:table-cell office:value-type="float" office:value="118.771373936523" calcext:value-type="float">
            <text:p>118.771373936523</text:p>
          </table:table-cell>
          <table:table-cell table:formula="of:=[.C461]-[.A461]" office:value-type="float" office:value="0" calcext:value-type="float">
            <text:p>0</text:p>
          </table:table-cell>
          <table:table-cell table:formula="of:=[.D461]-[.B4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59999999999995" calcext:value-type="float">
            <text:p>4.59999999999995</text:p>
          </table:table-cell>
          <table:table-cell office:value-type="float" office:value="119.995690392592" calcext:value-type="float">
            <text:p>119.995690392592</text:p>
          </table:table-cell>
          <table:table-cell office:value-type="float" office:value="4.59999999999995" calcext:value-type="float">
            <text:p>4.59999999999995</text:p>
          </table:table-cell>
          <table:table-cell office:value-type="float" office:value="119.995690392592" calcext:value-type="float">
            <text:p>119.995690392592</text:p>
          </table:table-cell>
          <table:table-cell table:formula="of:=[.C462]-[.A462]" office:value-type="float" office:value="0" calcext:value-type="float">
            <text:p>0</text:p>
          </table:table-cell>
          <table:table-cell table:formula="of:=[.D462]-[.B4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60999999999995" calcext:value-type="float">
            <text:p>4.60999999999995</text:p>
          </table:table-cell>
          <table:table-cell office:value-type="float" office:value="121.229627773884" calcext:value-type="float">
            <text:p>121.229627773884</text:p>
          </table:table-cell>
          <table:table-cell office:value-type="float" office:value="4.60999999999995" calcext:value-type="float">
            <text:p>4.60999999999995</text:p>
          </table:table-cell>
          <table:table-cell office:value-type="float" office:value="121.229627773884" calcext:value-type="float">
            <text:p>121.229627773884</text:p>
          </table:table-cell>
          <table:table-cell table:formula="of:=[.C463]-[.A463]" office:value-type="float" office:value="0" calcext:value-type="float">
            <text:p>0</text:p>
          </table:table-cell>
          <table:table-cell table:formula="of:=[.D463]-[.B4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61999999999995" calcext:value-type="float">
            <text:p>4.61999999999995</text:p>
          </table:table-cell>
          <table:table-cell office:value-type="float" office:value="122.472976320547" calcext:value-type="float">
            <text:p>122.472976320547</text:p>
          </table:table-cell>
          <table:table-cell office:value-type="float" office:value="4.61999999999995" calcext:value-type="float">
            <text:p>4.61999999999995</text:p>
          </table:table-cell>
          <table:table-cell office:value-type="float" office:value="122.472976320547" calcext:value-type="float">
            <text:p>122.472976320547</text:p>
          </table:table-cell>
          <table:table-cell table:formula="of:=[.C464]-[.A464]" office:value-type="float" office:value="0" calcext:value-type="float">
            <text:p>0</text:p>
          </table:table-cell>
          <table:table-cell table:formula="of:=[.D464]-[.B4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62999999999995" calcext:value-type="float">
            <text:p>4.62999999999995</text:p>
          </table:table-cell>
          <table:table-cell office:value-type="float" office:value="123.725545963729" calcext:value-type="float">
            <text:p>123.725545963729</text:p>
          </table:table-cell>
          <table:table-cell office:value-type="float" office:value="4.62999999999995" calcext:value-type="float">
            <text:p>4.62999999999995</text:p>
          </table:table-cell>
          <table:table-cell office:value-type="float" office:value="123.725545963729" calcext:value-type="float">
            <text:p>123.725545963729</text:p>
          </table:table-cell>
          <table:table-cell table:formula="of:=[.C465]-[.A465]" office:value-type="float" office:value="0" calcext:value-type="float">
            <text:p>0</text:p>
          </table:table-cell>
          <table:table-cell table:formula="of:=[.D465]-[.B4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63999999999995" calcext:value-type="float">
            <text:p>4.63999999999995</text:p>
          </table:table-cell>
          <table:table-cell office:value-type="float" office:value="124.987169322419" calcext:value-type="float">
            <text:p>124.987169322419</text:p>
          </table:table-cell>
          <table:table-cell office:value-type="float" office:value="4.63999999999995" calcext:value-type="float">
            <text:p>4.63999999999995</text:p>
          </table:table-cell>
          <table:table-cell office:value-type="float" office:value="124.987169322419" calcext:value-type="float">
            <text:p>124.987169322419</text:p>
          </table:table-cell>
          <table:table-cell table:formula="of:=[.C466]-[.A466]" office:value-type="float" office:value="0" calcext:value-type="float">
            <text:p>0</text:p>
          </table:table-cell>
          <table:table-cell table:formula="of:=[.D466]-[.B4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64999999999995" calcext:value-type="float">
            <text:p>4.64999999999995</text:p>
          </table:table-cell>
          <table:table-cell office:value-type="float" office:value="126.257704567935" calcext:value-type="float">
            <text:p>126.257704567935</text:p>
          </table:table-cell>
          <table:table-cell office:value-type="float" office:value="4.64999999999995" calcext:value-type="float">
            <text:p>4.64999999999995</text:p>
          </table:table-cell>
          <table:table-cell office:value-type="float" office:value="126.257704567935" calcext:value-type="float">
            <text:p>126.257704567935</text:p>
          </table:table-cell>
          <table:table-cell table:formula="of:=[.C467]-[.A467]" office:value-type="float" office:value="0" calcext:value-type="float">
            <text:p>0</text:p>
          </table:table-cell>
          <table:table-cell table:formula="of:=[.D467]-[.B4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65999999999995" calcext:value-type="float">
            <text:p>4.65999999999995</text:p>
          </table:table-cell>
          <table:table-cell office:value-type="float" office:value="127.537038127242" calcext:value-type="float">
            <text:p>127.537038127242</text:p>
          </table:table-cell>
          <table:table-cell office:value-type="float" office:value="4.65999999999995" calcext:value-type="float">
            <text:p>4.65999999999995</text:p>
          </table:table-cell>
          <table:table-cell office:value-type="float" office:value="127.537038127242" calcext:value-type="float">
            <text:p>127.537038127242</text:p>
          </table:table-cell>
          <table:table-cell table:formula="of:=[.C468]-[.A468]" office:value-type="float" office:value="0" calcext:value-type="float">
            <text:p>0</text:p>
          </table:table-cell>
          <table:table-cell table:formula="of:=[.D468]-[.B4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66999999999995" calcext:value-type="float">
            <text:p>4.66999999999995</text:p>
          </table:table-cell>
          <table:table-cell office:value-type="float" office:value="128.825087196925" calcext:value-type="float">
            <text:p>128.825087196925</text:p>
          </table:table-cell>
          <table:table-cell office:value-type="float" office:value="4.66999999999995" calcext:value-type="float">
            <text:p>4.66999999999995</text:p>
          </table:table-cell>
          <table:table-cell office:value-type="float" office:value="128.825087196925" calcext:value-type="float">
            <text:p>128.825087196925</text:p>
          </table:table-cell>
          <table:table-cell table:formula="of:=[.C469]-[.A469]" office:value-type="float" office:value="0" calcext:value-type="float">
            <text:p>0</text:p>
          </table:table-cell>
          <table:table-cell table:formula="of:=[.D469]-[.B4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67999999999995" calcext:value-type="float">
            <text:p>4.67999999999995</text:p>
          </table:table-cell>
          <table:table-cell office:value-type="float" office:value="130.121802040659" calcext:value-type="float">
            <text:p>130.121802040659</text:p>
          </table:table-cell>
          <table:table-cell office:value-type="float" office:value="4.67999999999995" calcext:value-type="float">
            <text:p>4.67999999999995</text:p>
          </table:table-cell>
          <table:table-cell office:value-type="float" office:value="130.121802040659" calcext:value-type="float">
            <text:p>130.121802040659</text:p>
          </table:table-cell>
          <table:table-cell table:formula="of:=[.C470]-[.A470]" office:value-type="float" office:value="0" calcext:value-type="float">
            <text:p>0</text:p>
          </table:table-cell>
          <table:table-cell table:formula="of:=[.D470]-[.B4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68999999999994" calcext:value-type="float">
            <text:p>4.68999999999994</text:p>
          </table:table-cell>
          <table:table-cell office:value-type="float" office:value="131.427168044241" calcext:value-type="float">
            <text:p>131.427168044241</text:p>
          </table:table-cell>
          <table:table-cell office:value-type="float" office:value="4.68999999999994" calcext:value-type="float">
            <text:p>4.68999999999994</text:p>
          </table:table-cell>
          <table:table-cell office:value-type="float" office:value="131.427168044241" calcext:value-type="float">
            <text:p>131.427168044241</text:p>
          </table:table-cell>
          <table:table-cell table:formula="of:=[.C471]-[.A471]" office:value-type="float" office:value="0" calcext:value-type="float">
            <text:p>0</text:p>
          </table:table-cell>
          <table:table-cell table:formula="of:=[.D471]-[.B4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69999999999994" calcext:value-type="float">
            <text:p>4.69999999999994</text:p>
          </table:table-cell>
          <table:table-cell office:value-type="float" office:value="132.741207503806" calcext:value-type="float">
            <text:p>132.741207503806</text:p>
          </table:table-cell>
          <table:table-cell office:value-type="float" office:value="4.69999999999994" calcext:value-type="float">
            <text:p>4.69999999999994</text:p>
          </table:table-cell>
          <table:table-cell office:value-type="float" office:value="132.741207503806" calcext:value-type="float">
            <text:p>132.741207503806</text:p>
          </table:table-cell>
          <table:table-cell table:formula="of:=[.C472]-[.A472]" office:value-type="float" office:value="0" calcext:value-type="float">
            <text:p>0</text:p>
          </table:table-cell>
          <table:table-cell table:formula="of:=[.D472]-[.B4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70999999999994" calcext:value-type="float">
            <text:p>4.70999999999994</text:p>
          </table:table-cell>
          <table:table-cell office:value-type="float" office:value="134.063981124685" calcext:value-type="float">
            <text:p>134.063981124685</text:p>
          </table:table-cell>
          <table:table-cell office:value-type="float" office:value="4.70999999999994" calcext:value-type="float">
            <text:p>4.70999999999994</text:p>
          </table:table-cell>
          <table:table-cell office:value-type="float" office:value="134.063981124685" calcext:value-type="float">
            <text:p>134.063981124685</text:p>
          </table:table-cell>
          <table:table-cell table:formula="of:=[.C473]-[.A473]" office:value-type="float" office:value="0" calcext:value-type="float">
            <text:p>0</text:p>
          </table:table-cell>
          <table:table-cell table:formula="of:=[.D473]-[.B4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71999999999994" calcext:value-type="float">
            <text:p>4.71999999999994</text:p>
          </table:table-cell>
          <table:table-cell office:value-type="float" office:value="135.395589210438" calcext:value-type="float">
            <text:p>135.395589210438</text:p>
          </table:table-cell>
          <table:table-cell office:value-type="float" office:value="4.71999999999994" calcext:value-type="float">
            <text:p>4.71999999999994</text:p>
          </table:table-cell>
          <table:table-cell office:value-type="float" office:value="135.395589210438" calcext:value-type="float">
            <text:p>135.395589210438</text:p>
          </table:table-cell>
          <table:table-cell table:formula="of:=[.C474]-[.A474]" office:value-type="float" office:value="0" calcext:value-type="float">
            <text:p>0</text:p>
          </table:table-cell>
          <table:table-cell table:formula="of:=[.D474]-[.B4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72999999999994" calcext:value-type="float">
            <text:p>4.72999999999994</text:p>
          </table:table-cell>
          <table:table-cell office:value-type="float" office:value="136.736172523953" calcext:value-type="float">
            <text:p>136.736172523953</text:p>
          </table:table-cell>
          <table:table-cell office:value-type="float" office:value="4.72999999999994" calcext:value-type="float">
            <text:p>4.72999999999994</text:p>
          </table:table-cell>
          <table:table-cell office:value-type="float" office:value="136.736172523953" calcext:value-type="float">
            <text:p>136.736172523953</text:p>
          </table:table-cell>
          <table:table-cell table:formula="of:=[.C475]-[.A475]" office:value-type="float" office:value="0" calcext:value-type="float">
            <text:p>0</text:p>
          </table:table-cell>
          <table:table-cell table:formula="of:=[.D475]-[.B4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73999999999994" calcext:value-type="float">
            <text:p>4.73999999999994</text:p>
          </table:table-cell>
          <table:table-cell office:value-type="float" office:value="138.085912805133" calcext:value-type="float">
            <text:p>138.085912805133</text:p>
          </table:table-cell>
          <table:table-cell office:value-type="float" office:value="4.73999999999994" calcext:value-type="float">
            <text:p>4.73999999999994</text:p>
          </table:table-cell>
          <table:table-cell office:value-type="float" office:value="138.085912805133" calcext:value-type="float">
            <text:p>138.085912805133</text:p>
          </table:table-cell>
          <table:table-cell table:formula="of:=[.C476]-[.A476]" office:value-type="float" office:value="0" calcext:value-type="float">
            <text:p>0</text:p>
          </table:table-cell>
          <table:table-cell table:formula="of:=[.D476]-[.B4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74999999999994" calcext:value-type="float">
            <text:p>4.74999999999994</text:p>
          </table:table-cell>
          <table:table-cell office:value-type="float" office:value="139.445032932493" calcext:value-type="float">
            <text:p>139.445032932493</text:p>
          </table:table-cell>
          <table:table-cell office:value-type="float" office:value="4.74999999999994" calcext:value-type="float">
            <text:p>4.74999999999994</text:p>
          </table:table-cell>
          <table:table-cell office:value-type="float" office:value="139.445032932493" calcext:value-type="float">
            <text:p>139.445032932493</text:p>
          </table:table-cell>
          <table:table-cell table:formula="of:=[.C477]-[.A477]" office:value-type="float" office:value="0" calcext:value-type="float">
            <text:p>0</text:p>
          </table:table-cell>
          <table:table-cell table:formula="of:=[.D477]-[.B4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75999999999994" calcext:value-type="float">
            <text:p>4.75999999999994</text:p>
          </table:table-cell>
          <table:table-cell office:value-type="float" office:value="140.813796719045" calcext:value-type="float">
            <text:p>140.813796719045</text:p>
          </table:table-cell>
          <table:table-cell office:value-type="float" office:value="4.75999999999994" calcext:value-type="float">
            <text:p>4.75999999999994</text:p>
          </table:table-cell>
          <table:table-cell office:value-type="float" office:value="140.813796719045" calcext:value-type="float">
            <text:p>140.813796719045</text:p>
          </table:table-cell>
          <table:table-cell table:formula="of:=[.C478]-[.A478]" office:value-type="float" office:value="0" calcext:value-type="float">
            <text:p>0</text:p>
          </table:table-cell>
          <table:table-cell table:formula="of:=[.D478]-[.B4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76999999999994" calcext:value-type="float">
            <text:p>4.76999999999994</text:p>
          </table:table-cell>
          <table:table-cell office:value-type="float" office:value="142.192508336107" calcext:value-type="float">
            <text:p>142.192508336107</text:p>
          </table:table-cell>
          <table:table-cell office:value-type="float" office:value="4.76999999999994" calcext:value-type="float">
            <text:p>4.76999999999994</text:p>
          </table:table-cell>
          <table:table-cell office:value-type="float" office:value="142.192508336107" calcext:value-type="float">
            <text:p>142.192508336107</text:p>
          </table:table-cell>
          <table:table-cell table:formula="of:=[.C479]-[.A479]" office:value-type="float" office:value="0" calcext:value-type="float">
            <text:p>0</text:p>
          </table:table-cell>
          <table:table-cell table:formula="of:=[.D479]-[.B4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77999999999994" calcext:value-type="float">
            <text:p>4.77999999999994</text:p>
          </table:table-cell>
          <table:table-cell office:value-type="float" office:value="143.581511362018" calcext:value-type="float">
            <text:p>143.581511362018</text:p>
          </table:table-cell>
          <table:table-cell office:value-type="float" office:value="4.77999999999994" calcext:value-type="float">
            <text:p>4.77999999999994</text:p>
          </table:table-cell>
          <table:table-cell office:value-type="float" office:value="143.581511362018" calcext:value-type="float">
            <text:p>143.581511362018</text:p>
          </table:table-cell>
          <table:table-cell table:formula="of:=[.C480]-[.A480]" office:value-type="float" office:value="0" calcext:value-type="float">
            <text:p>0</text:p>
          </table:table-cell>
          <table:table-cell table:formula="of:=[.D480]-[.B4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78999999999994" calcext:value-type="float">
            <text:p>4.78999999999994</text:p>
          </table:table-cell>
          <table:table-cell office:value-type="float" office:value="144.981187456325" calcext:value-type="float">
            <text:p>144.981187456325</text:p>
          </table:table-cell>
          <table:table-cell office:value-type="float" office:value="4.78999999999994" calcext:value-type="float">
            <text:p>4.78999999999994</text:p>
          </table:table-cell>
          <table:table-cell office:value-type="float" office:value="144.981187456325" calcext:value-type="float">
            <text:p>144.981187456325</text:p>
          </table:table-cell>
          <table:table-cell table:formula="of:=[.C481]-[.A481]" office:value-type="float" office:value="0" calcext:value-type="float">
            <text:p>0</text:p>
          </table:table-cell>
          <table:table-cell table:formula="of:=[.D481]-[.B4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79999999999994" calcext:value-type="float">
            <text:p>4.79999999999994</text:p>
          </table:table-cell>
          <table:table-cell office:value-type="float" office:value="146.391954663599" calcext:value-type="float">
            <text:p>146.391954663599</text:p>
          </table:table-cell>
          <table:table-cell office:value-type="float" office:value="4.79999999999994" calcext:value-type="float">
            <text:p>4.79999999999994</text:p>
          </table:table-cell>
          <table:table-cell office:value-type="float" office:value="146.391954663599" calcext:value-type="float">
            <text:p>146.391954663599</text:p>
          </table:table-cell>
          <table:table-cell table:formula="of:=[.C482]-[.A482]" office:value-type="float" office:value="0" calcext:value-type="float">
            <text:p>0</text:p>
          </table:table-cell>
          <table:table-cell table:formula="of:=[.D482]-[.B4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80999999999994" calcext:value-type="float">
            <text:p>4.80999999999994</text:p>
          </table:table-cell>
          <table:table-cell office:value-type="float" office:value="147.814265354755" calcext:value-type="float">
            <text:p>147.814265354755</text:p>
          </table:table-cell>
          <table:table-cell office:value-type="float" office:value="4.80999999999994" calcext:value-type="float">
            <text:p>4.80999999999994</text:p>
          </table:table-cell>
          <table:table-cell office:value-type="float" office:value="147.814265354755" calcext:value-type="float">
            <text:p>147.814265354755</text:p>
          </table:table-cell>
          <table:table-cell table:formula="of:=[.C483]-[.A483]" office:value-type="float" office:value="0" calcext:value-type="float">
            <text:p>0</text:p>
          </table:table-cell>
          <table:table-cell table:formula="of:=[.D483]-[.B4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81999999999994" calcext:value-type="float">
            <text:p>4.81999999999994</text:p>
          </table:table-cell>
          <table:table-cell office:value-type="float" office:value="149.248603817513" calcext:value-type="float">
            <text:p>149.248603817513</text:p>
          </table:table-cell>
          <table:table-cell office:value-type="float" office:value="4.81999999999994" calcext:value-type="float">
            <text:p>4.81999999999994</text:p>
          </table:table-cell>
          <table:table-cell office:value-type="float" office:value="149.248603817513" calcext:value-type="float">
            <text:p>149.248603817513</text:p>
          </table:table-cell>
          <table:table-cell table:formula="of:=[.C484]-[.A484]" office:value-type="float" office:value="0" calcext:value-type="float">
            <text:p>0</text:p>
          </table:table-cell>
          <table:table-cell table:formula="of:=[.D484]-[.B4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82999999999994" calcext:value-type="float">
            <text:p>4.82999999999994</text:p>
          </table:table-cell>
          <table:table-cell office:value-type="float" office:value="150.695483511333" calcext:value-type="float">
            <text:p>150.695483511333</text:p>
          </table:table-cell>
          <table:table-cell office:value-type="float" office:value="4.82999999999994" calcext:value-type="float">
            <text:p>4.82999999999994</text:p>
          </table:table-cell>
          <table:table-cell office:value-type="float" office:value="150.695483511333" calcext:value-type="float">
            <text:p>150.695483511333</text:p>
          </table:table-cell>
          <table:table-cell table:formula="of:=[.C485]-[.A485]" office:value-type="float" office:value="0" calcext:value-type="float">
            <text:p>0</text:p>
          </table:table-cell>
          <table:table-cell table:formula="of:=[.D485]-[.B4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83999999999994" calcext:value-type="float">
            <text:p>4.83999999999994</text:p>
          </table:table-cell>
          <table:table-cell office:value-type="float" office:value="152.155444005897" calcext:value-type="float">
            <text:p>152.155444005897</text:p>
          </table:table-cell>
          <table:table-cell office:value-type="float" office:value="4.83999999999994" calcext:value-type="float">
            <text:p>4.83999999999994</text:p>
          </table:table-cell>
          <table:table-cell office:value-type="float" office:value="152.155444005897" calcext:value-type="float">
            <text:p>152.155444005897</text:p>
          </table:table-cell>
          <table:table-cell table:formula="of:=[.C486]-[.A486]" office:value-type="float" office:value="0" calcext:value-type="float">
            <text:p>0</text:p>
          </table:table-cell>
          <table:table-cell table:formula="of:=[.D486]-[.B4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84999999999994" calcext:value-type="float">
            <text:p>4.84999999999994</text:p>
          </table:table-cell>
          <table:table-cell office:value-type="float" office:value="153.629047625818" calcext:value-type="float">
            <text:p>153.629047625818</text:p>
          </table:table-cell>
          <table:table-cell office:value-type="float" office:value="4.84999999999994" calcext:value-type="float">
            <text:p>4.84999999999994</text:p>
          </table:table-cell>
          <table:table-cell office:value-type="float" office:value="153.629047625818" calcext:value-type="float">
            <text:p>153.629047625818</text:p>
          </table:table-cell>
          <table:table-cell table:formula="of:=[.C487]-[.A487]" office:value-type="float" office:value="0" calcext:value-type="float">
            <text:p>0</text:p>
          </table:table-cell>
          <table:table-cell table:formula="of:=[.D487]-[.B4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85999999999994" calcext:value-type="float">
            <text:p>4.85999999999994</text:p>
          </table:table-cell>
          <table:table-cell office:value-type="float" office:value="155.116875827766" calcext:value-type="float">
            <text:p>155.116875827766</text:p>
          </table:table-cell>
          <table:table-cell office:value-type="float" office:value="4.85999999999994" calcext:value-type="float">
            <text:p>4.85999999999994</text:p>
          </table:table-cell>
          <table:table-cell office:value-type="float" office:value="155.116875827766" calcext:value-type="float">
            <text:p>155.116875827766</text:p>
          </table:table-cell>
          <table:table-cell table:formula="of:=[.C488]-[.A488]" office:value-type="float" office:value="0" calcext:value-type="float">
            <text:p>0</text:p>
          </table:table-cell>
          <table:table-cell table:formula="of:=[.D488]-[.B4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86999999999994" calcext:value-type="float">
            <text:p>4.86999999999994</text:p>
          </table:table-cell>
          <table:table-cell office:value-type="float" office:value="156.619525339552" calcext:value-type="float">
            <text:p>156.619525339552</text:p>
          </table:table-cell>
          <table:table-cell office:value-type="float" office:value="4.86999999999994" calcext:value-type="float">
            <text:p>4.86999999999994</text:p>
          </table:table-cell>
          <table:table-cell office:value-type="float" office:value="156.619525339552" calcext:value-type="float">
            <text:p>156.619525339552</text:p>
          </table:table-cell>
          <table:table-cell table:formula="of:=[.C489]-[.A489]" office:value-type="float" office:value="0" calcext:value-type="float">
            <text:p>0</text:p>
          </table:table-cell>
          <table:table-cell table:formula="of:=[.D489]-[.B4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87999999999994" calcext:value-type="float">
            <text:p>4.87999999999994</text:p>
          </table:table-cell>
          <table:table-cell office:value-type="float" office:value="158.137604093861" calcext:value-type="float">
            <text:p>158.137604093861</text:p>
          </table:table-cell>
          <table:table-cell office:value-type="float" office:value="4.87999999999994" calcext:value-type="float">
            <text:p>4.87999999999994</text:p>
          </table:table-cell>
          <table:table-cell office:value-type="float" office:value="158.137604093861" calcext:value-type="float">
            <text:p>158.137604093861</text:p>
          </table:table-cell>
          <table:table-cell table:formula="of:=[.C490]-[.A490]" office:value-type="float" office:value="0" calcext:value-type="float">
            <text:p>0</text:p>
          </table:table-cell>
          <table:table-cell table:formula="of:=[.D490]-[.B4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88999999999994" calcext:value-type="float">
            <text:p>4.88999999999994</text:p>
          </table:table-cell>
          <table:table-cell office:value-type="float" office:value="159.671726992257" calcext:value-type="float">
            <text:p>159.671726992257</text:p>
          </table:table-cell>
          <table:table-cell office:value-type="float" office:value="4.88999999999994" calcext:value-type="float">
            <text:p>4.88999999999994</text:p>
          </table:table-cell>
          <table:table-cell office:value-type="float" office:value="159.671726992257" calcext:value-type="float">
            <text:p>159.671726992257</text:p>
          </table:table-cell>
          <table:table-cell table:formula="of:=[.C491]-[.A491]" office:value-type="float" office:value="0" calcext:value-type="float">
            <text:p>0</text:p>
          </table:table-cell>
          <table:table-cell table:formula="of:=[.D491]-[.B4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89999999999994" calcext:value-type="float">
            <text:p>4.89999999999994</text:p>
          </table:table-cell>
          <table:table-cell office:value-type="float" office:value="161.222511537712" calcext:value-type="float">
            <text:p>161.222511537712</text:p>
          </table:table-cell>
          <table:table-cell office:value-type="float" office:value="4.89999999999994" calcext:value-type="float">
            <text:p>4.89999999999994</text:p>
          </table:table-cell>
          <table:table-cell office:value-type="float" office:value="161.222511537712" calcext:value-type="float">
            <text:p>161.222511537712</text:p>
          </table:table-cell>
          <table:table-cell table:formula="of:=[.C492]-[.A492]" office:value-type="float" office:value="0" calcext:value-type="float">
            <text:p>0</text:p>
          </table:table-cell>
          <table:table-cell table:formula="of:=[.D492]-[.B4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90999999999994" calcext:value-type="float">
            <text:p>4.90999999999994</text:p>
          </table:table-cell>
          <table:table-cell office:value-type="float" office:value="162.790573376249" calcext:value-type="float">
            <text:p>162.790573376249</text:p>
          </table:table-cell>
          <table:table-cell office:value-type="float" office:value="4.90999999999994" calcext:value-type="float">
            <text:p>4.90999999999994</text:p>
          </table:table-cell>
          <table:table-cell office:value-type="float" office:value="162.790573376249" calcext:value-type="float">
            <text:p>162.790573376249</text:p>
          </table:table-cell>
          <table:table-cell table:formula="of:=[.C493]-[.A493]" office:value-type="float" office:value="0" calcext:value-type="float">
            <text:p>0</text:p>
          </table:table-cell>
          <table:table-cell table:formula="of:=[.D493]-[.B4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91999999999994" calcext:value-type="float">
            <text:p>4.91999999999994</text:p>
          </table:table-cell>
          <table:table-cell office:value-type="float" office:value="164.376521790284" calcext:value-type="float">
            <text:p>164.376521790284</text:p>
          </table:table-cell>
          <table:table-cell office:value-type="float" office:value="4.91999999999994" calcext:value-type="float">
            <text:p>4.91999999999994</text:p>
          </table:table-cell>
          <table:table-cell office:value-type="float" office:value="164.376521790284" calcext:value-type="float">
            <text:p>164.376521790284</text:p>
          </table:table-cell>
          <table:table-cell table:formula="of:=[.C494]-[.A494]" office:value-type="float" office:value="0" calcext:value-type="float">
            <text:p>0</text:p>
          </table:table-cell>
          <table:table-cell table:formula="of:=[.D494]-[.B4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92999999999994" calcext:value-type="float">
            <text:p>4.92999999999994</text:p>
          </table:table-cell>
          <table:table-cell office:value-type="float" office:value="165.980955187856" calcext:value-type="float">
            <text:p>165.980955187856</text:p>
          </table:table-cell>
          <table:table-cell office:value-type="float" office:value="4.92999999999994" calcext:value-type="float">
            <text:p>4.92999999999994</text:p>
          </table:table-cell>
          <table:table-cell office:value-type="float" office:value="165.980955187856" calcext:value-type="float">
            <text:p>165.980955187856</text:p>
          </table:table-cell>
          <table:table-cell table:formula="of:=[.C495]-[.A495]" office:value-type="float" office:value="0" calcext:value-type="float">
            <text:p>0</text:p>
          </table:table-cell>
          <table:table-cell table:formula="of:=[.D495]-[.B4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93999999999994" calcext:value-type="float">
            <text:p>4.93999999999994</text:p>
          </table:table-cell>
          <table:table-cell office:value-type="float" office:value="167.604456633143" calcext:value-type="float">
            <text:p>167.604456633143</text:p>
          </table:table-cell>
          <table:table-cell office:value-type="float" office:value="4.93999999999994" calcext:value-type="float">
            <text:p>4.93999999999994</text:p>
          </table:table-cell>
          <table:table-cell office:value-type="float" office:value="167.604456633143" calcext:value-type="float">
            <text:p>167.604456633143</text:p>
          </table:table-cell>
          <table:table-cell table:formula="of:=[.C496]-[.A496]" office:value-type="float" office:value="0" calcext:value-type="float">
            <text:p>0</text:p>
          </table:table-cell>
          <table:table-cell table:formula="of:=[.D496]-[.B4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94999999999994" calcext:value-type="float">
            <text:p>4.94999999999994</text:p>
          </table:table-cell>
          <table:table-cell office:value-type="float" office:value="169.247589464407" calcext:value-type="float">
            <text:p>169.247589464407</text:p>
          </table:table-cell>
          <table:table-cell office:value-type="float" office:value="4.94999999999994" calcext:value-type="float">
            <text:p>4.94999999999994</text:p>
          </table:table-cell>
          <table:table-cell office:value-type="float" office:value="169.247589464407" calcext:value-type="float">
            <text:p>169.247589464407</text:p>
          </table:table-cell>
          <table:table-cell table:formula="of:=[.C497]-[.A497]" office:value-type="float" office:value="0" calcext:value-type="float">
            <text:p>0</text:p>
          </table:table-cell>
          <table:table-cell table:formula="of:=[.D497]-[.B4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95999999999994" calcext:value-type="float">
            <text:p>4.95999999999994</text:p>
          </table:table-cell>
          <table:table-cell office:value-type="float" office:value="170.910893045869" calcext:value-type="float">
            <text:p>170.910893045869</text:p>
          </table:table-cell>
          <table:table-cell office:value-type="float" office:value="4.95999999999994" calcext:value-type="float">
            <text:p>4.95999999999994</text:p>
          </table:table-cell>
          <table:table-cell office:value-type="float" office:value="170.910893045869" calcext:value-type="float">
            <text:p>170.910893045869</text:p>
          </table:table-cell>
          <table:table-cell table:formula="of:=[.C498]-[.A498]" office:value-type="float" office:value="0" calcext:value-type="float">
            <text:p>0</text:p>
          </table:table-cell>
          <table:table-cell table:formula="of:=[.D498]-[.B4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96999999999994" calcext:value-type="float">
            <text:p>4.96999999999994</text:p>
          </table:table-cell>
          <table:table-cell office:value-type="float" office:value="172.594878699797" calcext:value-type="float">
            <text:p>172.594878699797</text:p>
          </table:table-cell>
          <table:table-cell office:value-type="float" office:value="4.96999999999994" calcext:value-type="float">
            <text:p>4.96999999999994</text:p>
          </table:table-cell>
          <table:table-cell office:value-type="float" office:value="172.594878699797" calcext:value-type="float">
            <text:p>172.594878699797</text:p>
          </table:table-cell>
          <table:table-cell table:formula="of:=[.C499]-[.A499]" office:value-type="float" office:value="0" calcext:value-type="float">
            <text:p>0</text:p>
          </table:table-cell>
          <table:table-cell table:formula="of:=[.D499]-[.B4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97999999999994" calcext:value-type="float">
            <text:p>4.97999999999994</text:p>
          </table:table-cell>
          <table:table-cell office:value-type="float" office:value="174.300025864473" calcext:value-type="float">
            <text:p>174.300025864473</text:p>
          </table:table-cell>
          <table:table-cell office:value-type="float" office:value="4.97999999999994" calcext:value-type="float">
            <text:p>4.97999999999994</text:p>
          </table:table-cell>
          <table:table-cell office:value-type="float" office:value="174.300025864473" calcext:value-type="float">
            <text:p>174.300025864473</text:p>
          </table:table-cell>
          <table:table-cell table:formula="of:=[.C500]-[.A500]" office:value-type="float" office:value="0" calcext:value-type="float">
            <text:p>0</text:p>
          </table:table-cell>
          <table:table-cell table:formula="of:=[.D500]-[.B5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98999999999994" calcext:value-type="float">
            <text:p>4.98999999999994</text:p>
          </table:table-cell>
          <table:table-cell office:value-type="float" office:value="176.026778522536" calcext:value-type="float">
            <text:p>176.026778522536</text:p>
          </table:table-cell>
          <table:table-cell office:value-type="float" office:value="4.98999999999994" calcext:value-type="float">
            <text:p>4.98999999999994</text:p>
          </table:table-cell>
          <table:table-cell office:value-type="float" office:value="176.026778522536" calcext:value-type="float">
            <text:p>176.026778522536</text:p>
          </table:table-cell>
          <table:table-cell table:formula="of:=[.C501]-[.A501]" office:value-type="float" office:value="0" calcext:value-type="float">
            <text:p>0</text:p>
          </table:table-cell>
          <table:table-cell table:formula="of:=[.D501]-[.B5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99999999999994" calcext:value-type="float">
            <text:p>4.99999999999994</text:p>
          </table:table-cell>
          <table:table-cell office:value-type="float" office:value="177.775541942552" calcext:value-type="float">
            <text:p>177.775541942552</text:p>
          </table:table-cell>
          <table:table-cell office:value-type="float" office:value="4.99999999999994" calcext:value-type="float">
            <text:p>4.99999999999994</text:p>
          </table:table-cell>
          <table:table-cell office:value-type="float" office:value="177.775541942552" calcext:value-type="float">
            <text:p>177.775541942552</text:p>
          </table:table-cell>
          <table:table-cell table:formula="of:=[.C502]-[.A502]" office:value-type="float" office:value="0" calcext:value-type="float">
            <text:p>0</text:p>
          </table:table-cell>
          <table:table-cell table:formula="of:=[.D502]-[.B5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00999999999994" calcext:value-type="float">
            <text:p>5.00999999999994</text:p>
          </table:table-cell>
          <table:table-cell office:value-type="float" office:value="179.546679774473" calcext:value-type="float">
            <text:p>179.546679774473</text:p>
          </table:table-cell>
          <table:table-cell office:value-type="float" office:value="5.00999999999994" calcext:value-type="float">
            <text:p>5.00999999999994</text:p>
          </table:table-cell>
          <table:table-cell office:value-type="float" office:value="179.546679774473" calcext:value-type="float">
            <text:p>179.546679774473</text:p>
          </table:table-cell>
          <table:table-cell table:formula="of:=[.C503]-[.A503]" office:value-type="float" office:value="0" calcext:value-type="float">
            <text:p>0</text:p>
          </table:table-cell>
          <table:table-cell table:formula="of:=[.D503]-[.B5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01999999999994" calcext:value-type="float">
            <text:p>5.01999999999994</text:p>
          </table:table-cell>
          <table:table-cell office:value-type="float" office:value="181.340511537036" calcext:value-type="float">
            <text:p>181.340511537036</text:p>
          </table:table-cell>
          <table:table-cell office:value-type="float" office:value="5.01999999999994" calcext:value-type="float">
            <text:p>5.01999999999994</text:p>
          </table:table-cell>
          <table:table-cell office:value-type="float" office:value="181.340511537036" calcext:value-type="float">
            <text:p>181.340511537036</text:p>
          </table:table-cell>
          <table:table-cell table:formula="of:=[.C504]-[.A504]" office:value-type="float" office:value="0" calcext:value-type="float">
            <text:p>0</text:p>
          </table:table-cell>
          <table:table-cell table:formula="of:=[.D504]-[.B5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02999999999994" calcext:value-type="float">
            <text:p>5.02999999999994</text:p>
          </table:table-cell>
          <table:table-cell office:value-type="float" office:value="183.157310531975" calcext:value-type="float">
            <text:p>183.157310531975</text:p>
          </table:table-cell>
          <table:table-cell office:value-type="float" office:value="5.02999999999994" calcext:value-type="float">
            <text:p>5.02999999999994</text:p>
          </table:table-cell>
          <table:table-cell office:value-type="float" office:value="183.157310531975" calcext:value-type="float">
            <text:p>183.157310531975</text:p>
          </table:table-cell>
          <table:table-cell table:formula="of:=[.C505]-[.A505]" office:value-type="float" office:value="0" calcext:value-type="float">
            <text:p>0</text:p>
          </table:table-cell>
          <table:table-cell table:formula="of:=[.D505]-[.B5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03999999999994" calcext:value-type="float">
            <text:p>5.03999999999994</text:p>
          </table:table-cell>
          <table:table-cell office:value-type="float" office:value="184.997302216325" calcext:value-type="float">
            <text:p>184.997302216325</text:p>
          </table:table-cell>
          <table:table-cell office:value-type="float" office:value="5.03999999999994" calcext:value-type="float">
            <text:p>5.03999999999994</text:p>
          </table:table-cell>
          <table:table-cell office:value-type="float" office:value="184.997302216325" calcext:value-type="float">
            <text:p>184.997302216325</text:p>
          </table:table-cell>
          <table:table-cell table:formula="of:=[.C506]-[.A506]" office:value-type="float" office:value="0" calcext:value-type="float">
            <text:p>0</text:p>
          </table:table-cell>
          <table:table-cell table:formula="of:=[.D506]-[.B5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04999999999994" calcext:value-type="float">
            <text:p>5.04999999999994</text:p>
          </table:table-cell>
          <table:table-cell office:value-type="float" office:value="186.860663060051" calcext:value-type="float">
            <text:p>186.860663060051</text:p>
          </table:table-cell>
          <table:table-cell office:value-type="float" office:value="5.04999999999994" calcext:value-type="float">
            <text:p>5.04999999999994</text:p>
          </table:table-cell>
          <table:table-cell office:value-type="float" office:value="186.860663060051" calcext:value-type="float">
            <text:p>186.860663060051</text:p>
          </table:table-cell>
          <table:table-cell table:formula="of:=[.C507]-[.A507]" office:value-type="float" office:value="0" calcext:value-type="float">
            <text:p>0</text:p>
          </table:table-cell>
          <table:table-cell table:formula="of:=[.D507]-[.B5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05999999999994" calcext:value-type="float">
            <text:p>5.05999999999994</text:p>
          </table:table-cell>
          <table:table-cell office:value-type="float" office:value="188.747519911775" calcext:value-type="float">
            <text:p>188.747519911775</text:p>
          </table:table-cell>
          <table:table-cell office:value-type="float" office:value="5.05999999999994" calcext:value-type="float">
            <text:p>5.05999999999994</text:p>
          </table:table-cell>
          <table:table-cell office:value-type="float" office:value="188.747519911775" calcext:value-type="float">
            <text:p>188.747519911775</text:p>
          </table:table-cell>
          <table:table-cell table:formula="of:=[.C508]-[.A508]" office:value-type="float" office:value="0" calcext:value-type="float">
            <text:p>0</text:p>
          </table:table-cell>
          <table:table-cell table:formula="of:=[.D508]-[.B5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06999999999994" calcext:value-type="float">
            <text:p>5.06999999999994</text:p>
          </table:table-cell>
          <table:table-cell office:value-type="float" office:value="190.657949890532" calcext:value-type="float">
            <text:p>190.657949890532</text:p>
          </table:table-cell>
          <table:table-cell office:value-type="float" office:value="5.06999999999994" calcext:value-type="float">
            <text:p>5.06999999999994</text:p>
          </table:table-cell>
          <table:table-cell office:value-type="float" office:value="190.657949890532" calcext:value-type="float">
            <text:p>190.657949890532</text:p>
          </table:table-cell>
          <table:table-cell table:formula="of:=[.C509]-[.A509]" office:value-type="float" office:value="0" calcext:value-type="float">
            <text:p>0</text:p>
          </table:table-cell>
          <table:table-cell table:formula="of:=[.D509]-[.B5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07999999999994" calcext:value-type="float">
            <text:p>5.07999999999994</text:p>
          </table:table-cell>
          <table:table-cell office:value-type="float" office:value="192.591980816298" calcext:value-type="float">
            <text:p>192.591980816298</text:p>
          </table:table-cell>
          <table:table-cell office:value-type="float" office:value="5.07999999999994" calcext:value-type="float">
            <text:p>5.07999999999994</text:p>
          </table:table-cell>
          <table:table-cell office:value-type="float" office:value="192.591980816298" calcext:value-type="float">
            <text:p>192.591980816298</text:p>
          </table:table-cell>
          <table:table-cell table:formula="of:=[.C510]-[.A510]" office:value-type="float" office:value="0" calcext:value-type="float">
            <text:p>0</text:p>
          </table:table-cell>
          <table:table-cell table:formula="of:=[.D510]-[.B5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08999999999994" calcext:value-type="float">
            <text:p>5.08999999999994</text:p>
          </table:table-cell>
          <table:table-cell office:value-type="float" office:value="194.5495921866" calcext:value-type="float">
            <text:p>194.5495921866</text:p>
          </table:table-cell>
          <table:table-cell office:value-type="float" office:value="5.08999999999994" calcext:value-type="float">
            <text:p>5.08999999999994</text:p>
          </table:table-cell>
          <table:table-cell office:value-type="float" office:value="194.5495921866" calcext:value-type="float">
            <text:p>194.5495921866</text:p>
          </table:table-cell>
          <table:table-cell table:formula="of:=[.C511]-[.A511]" office:value-type="float" office:value="0" calcext:value-type="float">
            <text:p>0</text:p>
          </table:table-cell>
          <table:table-cell table:formula="of:=[.D511]-[.B5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09999999999994" calcext:value-type="float">
            <text:p>5.09999999999994</text:p>
          </table:table-cell>
          <table:table-cell office:value-type="float" office:value="196.530716700778" calcext:value-type="float">
            <text:p>196.530716700778</text:p>
          </table:table-cell>
          <table:table-cell office:value-type="float" office:value="5.09999999999994" calcext:value-type="float">
            <text:p>5.09999999999994</text:p>
          </table:table-cell>
          <table:table-cell office:value-type="float" office:value="196.530716700778" calcext:value-type="float">
            <text:p>196.530716700778</text:p>
          </table:table-cell>
          <table:table-cell table:formula="of:=[.C512]-[.A512]" office:value-type="float" office:value="0" calcext:value-type="float">
            <text:p>0</text:p>
          </table:table-cell>
          <table:table-cell table:formula="of:=[.D512]-[.B5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10999999999994" calcext:value-type="float">
            <text:p>5.10999999999994</text:p>
          </table:table-cell>
          <table:table-cell office:value-type="float" office:value="198.535242327608" calcext:value-type="float">
            <text:p>198.535242327608</text:p>
          </table:table-cell>
          <table:table-cell office:value-type="float" office:value="5.10999999999994" calcext:value-type="float">
            <text:p>5.10999999999994</text:p>
          </table:table-cell>
          <table:table-cell office:value-type="float" office:value="198.535242327608" calcext:value-type="float">
            <text:p>198.535242327608</text:p>
          </table:table-cell>
          <table:table-cell table:formula="of:=[.C513]-[.A513]" office:value-type="float" office:value="0" calcext:value-type="float">
            <text:p>0</text:p>
          </table:table-cell>
          <table:table-cell table:formula="of:=[.D513]-[.B5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11999999999994" calcext:value-type="float">
            <text:p>5.11999999999994</text:p>
          </table:table-cell>
          <table:table-cell office:value-type="float" office:value="200.563014905954" calcext:value-type="float">
            <text:p>200.563014905954</text:p>
          </table:table-cell>
          <table:table-cell office:value-type="float" office:value="5.11999999999994" calcext:value-type="float">
            <text:p>5.11999999999994</text:p>
          </table:table-cell>
          <table:table-cell office:value-type="float" office:value="200.563014905954" calcext:value-type="float">
            <text:p>200.563014905954</text:p>
          </table:table-cell>
          <table:table-cell table:formula="of:=[.C514]-[.A514]" office:value-type="float" office:value="0" calcext:value-type="float">
            <text:p>0</text:p>
          </table:table-cell>
          <table:table-cell table:formula="of:=[.D514]-[.B5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12999999999994" calcext:value-type="float">
            <text:p>5.12999999999994</text:p>
          </table:table-cell>
          <table:table-cell office:value-type="float" office:value="202.613841262072" calcext:value-type="float">
            <text:p>202.613841262072</text:p>
          </table:table-cell>
          <table:table-cell office:value-type="float" office:value="5.12999999999994" calcext:value-type="float">
            <text:p>5.12999999999994</text:p>
          </table:table-cell>
          <table:table-cell office:value-type="float" office:value="202.613841262072" calcext:value-type="float">
            <text:p>202.613841262072</text:p>
          </table:table-cell>
          <table:table-cell table:formula="of:=[.C515]-[.A515]" office:value-type="float" office:value="0" calcext:value-type="float">
            <text:p>0</text:p>
          </table:table-cell>
          <table:table-cell table:formula="of:=[.D515]-[.B5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13999999999994" calcext:value-type="float">
            <text:p>5.13999999999994</text:p>
          </table:table-cell>
          <table:table-cell office:value-type="float" office:value="204.68749282111" calcext:value-type="float">
            <text:p>204.68749282111</text:p>
          </table:table-cell>
          <table:table-cell office:value-type="float" office:value="5.13999999999994" calcext:value-type="float">
            <text:p>5.13999999999994</text:p>
          </table:table-cell>
          <table:table-cell office:value-type="float" office:value="204.68749282111" calcext:value-type="float">
            <text:p>204.68749282111</text:p>
          </table:table-cell>
          <table:table-cell table:formula="of:=[.C516]-[.A516]" office:value-type="float" office:value="0" calcext:value-type="float">
            <text:p>0</text:p>
          </table:table-cell>
          <table:table-cell table:formula="of:=[.D516]-[.B5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14999999999994" calcext:value-type="float">
            <text:p>5.14999999999994</text:p>
          </table:table-cell>
          <table:table-cell office:value-type="float" office:value="206.783709684334" calcext:value-type="float">
            <text:p>206.783709684334</text:p>
          </table:table-cell>
          <table:table-cell office:value-type="float" office:value="5.14999999999994" calcext:value-type="float">
            <text:p>5.14999999999994</text:p>
          </table:table-cell>
          <table:table-cell office:value-type="float" office:value="206.783709684334" calcext:value-type="float">
            <text:p>206.783709684334</text:p>
          </table:table-cell>
          <table:table-cell table:formula="of:=[.C517]-[.A517]" office:value-type="float" office:value="0" calcext:value-type="float">
            <text:p>0</text:p>
          </table:table-cell>
          <table:table-cell table:formula="of:=[.D517]-[.B5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15999999999993" calcext:value-type="float">
            <text:p>5.15999999999993</text:p>
          </table:table-cell>
          <table:table-cell office:value-type="float" office:value="208.902205137799" calcext:value-type="float">
            <text:p>208.902205137799</text:p>
          </table:table-cell>
          <table:table-cell office:value-type="float" office:value="5.15999999999993" calcext:value-type="float">
            <text:p>5.15999999999993</text:p>
          </table:table-cell>
          <table:table-cell office:value-type="float" office:value="208.902205137799" calcext:value-type="float">
            <text:p>208.902205137799</text:p>
          </table:table-cell>
          <table:table-cell table:formula="of:=[.C518]-[.A518]" office:value-type="float" office:value="0" calcext:value-type="float">
            <text:p>0</text:p>
          </table:table-cell>
          <table:table-cell table:formula="of:=[.D518]-[.B5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16999999999993" calcext:value-type="float">
            <text:p>5.16999999999993</text:p>
          </table:table-cell>
          <table:table-cell office:value-type="float" office:value="211.042670552515" calcext:value-type="float">
            <text:p>211.042670552515</text:p>
          </table:table-cell>
          <table:table-cell office:value-type="float" office:value="5.16999999999993" calcext:value-type="float">
            <text:p>5.16999999999993</text:p>
          </table:table-cell>
          <table:table-cell office:value-type="float" office:value="211.042670552515" calcext:value-type="float">
            <text:p>211.042670552515</text:p>
          </table:table-cell>
          <table:table-cell table:formula="of:=[.C519]-[.A519]" office:value-type="float" office:value="0" calcext:value-type="float">
            <text:p>0</text:p>
          </table:table-cell>
          <table:table-cell table:formula="of:=[.D519]-[.B5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17999999999993" calcext:value-type="float">
            <text:p>5.17999999999993</text:p>
          </table:table-cell>
          <table:table-cell office:value-type="float" office:value="213.204780630826" calcext:value-type="float">
            <text:p>213.204780630826</text:p>
          </table:table-cell>
          <table:table-cell office:value-type="float" office:value="5.17999999999993" calcext:value-type="float">
            <text:p>5.17999999999993</text:p>
          </table:table-cell>
          <table:table-cell office:value-type="float" office:value="213.204780630826" calcext:value-type="float">
            <text:p>213.204780630826</text:p>
          </table:table-cell>
          <table:table-cell table:formula="of:=[.C520]-[.A520]" office:value-type="float" office:value="0" calcext:value-type="float">
            <text:p>0</text:p>
          </table:table-cell>
          <table:table-cell table:formula="of:=[.D520]-[.B5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18999999999993" calcext:value-type="float">
            <text:p>5.18999999999993</text:p>
          </table:table-cell>
          <table:table-cell office:value-type="float" office:value="215.388198948735" calcext:value-type="float">
            <text:p>215.388198948735</text:p>
          </table:table-cell>
          <table:table-cell office:value-type="float" office:value="5.18999999999993" calcext:value-type="float">
            <text:p>5.18999999999993</text:p>
          </table:table-cell>
          <table:table-cell office:value-type="float" office:value="215.388198948735" calcext:value-type="float">
            <text:p>215.388198948735</text:p>
          </table:table-cell>
          <table:table-cell table:formula="of:=[.C521]-[.A521]" office:value-type="float" office:value="0" calcext:value-type="float">
            <text:p>0</text:p>
          </table:table-cell>
          <table:table-cell table:formula="of:=[.D521]-[.B5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19999999999993" calcext:value-type="float">
            <text:p>5.19999999999993</text:p>
          </table:table-cell>
          <table:table-cell office:value-type="float" office:value="217.592583739324" calcext:value-type="float">
            <text:p>217.592583739324</text:p>
          </table:table-cell>
          <table:table-cell office:value-type="float" office:value="5.19999999999993" calcext:value-type="float">
            <text:p>5.19999999999993</text:p>
          </table:table-cell>
          <table:table-cell office:value-type="float" office:value="217.592583739324" calcext:value-type="float">
            <text:p>217.592583739324</text:p>
          </table:table-cell>
          <table:table-cell table:formula="of:=[.C522]-[.A522]" office:value-type="float" office:value="0" calcext:value-type="float">
            <text:p>0</text:p>
          </table:table-cell>
          <table:table-cell table:formula="of:=[.D522]-[.B5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20999999999993" calcext:value-type="float">
            <text:p>5.20999999999993</text:p>
          </table:table-cell>
          <table:table-cell office:value-type="float" office:value="219.817593858364" calcext:value-type="float">
            <text:p>219.817593858364</text:p>
          </table:table-cell>
          <table:table-cell office:value-type="float" office:value="5.20999999999993" calcext:value-type="float">
            <text:p>5.20999999999993</text:p>
          </table:table-cell>
          <table:table-cell office:value-type="float" office:value="219.817593858364" calcext:value-type="float">
            <text:p>219.817593858364</text:p>
          </table:table-cell>
          <table:table-cell table:formula="of:=[.C523]-[.A523]" office:value-type="float" office:value="0" calcext:value-type="float">
            <text:p>0</text:p>
          </table:table-cell>
          <table:table-cell table:formula="of:=[.D523]-[.B5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21999999999993" calcext:value-type="float">
            <text:p>5.21999999999993</text:p>
          </table:table-cell>
          <table:table-cell office:value-type="float" office:value="222.06289486969" calcext:value-type="float">
            <text:p>222.06289486969</text:p>
          </table:table-cell>
          <table:table-cell office:value-type="float" office:value="5.21999999999993" calcext:value-type="float">
            <text:p>5.21999999999993</text:p>
          </table:table-cell>
          <table:table-cell office:value-type="float" office:value="222.06289486969" calcext:value-type="float">
            <text:p>222.06289486969</text:p>
          </table:table-cell>
          <table:table-cell table:formula="of:=[.C524]-[.A524]" office:value-type="float" office:value="0" calcext:value-type="float">
            <text:p>0</text:p>
          </table:table-cell>
          <table:table-cell table:formula="of:=[.D524]-[.B5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22999999999993" calcext:value-type="float">
            <text:p>5.22999999999993</text:p>
          </table:table-cell>
          <table:table-cell office:value-type="float" office:value="224.328165184992" calcext:value-type="float">
            <text:p>224.328165184992</text:p>
          </table:table-cell>
          <table:table-cell office:value-type="float" office:value="5.22999999999993" calcext:value-type="float">
            <text:p>5.22999999999993</text:p>
          </table:table-cell>
          <table:table-cell office:value-type="float" office:value="224.328165184992" calcext:value-type="float">
            <text:p>224.328165184992</text:p>
          </table:table-cell>
          <table:table-cell table:formula="of:=[.C525]-[.A525]" office:value-type="float" office:value="0" calcext:value-type="float">
            <text:p>0</text:p>
          </table:table-cell>
          <table:table-cell table:formula="of:=[.D525]-[.B5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23999999999993" calcext:value-type="float">
            <text:p>5.23999999999993</text:p>
          </table:table-cell>
          <table:table-cell office:value-type="float" office:value="226.613102190471" calcext:value-type="float">
            <text:p>226.613102190471</text:p>
          </table:table-cell>
          <table:table-cell office:value-type="float" office:value="5.23999999999993" calcext:value-type="float">
            <text:p>5.23999999999993</text:p>
          </table:table-cell>
          <table:table-cell office:value-type="float" office:value="226.613102190471" calcext:value-type="float">
            <text:p>226.613102190471</text:p>
          </table:table-cell>
          <table:table-cell table:formula="of:=[.C526]-[.A526]" office:value-type="float" office:value="0" calcext:value-type="float">
            <text:p>0</text:p>
          </table:table-cell>
          <table:table-cell table:formula="of:=[.D526]-[.B5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24999999999993" calcext:value-type="float">
            <text:p>5.24999999999993</text:p>
          </table:table-cell>
          <table:table-cell office:value-type="float" office:value="228.91742829126" calcext:value-type="float">
            <text:p>228.91742829126</text:p>
          </table:table-cell>
          <table:table-cell office:value-type="float" office:value="5.24999999999993" calcext:value-type="float">
            <text:p>5.24999999999993</text:p>
          </table:table-cell>
          <table:table-cell office:value-type="float" office:value="228.91742829126" calcext:value-type="float">
            <text:p>228.91742829126</text:p>
          </table:table-cell>
          <table:table-cell table:formula="of:=[.C527]-[.A527]" office:value-type="float" office:value="0" calcext:value-type="float">
            <text:p>0</text:p>
          </table:table-cell>
          <table:table-cell table:formula="of:=[.D527]-[.B5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25999999999993" calcext:value-type="float">
            <text:p>5.25999999999993</text:p>
          </table:table-cell>
          <table:table-cell office:value-type="float" office:value="231.240896803753" calcext:value-type="float">
            <text:p>231.240896803753</text:p>
          </table:table-cell>
          <table:table-cell office:value-type="float" office:value="5.25999999999993" calcext:value-type="float">
            <text:p>5.25999999999993</text:p>
          </table:table-cell>
          <table:table-cell office:value-type="float" office:value="231.240896803753" calcext:value-type="float">
            <text:p>231.240896803753</text:p>
          </table:table-cell>
          <table:table-cell table:formula="of:=[.C528]-[.A528]" office:value-type="float" office:value="0" calcext:value-type="float">
            <text:p>0</text:p>
          </table:table-cell>
          <table:table-cell table:formula="of:=[.D528]-[.B5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26999999999993" calcext:value-type="float">
            <text:p>5.26999999999993</text:p>
          </table:table-cell>
          <table:table-cell office:value-type="float" office:value="233.583297626002" calcext:value-type="float">
            <text:p>233.583297626002</text:p>
          </table:table-cell>
          <table:table-cell office:value-type="float" office:value="5.26999999999993" calcext:value-type="float">
            <text:p>5.26999999999993</text:p>
          </table:table-cell>
          <table:table-cell office:value-type="float" office:value="233.583297626002" calcext:value-type="float">
            <text:p>233.583297626002</text:p>
          </table:table-cell>
          <table:table-cell table:formula="of:=[.C529]-[.A529]" office:value-type="float" office:value="0" calcext:value-type="float">
            <text:p>0</text:p>
          </table:table-cell>
          <table:table-cell table:formula="of:=[.D529]-[.B5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27999999999993" calcext:value-type="float">
            <text:p>5.27999999999993</text:p>
          </table:table-cell>
          <table:table-cell office:value-type="float" office:value="235.944462617202" calcext:value-type="float">
            <text:p>235.944462617202</text:p>
          </table:table-cell>
          <table:table-cell office:value-type="float" office:value="5.27999999999993" calcext:value-type="float">
            <text:p>5.27999999999993</text:p>
          </table:table-cell>
          <table:table-cell office:value-type="float" office:value="235.944462617202" calcext:value-type="float">
            <text:p>235.944462617202</text:p>
          </table:table-cell>
          <table:table-cell table:formula="of:=[.C530]-[.A530]" office:value-type="float" office:value="0" calcext:value-type="float">
            <text:p>0</text:p>
          </table:table-cell>
          <table:table-cell table:formula="of:=[.D530]-[.B5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28999999999993" calcext:value-type="float">
            <text:p>5.28999999999993</text:p>
          </table:table-cell>
          <table:table-cell office:value-type="float" office:value="238.324270618901" calcext:value-type="float">
            <text:p>238.324270618901</text:p>
          </table:table-cell>
          <table:table-cell office:value-type="float" office:value="5.28999999999993" calcext:value-type="float">
            <text:p>5.28999999999993</text:p>
          </table:table-cell>
          <table:table-cell office:value-type="float" office:value="238.324270618901" calcext:value-type="float">
            <text:p>238.324270618901</text:p>
          </table:table-cell>
          <table:table-cell table:formula="of:=[.C531]-[.A531]" office:value-type="float" office:value="0" calcext:value-type="float">
            <text:p>0</text:p>
          </table:table-cell>
          <table:table-cell table:formula="of:=[.D531]-[.B5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29999999999993" calcext:value-type="float">
            <text:p>5.29999999999993</text:p>
          </table:table-cell>
          <table:table-cell office:value-type="float" office:value="240.722652053136" calcext:value-type="float">
            <text:p>240.722652053136</text:p>
          </table:table-cell>
          <table:table-cell office:value-type="float" office:value="5.29999999999993" calcext:value-type="float">
            <text:p>5.29999999999993</text:p>
          </table:table-cell>
          <table:table-cell office:value-type="float" office:value="240.722652053136" calcext:value-type="float">
            <text:p>240.722652053136</text:p>
          </table:table-cell>
          <table:table-cell table:formula="of:=[.C532]-[.A532]" office:value-type="float" office:value="0" calcext:value-type="float">
            <text:p>0</text:p>
          </table:table-cell>
          <table:table-cell table:formula="of:=[.D532]-[.B5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30999999999993" calcext:value-type="float">
            <text:p>5.30999999999993</text:p>
          </table:table-cell>
          <table:table-cell office:value-type="float" office:value="243.139593035969" calcext:value-type="float">
            <text:p>243.139593035969</text:p>
          </table:table-cell>
          <table:table-cell office:value-type="float" office:value="5.30999999999993" calcext:value-type="float">
            <text:p>5.30999999999993</text:p>
          </table:table-cell>
          <table:table-cell office:value-type="float" office:value="243.139593035969" calcext:value-type="float">
            <text:p>243.139593035969</text:p>
          </table:table-cell>
          <table:table-cell table:formula="of:=[.C533]-[.A533]" office:value-type="float" office:value="0" calcext:value-type="float">
            <text:p>0</text:p>
          </table:table-cell>
          <table:table-cell table:formula="of:=[.D533]-[.B5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31999999999993" calcext:value-type="float">
            <text:p>5.31999999999993</text:p>
          </table:table-cell>
          <table:table-cell office:value-type="float" office:value="245.575138949098" calcext:value-type="float">
            <text:p>245.575138949098</text:p>
          </table:table-cell>
          <table:table-cell office:value-type="float" office:value="5.31999999999993" calcext:value-type="float">
            <text:p>5.31999999999993</text:p>
          </table:table-cell>
          <table:table-cell office:value-type="float" office:value="245.575138949098" calcext:value-type="float">
            <text:p>245.575138949098</text:p>
          </table:table-cell>
          <table:table-cell table:formula="of:=[.C534]-[.A534]" office:value-type="float" office:value="0" calcext:value-type="float">
            <text:p>0</text:p>
          </table:table-cell>
          <table:table-cell table:formula="of:=[.D534]-[.B5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32999999999993" calcext:value-type="float">
            <text:p>5.32999999999993</text:p>
          </table:table-cell>
          <table:table-cell office:value-type="float" office:value="248.029397417143" calcext:value-type="float">
            <text:p>248.029397417143</text:p>
          </table:table-cell>
          <table:table-cell office:value-type="float" office:value="5.32999999999993" calcext:value-type="float">
            <text:p>5.32999999999993</text:p>
          </table:table-cell>
          <table:table-cell office:value-type="float" office:value="248.029397417143" calcext:value-type="float">
            <text:p>248.029397417143</text:p>
          </table:table-cell>
          <table:table-cell table:formula="of:=[.C535]-[.A535]" office:value-type="float" office:value="0" calcext:value-type="float">
            <text:p>0</text:p>
          </table:table-cell>
          <table:table-cell table:formula="of:=[.D535]-[.B5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33999999999993" calcext:value-type="float">
            <text:p>5.33999999999993</text:p>
          </table:table-cell>
          <table:table-cell office:value-type="float" office:value="250.502540643924" calcext:value-type="float">
            <text:p>250.502540643924</text:p>
          </table:table-cell>
          <table:table-cell office:value-type="float" office:value="5.33999999999993" calcext:value-type="float">
            <text:p>5.33999999999993</text:p>
          </table:table-cell>
          <table:table-cell office:value-type="float" office:value="250.502540643924" calcext:value-type="float">
            <text:p>250.502540643924</text:p>
          </table:table-cell>
          <table:table-cell table:formula="of:=[.C536]-[.A536]" office:value-type="float" office:value="0" calcext:value-type="float">
            <text:p>0</text:p>
          </table:table-cell>
          <table:table-cell table:formula="of:=[.D536]-[.B5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34999999999993" calcext:value-type="float">
            <text:p>5.34999999999993</text:p>
          </table:table-cell>
          <table:table-cell office:value-type="float" office:value="252.994807067478" calcext:value-type="float">
            <text:p>252.994807067478</text:p>
          </table:table-cell>
          <table:table-cell office:value-type="float" office:value="5.34999999999993" calcext:value-type="float">
            <text:p>5.34999999999993</text:p>
          </table:table-cell>
          <table:table-cell office:value-type="float" office:value="252.994807067478" calcext:value-type="float">
            <text:p>252.994807067478</text:p>
          </table:table-cell>
          <table:table-cell table:formula="of:=[.C537]-[.A537]" office:value-type="float" office:value="0" calcext:value-type="float">
            <text:p>0</text:p>
          </table:table-cell>
          <table:table-cell table:formula="of:=[.D537]-[.B5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35999999999993" calcext:value-type="float">
            <text:p>5.35999999999993</text:p>
          </table:table-cell>
          <table:table-cell office:value-type="float" office:value="255.506502300647" calcext:value-type="float">
            <text:p>255.506502300647</text:p>
          </table:table-cell>
          <table:table-cell office:value-type="float" office:value="5.35999999999993" calcext:value-type="float">
            <text:p>5.35999999999993</text:p>
          </table:table-cell>
          <table:table-cell office:value-type="float" office:value="255.506502300647" calcext:value-type="float">
            <text:p>255.506502300647</text:p>
          </table:table-cell>
          <table:table-cell table:formula="of:=[.C538]-[.A538]" office:value-type="float" office:value="0" calcext:value-type="float">
            <text:p>0</text:p>
          </table:table-cell>
          <table:table-cell table:formula="of:=[.D538]-[.B5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36999999999993" calcext:value-type="float">
            <text:p>5.36999999999993</text:p>
          </table:table-cell>
          <table:table-cell office:value-type="float" office:value="258.037999331755" calcext:value-type="float">
            <text:p>258.037999331755</text:p>
          </table:table-cell>
          <table:table-cell office:value-type="float" office:value="5.36999999999993" calcext:value-type="float">
            <text:p>5.36999999999993</text:p>
          </table:table-cell>
          <table:table-cell office:value-type="float" office:value="258.037999331755" calcext:value-type="float">
            <text:p>258.037999331755</text:p>
          </table:table-cell>
          <table:table-cell table:formula="of:=[.C539]-[.A539]" office:value-type="float" office:value="0" calcext:value-type="float">
            <text:p>0</text:p>
          </table:table-cell>
          <table:table-cell table:formula="of:=[.D539]-[.B5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37999999999993" calcext:value-type="float">
            <text:p>5.37999999999993</text:p>
          </table:table-cell>
          <table:table-cell office:value-type="float" office:value="260.589737968095" calcext:value-type="float">
            <text:p>260.589737968095</text:p>
          </table:table-cell>
          <table:table-cell office:value-type="float" office:value="5.37999999999993" calcext:value-type="float">
            <text:p>5.37999999999993</text:p>
          </table:table-cell>
          <table:table-cell office:value-type="float" office:value="260.589737968095" calcext:value-type="float">
            <text:p>260.589737968095</text:p>
          </table:table-cell>
          <table:table-cell table:formula="of:=[.C540]-[.A540]" office:value-type="float" office:value="0" calcext:value-type="float">
            <text:p>0</text:p>
          </table:table-cell>
          <table:table-cell table:formula="of:=[.D540]-[.B5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38999999999993" calcext:value-type="float">
            <text:p>5.38999999999993</text:p>
          </table:table-cell>
          <table:table-cell office:value-type="float" office:value="263.162223513589" calcext:value-type="float">
            <text:p>263.162223513589</text:p>
          </table:table-cell>
          <table:table-cell office:value-type="float" office:value="5.38999999999993" calcext:value-type="float">
            <text:p>5.38999999999993</text:p>
          </table:table-cell>
          <table:table-cell office:value-type="float" office:value="263.162223513589" calcext:value-type="float">
            <text:p>263.162223513589</text:p>
          </table:table-cell>
          <table:table-cell table:formula="of:=[.C541]-[.A541]" office:value-type="float" office:value="0" calcext:value-type="float">
            <text:p>0</text:p>
          </table:table-cell>
          <table:table-cell table:formula="of:=[.D541]-[.B5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39999999999993" calcext:value-type="float">
            <text:p>5.39999999999993</text:p>
          </table:table-cell>
          <table:table-cell office:value-type="float" office:value="265.756024680978" calcext:value-type="float">
            <text:p>265.756024680978</text:p>
          </table:table-cell>
          <table:table-cell office:value-type="float" office:value="5.39999999999993" calcext:value-type="float">
            <text:p>5.39999999999993</text:p>
          </table:table-cell>
          <table:table-cell office:value-type="float" office:value="265.756024680978" calcext:value-type="float">
            <text:p>265.756024680978</text:p>
          </table:table-cell>
          <table:table-cell table:formula="of:=[.C542]-[.A542]" office:value-type="float" office:value="0" calcext:value-type="float">
            <text:p>0</text:p>
          </table:table-cell>
          <table:table-cell table:formula="of:=[.D542]-[.B5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40999999999993" calcext:value-type="float">
            <text:p>5.40999999999993</text:p>
          </table:table-cell>
          <table:table-cell office:value-type="float" office:value="268.371770748108" calcext:value-type="float">
            <text:p>268.371770748108</text:p>
          </table:table-cell>
          <table:table-cell office:value-type="float" office:value="5.40999999999993" calcext:value-type="float">
            <text:p>5.40999999999993</text:p>
          </table:table-cell>
          <table:table-cell office:value-type="float" office:value="268.371770748108" calcext:value-type="float">
            <text:p>268.371770748108</text:p>
          </table:table-cell>
          <table:table-cell table:formula="of:=[.C543]-[.A543]" office:value-type="float" office:value="0" calcext:value-type="float">
            <text:p>0</text:p>
          </table:table-cell>
          <table:table-cell table:formula="of:=[.D543]-[.B5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41999999999993" calcext:value-type="float">
            <text:p>5.41999999999993</text:p>
          </table:table-cell>
          <table:table-cell office:value-type="float" office:value="271.010147977272" calcext:value-type="float">
            <text:p>271.010147977272</text:p>
          </table:table-cell>
          <table:table-cell office:value-type="float" office:value="5.41999999999993" calcext:value-type="float">
            <text:p>5.41999999999993</text:p>
          </table:table-cell>
          <table:table-cell office:value-type="float" office:value="271.010147977272" calcext:value-type="float">
            <text:p>271.010147977272</text:p>
          </table:table-cell>
          <table:table-cell table:formula="of:=[.C544]-[.A544]" office:value-type="float" office:value="0" calcext:value-type="float">
            <text:p>0</text:p>
          </table:table-cell>
          <table:table-cell table:formula="of:=[.D544]-[.B5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42999999999993" calcext:value-type="float">
            <text:p>5.42999999999993</text:p>
          </table:table-cell>
          <table:table-cell office:value-type="float" office:value="273.671895325948" calcext:value-type="float">
            <text:p>273.671895325948</text:p>
          </table:table-cell>
          <table:table-cell office:value-type="float" office:value="5.42999999999993" calcext:value-type="float">
            <text:p>5.42999999999993</text:p>
          </table:table-cell>
          <table:table-cell office:value-type="float" office:value="273.671895325948" calcext:value-type="float">
            <text:p>273.671895325948</text:p>
          </table:table-cell>
          <table:table-cell table:formula="of:=[.C545]-[.A545]" office:value-type="float" office:value="0" calcext:value-type="float">
            <text:p>0</text:p>
          </table:table-cell>
          <table:table-cell table:formula="of:=[.D545]-[.B5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43999999999993" calcext:value-type="float">
            <text:p>5.43999999999993</text:p>
          </table:table-cell>
          <table:table-cell office:value-type="float" office:value="276.357799486581" calcext:value-type="float">
            <text:p>276.357799486581</text:p>
          </table:table-cell>
          <table:table-cell office:value-type="float" office:value="5.43999999999993" calcext:value-type="float">
            <text:p>5.43999999999993</text:p>
          </table:table-cell>
          <table:table-cell office:value-type="float" office:value="276.357799486581" calcext:value-type="float">
            <text:p>276.357799486581</text:p>
          </table:table-cell>
          <table:table-cell table:formula="of:=[.C546]-[.A546]" office:value-type="float" office:value="0" calcext:value-type="float">
            <text:p>0</text:p>
          </table:table-cell>
          <table:table-cell table:formula="of:=[.D546]-[.B5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44999999999993" calcext:value-type="float">
            <text:p>5.44999999999993</text:p>
          </table:table-cell>
          <table:table-cell office:value-type="float" office:value="279.068689302148" calcext:value-type="float">
            <text:p>279.068689302148</text:p>
          </table:table-cell>
          <table:table-cell office:value-type="float" office:value="5.44999999999993" calcext:value-type="float">
            <text:p>5.44999999999993</text:p>
          </table:table-cell>
          <table:table-cell office:value-type="float" office:value="279.068689302148" calcext:value-type="float">
            <text:p>279.068689302148</text:p>
          </table:table-cell>
          <table:table-cell table:formula="of:=[.C547]-[.A547]" office:value-type="float" office:value="0" calcext:value-type="float">
            <text:p>0</text:p>
          </table:table-cell>
          <table:table-cell table:formula="of:=[.D547]-[.B5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45999999999993" calcext:value-type="float">
            <text:p>5.45999999999993</text:p>
          </table:table-cell>
          <table:table-cell office:value-type="float" office:value="281.805429613027" calcext:value-type="float">
            <text:p>281.805429613027</text:p>
          </table:table-cell>
          <table:table-cell office:value-type="float" office:value="5.45999999999993" calcext:value-type="float">
            <text:p>5.45999999999993</text:p>
          </table:table-cell>
          <table:table-cell office:value-type="float" office:value="281.805429613027" calcext:value-type="float">
            <text:p>281.805429613027</text:p>
          </table:table-cell>
          <table:table-cell table:formula="of:=[.C548]-[.A548]" office:value-type="float" office:value="0" calcext:value-type="float">
            <text:p>0</text:p>
          </table:table-cell>
          <table:table-cell table:formula="of:=[.D548]-[.B5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46999999999993" calcext:value-type="float">
            <text:p>5.46999999999993</text:p>
          </table:table-cell>
          <table:table-cell office:value-type="float" office:value="284.568914598987" calcext:value-type="float">
            <text:p>284.568914598987</text:p>
          </table:table-cell>
          <table:table-cell office:value-type="float" office:value="5.46999999999993" calcext:value-type="float">
            <text:p>5.46999999999993</text:p>
          </table:table-cell>
          <table:table-cell office:value-type="float" office:value="284.568914598987" calcext:value-type="float">
            <text:p>284.568914598987</text:p>
          </table:table-cell>
          <table:table-cell table:formula="of:=[.C549]-[.A549]" office:value-type="float" office:value="0" calcext:value-type="float">
            <text:p>0</text:p>
          </table:table-cell>
          <table:table-cell table:formula="of:=[.D549]-[.B5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47999999999993" calcext:value-type="float">
            <text:p>5.47999999999993</text:p>
          </table:table-cell>
          <table:table-cell office:value-type="float" office:value="287.360060687895" calcext:value-type="float">
            <text:p>287.360060687895</text:p>
          </table:table-cell>
          <table:table-cell office:value-type="float" office:value="5.47999999999993" calcext:value-type="float">
            <text:p>5.47999999999993</text:p>
          </table:table-cell>
          <table:table-cell office:value-type="float" office:value="287.360060687895" calcext:value-type="float">
            <text:p>287.360060687895</text:p>
          </table:table-cell>
          <table:table-cell table:formula="of:=[.C550]-[.A550]" office:value-type="float" office:value="0" calcext:value-type="float">
            <text:p>0</text:p>
          </table:table-cell>
          <table:table-cell table:formula="of:=[.D550]-[.B5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48999999999993" calcext:value-type="float">
            <text:p>5.48999999999993</text:p>
          </table:table-cell>
          <table:table-cell office:value-type="float" office:value="290.179799109764" calcext:value-type="float">
            <text:p>290.179799109764</text:p>
          </table:table-cell>
          <table:table-cell office:value-type="float" office:value="5.48999999999993" calcext:value-type="float">
            <text:p>5.48999999999993</text:p>
          </table:table-cell>
          <table:table-cell office:value-type="float" office:value="290.179799109764" calcext:value-type="float">
            <text:p>290.179799109764</text:p>
          </table:table-cell>
          <table:table-cell table:formula="of:=[.C551]-[.A551]" office:value-type="float" office:value="0" calcext:value-type="float">
            <text:p>0</text:p>
          </table:table-cell>
          <table:table-cell table:formula="of:=[.D551]-[.B5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49999999999993" calcext:value-type="float">
            <text:p>5.49999999999993</text:p>
          </table:table-cell>
          <table:table-cell office:value-type="float" office:value="293.029068181086" calcext:value-type="float">
            <text:p>293.029068181086</text:p>
          </table:table-cell>
          <table:table-cell office:value-type="float" office:value="5.49999999999993" calcext:value-type="float">
            <text:p>5.49999999999993</text:p>
          </table:table-cell>
          <table:table-cell office:value-type="float" office:value="293.029068181086" calcext:value-type="float">
            <text:p>293.029068181086</text:p>
          </table:table-cell>
          <table:table-cell table:formula="of:=[.C552]-[.A552]" office:value-type="float" office:value="0" calcext:value-type="float">
            <text:p>0</text:p>
          </table:table-cell>
          <table:table-cell table:formula="of:=[.D552]-[.B5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50999999999993" calcext:value-type="float">
            <text:p>5.50999999999993</text:p>
          </table:table-cell>
          <table:table-cell office:value-type="float" office:value="295.908805409716" calcext:value-type="float">
            <text:p>295.908805409716</text:p>
          </table:table-cell>
          <table:table-cell office:value-type="float" office:value="5.50999999999993" calcext:value-type="float">
            <text:p>5.50999999999993</text:p>
          </table:table-cell>
          <table:table-cell office:value-type="float" office:value="295.908805409716" calcext:value-type="float">
            <text:p>295.908805409716</text:p>
          </table:table-cell>
          <table:table-cell table:formula="of:=[.C553]-[.A553]" office:value-type="float" office:value="0" calcext:value-type="float">
            <text:p>0</text:p>
          </table:table-cell>
          <table:table-cell table:formula="of:=[.D553]-[.B5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51999999999993" calcext:value-type="float">
            <text:p>5.51999999999993</text:p>
          </table:table-cell>
          <table:table-cell office:value-type="float" office:value="298.819939515002" calcext:value-type="float">
            <text:p>298.819939515002</text:p>
          </table:table-cell>
          <table:table-cell office:value-type="float" office:value="5.51999999999993" calcext:value-type="float">
            <text:p>5.51999999999993</text:p>
          </table:table-cell>
          <table:table-cell office:value-type="float" office:value="298.819939515002" calcext:value-type="float">
            <text:p>298.819939515002</text:p>
          </table:table-cell>
          <table:table-cell table:formula="of:=[.C554]-[.A554]" office:value-type="float" office:value="0" calcext:value-type="float">
            <text:p>0</text:p>
          </table:table-cell>
          <table:table-cell table:formula="of:=[.D554]-[.B5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52999999999993" calcext:value-type="float">
            <text:p>5.52999999999993</text:p>
          </table:table-cell>
          <table:table-cell office:value-type="float" office:value="301.76338246112" calcext:value-type="float">
            <text:p>301.76338246112</text:p>
          </table:table-cell>
          <table:table-cell office:value-type="float" office:value="5.52999999999993" calcext:value-type="float">
            <text:p>5.52999999999993</text:p>
          </table:table-cell>
          <table:table-cell office:value-type="float" office:value="301.76338246112" calcext:value-type="float">
            <text:p>301.76338246112</text:p>
          </table:table-cell>
          <table:table-cell table:formula="of:=[.C555]-[.A555]" office:value-type="float" office:value="0" calcext:value-type="float">
            <text:p>0</text:p>
          </table:table-cell>
          <table:table-cell table:formula="of:=[.D555]-[.B5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53999999999993" calcext:value-type="float">
            <text:p>5.53999999999993</text:p>
          </table:table-cell>
          <table:table-cell office:value-type="float" office:value="304.740021603738" calcext:value-type="float">
            <text:p>304.740021603738</text:p>
          </table:table-cell>
          <table:table-cell office:value-type="float" office:value="5.53999999999993" calcext:value-type="float">
            <text:p>5.53999999999993</text:p>
          </table:table-cell>
          <table:table-cell office:value-type="float" office:value="304.740021603738" calcext:value-type="float">
            <text:p>304.740021603738</text:p>
          </table:table-cell>
          <table:table-cell table:formula="of:=[.C556]-[.A556]" office:value-type="float" office:value="0" calcext:value-type="float">
            <text:p>0</text:p>
          </table:table-cell>
          <table:table-cell table:formula="of:=[.D556]-[.B5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54999999999993" calcext:value-type="float">
            <text:p>5.54999999999993</text:p>
          </table:table-cell>
          <table:table-cell office:value-type="float" office:value="307.750712051027" calcext:value-type="float">
            <text:p>307.750712051027</text:p>
          </table:table-cell>
          <table:table-cell office:value-type="float" office:value="5.54999999999993" calcext:value-type="float">
            <text:p>5.54999999999993</text:p>
          </table:table-cell>
          <table:table-cell office:value-type="float" office:value="307.750712051027" calcext:value-type="float">
            <text:p>307.750712051027</text:p>
          </table:table-cell>
          <table:table-cell table:formula="of:=[.C557]-[.A557]" office:value-type="float" office:value="0" calcext:value-type="float">
            <text:p>0</text:p>
          </table:table-cell>
          <table:table-cell table:formula="of:=[.D557]-[.B5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55999999999993" calcext:value-type="float">
            <text:p>5.55999999999993</text:p>
          </table:table-cell>
          <table:table-cell office:value-type="float" office:value="310.796269339746" calcext:value-type="float">
            <text:p>310.796269339746</text:p>
          </table:table-cell>
          <table:table-cell office:value-type="float" office:value="5.55999999999993" calcext:value-type="float">
            <text:p>5.55999999999993</text:p>
          </table:table-cell>
          <table:table-cell office:value-type="float" office:value="310.796269339746" calcext:value-type="float">
            <text:p>310.796269339746</text:p>
          </table:table-cell>
          <table:table-cell table:formula="of:=[.C558]-[.A558]" office:value-type="float" office:value="0" calcext:value-type="float">
            <text:p>0</text:p>
          </table:table-cell>
          <table:table-cell table:formula="of:=[.D558]-[.B5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56999999999993" calcext:value-type="float">
            <text:p>5.56999999999993</text:p>
          </table:table-cell>
          <table:table-cell office:value-type="float" office:value="313.877462525401" calcext:value-type="float">
            <text:p>313.877462525401</text:p>
          </table:table-cell>
          <table:table-cell office:value-type="float" office:value="5.56999999999993" calcext:value-type="float">
            <text:p>5.56999999999993</text:p>
          </table:table-cell>
          <table:table-cell office:value-type="float" office:value="313.877462525401" calcext:value-type="float">
            <text:p>313.877462525401</text:p>
          </table:table-cell>
          <table:table-cell table:formula="of:=[.C559]-[.A559]" office:value-type="float" office:value="0" calcext:value-type="float">
            <text:p>0</text:p>
          </table:table-cell>
          <table:table-cell table:formula="of:=[.D559]-[.B5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57999999999993" calcext:value-type="float">
            <text:p>5.57999999999993</text:p>
          </table:table-cell>
          <table:table-cell office:value-type="float" office:value="316.995007782603" calcext:value-type="float">
            <text:p>316.995007782603</text:p>
          </table:table-cell>
          <table:table-cell office:value-type="float" office:value="5.57999999999993" calcext:value-type="float">
            <text:p>5.57999999999993</text:p>
          </table:table-cell>
          <table:table-cell office:value-type="float" office:value="316.995007782603" calcext:value-type="float">
            <text:p>316.995007782603</text:p>
          </table:table-cell>
          <table:table-cell table:formula="of:=[.C560]-[.A560]" office:value-type="float" office:value="0" calcext:value-type="float">
            <text:p>0</text:p>
          </table:table-cell>
          <table:table-cell table:formula="of:=[.D560]-[.B5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58999999999993" calcext:value-type="float">
            <text:p>5.58999999999993</text:p>
          </table:table-cell>
          <table:table-cell office:value-type="float" office:value="320.149562607376" calcext:value-type="float">
            <text:p>320.149562607376</text:p>
          </table:table-cell>
          <table:table-cell office:value-type="float" office:value="5.58999999999993" calcext:value-type="float">
            <text:p>5.58999999999993</text:p>
          </table:table-cell>
          <table:table-cell office:value-type="float" office:value="320.149562607376" calcext:value-type="float">
            <text:p>320.149562607376</text:p>
          </table:table-cell>
          <table:table-cell table:formula="of:=[.C561]-[.A561]" office:value-type="float" office:value="0" calcext:value-type="float">
            <text:p>0</text:p>
          </table:table-cell>
          <table:table-cell table:formula="of:=[.D561]-[.B5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59999999999993" calcext:value-type="float">
            <text:p>5.59999999999993</text:p>
          </table:table-cell>
          <table:table-cell office:value-type="float" office:value="323.341720707621" calcext:value-type="float">
            <text:p>323.341720707621</text:p>
          </table:table-cell>
          <table:table-cell office:value-type="float" office:value="5.59999999999993" calcext:value-type="float">
            <text:p>5.59999999999993</text:p>
          </table:table-cell>
          <table:table-cell office:value-type="float" office:value="323.341720707621" calcext:value-type="float">
            <text:p>323.341720707621</text:p>
          </table:table-cell>
          <table:table-cell table:formula="of:=[.C562]-[.A562]" office:value-type="float" office:value="0" calcext:value-type="float">
            <text:p>0</text:p>
          </table:table-cell>
          <table:table-cell table:formula="of:=[.D562]-[.B5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60999999999993" calcext:value-type="float">
            <text:p>5.60999999999993</text:p>
          </table:table-cell>
          <table:table-cell office:value-type="float" office:value="326.572007661072" calcext:value-type="float">
            <text:p>326.572007661072</text:p>
          </table:table-cell>
          <table:table-cell office:value-type="float" office:value="5.60999999999993" calcext:value-type="float">
            <text:p>5.60999999999993</text:p>
          </table:table-cell>
          <table:table-cell office:value-type="float" office:value="326.572007661072" calcext:value-type="float">
            <text:p>326.572007661072</text:p>
          </table:table-cell>
          <table:table-cell table:formula="of:=[.C563]-[.A563]" office:value-type="float" office:value="0" calcext:value-type="float">
            <text:p>0</text:p>
          </table:table-cell>
          <table:table-cell table:formula="of:=[.D563]-[.B5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61999999999993" calcext:value-type="float">
            <text:p>5.61999999999993</text:p>
          </table:table-cell>
          <table:table-cell office:value-type="float" office:value="329.840877411965" calcext:value-type="float">
            <text:p>329.840877411965</text:p>
          </table:table-cell>
          <table:table-cell office:value-type="float" office:value="5.61999999999993" calcext:value-type="float">
            <text:p>5.61999999999993</text:p>
          </table:table-cell>
          <table:table-cell office:value-type="float" office:value="329.840877411965" calcext:value-type="float">
            <text:p>329.840877411965</text:p>
          </table:table-cell>
          <table:table-cell table:formula="of:=[.C564]-[.A564]" office:value-type="float" office:value="0" calcext:value-type="float">
            <text:p>0</text:p>
          </table:table-cell>
          <table:table-cell table:formula="of:=[.D564]-[.B5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62999999999992" calcext:value-type="float">
            <text:p>5.62999999999992</text:p>
          </table:table-cell>
          <table:table-cell office:value-type="float" office:value="333.148709668441" calcext:value-type="float">
            <text:p>333.148709668441</text:p>
          </table:table-cell>
          <table:table-cell office:value-type="float" office:value="5.62999999999992" calcext:value-type="float">
            <text:p>5.62999999999992</text:p>
          </table:table-cell>
          <table:table-cell office:value-type="float" office:value="333.148709668441" calcext:value-type="float">
            <text:p>333.148709668441</text:p>
          </table:table-cell>
          <table:table-cell table:formula="of:=[.C565]-[.A565]" office:value-type="float" office:value="0" calcext:value-type="float">
            <text:p>0</text:p>
          </table:table-cell>
          <table:table-cell table:formula="of:=[.D565]-[.B5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63999999999992" calcext:value-type="float">
            <text:p>5.63999999999992</text:p>
          </table:table-cell>
          <table:table-cell office:value-type="float" office:value="336.495808252391" calcext:value-type="float">
            <text:p>336.495808252391</text:p>
          </table:table-cell>
          <table:table-cell office:value-type="float" office:value="5.63999999999992" calcext:value-type="float">
            <text:p>5.63999999999992</text:p>
          </table:table-cell>
          <table:table-cell office:value-type="float" office:value="336.495808252391" calcext:value-type="float">
            <text:p>336.495808252391</text:p>
          </table:table-cell>
          <table:table-cell table:formula="of:=[.C566]-[.A566]" office:value-type="float" office:value="0" calcext:value-type="float">
            <text:p>0</text:p>
          </table:table-cell>
          <table:table-cell table:formula="of:=[.D566]-[.B5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64999999999992" calcext:value-type="float">
            <text:p>5.64999999999992</text:p>
          </table:table-cell>
          <table:table-cell office:value-type="float" office:value="339.882400442201" calcext:value-type="float">
            <text:p>339.882400442201</text:p>
          </table:table-cell>
          <table:table-cell office:value-type="float" office:value="5.64999999999992" calcext:value-type="float">
            <text:p>5.64999999999992</text:p>
          </table:table-cell>
          <table:table-cell office:value-type="float" office:value="339.882400442201" calcext:value-type="float">
            <text:p>339.882400442201</text:p>
          </table:table-cell>
          <table:table-cell table:formula="of:=[.C567]-[.A567]" office:value-type="float" office:value="0" calcext:value-type="float">
            <text:p>0</text:p>
          </table:table-cell>
          <table:table-cell table:formula="of:=[.D567]-[.B5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65999999999992" calcext:value-type="float">
            <text:p>5.65999999999992</text:p>
          </table:table-cell>
          <table:table-cell office:value-type="float" office:value="343.308637336774" calcext:value-type="float">
            <text:p>343.308637336774</text:p>
          </table:table-cell>
          <table:table-cell office:value-type="float" office:value="5.65999999999992" calcext:value-type="float">
            <text:p>5.65999999999992</text:p>
          </table:table-cell>
          <table:table-cell office:value-type="float" office:value="343.308637336774" calcext:value-type="float">
            <text:p>343.308637336774</text:p>
          </table:table-cell>
          <table:table-cell table:formula="of:=[.C568]-[.A568]" office:value-type="float" office:value="0" calcext:value-type="float">
            <text:p>0</text:p>
          </table:table-cell>
          <table:table-cell table:formula="of:=[.D568]-[.B5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66999999999992" calcext:value-type="float">
            <text:p>5.66999999999992</text:p>
          </table:table-cell>
          <table:table-cell office:value-type="float" office:value="346.774595256429" calcext:value-type="float">
            <text:p>346.774595256429</text:p>
          </table:table-cell>
          <table:table-cell office:value-type="float" office:value="5.66999999999992" calcext:value-type="float">
            <text:p>5.66999999999992</text:p>
          </table:table-cell>
          <table:table-cell office:value-type="float" office:value="346.774595256429" calcext:value-type="float">
            <text:p>346.774595256429</text:p>
          </table:table-cell>
          <table:table-cell table:formula="of:=[.C569]-[.A569]" office:value-type="float" office:value="0" calcext:value-type="float">
            <text:p>0</text:p>
          </table:table-cell>
          <table:table-cell table:formula="of:=[.D569]-[.B5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67999999999992" calcext:value-type="float">
            <text:p>5.67999999999992</text:p>
          </table:table-cell>
          <table:table-cell office:value-type="float" office:value="350.280278182945" calcext:value-type="float">
            <text:p>350.280278182945</text:p>
          </table:table-cell>
          <table:table-cell office:value-type="float" office:value="5.67999999999992" calcext:value-type="float">
            <text:p>5.67999999999992</text:p>
          </table:table-cell>
          <table:table-cell office:value-type="float" office:value="350.280278182945" calcext:value-type="float">
            <text:p>350.280278182945</text:p>
          </table:table-cell>
          <table:table-cell table:formula="of:=[.C570]-[.A570]" office:value-type="float" office:value="0" calcext:value-type="float">
            <text:p>0</text:p>
          </table:table-cell>
          <table:table-cell table:formula="of:=[.D570]-[.B5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68999999999992" calcext:value-type="float">
            <text:p>5.68999999999992</text:p>
          </table:table-cell>
          <table:table-cell office:value-type="float" office:value="353.82562122731" calcext:value-type="float">
            <text:p>353.82562122731</text:p>
          </table:table-cell>
          <table:table-cell office:value-type="float" office:value="5.68999999999992" calcext:value-type="float">
            <text:p>5.68999999999992</text:p>
          </table:table-cell>
          <table:table-cell office:value-type="float" office:value="353.82562122731" calcext:value-type="float">
            <text:p>353.82562122731</text:p>
          </table:table-cell>
          <table:table-cell table:formula="of:=[.C571]-[.A571]" office:value-type="float" office:value="0" calcext:value-type="float">
            <text:p>0</text:p>
          </table:table-cell>
          <table:table-cell table:formula="of:=[.D571]-[.B5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69999999999992" calcext:value-type="float">
            <text:p>5.69999999999992</text:p>
          </table:table-cell>
          <table:table-cell office:value-type="float" office:value="357.410495099822" calcext:value-type="float">
            <text:p>357.410495099822</text:p>
          </table:table-cell>
          <table:table-cell office:value-type="float" office:value="5.69999999999992" calcext:value-type="float">
            <text:p>5.69999999999992</text:p>
          </table:table-cell>
          <table:table-cell office:value-type="float" office:value="357.410495099822" calcext:value-type="float">
            <text:p>357.410495099822</text:p>
          </table:table-cell>
          <table:table-cell table:formula="of:=[.C572]-[.A572]" office:value-type="float" office:value="0" calcext:value-type="float">
            <text:p>0</text:p>
          </table:table-cell>
          <table:table-cell table:formula="of:=[.D572]-[.B5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70999999999992" calcext:value-type="float">
            <text:p>5.70999999999992</text:p>
          </table:table-cell>
          <table:table-cell office:value-type="float" office:value="361.034711543247" calcext:value-type="float">
            <text:p>361.034711543247</text:p>
          </table:table-cell>
          <table:table-cell office:value-type="float" office:value="5.70999999999992" calcext:value-type="float">
            <text:p>5.70999999999992</text:p>
          </table:table-cell>
          <table:table-cell office:value-type="float" office:value="361.034711543247" calcext:value-type="float">
            <text:p>361.034711543247</text:p>
          </table:table-cell>
          <table:table-cell table:formula="of:=[.C573]-[.A573]" office:value-type="float" office:value="0" calcext:value-type="float">
            <text:p>0</text:p>
          </table:table-cell>
          <table:table-cell table:formula="of:=[.D573]-[.B5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71999999999992" calcext:value-type="float">
            <text:p>5.71999999999992</text:p>
          </table:table-cell>
          <table:table-cell office:value-type="float" office:value="364.698029675964" calcext:value-type="float">
            <text:p>364.698029675964</text:p>
          </table:table-cell>
          <table:table-cell office:value-type="float" office:value="5.71999999999992" calcext:value-type="float">
            <text:p>5.71999999999992</text:p>
          </table:table-cell>
          <table:table-cell office:value-type="float" office:value="364.698029675964" calcext:value-type="float">
            <text:p>364.698029675964</text:p>
          </table:table-cell>
          <table:table-cell table:formula="of:=[.C574]-[.A574]" office:value-type="float" office:value="0" calcext:value-type="float">
            <text:p>0</text:p>
          </table:table-cell>
          <table:table-cell table:formula="of:=[.D574]-[.B5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72999999999992" calcext:value-type="float">
            <text:p>5.72999999999992</text:p>
          </table:table-cell>
          <table:table-cell office:value-type="float" office:value="368.4001631786" calcext:value-type="float">
            <text:p>368.4001631786</text:p>
          </table:table-cell>
          <table:table-cell office:value-type="float" office:value="5.72999999999992" calcext:value-type="float">
            <text:p>5.72999999999992</text:p>
          </table:table-cell>
          <table:table-cell office:value-type="float" office:value="368.4001631786" calcext:value-type="float">
            <text:p>368.4001631786</text:p>
          </table:table-cell>
          <table:table-cell table:formula="of:=[.C575]-[.A575]" office:value-type="float" office:value="0" calcext:value-type="float">
            <text:p>0</text:p>
          </table:table-cell>
          <table:table-cell table:formula="of:=[.D575]-[.B5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73999999999992" calcext:value-type="float">
            <text:p>5.73999999999992</text:p>
          </table:table-cell>
          <table:table-cell office:value-type="float" office:value="372.140788244807" calcext:value-type="float">
            <text:p>372.140788244807</text:p>
          </table:table-cell>
          <table:table-cell office:value-type="float" office:value="5.73999999999992" calcext:value-type="float">
            <text:p>5.73999999999992</text:p>
          </table:table-cell>
          <table:table-cell office:value-type="float" office:value="372.140788244807" calcext:value-type="float">
            <text:p>372.140788244807</text:p>
          </table:table-cell>
          <table:table-cell table:formula="of:=[.C576]-[.A576]" office:value-type="float" office:value="0" calcext:value-type="float">
            <text:p>0</text:p>
          </table:table-cell>
          <table:table-cell table:formula="of:=[.D576]-[.B5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74999999999992" calcext:value-type="float">
            <text:p>5.74999999999992</text:p>
          </table:table-cell>
          <table:table-cell office:value-type="float" office:value="375.919552204684" calcext:value-type="float">
            <text:p>375.919552204684</text:p>
          </table:table-cell>
          <table:table-cell office:value-type="float" office:value="5.74999999999992" calcext:value-type="float">
            <text:p>5.74999999999992</text:p>
          </table:table-cell>
          <table:table-cell office:value-type="float" office:value="375.919552204684" calcext:value-type="float">
            <text:p>375.919552204684</text:p>
          </table:table-cell>
          <table:table-cell table:formula="of:=[.C577]-[.A577]" office:value-type="float" office:value="0" calcext:value-type="float">
            <text:p>0</text:p>
          </table:table-cell>
          <table:table-cell table:formula="of:=[.D577]-[.B5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75999999999992" calcext:value-type="float">
            <text:p>5.75999999999992</text:p>
          </table:table-cell>
          <table:table-cell office:value-type="float" office:value="379.736082718194" calcext:value-type="float">
            <text:p>379.736082718194</text:p>
          </table:table-cell>
          <table:table-cell office:value-type="float" office:value="5.75999999999992" calcext:value-type="float">
            <text:p>5.75999999999992</text:p>
          </table:table-cell>
          <table:table-cell office:value-type="float" office:value="379.736082718194" calcext:value-type="float">
            <text:p>379.736082718194</text:p>
          </table:table-cell>
          <table:table-cell table:formula="of:=[.C578]-[.A578]" office:value-type="float" office:value="0" calcext:value-type="float">
            <text:p>0</text:p>
          </table:table-cell>
          <table:table-cell table:formula="of:=[.D578]-[.B5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76999999999992" calcext:value-type="float">
            <text:p>5.76999999999992</text:p>
          </table:table-cell>
          <table:table-cell office:value-type="float" office:value="383.589997425823" calcext:value-type="float">
            <text:p>383.589997425823</text:p>
          </table:table-cell>
          <table:table-cell office:value-type="float" office:value="5.76999999999992" calcext:value-type="float">
            <text:p>5.76999999999992</text:p>
          </table:table-cell>
          <table:table-cell office:value-type="float" office:value="383.589997425823" calcext:value-type="float">
            <text:p>383.589997425823</text:p>
          </table:table-cell>
          <table:table-cell table:formula="of:=[.C579]-[.A579]" office:value-type="float" office:value="0" calcext:value-type="float">
            <text:p>0</text:p>
          </table:table-cell>
          <table:table-cell table:formula="of:=[.D579]-[.B5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77999999999992" calcext:value-type="float">
            <text:p>5.77999999999992</text:p>
          </table:table-cell>
          <table:table-cell office:value-type="float" office:value="387.480913934958" calcext:value-type="float">
            <text:p>387.480913934958</text:p>
          </table:table-cell>
          <table:table-cell office:value-type="float" office:value="5.77999999999992" calcext:value-type="float">
            <text:p>5.77999999999992</text:p>
          </table:table-cell>
          <table:table-cell office:value-type="float" office:value="387.480913934958" calcext:value-type="float">
            <text:p>387.480913934958</text:p>
          </table:table-cell>
          <table:table-cell table:formula="of:=[.C580]-[.A580]" office:value-type="float" office:value="0" calcext:value-type="float">
            <text:p>0</text:p>
          </table:table-cell>
          <table:table-cell table:formula="of:=[.D580]-[.B5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78999999999992" calcext:value-type="float">
            <text:p>5.78999999999992</text:p>
          </table:table-cell>
          <table:table-cell office:value-type="float" office:value="391.40846001315" calcext:value-type="float">
            <text:p>391.40846001315</text:p>
          </table:table-cell>
          <table:table-cell office:value-type="float" office:value="5.78999999999992" calcext:value-type="float">
            <text:p>5.78999999999992</text:p>
          </table:table-cell>
          <table:table-cell office:value-type="float" office:value="391.40846001315" calcext:value-type="float">
            <text:p>391.40846001315</text:p>
          </table:table-cell>
          <table:table-cell table:formula="of:=[.C581]-[.A581]" office:value-type="float" office:value="0" calcext:value-type="float">
            <text:p>0</text:p>
          </table:table-cell>
          <table:table-cell table:formula="of:=[.D581]-[.B5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79999999999992" calcext:value-type="float">
            <text:p>5.79999999999992</text:p>
          </table:table-cell>
          <table:table-cell office:value-type="float" office:value="395.372283853643" calcext:value-type="float">
            <text:p>395.372283853643</text:p>
          </table:table-cell>
          <table:table-cell office:value-type="float" office:value="5.79999999999992" calcext:value-type="float">
            <text:p>5.79999999999992</text:p>
          </table:table-cell>
          <table:table-cell office:value-type="float" office:value="395.372283853643" calcext:value-type="float">
            <text:p>395.372283853643</text:p>
          </table:table-cell>
          <table:table-cell table:formula="of:=[.C582]-[.A582]" office:value-type="float" office:value="0" calcext:value-type="float">
            <text:p>0</text:p>
          </table:table-cell>
          <table:table-cell table:formula="of:=[.D582]-[.B5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80999999999992" calcext:value-type="float">
            <text:p>5.80999999999992</text:p>
          </table:table-cell>
          <table:table-cell office:value-type="float" office:value="399.372064274583" calcext:value-type="float">
            <text:p>399.372064274583</text:p>
          </table:table-cell>
          <table:table-cell office:value-type="float" office:value="5.80999999999992" calcext:value-type="float">
            <text:p>5.80999999999992</text:p>
          </table:table-cell>
          <table:table-cell office:value-type="float" office:value="399.372064274583" calcext:value-type="float">
            <text:p>399.372064274583</text:p>
          </table:table-cell>
          <table:table-cell table:formula="of:=[.C583]-[.A583]" office:value-type="float" office:value="0" calcext:value-type="float">
            <text:p>0</text:p>
          </table:table-cell>
          <table:table-cell table:formula="of:=[.D583]-[.B5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81999999999992" calcext:value-type="float">
            <text:p>5.81999999999992</text:p>
          </table:table-cell>
          <table:table-cell office:value-type="float" office:value="403.407520711107" calcext:value-type="float">
            <text:p>403.407520711107</text:p>
          </table:table-cell>
          <table:table-cell office:value-type="float" office:value="5.81999999999992" calcext:value-type="float">
            <text:p>5.81999999999992</text:p>
          </table:table-cell>
          <table:table-cell office:value-type="float" office:value="403.407520711107" calcext:value-type="float">
            <text:p>403.407520711107</text:p>
          </table:table-cell>
          <table:table-cell table:formula="of:=[.C584]-[.A584]" office:value-type="float" office:value="0" calcext:value-type="float">
            <text:p>0</text:p>
          </table:table-cell>
          <table:table-cell table:formula="of:=[.D584]-[.B5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82999999999992" calcext:value-type="float">
            <text:p>5.82999999999992</text:p>
          </table:table-cell>
          <table:table-cell office:value-type="float" office:value="407.478422859238" calcext:value-type="float">
            <text:p>407.478422859238</text:p>
          </table:table-cell>
          <table:table-cell office:value-type="float" office:value="5.82999999999992" calcext:value-type="float">
            <text:p>5.82999999999992</text:p>
          </table:table-cell>
          <table:table-cell office:value-type="float" office:value="407.478422859238" calcext:value-type="float">
            <text:p>407.478422859238</text:p>
          </table:table-cell>
          <table:table-cell table:formula="of:=[.C585]-[.A585]" office:value-type="float" office:value="0" calcext:value-type="float">
            <text:p>0</text:p>
          </table:table-cell>
          <table:table-cell table:formula="of:=[.D585]-[.B5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83999999999992" calcext:value-type="float">
            <text:p>5.83999999999992</text:p>
          </table:table-cell>
          <table:table-cell office:value-type="float" office:value="411.584599832218" calcext:value-type="float">
            <text:p>411.584599832218</text:p>
          </table:table-cell>
          <table:table-cell office:value-type="float" office:value="5.83999999999992" calcext:value-type="float">
            <text:p>5.83999999999992</text:p>
          </table:table-cell>
          <table:table-cell office:value-type="float" office:value="411.584599832218" calcext:value-type="float">
            <text:p>411.584599832218</text:p>
          </table:table-cell>
          <table:table-cell table:formula="of:=[.C586]-[.A586]" office:value-type="float" office:value="0" calcext:value-type="float">
            <text:p>0</text:p>
          </table:table-cell>
          <table:table-cell table:formula="of:=[.D586]-[.B5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84999999999992" calcext:value-type="float">
            <text:p>5.84999999999992</text:p>
          </table:table-cell>
          <table:table-cell office:value-type="float" office:value="415.7259486936" calcext:value-type="float">
            <text:p>415.7259486936</text:p>
          </table:table-cell>
          <table:table-cell office:value-type="float" office:value="5.84999999999992" calcext:value-type="float">
            <text:p>5.84999999999992</text:p>
          </table:table-cell>
          <table:table-cell office:value-type="float" office:value="415.7259486936" calcext:value-type="float">
            <text:p>415.7259486936</text:p>
          </table:table-cell>
          <table:table-cell table:formula="of:=[.C587]-[.A587]" office:value-type="float" office:value="0" calcext:value-type="float">
            <text:p>0</text:p>
          </table:table-cell>
          <table:table-cell table:formula="of:=[.D587]-[.B5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85999999999992" calcext:value-type="float">
            <text:p>5.85999999999992</text:p>
          </table:table-cell>
          <table:table-cell office:value-type="float" office:value="419.902442237151" calcext:value-type="float">
            <text:p>419.902442237151</text:p>
          </table:table-cell>
          <table:table-cell office:value-type="float" office:value="5.85999999999992" calcext:value-type="float">
            <text:p>5.85999999999992</text:p>
          </table:table-cell>
          <table:table-cell office:value-type="float" office:value="419.902442237151" calcext:value-type="float">
            <text:p>419.902442237151</text:p>
          </table:table-cell>
          <table:table-cell table:formula="of:=[.C588]-[.A588]" office:value-type="float" office:value="0" calcext:value-type="float">
            <text:p>0</text:p>
          </table:table-cell>
          <table:table-cell table:formula="of:=[.D588]-[.B5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86999999999992" calcext:value-type="float">
            <text:p>5.86999999999992</text:p>
          </table:table-cell>
          <table:table-cell office:value-type="float" office:value="424.114135891297" calcext:value-type="float">
            <text:p>424.114135891297</text:p>
          </table:table-cell>
          <table:table-cell office:value-type="float" office:value="5.86999999999992" calcext:value-type="float">
            <text:p>5.86999999999992</text:p>
          </table:table-cell>
          <table:table-cell office:value-type="float" office:value="424.114135891297" calcext:value-type="float">
            <text:p>424.114135891297</text:p>
          </table:table-cell>
          <table:table-cell table:formula="of:=[.C589]-[.A589]" office:value-type="float" office:value="0" calcext:value-type="float">
            <text:p>0</text:p>
          </table:table-cell>
          <table:table-cell table:formula="of:=[.D589]-[.B5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87999999999992" calcext:value-type="float">
            <text:p>5.87999999999992</text:p>
          </table:table-cell>
          <table:table-cell office:value-type="float" office:value="428.361173635483" calcext:value-type="float">
            <text:p>428.361173635483</text:p>
          </table:table-cell>
          <table:table-cell office:value-type="float" office:value="5.87999999999992" calcext:value-type="float">
            <text:p>5.87999999999992</text:p>
          </table:table-cell>
          <table:table-cell office:value-type="float" office:value="428.361173635483" calcext:value-type="float">
            <text:p>428.361173635483</text:p>
          </table:table-cell>
          <table:table-cell table:formula="of:=[.C590]-[.A590]" office:value-type="float" office:value="0" calcext:value-type="float">
            <text:p>0</text:p>
          </table:table-cell>
          <table:table-cell table:formula="of:=[.D590]-[.B5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88999999999992" calcext:value-type="float">
            <text:p>5.88999999999992</text:p>
          </table:table-cell>
          <table:table-cell office:value-type="float" office:value="432.643792827321" calcext:value-type="float">
            <text:p>432.643792827321</text:p>
          </table:table-cell>
          <table:table-cell office:value-type="float" office:value="5.88999999999992" calcext:value-type="float">
            <text:p>5.88999999999992</text:p>
          </table:table-cell>
          <table:table-cell office:value-type="float" office:value="432.643792827321" calcext:value-type="float">
            <text:p>432.643792827321</text:p>
          </table:table-cell>
          <table:table-cell table:formula="of:=[.C591]-[.A591]" office:value-type="float" office:value="0" calcext:value-type="float">
            <text:p>0</text:p>
          </table:table-cell>
          <table:table-cell table:formula="of:=[.D591]-[.B5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89999999999992" calcext:value-type="float">
            <text:p>5.89999999999992</text:p>
          </table:table-cell>
          <table:table-cell office:value-type="float" office:value="436.962327852584" calcext:value-type="float">
            <text:p>436.962327852584</text:p>
          </table:table-cell>
          <table:table-cell office:value-type="float" office:value="5.89999999999992" calcext:value-type="float">
            <text:p>5.89999999999992</text:p>
          </table:table-cell>
          <table:table-cell office:value-type="float" office:value="436.962327852584" calcext:value-type="float">
            <text:p>436.962327852584</text:p>
          </table:table-cell>
          <table:table-cell table:formula="of:=[.C592]-[.A592]" office:value-type="float" office:value="0" calcext:value-type="float">
            <text:p>0</text:p>
          </table:table-cell>
          <table:table-cell table:formula="of:=[.D592]-[.B5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90999999999992" calcext:value-type="float">
            <text:p>5.90999999999992</text:p>
          </table:table-cell>
          <table:table-cell office:value-type="float" office:value="441.317212524978" calcext:value-type="float">
            <text:p>441.317212524978</text:p>
          </table:table-cell>
          <table:table-cell office:value-type="float" office:value="5.90999999999992" calcext:value-type="float">
            <text:p>5.90999999999992</text:p>
          </table:table-cell>
          <table:table-cell office:value-type="float" office:value="441.317212524978" calcext:value-type="float">
            <text:p>441.317212524978</text:p>
          </table:table-cell>
          <table:table-cell table:formula="of:=[.C593]-[.A593]" office:value-type="float" office:value="0" calcext:value-type="float">
            <text:p>0</text:p>
          </table:table-cell>
          <table:table-cell table:formula="of:=[.D593]-[.B5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91999999999992" calcext:value-type="float">
            <text:p>5.91999999999992</text:p>
          </table:table-cell>
          <table:table-cell office:value-type="float" office:value="445.708981178829" calcext:value-type="float">
            <text:p>445.708981178829</text:p>
          </table:table-cell>
          <table:table-cell office:value-type="float" office:value="5.91999999999992" calcext:value-type="float">
            <text:p>5.91999999999992</text:p>
          </table:table-cell>
          <table:table-cell office:value-type="float" office:value="445.708981178829" calcext:value-type="float">
            <text:p>445.708981178829</text:p>
          </table:table-cell>
          <table:table-cell table:formula="of:=[.C594]-[.A594]" office:value-type="float" office:value="0" calcext:value-type="float">
            <text:p>0</text:p>
          </table:table-cell>
          <table:table-cell table:formula="of:=[.D594]-[.B5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92999999999992" calcext:value-type="float">
            <text:p>5.92999999999992</text:p>
          </table:table-cell>
          <table:table-cell office:value-type="float" office:value="450.138268415336" calcext:value-type="float">
            <text:p>450.138268415336</text:p>
          </table:table-cell>
          <table:table-cell office:value-type="float" office:value="5.92999999999992" calcext:value-type="float">
            <text:p>5.92999999999992</text:p>
          </table:table-cell>
          <table:table-cell office:value-type="float" office:value="450.138268415336" calcext:value-type="float">
            <text:p>450.138268415336</text:p>
          </table:table-cell>
          <table:table-cell table:formula="of:=[.C595]-[.A595]" office:value-type="float" office:value="0" calcext:value-type="float">
            <text:p>0</text:p>
          </table:table-cell>
          <table:table-cell table:formula="of:=[.D595]-[.B5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93999999999992" calcext:value-type="float">
            <text:p>5.93999999999992</text:p>
          </table:table-cell>
          <table:table-cell office:value-type="float" office:value="454.605807481522" calcext:value-type="float">
            <text:p>454.605807481522</text:p>
          </table:table-cell>
          <table:table-cell office:value-type="float" office:value="5.93999999999992" calcext:value-type="float">
            <text:p>5.93999999999992</text:p>
          </table:table-cell>
          <table:table-cell office:value-type="float" office:value="454.605807481522" calcext:value-type="float">
            <text:p>454.605807481522</text:p>
          </table:table-cell>
          <table:table-cell table:formula="of:=[.C596]-[.A596]" office:value-type="float" office:value="0" calcext:value-type="float">
            <text:p>0</text:p>
          </table:table-cell>
          <table:table-cell table:formula="of:=[.D596]-[.B5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94999999999992" calcext:value-type="float">
            <text:p>5.94999999999992</text:p>
          </table:table-cell>
          <table:table-cell office:value-type="float" office:value="459.112427280288" calcext:value-type="float">
            <text:p>459.112427280288</text:p>
          </table:table-cell>
          <table:table-cell office:value-type="float" office:value="5.94999999999992" calcext:value-type="float">
            <text:p>5.94999999999992</text:p>
          </table:table-cell>
          <table:table-cell office:value-type="float" office:value="459.112427280288" calcext:value-type="float">
            <text:p>459.112427280288</text:p>
          </table:table-cell>
          <table:table-cell table:formula="of:=[.C597]-[.A597]" office:value-type="float" office:value="0" calcext:value-type="float">
            <text:p>0</text:p>
          </table:table-cell>
          <table:table-cell table:formula="of:=[.D597]-[.B5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95999999999992" calcext:value-type="float">
            <text:p>5.95999999999992</text:p>
          </table:table-cell>
          <table:table-cell office:value-type="float" office:value="463.659048029756" calcext:value-type="float">
            <text:p>463.659048029756</text:p>
          </table:table-cell>
          <table:table-cell office:value-type="float" office:value="5.95999999999992" calcext:value-type="float">
            <text:p>5.95999999999992</text:p>
          </table:table-cell>
          <table:table-cell office:value-type="float" office:value="463.659048029756" calcext:value-type="float">
            <text:p>463.659048029756</text:p>
          </table:table-cell>
          <table:table-cell table:formula="of:=[.C598]-[.A598]" office:value-type="float" office:value="0" calcext:value-type="float">
            <text:p>0</text:p>
          </table:table-cell>
          <table:table-cell table:formula="of:=[.D598]-[.B5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96999999999992" calcext:value-type="float">
            <text:p>5.96999999999992</text:p>
          </table:table-cell>
          <table:table-cell office:value-type="float" office:value="468.246675610089" calcext:value-type="float">
            <text:p>468.246675610089</text:p>
          </table:table-cell>
          <table:table-cell office:value-type="float" office:value="5.96999999999992" calcext:value-type="float">
            <text:p>5.96999999999992</text:p>
          </table:table-cell>
          <table:table-cell office:value-type="float" office:value="468.246675610089" calcext:value-type="float">
            <text:p>468.246675610089</text:p>
          </table:table-cell>
          <table:table-cell table:formula="of:=[.C599]-[.A599]" office:value-type="float" office:value="0" calcext:value-type="float">
            <text:p>0</text:p>
          </table:table-cell>
          <table:table-cell table:formula="of:=[.D599]-[.B5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97999999999992" calcext:value-type="float">
            <text:p>5.97999999999992</text:p>
          </table:table-cell>
          <table:table-cell office:value-type="float" office:value="472.876394655936" calcext:value-type="float">
            <text:p>472.876394655936</text:p>
          </table:table-cell>
          <table:table-cell office:value-type="float" office:value="5.97999999999992" calcext:value-type="float">
            <text:p>5.97999999999992</text:p>
          </table:table-cell>
          <table:table-cell office:value-type="float" office:value="472.876394655936" calcext:value-type="float">
            <text:p>472.876394655936</text:p>
          </table:table-cell>
          <table:table-cell table:formula="of:=[.C600]-[.A600]" office:value-type="float" office:value="0" calcext:value-type="float">
            <text:p>0</text:p>
          </table:table-cell>
          <table:table-cell table:formula="of:=[.D600]-[.B6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98999999999992" calcext:value-type="float">
            <text:p>5.98999999999992</text:p>
          </table:table-cell>
          <table:table-cell office:value-type="float" office:value="477.549360472254" calcext:value-type="float">
            <text:p>477.549360472254</text:p>
          </table:table-cell>
          <table:table-cell office:value-type="float" office:value="5.98999999999992" calcext:value-type="float">
            <text:p>5.98999999999992</text:p>
          </table:table-cell>
          <table:table-cell office:value-type="float" office:value="477.549360472254" calcext:value-type="float">
            <text:p>477.549360472254</text:p>
          </table:table-cell>
          <table:table-cell table:formula="of:=[.C601]-[.A601]" office:value-type="float" office:value="0" calcext:value-type="float">
            <text:p>0</text:p>
          </table:table-cell>
          <table:table-cell table:formula="of:=[.D601]-[.B6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99999999999992" calcext:value-type="float">
            <text:p>5.99999999999992</text:p>
          </table:table-cell>
          <table:table-cell office:value-type="float" office:value="482.266789870186" calcext:value-type="float">
            <text:p>482.266789870186</text:p>
          </table:table-cell>
          <table:table-cell office:value-type="float" office:value="5.99999999999992" calcext:value-type="float">
            <text:p>5.99999999999992</text:p>
          </table:table-cell>
          <table:table-cell office:value-type="float" office:value="482.266789870186" calcext:value-type="float">
            <text:p>482.266789870186</text:p>
          </table:table-cell>
          <table:table-cell table:formula="of:=[.C602]-[.A602]" office:value-type="float" office:value="0" calcext:value-type="float">
            <text:p>0</text:p>
          </table:table-cell>
          <table:table-cell table:formula="of:=[.D602]-[.B6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00999999999992" calcext:value-type="float">
            <text:p>6.00999999999992</text:p>
          </table:table-cell>
          <table:table-cell office:value-type="float" office:value="487.029951037681" calcext:value-type="float">
            <text:p>487.029951037681</text:p>
          </table:table-cell>
          <table:table-cell office:value-type="float" office:value="6.00999999999992" calcext:value-type="float">
            <text:p>6.00999999999992</text:p>
          </table:table-cell>
          <table:table-cell office:value-type="float" office:value="487.029951037681" calcext:value-type="float">
            <text:p>487.029951037681</text:p>
          </table:table-cell>
          <table:table-cell table:formula="of:=[.C603]-[.A603]" office:value-type="float" office:value="0" calcext:value-type="float">
            <text:p>0</text:p>
          </table:table-cell>
          <table:table-cell table:formula="of:=[.D603]-[.B6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01999999999992" calcext:value-type="float">
            <text:p>6.01999999999992</text:p>
          </table:table-cell>
          <table:table-cell office:value-type="float" office:value="491.840152576263" calcext:value-type="float">
            <text:p>491.840152576263</text:p>
          </table:table-cell>
          <table:table-cell office:value-type="float" office:value="6.01999999999992" calcext:value-type="float">
            <text:p>6.01999999999992</text:p>
          </table:table-cell>
          <table:table-cell office:value-type="float" office:value="491.840152576263" calcext:value-type="float">
            <text:p>491.840152576263</text:p>
          </table:table-cell>
          <table:table-cell table:formula="of:=[.C604]-[.A604]" office:value-type="float" office:value="0" calcext:value-type="float">
            <text:p>0</text:p>
          </table:table-cell>
          <table:table-cell table:formula="of:=[.D604]-[.B6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02999999999992" calcext:value-type="float">
            <text:p>6.02999999999992</text:p>
          </table:table-cell>
          <table:table-cell office:value-type="float" office:value="496.698731850546" calcext:value-type="float">
            <text:p>496.698731850546</text:p>
          </table:table-cell>
          <table:table-cell office:value-type="float" office:value="6.02999999999992" calcext:value-type="float">
            <text:p>6.02999999999992</text:p>
          </table:table-cell>
          <table:table-cell office:value-type="float" office:value="496.698731850546" calcext:value-type="float">
            <text:p>496.698731850546</text:p>
          </table:table-cell>
          <table:table-cell table:formula="of:=[.C605]-[.A605]" office:value-type="float" office:value="0" calcext:value-type="float">
            <text:p>0</text:p>
          </table:table-cell>
          <table:table-cell table:formula="of:=[.D605]-[.B6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03999999999992" calcext:value-type="float">
            <text:p>6.03999999999992</text:p>
          </table:table-cell>
          <table:table-cell office:value-type="float" office:value="501.607042810491" calcext:value-type="float">
            <text:p>501.607042810491</text:p>
          </table:table-cell>
          <table:table-cell office:value-type="float" office:value="6.03999999999992" calcext:value-type="float">
            <text:p>6.03999999999992</text:p>
          </table:table-cell>
          <table:table-cell office:value-type="float" office:value="501.607042810491" calcext:value-type="float">
            <text:p>501.607042810491</text:p>
          </table:table-cell>
          <table:table-cell table:formula="of:=[.C606]-[.A606]" office:value-type="float" office:value="0" calcext:value-type="float">
            <text:p>0</text:p>
          </table:table-cell>
          <table:table-cell table:formula="of:=[.D606]-[.B6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04999999999992" calcext:value-type="float">
            <text:p>6.04999999999992</text:p>
          </table:table-cell>
          <table:table-cell office:value-type="float" office:value="506.566443457691" calcext:value-type="float">
            <text:p>506.566443457691</text:p>
          </table:table-cell>
          <table:table-cell office:value-type="float" office:value="6.04999999999992" calcext:value-type="float">
            <text:p>6.04999999999992</text:p>
          </table:table-cell>
          <table:table-cell office:value-type="float" office:value="506.566443457691" calcext:value-type="float">
            <text:p>506.566443457691</text:p>
          </table:table-cell>
          <table:table-cell table:formula="of:=[.C607]-[.A607]" office:value-type="float" office:value="0" calcext:value-type="float">
            <text:p>0</text:p>
          </table:table-cell>
          <table:table-cell table:formula="of:=[.D607]-[.B6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05999999999992" calcext:value-type="float">
            <text:p>6.05999999999992</text:p>
          </table:table-cell>
          <table:table-cell office:value-type="float" office:value="511.578283136003" calcext:value-type="float">
            <text:p>511.578283136003</text:p>
          </table:table-cell>
          <table:table-cell office:value-type="float" office:value="6.05999999999992" calcext:value-type="float">
            <text:p>6.05999999999992</text:p>
          </table:table-cell>
          <table:table-cell office:value-type="float" office:value="511.578283136003" calcext:value-type="float">
            <text:p>511.578283136003</text:p>
          </table:table-cell>
          <table:table-cell table:formula="of:=[.C608]-[.A608]" office:value-type="float" office:value="0" calcext:value-type="float">
            <text:p>0</text:p>
          </table:table-cell>
          <table:table-cell table:formula="of:=[.D608]-[.B6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06999999999992" calcext:value-type="float">
            <text:p>6.06999999999992</text:p>
          </table:table-cell>
          <table:table-cell office:value-type="float" office:value="516.643889833374" calcext:value-type="float">
            <text:p>516.643889833374</text:p>
          </table:table-cell>
          <table:table-cell office:value-type="float" office:value="6.06999999999992" calcext:value-type="float">
            <text:p>6.06999999999992</text:p>
          </table:table-cell>
          <table:table-cell office:value-type="float" office:value="516.643889833374" calcext:value-type="float">
            <text:p>516.643889833374</text:p>
          </table:table-cell>
          <table:table-cell table:formula="of:=[.C609]-[.A609]" office:value-type="float" office:value="0" calcext:value-type="float">
            <text:p>0</text:p>
          </table:table-cell>
          <table:table-cell table:formula="of:=[.D609]-[.B6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07999999999992" calcext:value-type="float">
            <text:p>6.07999999999992</text:p>
          </table:table-cell>
          <table:table-cell office:value-type="float" office:value="521.764557685553" calcext:value-type="float">
            <text:p>521.764557685553</text:p>
          </table:table-cell>
          <table:table-cell office:value-type="float" office:value="6.07999999999992" calcext:value-type="float">
            <text:p>6.07999999999992</text:p>
          </table:table-cell>
          <table:table-cell office:value-type="float" office:value="521.764557685553" calcext:value-type="float">
            <text:p>521.764557685553</text:p>
          </table:table-cell>
          <table:table-cell table:formula="of:=[.C610]-[.A610]" office:value-type="float" office:value="0" calcext:value-type="float">
            <text:p>0</text:p>
          </table:table-cell>
          <table:table-cell table:formula="of:=[.D610]-[.B6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08999999999992" calcext:value-type="float">
            <text:p>6.08999999999992</text:p>
          </table:table-cell>
          <table:table-cell office:value-type="float" office:value="526.941534873439" calcext:value-type="float">
            <text:p>526.941534873439</text:p>
          </table:table-cell>
          <table:table-cell office:value-type="float" office:value="6.08999999999992" calcext:value-type="float">
            <text:p>6.08999999999992</text:p>
          </table:table-cell>
          <table:table-cell office:value-type="float" office:value="526.941534873439" calcext:value-type="float">
            <text:p>526.941534873439</text:p>
          </table:table-cell>
          <table:table-cell table:formula="of:=[.C611]-[.A611]" office:value-type="float" office:value="0" calcext:value-type="float">
            <text:p>0</text:p>
          </table:table-cell>
          <table:table-cell table:formula="of:=[.D611]-[.B6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09999999999991" calcext:value-type="float">
            <text:p>6.09999999999991</text:p>
          </table:table-cell>
          <table:table-cell office:value-type="float" office:value="532.176012103992" calcext:value-type="float">
            <text:p>532.176012103992</text:p>
          </table:table-cell>
          <table:table-cell office:value-type="float" office:value="6.09999999999991" calcext:value-type="float">
            <text:p>6.09999999999991</text:p>
          </table:table-cell>
          <table:table-cell office:value-type="float" office:value="532.176012103992" calcext:value-type="float">
            <text:p>532.176012103992</text:p>
          </table:table-cell>
          <table:table-cell table:formula="of:=[.C612]-[.A612]" office:value-type="float" office:value="0" calcext:value-type="float">
            <text:p>0</text:p>
          </table:table-cell>
          <table:table-cell table:formula="of:=[.D612]-[.B6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10999999999991" calcext:value-type="float">
            <text:p>6.10999999999991</text:p>
          </table:table-cell>
          <table:table-cell office:value-type="float" office:value="537.469111859822" calcext:value-type="float">
            <text:p>537.469111859822</text:p>
          </table:table-cell>
          <table:table-cell office:value-type="float" office:value="6.10999999999991" calcext:value-type="float">
            <text:p>6.10999999999991</text:p>
          </table:table-cell>
          <table:table-cell office:value-type="float" office:value="537.469111859822" calcext:value-type="float">
            <text:p>537.469111859822</text:p>
          </table:table-cell>
          <table:table-cell table:formula="of:=[.C613]-[.A613]" office:value-type="float" office:value="0" calcext:value-type="float">
            <text:p>0</text:p>
          </table:table-cell>
          <table:table-cell table:formula="of:=[.D613]-[.B6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11999999999991" calcext:value-type="float">
            <text:p>6.11999999999991</text:p>
          </table:table-cell>
          <table:table-cell office:value-type="float" office:value="542.821878594875" calcext:value-type="float">
            <text:p>542.821878594875</text:p>
          </table:table-cell>
          <table:table-cell office:value-type="float" office:value="6.11999999999991" calcext:value-type="float">
            <text:p>6.11999999999991</text:p>
          </table:table-cell>
          <table:table-cell office:value-type="float" office:value="542.821878594875" calcext:value-type="float">
            <text:p>542.821878594875</text:p>
          </table:table-cell>
          <table:table-cell table:formula="of:=[.C614]-[.A614]" office:value-type="float" office:value="0" calcext:value-type="float">
            <text:p>0</text:p>
          </table:table-cell>
          <table:table-cell table:formula="of:=[.D614]-[.B6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12999999999991" calcext:value-type="float">
            <text:p>6.12999999999991</text:p>
          </table:table-cell>
          <table:table-cell office:value-type="float" office:value="548.235270042932" calcext:value-type="float">
            <text:p>548.235270042932</text:p>
          </table:table-cell>
          <table:table-cell office:value-type="float" office:value="6.12999999999991" calcext:value-type="float">
            <text:p>6.12999999999991</text:p>
          </table:table-cell>
          <table:table-cell office:value-type="float" office:value="548.235270042932" calcext:value-type="float">
            <text:p>548.235270042932</text:p>
          </table:table-cell>
          <table:table-cell table:formula="of:=[.C615]-[.A615]" office:value-type="float" office:value="0" calcext:value-type="float">
            <text:p>0</text:p>
          </table:table-cell>
          <table:table-cell table:formula="of:=[.D615]-[.B6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13999999999991" calcext:value-type="float">
            <text:p>6.13999999999991</text:p>
          </table:table-cell>
          <table:table-cell office:value-type="float" office:value="553.710149792183" calcext:value-type="float">
            <text:p>553.710149792183</text:p>
          </table:table-cell>
          <table:table-cell office:value-type="float" office:value="6.13999999999991" calcext:value-type="float">
            <text:p>6.13999999999991</text:p>
          </table:table-cell>
          <table:table-cell office:value-type="float" office:value="553.710149792183" calcext:value-type="float">
            <text:p>553.710149792183</text:p>
          </table:table-cell>
          <table:table-cell table:formula="of:=[.C616]-[.A616]" office:value-type="float" office:value="0" calcext:value-type="float">
            <text:p>0</text:p>
          </table:table-cell>
          <table:table-cell table:formula="of:=[.D616]-[.B6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14999999999991" calcext:value-type="float">
            <text:p>6.14999999999991</text:p>
          </table:table-cell>
          <table:table-cell office:value-type="float" office:value="559.247281262938" calcext:value-type="float">
            <text:p>559.247281262938</text:p>
          </table:table-cell>
          <table:table-cell office:value-type="float" office:value="6.14999999999991" calcext:value-type="float">
            <text:p>6.14999999999991</text:p>
          </table:table-cell>
          <table:table-cell office:value-type="float" office:value="559.247281262938" calcext:value-type="float">
            <text:p>559.247281262938</text:p>
          </table:table-cell>
          <table:table-cell table:formula="of:=[.C617]-[.A617]" office:value-type="float" office:value="0" calcext:value-type="float">
            <text:p>0</text:p>
          </table:table-cell>
          <table:table-cell table:formula="of:=[.D617]-[.B6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15999999999991" calcext:value-type="float">
            <text:p>6.15999999999991</text:p>
          </table:table-cell>
          <table:table-cell office:value-type="float" office:value="564.847323206836" calcext:value-type="float">
            <text:p>564.847323206836</text:p>
          </table:table-cell>
          <table:table-cell office:value-type="float" office:value="6.15999999999991" calcext:value-type="float">
            <text:p>6.15999999999991</text:p>
          </table:table-cell>
          <table:table-cell office:value-type="float" office:value="564.847323206836" calcext:value-type="float">
            <text:p>564.847323206836</text:p>
          </table:table-cell>
          <table:table-cell table:formula="of:=[.C618]-[.A618]" office:value-type="float" office:value="0" calcext:value-type="float">
            <text:p>0</text:p>
          </table:table-cell>
          <table:table-cell table:formula="of:=[.D618]-[.B6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16999999999991" calcext:value-type="float">
            <text:p>6.16999999999991</text:p>
          </table:table-cell>
          <table:table-cell office:value-type="float" office:value="570.510826824875" calcext:value-type="float">
            <text:p>570.510826824875</text:p>
          </table:table-cell>
          <table:table-cell office:value-type="float" office:value="6.16999999999991" calcext:value-type="float">
            <text:p>6.16999999999991</text:p>
          </table:table-cell>
          <table:table-cell office:value-type="float" office:value="570.510826824875" calcext:value-type="float">
            <text:p>570.510826824875</text:p>
          </table:table-cell>
          <table:table-cell table:formula="of:=[.C619]-[.A619]" office:value-type="float" office:value="0" calcext:value-type="float">
            <text:p>0</text:p>
          </table:table-cell>
          <table:table-cell table:formula="of:=[.D619]-[.B6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17999999999991" calcext:value-type="float">
            <text:p>6.17999999999991</text:p>
          </table:table-cell>
          <table:table-cell office:value-type="float" office:value="576.238234578588" calcext:value-type="float">
            <text:p>576.238234578588</text:p>
          </table:table-cell>
          <table:table-cell office:value-type="float" office:value="6.17999999999991" calcext:value-type="float">
            <text:p>6.17999999999991</text:p>
          </table:table-cell>
          <table:table-cell office:value-type="float" office:value="576.238234578588" calcext:value-type="float">
            <text:p>576.238234578588</text:p>
          </table:table-cell>
          <table:table-cell table:formula="of:=[.C620]-[.A620]" office:value-type="float" office:value="0" calcext:value-type="float">
            <text:p>0</text:p>
          </table:table-cell>
          <table:table-cell table:formula="of:=[.D620]-[.B6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18999999999991" calcext:value-type="float">
            <text:p>6.18999999999991</text:p>
          </table:table-cell>
          <table:table-cell office:value-type="float" office:value="582.02988074389" calcext:value-type="float">
            <text:p>582.02988074389</text:p>
          </table:table-cell>
          <table:table-cell office:value-type="float" office:value="6.18999999999991" calcext:value-type="float">
            <text:p>6.18999999999991</text:p>
          </table:table-cell>
          <table:table-cell office:value-type="float" office:value="582.02988074389" calcext:value-type="float">
            <text:p>582.02988074389</text:p>
          </table:table-cell>
          <table:table-cell table:formula="of:=[.C621]-[.A621]" office:value-type="float" office:value="0" calcext:value-type="float">
            <text:p>0</text:p>
          </table:table-cell>
          <table:table-cell table:formula="of:=[.D621]-[.B6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19999999999991" calcext:value-type="float">
            <text:p>6.19999999999991</text:p>
          </table:table-cell>
          <table:table-cell office:value-type="float" office:value="587.885993730995" calcext:value-type="float">
            <text:p>587.885993730995</text:p>
          </table:table-cell>
          <table:table-cell office:value-type="float" office:value="6.19999999999991" calcext:value-type="float">
            <text:p>6.19999999999991</text:p>
          </table:table-cell>
          <table:table-cell office:value-type="float" office:value="587.885993730995" calcext:value-type="float">
            <text:p>587.885993730995</text:p>
          </table:table-cell>
          <table:table-cell table:formula="of:=[.C622]-[.A622]" office:value-type="float" office:value="0" calcext:value-type="float">
            <text:p>0</text:p>
          </table:table-cell>
          <table:table-cell table:formula="of:=[.D622]-[.B6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20999999999991" calcext:value-type="float">
            <text:p>6.20999999999991</text:p>
          </table:table-cell>
          <table:table-cell office:value-type="float" office:value="593.806700166642" calcext:value-type="float">
            <text:p>593.806700166642</text:p>
          </table:table-cell>
          <table:table-cell office:value-type="float" office:value="6.20999999999991" calcext:value-type="float">
            <text:p>6.20999999999991</text:p>
          </table:table-cell>
          <table:table-cell office:value-type="float" office:value="593.806700166642" calcext:value-type="float">
            <text:p>593.806700166642</text:p>
          </table:table-cell>
          <table:table-cell table:formula="of:=[.C623]-[.A623]" office:value-type="float" office:value="0" calcext:value-type="float">
            <text:p>0</text:p>
          </table:table-cell>
          <table:table-cell table:formula="of:=[.D623]-[.B6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21999999999991" calcext:value-type="float">
            <text:p>6.21999999999991</text:p>
          </table:table-cell>
          <table:table-cell office:value-type="float" office:value="599.792030707131" calcext:value-type="float">
            <text:p>599.792030707131</text:p>
          </table:table-cell>
          <table:table-cell office:value-type="float" office:value="6.21999999999991" calcext:value-type="float">
            <text:p>6.21999999999991</text:p>
          </table:table-cell>
          <table:table-cell office:value-type="float" office:value="599.792030707131" calcext:value-type="float">
            <text:p>599.792030707131</text:p>
          </table:table-cell>
          <table:table-cell table:formula="of:=[.C624]-[.A624]" office:value-type="float" office:value="0" calcext:value-type="float">
            <text:p>0</text:p>
          </table:table-cell>
          <table:table-cell table:formula="of:=[.D624]-[.B6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22999999999991" calcext:value-type="float">
            <text:p>6.22999999999991</text:p>
          </table:table-cell>
          <table:table-cell office:value-type="float" office:value="605.841927522755" calcext:value-type="float">
            <text:p>605.841927522755</text:p>
          </table:table-cell>
          <table:table-cell office:value-type="float" office:value="6.22999999999991" calcext:value-type="float">
            <text:p>6.22999999999991</text:p>
          </table:table-cell>
          <table:table-cell office:value-type="float" office:value="605.841927522755" calcext:value-type="float">
            <text:p>605.841927522755</text:p>
          </table:table-cell>
          <table:table-cell table:formula="of:=[.C625]-[.A625]" office:value-type="float" office:value="0" calcext:value-type="float">
            <text:p>0</text:p>
          </table:table-cell>
          <table:table-cell table:formula="of:=[.D625]-[.B6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23999999999991" calcext:value-type="float">
            <text:p>6.23999999999991</text:p>
          </table:table-cell>
          <table:table-cell office:value-type="float" office:value="611.956253366552" calcext:value-type="float">
            <text:p>611.956253366552</text:p>
          </table:table-cell>
          <table:table-cell office:value-type="float" office:value="6.23999999999991" calcext:value-type="float">
            <text:p>6.23999999999991</text:p>
          </table:table-cell>
          <table:table-cell office:value-type="float" office:value="611.956253366552" calcext:value-type="float">
            <text:p>611.956253366552</text:p>
          </table:table-cell>
          <table:table-cell table:formula="of:=[.C626]-[.A626]" office:value-type="float" office:value="0" calcext:value-type="float">
            <text:p>0</text:p>
          </table:table-cell>
          <table:table-cell table:formula="of:=[.D626]-[.B6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24999999999991" calcext:value-type="float">
            <text:p>6.24999999999991</text:p>
          </table:table-cell>
          <table:table-cell office:value-type="float" office:value="618.134802113389" calcext:value-type="float">
            <text:p>618.134802113389</text:p>
          </table:table-cell>
          <table:table-cell office:value-type="float" office:value="6.24999999999991" calcext:value-type="float">
            <text:p>6.24999999999991</text:p>
          </table:table-cell>
          <table:table-cell office:value-type="float" office:value="618.134802113389" calcext:value-type="float">
            <text:p>618.134802113389</text:p>
          </table:table-cell>
          <table:table-cell table:formula="of:=[.C627]-[.A627]" office:value-type="float" office:value="0" calcext:value-type="float">
            <text:p>0</text:p>
          </table:table-cell>
          <table:table-cell table:formula="of:=[.D627]-[.B6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25999999999991" calcext:value-type="float">
            <text:p>6.25999999999991</text:p>
          </table:table-cell>
          <table:table-cell office:value-type="float" office:value="624.377310629633" calcext:value-type="float">
            <text:p>624.377310629633</text:p>
          </table:table-cell>
          <table:table-cell office:value-type="float" office:value="6.25999999999991" calcext:value-type="float">
            <text:p>6.25999999999991</text:p>
          </table:table-cell>
          <table:table-cell office:value-type="float" office:value="624.377310629633" calcext:value-type="float">
            <text:p>624.377310629633</text:p>
          </table:table-cell>
          <table:table-cell table:formula="of:=[.C628]-[.A628]" office:value-type="float" office:value="0" calcext:value-type="float">
            <text:p>0</text:p>
          </table:table-cell>
          <table:table-cell table:formula="of:=[.D628]-[.B6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26999999999991" calcext:value-type="float">
            <text:p>6.26999999999991</text:p>
          </table:table-cell>
          <table:table-cell office:value-type="float" office:value="630.683471809544" calcext:value-type="float">
            <text:p>630.683471809544</text:p>
          </table:table-cell>
          <table:table-cell office:value-type="float" office:value="6.26999999999991" calcext:value-type="float">
            <text:p>6.26999999999991</text:p>
          </table:table-cell>
          <table:table-cell office:value-type="float" office:value="630.683471809544" calcext:value-type="float">
            <text:p>630.683471809544</text:p>
          </table:table-cell>
          <table:table-cell table:formula="of:=[.C629]-[.A629]" office:value-type="float" office:value="0" calcext:value-type="float">
            <text:p>0</text:p>
          </table:table-cell>
          <table:table-cell table:formula="of:=[.D629]-[.B6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27999999999991" calcext:value-type="float">
            <text:p>6.27999999999991</text:p>
          </table:table-cell>
          <table:table-cell office:value-type="float" office:value="637.052948592438" calcext:value-type="float">
            <text:p>637.052948592438</text:p>
          </table:table-cell>
          <table:table-cell office:value-type="float" office:value="6.27999999999991" calcext:value-type="float">
            <text:p>6.27999999999991</text:p>
          </table:table-cell>
          <table:table-cell office:value-type="float" office:value="637.052948592438" calcext:value-type="float">
            <text:p>637.052948592438</text:p>
          </table:table-cell>
          <table:table-cell table:formula="of:=[.C630]-[.A630]" office:value-type="float" office:value="0" calcext:value-type="float">
            <text:p>0</text:p>
          </table:table-cell>
          <table:table-cell table:formula="of:=[.D630]-[.B6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28999999999991" calcext:value-type="float">
            <text:p>6.28999999999991</text:p>
          </table:table-cell>
          <table:table-cell office:value-type="float" office:value="643.485388755106" calcext:value-type="float">
            <text:p>643.485388755106</text:p>
          </table:table-cell>
          <table:table-cell office:value-type="float" office:value="6.28999999999991" calcext:value-type="float">
            <text:p>6.28999999999991</text:p>
          </table:table-cell>
          <table:table-cell office:value-type="float" office:value="643.485388755106" calcext:value-type="float">
            <text:p>643.485388755106</text:p>
          </table:table-cell>
          <table:table-cell table:formula="of:=[.C631]-[.A631]" office:value-type="float" office:value="0" calcext:value-type="float">
            <text:p>0</text:p>
          </table:table-cell>
          <table:table-cell table:formula="of:=[.D631]-[.B6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Total Error:</text:p>
          </table:table-cell>
          <table:table-cell table:formula="of:=SUM([.E2];[.E631])" office:value-type="float" office:value="0" calcext:value-type="float">
            <text:p>0</text:p>
          </table:table-cell>
          <table:table-cell table:formula="of:=SUM([.F2];[.F631])" office:value-type="float" office:value="0" calcext:value-type="float">
            <text:p>0</text:p>
          </table:table-cell>
          <table:table-cell table:formula="of:=IF(AND([.E632]=0;[.F632]=0);&quot;OK&quot;;IF([.E632]=0;&quot;BAD ON Y&quot;;IF([.F632]=0;&quot;BAD ON X&quot;;&quot;BAD ON BOTH&quot;)))" office:value-type="string" office:string-value="OK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6T09:11:21.631877839</dc:date>
    <meta:editing-duration>PT12M43S</meta:editing-duration>
    <meta:editing-cycles>4</meta:editing-cycles>
    <meta:generator>LibreOffice/7.4.7.2$Linux_X86_64 LibreOffice_project/40$Build-2</meta:generator>
    <meta:document-statistic meta:table-count="1" meta:cell-count="3790" meta:object-count="0"/>
  </office:meta>
</office:document-meta>
</file>